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85000018F1000015F1867F98A1.wmf"/>
  <manifest:file-entry manifest:media-type="" manifest:full-path="Pictures/20000062000018F1000010F7BB73110E.wmf"/>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application/octet-stream" manifest:full-path="Object 1"/>
  <manifest:file-entry manifest:media-type="application/octet-stream"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automatic-styles>
    <style:style style:name="Table1" style:family="table">
      <style:table-properties style:width="16.249cm" fo:margin-left="0cm" table:align="left"/>
    </style:style>
    <style:style style:name="Table1.A" style:family="table-column">
      <style:table-column-properties style:column-width="2.413cm"/>
    </style:style>
    <style:style style:name="Table1.B" style:family="table-column">
      <style:table-column-properties style:column-width="1.905cm"/>
    </style:style>
    <style:style style:name="Table1.C" style:family="table-column">
      <style:table-column-properties style:column-width="8.573cm"/>
    </style:style>
    <style:style style:name="Table1.D" style:family="table-column">
      <style:table-column-properties style:column-width="3.358cm"/>
    </style:style>
    <style:style style:name="Table1.A1" style:family="table-cell">
      <style:table-cell-properties fo:padding-left="0.191cm" fo:padding-right="0.191cm" fo:padding-top="0cm" fo:padding-bottom="0cm" fo:border="0.018cm solid #000000"/>
    </style:style>
    <style:style style:name="Table2" style:family="table">
      <style:table-properties style:width="17.836cm" fo:margin-left="0cm" table:align="left"/>
    </style:style>
    <style:style style:name="Table2.A" style:family="table-column">
      <style:table-column-properties style:column-width="3.875cm"/>
    </style:style>
    <style:style style:name="Table2.B" style:family="table-column">
      <style:table-column-properties style:column-width="13.961cm"/>
    </style:style>
    <style:style style:name="Table2.A1" style:family="table-cell">
      <style:table-cell-properties fo:padding-left="0.191cm" fo:padding-right="0.191cm" fo:padding-top="0cm" fo:padding-bottom="0cm" fo:border="0.018cm solid #000000"/>
    </style:style>
    <style:style style:name="P1" style:family="paragraph" style:parent-style-name="Footer">
      <style:paragraph-properties fo:margin-left="0cm" fo:margin-right="0.635cm" fo:text-indent="0cm" style:auto-text-indent="false"/>
    </style:style>
    <style:style style:name="P2" style:family="paragraph" style:parent-style-name="Normal">
      <style:paragraph-properties fo:text-align="end" style:justify-single-word="false"/>
      <style:text-properties fo:font-size="16pt" fo:language="et" fo:country="EE" fo:font-weight="bold" style:font-size-asian="16pt" style:font-weight-asian="bold" style:font-size-complex="16pt" style:font-weight-complex="bold"/>
    </style:style>
    <style:style style:name="P3" style:family="paragraph" style:parent-style-name="Normal">
      <style:text-properties fo:font-size="14pt" fo:language="et" fo:country="EE" fo:font-weight="bold" style:font-size-asian="14pt" style:font-weight-asian="bold" style:font-size-complex="14pt" style:font-weight-complex="bold"/>
    </style:style>
    <style:style style:name="P4" style:family="paragraph" style:parent-style-name="Normal">
      <style:paragraph-properties fo:text-align="end" style:justify-single-word="false"/>
      <style:text-properties fo:font-size="14pt" fo:language="et" fo:country="EE" fo:font-weight="bold" style:font-size-asian="14pt" style:font-weight-asian="bold" style:font-size-complex="14pt" style:font-weight-complex="bold"/>
    </style:style>
    <style:style style:name="P5" style:family="paragraph" style:parent-style-name="Normal">
      <style:text-properties fo:language="et" fo:country="EE"/>
    </style:style>
    <style:style style:name="P6" style:family="paragraph" style:parent-style-name="Normal">
      <style:paragraph-properties fo:text-align="end" style:justify-single-word="false"/>
      <style:text-properties fo:language="et" fo:country="EE"/>
    </style:style>
    <style:style style:name="P7" style:family="paragraph" style:parent-style-name="Normal">
      <style:text-properties fo:language="et" fo:country="EE" style:language-asian="en" style:country-asian="US"/>
    </style:style>
    <style:style style:name="P8" style:family="paragraph" style:parent-style-name="Normal">
      <style:text-properties fo:language="et" fo:country="EE" style:language-asian="en" style:country-asian="US" style:font-size-complex="10pt"/>
    </style:style>
    <style:style style:name="P9" style:family="paragraph" style:parent-style-name="Normal">
      <style:text-properties fo:language="et" fo:country="EE" fo:background-color="#ffffff" style:language-asian="et" style:country-asian="EE"/>
    </style:style>
    <style:style style:name="P10" style:family="paragraph" style:parent-style-name="Normal">
      <style:text-properties fo:language="et" fo:country="EE" style:language-asian="et" style:country-asian="EE"/>
    </style:style>
    <style:style style:name="P11" style:family="paragraph" style:parent-style-name="Normal">
      <style:text-properties fo:language="et" fo:country="EE" style:language-asian="et" style:country-asian="EE" style:font-name-complex="Arial" style:font-size-complex="10pt"/>
    </style:style>
    <style:style style:name="P12"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language="et" fo:country="EE" style:language-asian="et" style:country-asian="EE" style:font-name-complex="Arial" style:font-size-complex="10pt"/>
    </style:style>
    <style:style style:name="P13" style:family="paragraph" style:parent-style-name="Normal">
      <style:paragraph-properties fo:text-align="center" style:justify-single-word="false"/>
      <style:text-properties fo:language="et" fo:country="EE"/>
    </style:style>
    <style:style style:name="P14" style:family="paragraph" style:parent-style-name="Normal">
      <style:paragraph-properties fo:text-align="end" style:justify-single-word="false"/>
      <style:text-properties fo:font-size="12pt" fo:language="et" fo:country="EE" fo:font-weight="bold" style:font-size-asian="12pt" style:font-weight-asian="bold" style:font-weight-complex="bold"/>
    </style:style>
    <style:style style:name="P15" style:family="paragraph" style:parent-style-name="Normal">
      <style:paragraph-properties fo:text-align="end" style:justify-single-word="false"/>
      <style:text-properties fo:font-size="12pt" fo:language="et" fo:country="EE" style:font-size-asian="12pt" style:font-weight-complex="bold"/>
    </style:style>
    <style:style style:name="P16" style:family="paragraph" style:parent-style-name="Normal">
      <style:text-properties style:font-name="Courier New" fo:language="et" fo:country="EE" fo:font-weight="bold" style:font-weight-asian="bold" style:font-name-complex="Courier New" style:font-size-complex="10pt" style:font-weight-complex="bold"/>
    </style:style>
    <style:style style:name="P17" style:family="paragraph" style:parent-style-name="Normal">
      <style:paragraph-properties fo:orphans="2" fo:widows="2"/>
      <style:text-properties style:font-name="Courier New" fo:font-size="9pt" fo:language="et" fo:country="EE" style:font-size-asian="9pt" style:language-asian="et" style:country-asian="EE" style:font-name-complex="Courier New" style:font-size-complex="9pt"/>
    </style:style>
    <style:style style:name="P18" style:family="paragraph" style:parent-style-name="Normal">
      <style:text-properties style:font-name="Courier" fo:language="et" fo:country="EE" style:language-asian="et" style:country-asian="EE" style:font-name-complex="Courier" style:font-size-complex="10pt"/>
    </style:style>
    <style:style style:name="P19" style:family="paragraph" style:parent-style-name="Normal">
      <style:text-properties style:font-name="Courier" fo:language="et" fo:country="EE" style:font-name-complex="Courier"/>
    </style:style>
    <style:style style:name="P20"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1" style:family="paragraph" style:parent-style-name="Normal">
      <style:paragraph-properties>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fo:language="et" fo:country="EE" fo:background-color="#ffffff" style:language-asian="et" style:country-asian="EE" style:font-name-complex="Arial" style:font-size-complex="10pt"/>
    </style:style>
    <style:style style:name="P22" style:family="paragraph" style:parent-style-name="Normal">
      <style:paragraph-properties fo:orphans="2" fo:widows="2"/>
      <style:text-properties fo:color="#0000ff" style:font-name="Courier New" fo:font-size="9pt" fo:language="et" fo:country="EE" style:font-size-asian="9pt" style:language-asian="et" style:country-asian="EE" style:font-name-complex="Courier New" style:font-size-complex="9pt"/>
    </style:style>
    <style:style style:name="P23" style:family="paragraph" style:parent-style-name="Normal">
      <style:paragraph-properties fo:orphans="2" fo:widows="2"/>
    </style:style>
    <style:style style:name="P24" style:family="paragraph" style:parent-style-name="Normal">
      <style:paragraph-properties fo:text-align="center" style:justify-single-word="false"/>
    </style:style>
    <style:style style:name="P25" style:family="paragraph" style:parent-style-name="Normal">
      <style:paragraph-properties fo:margin-top="0cm" fo:margin-bottom="0.212cm"/>
    </style:style>
    <style:style style:name="P26" style:family="paragraph" style:parent-style-name="Normal">
      <style:paragraph-properties fo:margin-top="0cm" fo:margin-bottom="0.212cm" fo:text-align="end" style:justify-single-word="false"/>
      <style:text-properties fo:font-size="16pt" fo:language="et" fo:country="EE" fo:font-weight="bold" style:font-size-asian="16pt" style:font-weight-asian="bold" style:font-size-complex="16pt" style:font-weight-complex="bold"/>
    </style:style>
    <style:style style:name="P27" style:family="paragraph" style:parent-style-name="Normal">
      <style:paragraph-properties fo:margin-top="0cm" fo:margin-bottom="0.212cm"/>
      <style:text-properties fo:language="et" fo:country="EE"/>
    </style:style>
    <style:style style:name="P28" style:family="paragraph" style:parent-style-name="Normal">
      <style:paragraph-properties fo:margin-top="0cm" fo:margin-bottom="0.212cm" fo:text-align="center" style:justify-single-word="false" fo:keep-with-next="always"/>
    </style:style>
    <style:style style:name="P29" style:family="paragraph" style:parent-style-name="Normal">
      <style:paragraph-properties fo:break-before="page"/>
    </style:style>
    <style:style style:name="P30" style:family="paragraph" style:parent-style-name="Normal">
      <style:paragraph-properties fo:break-before="page"/>
      <style:text-properties fo:language="et" fo:country="EE"/>
    </style:style>
    <style:style style:name="P31" style:family="paragraph" style:parent-style-name="Normal">
      <style:paragraph-properties fo:orphans="2" fo:widows="2" fo:break-before="page"/>
    </style:style>
    <style:style style:name="P32" style:family="paragraph" style:parent-style-name="Normal">
      <style:paragraph-properties fo:margin-top="0.106cm" fo:margin-bottom="0.106cm"/>
    </style:style>
    <style:style style:name="P33" style:family="paragraph" style:parent-style-name="Normal">
      <style:paragraph-properties fo:margin-top="0.106cm" fo:margin-bottom="0.106cm"/>
      <style:text-properties fo:language="et" fo:country="EE" fo:font-weight="bold" style:font-weight-asian="bold" style:font-name-complex="Arial" style:font-weight-complex="bold"/>
    </style:style>
    <style:style style:name="P34" style:family="paragraph" style:parent-style-name="Normal">
      <style:paragraph-properties fo:margin-top="0.106cm" fo:margin-bottom="0.106cm" fo:text-align="justify" style:justify-single-word="false"/>
      <style:text-properties fo:language="et" fo:country="EE" fo:font-weight="bold" style:font-weight-asian="bold" style:font-name-complex="Arial" style:font-weight-complex="bold"/>
    </style:style>
    <style:style style:name="P35" style:family="paragraph" style:parent-style-name="Normal">
      <style:paragraph-properties fo:margin-top="0.106cm" fo:margin-bottom="0.106cm"/>
      <style:text-properties fo:language="et" fo:country="EE" style:font-name-complex="Arial"/>
    </style:style>
    <style:style style:name="P36" style:family="paragraph" style:parent-style-name="Normal">
      <style:paragraph-properties fo:margin-top="0.106cm" fo:margin-bottom="0.106cm" fo:text-align="justify" style:justify-single-word="false"/>
      <style:text-properties fo:language="et" fo:country="EE" style:font-name-complex="Arial"/>
    </style:style>
    <style:style style:name="P37" style:family="paragraph" style:parent-style-name="Body_20_Text">
      <style:paragraph-properties fo:margin-top="0.106cm" fo:margin-bottom="0.106cm" fo:text-align="justify" style:justify-single-word="false"/>
      <style:text-properties fo:language="et" fo:country="EE" fo:font-weight="bold" style:language-asian="et" style:country-asian="EE" style:font-weight-asian="bold" style:font-name-complex="Arial"/>
    </style:style>
    <style:style style:name="P38" style:family="paragraph" style:parent-style-name="Body_20_Text">
      <style:paragraph-properties fo:margin-top="0.106cm" fo:margin-bottom="0.106cm"/>
      <style:text-properties fo:language="et" fo:country="EE" style:language-asian="et" style:country-asian="EE" style:font-name-complex="Arial"/>
    </style:style>
    <style:style style:name="P39" style:family="paragraph" style:parent-style-name="Body_20_Text">
      <style:paragraph-properties fo:margin-top="0.106cm" fo:margin-bottom="0.106cm" fo:text-align="justify" style:justify-single-word="false"/>
      <style:text-properties fo:language="et" fo:country="EE" style:language-asian="et" style:country-asian="EE" style:font-name-complex="Arial"/>
    </style:style>
    <style:style style:name="P40" style:family="paragraph" style:parent-style-name="TOC_20_1">
      <style:paragraph-properties>
        <style:tab-stops>
          <style:tab-stop style:position="0.847cm"/>
          <style:tab-stop style:position="17.572cm" style:type="right" style:leader-style="dotted" style:leader-text="."/>
        </style:tab-stops>
      </style:paragraph-properties>
    </style:style>
    <style:style style:name="P41" style:family="paragraph" style:parent-style-name="TOC_20_1">
      <style:paragraph-properties>
        <style:tab-stops>
          <style:tab-stop style:position="17.572cm" style:type="right" style:leader-style="dotted" style:leader-text="."/>
        </style:tab-stops>
      </style:paragraph-properties>
    </style:style>
    <style:style style:name="P42" style:family="paragraph" style:parent-style-name="TOC_20_2">
      <style:paragraph-properties>
        <style:tab-stops>
          <style:tab-stop style:position="17.149cm" style:type="right" style:leader-style="dotted" style:leader-text="."/>
        </style:tab-stops>
      </style:paragraph-properties>
    </style:style>
    <style:style style:name="P43" style:family="paragraph" style:parent-style-name="TOC_20_2">
      <style:paragraph-properties>
        <style:tab-stops>
          <style:tab-stop style:position="1.27cm"/>
          <style:tab-stop style:position="17.149cm" style:type="right" style:leader-style="dotted" style:leader-text="."/>
        </style:tab-stops>
      </style:paragraph-properties>
    </style:style>
    <style:style style:name="P44" style:family="paragraph" style:parent-style-name="TOC_20_3">
      <style:paragraph-properties>
        <style:tab-stops>
          <style:tab-stop style:position="1.27cm"/>
          <style:tab-stop style:position="16.725cm" style:type="right" style:leader-style="dotted" style:leader-text="."/>
        </style:tab-stops>
      </style:paragraph-properties>
    </style:style>
    <style:style style:name="P45" style:family="paragraph" style:parent-style-name="TOC_20_3">
      <style:paragraph-properties>
        <style:tab-stops>
          <style:tab-stop style:position="1.693cm"/>
          <style:tab-stop style:position="16.725cm" style:type="right" style:leader-style="dotted" style:leader-text="."/>
        </style:tab-stops>
      </style:paragraph-properties>
    </style:style>
    <style:style style:name="P46" style:family="paragraph" style:parent-style-name="Normal">
      <style:paragraph-properties fo:margin-top="0.212cm" fo:margin-bottom="0.353cm"/>
    </style:style>
    <style:style style:name="P47" style:family="paragraph" style:parent-style-name="Normal">
      <style:paragraph-properties fo:margin-top="0.212cm" fo:margin-bottom="0.353cm"/>
      <style:text-properties fo:language="et" fo:country="EE"/>
    </style:style>
    <style:style style:name="P48" style:family="paragraph" style:parent-style-name="Preformatted_20_Text">
      <style:text-properties style:font-name="Courier" fo:language="et" fo:country="EE" style:font-name-complex="Courier"/>
    </style:style>
    <style:style style:name="P49" style:family="paragraph" style:parent-style-name="Preformatted_20_Text">
      <style:text-properties style:font-name="Courier" fo:language="et" fo:country="EE" fo:font-weight="bold" style:font-weight-asian="bold" style:font-name-complex="Courier" style:font-weight-complex="bold"/>
    </style:style>
    <style:style style:name="P50" style:family="paragraph" style:parent-style-name="Preformatted_20_Text">
      <style:text-properties style:font-name="Courier New" fo:language="et" fo:country="EE" style:font-name-complex="Courier New"/>
    </style:style>
    <style:style style:name="P51" style:family="paragraph" style:parent-style-name="Preformatted_20_Text">
      <style:text-properties style:font-name="Courier New" fo:language="et" fo:country="EE" fo:font-weight="bold" style:font-weight-asian="bold" style:font-name-complex="Courier New" style:font-weight-complex="bold"/>
    </style:style>
    <style:style style:name="P52" style:family="paragraph" style:parent-style-name="Preformatted_20_Text">
      <style:text-properties style:font-name="Courier New" fo:language="et" fo:country="EE" style:language-asian="en" style:country-asian="US" style:font-name-complex="Courier New"/>
    </style:style>
    <style:style style:name="P53" style:family="paragraph" style:parent-style-name="Preformatted_20_Text">
      <style:text-properties style:font-name="Arial" fo:language="et" fo:country="EE" style:font-name-complex="Arial"/>
    </style:style>
    <style:style style:name="P54" style:family="paragraph" style:parent-style-name="Preformatted_20_Text">
      <style:text-properties fo:language="et" fo:country="EE"/>
    </style:style>
    <style:style style:name="P55" style:family="paragraph" style:parent-style-name="Preformatted_20_Text">
      <style:paragraph-properties>
        <style:tab-stops>
          <style:tab-stop style:position="3.425cm"/>
        </style:tab-stops>
      </style:paragraph-properties>
      <style:text-properties fo:language="et" fo:country="EE"/>
    </style:style>
    <style:style style:name="P56" style:family="paragraph" style:parent-style-name="Preformatted_20_Text">
      <style:paragraph-properties>
        <style:tab-stops>
          <style:tab-stop style:position="3.425cm"/>
        </style:tab-stops>
      </style:paragraph-properties>
    </style:style>
    <style:style style:name="P57" style:family="paragraph" style:parent-style-name="Body_20_Text">
      <style:text-properties fo:language="et" fo:country="EE"/>
    </style:style>
    <style:style style:name="P58" style:family="paragraph" style:parent-style-name="Body_20_Text">
      <style:text-properties fo:language="et" fo:country="EE" style:language-asian="et" style:country-asian="EE"/>
    </style:style>
    <style:style style:name="P59" style:family="paragraph" style:parent-style-name="Body_20_Text">
      <style:text-properties fo:language="et" fo:country="EE" fo:font-weight="bold" style:language-asian="et" style:country-asian="EE" style:font-weight-asian="bold"/>
    </style:style>
    <style:style style:name="P60" style:family="paragraph" style:parent-style-name="Body_20_Text">
      <style:paragraph-properties fo:margin-top="0cm" fo:margin-bottom="0cm"/>
      <style:text-properties fo:language="et" fo:country="EE"/>
    </style:style>
    <style:style style:name="P61" style:family="paragraph" style:parent-style-name="Normal">
      <style:paragraph-properties fo:margin-left="0cm" fo:margin-right="0cm" fo:text-indent="0.751cm" style:auto-text-indent="false">
        <style:tab-stops>
          <style:tab-stop style:position="2cm"/>
          <style:tab-stop style:position="4.501cm"/>
        </style:tab-stops>
      </style:paragraph-properties>
      <style:text-properties fo:language="et" fo:country="EE"/>
    </style:style>
    <style:style style:name="P62" style:family="paragraph" style:parent-style-name="Normal">
      <style:paragraph-properties fo:margin-left="0cm" fo:margin-right="0cm" fo:text-indent="0.751cm" style:auto-text-indent="false">
        <style:tab-stops>
          <style:tab-stop style:position="4.501cm"/>
        </style:tab-stops>
      </style:paragraph-properties>
      <style:text-properties fo:language="et" fo:country="EE"/>
    </style:style>
    <style:style style:name="P63" style:family="paragraph" style:parent-style-name="Normal">
      <style:paragraph-properties fo:margin-left="0cm" fo:margin-right="0cm" fo:text-indent="0.751cm" style:auto-text-indent="false">
        <style:tab-stops>
          <style:tab-stop style:position="8.001cm"/>
        </style:tab-stops>
      </style:paragraph-properties>
      <style:text-properties fo:language="et" fo:country="EE"/>
    </style:style>
    <style:style style:name="P64" style:family="paragraph" style:parent-style-name="Normal">
      <style:paragraph-properties fo:margin-left="0cm" fo:margin-right="0cm" fo:text-indent="0.751cm" style:auto-text-indent="false">
        <style:tab-stops>
          <style:tab-stop style:position="2cm"/>
          <style:tab-stop style:position="3.501cm"/>
          <style:tab-stop style:position="4.501cm"/>
          <style:tab-stop style:position="9.502cm"/>
        </style:tab-stops>
      </style:paragraph-properties>
      <style:text-properties fo:language="et" fo:country="EE"/>
    </style:style>
    <style:style style:name="P65" style:family="paragraph" style:parent-style-name="Normal">
      <style:paragraph-properties fo:margin-left="0cm" fo:margin-right="0cm" fo:text-indent="0.751cm" style:auto-text-indent="false">
        <style:tab-stops>
          <style:tab-stop style:position="1.752cm"/>
          <style:tab-stop style:position="5.502cm"/>
        </style:tab-stops>
      </style:paragraph-properties>
      <style:text-properties fo:language="et" fo:country="EE"/>
    </style:style>
    <style:style style:name="P66" style:family="paragraph" style:parent-style-name="Normal">
      <style:paragraph-properties fo:margin-left="0cm" fo:margin-right="0cm" fo:text-indent="0.751cm" style:auto-text-indent="false">
        <style:tab-stops>
          <style:tab-stop style:position="2cm"/>
          <style:tab-stop style:position="4.501cm"/>
        </style:tab-stops>
      </style:paragraph-properties>
    </style:style>
    <style:style style:name="P67" style:family="paragraph" style:parent-style-name="Normal">
      <style:paragraph-properties fo:margin-left="0cm" fo:margin-right="0cm" fo:text-indent="1.249cm" style:auto-text-indent="false"/>
      <style:text-properties fo:language="et" fo:country="EE"/>
    </style:style>
    <style:style style:name="P68" style:family="paragraph" style:parent-style-name="Normal">
      <style:paragraph-properties fo:margin-top="0.106cm" fo:margin-bottom="0.353cm"/>
      <style:text-properties fo:language="et" fo:country="EE"/>
    </style:style>
    <style:style style:name="P69" style:family="paragraph" style:parent-style-name="Normal">
      <style:paragraph-properties fo:margin-left="0cm" fo:margin-right="0cm" fo:text-indent="1.251cm" style:auto-text-indent="false"/>
      <style:text-properties fo:language="et" fo:country="EE"/>
    </style:style>
    <style:style style:name="P70" style:family="paragraph" style:parent-style-name="Body_20_Text">
      <style:paragraph-properties fo:margin-top="0.212cm" fo:margin-bottom="0cm"/>
      <style:text-properties fo:language="et" fo:country="EE" style:language-asian="et" style:country-asian="EE"/>
    </style:style>
    <style:style style:name="P71" style:family="paragraph" style:parent-style-name="Body_20_Text">
      <style:paragraph-properties fo:margin-top="0.423cm" fo:margin-bottom="0cm"/>
      <style:text-properties fo:language="et" fo:country="EE" style:language-asian="et" style:country-asian="EE"/>
    </style:style>
    <style:style style:name="P72" style:family="paragraph" style:parent-style-name="Body_20_Text">
      <style:paragraph-properties fo:margin-left="1.251cm" fo:margin-right="0cm" fo:text-indent="0cm" style:auto-text-indent="false">
        <style:tab-stops/>
      </style:paragraph-properties>
    </style:style>
    <style:style style:name="P73" style:family="paragraph" style:parent-style-name="Caption">
      <style:paragraph-properties fo:text-align="center" style:justify-single-word="false"/>
    </style:style>
    <style:style style:name="P74" style:family="paragraph" style:parent-style-name="Normal">
      <style:paragraph-properties fo:margin-top="0.212cm" fo:margin-bottom="0.212cm"/>
      <style:text-properties fo:language="et" fo:country="EE"/>
    </style:style>
    <style:style style:name="P75" style:family="paragraph" style:parent-style-name="Normal">
      <style:paragraph-properties fo:padding-left="0.141cm" fo:padding-right="0.141cm" fo:padding-top="0.035cm" fo:padding-bottom="0.035cm" fo:border="0.018cm solid #000000" style:shadow="none"/>
    </style:style>
    <style:style style:name="P76" style:family="paragraph" style:parent-style-name="Normal">
      <style:paragraph-properties fo:padding-left="0.141cm" fo:padding-right="0.141cm" fo:padding-top="0.035cm" fo:padding-bottom="0.035cm" fo:border="0.018cm solid #000000" style:shadow="none"/>
      <style:text-properties style:font-name="Courier New" fo:language="et" fo:country="EE"/>
    </style:style>
    <style:style style:name="P77" style:family="paragraph" style:parent-style-name="Normal">
      <style:paragraph-properties fo:padding-left="0.141cm" fo:padding-right="0.141cm" fo:padding-top="0.035cm" fo:padding-bottom="0.035cm" fo:border="0.018cm solid #000000" style:shadow="none"/>
      <style:text-properties style:font-name="Courier New" fo:language="et" fo:country="EE" style:font-name-complex="Courier New"/>
    </style:style>
    <style:style style:name="P78" style:family="paragraph" style:parent-style-name="Normal">
      <style:paragraph-properties fo:padding-left="0.141cm" fo:padding-right="0.141cm" fo:padding-top="0.035cm" fo:padding-bottom="0.035cm" fo:border="0.018cm solid #000000" style:shadow="none"/>
      <style:text-properties fo:color="#0000ff" style:font-name="Courier New" fo:language="et" fo:country="EE" fo:font-weight="bold" style:font-weight-asian="bold" style:font-name-complex="Courier New"/>
    </style:style>
    <style:style style:name="P79" style:family="paragraph" style:parent-style-name="Body_20_Text">
      <style:paragraph-properties fo:margin-top="0cm" fo:margin-bottom="0.106cm"/>
      <style:text-properties fo:language="et" fo:country="EE" style:language-asian="et" style:country-asian="EE"/>
    </style:style>
    <style:style style:name="P80" style:family="paragraph" style:parent-style-name="Normal">
      <style:paragraph-properties fo:margin-top="0cm" fo:margin-bottom="0.106cm"/>
      <style:text-properties fo:language="et" fo:country="EE"/>
    </style:style>
    <style:style style:name="P81" style:family="paragraph" style:parent-style-name="Normal">
      <style:paragraph-properties fo:margin-top="0cm" fo:margin-bottom="0.106cm"/>
      <style:text-properties fo:language="et" fo:country="EE" fo:font-weight="bold" style:font-weight-asian="bold" style:font-weight-complex="bold"/>
    </style:style>
    <style:style style:name="P82" style:family="paragraph" style:parent-style-name="Normal">
      <style:paragraph-properties fo:margin-left="0.801cm" fo:margin-right="0cm" fo:text-indent="0cm" style:auto-text-indent="false">
        <style:tab-stops/>
      </style:paragraph-properties>
      <style:text-properties style:font-name="Courier" fo:language="et" fo:country="EE" style:language-asian="et" style:country-asian="EE" style:font-name-complex="Courier" style:font-size-complex="10pt"/>
    </style:style>
    <style:style style:name="P83" style:family="paragraph" style:parent-style-name="Normal">
      <style:paragraph-properties fo:margin-left="0.801cm" fo:margin-right="0cm" fo:text-indent="0cm" style:auto-text-indent="false">
        <style:tab-stops/>
      </style:paragraph-properties>
    </style:style>
    <style:style style:name="P84" style:family="paragraph" style:parent-style-name="Heading">
      <style:paragraph-properties fo:margin-top="0cm" fo:margin-bottom="0.423cm"/>
      <style:text-properties fo:font-size="10pt" fo:language="et" fo:country="EE" fo:font-weight="bold" style:font-size-asian="10pt" style:font-weight-asian="bold" style:font-size-complex="10pt" style:font-weight-complex="bold"/>
    </style:style>
    <style:style style:name="P85" style:family="paragraph" style:parent-style-name="Normal" style:master-page-name="MP0">
      <style:paragraph-properties fo:text-align="end" style:justify-single-word="false" style:page-number="auto"/>
      <style:text-properties fo:font-size="16pt" fo:language="et" fo:country="EE" fo:font-weight="bold" style:font-size-asian="16pt" style:font-weight-asian="bold" style:font-size-complex="16pt" style:font-weight-complex="bold"/>
    </style:style>
    <style:style style:name="P86" style:family="paragraph" style:parent-style-name="Normal" style:list-style-name="L1">
      <style:text-properties fo:language="et" fo:country="EE"/>
    </style:style>
    <style:style style:name="P87" style:family="paragraph" style:parent-style-name="Normal" style:list-style-name="L2">
      <style:text-properties fo:language="et" fo:country="EE"/>
    </style:style>
    <style:style style:name="P88" style:family="paragraph" style:parent-style-name="Normal" style:list-style-name="L3">
      <style:text-properties fo:language="et" fo:country="EE"/>
    </style:style>
    <style:style style:name="P89" style:family="paragraph" style:parent-style-name="Normal" style:list-style-name="L5">
      <style:text-properties fo:language="et" fo:country="EE"/>
    </style:style>
    <style:style style:name="P90" style:family="paragraph" style:parent-style-name="Normal" style:list-style-name="L8">
      <style:text-properties fo:language="et" fo:country="EE"/>
    </style:style>
    <style:style style:name="P91" style:family="paragraph" style:parent-style-name="Normal" style:list-style-name="L9">
      <style:text-properties fo:language="et" fo:country="EE"/>
    </style:style>
    <style:style style:name="P92" style:family="paragraph" style:parent-style-name="Normal" style:list-style-name="L10">
      <style:text-properties fo:language="et" fo:country="EE"/>
    </style:style>
    <style:style style:name="P93" style:family="paragraph" style:parent-style-name="Normal" style:list-style-name="L11">
      <style:text-properties fo:language="et" fo:country="EE"/>
    </style:style>
    <style:style style:name="P94" style:family="paragraph" style:parent-style-name="Normal" style:list-style-name="L12">
      <style:text-properties fo:language="et" fo:country="EE"/>
    </style:style>
    <style:style style:name="P95" style:family="paragraph" style:parent-style-name="Normal" style:list-style-name="L13">
      <style:text-properties fo:language="et" fo:country="EE"/>
    </style:style>
    <style:style style:name="P96" style:family="paragraph" style:parent-style-name="Normal" style:list-style-name="L14">
      <style:text-properties fo:language="et" fo:country="EE"/>
    </style:style>
    <style:style style:name="P97" style:family="paragraph" style:parent-style-name="Normal" style:list-style-name="L15">
      <style:paragraph-properties fo:orphans="2" fo:widows="2" style:text-autospace="ideograph-alpha"/>
      <style:text-properties fo:language="et" fo:country="EE"/>
    </style:style>
    <style:style style:name="P98" style:family="paragraph" style:parent-style-name="Normal" style:list-style-name="L16">
      <style:text-properties fo:language="et" fo:country="EE"/>
    </style:style>
    <style:style style:name="P99" style:family="paragraph" style:parent-style-name="Normal" style:list-style-name="L17">
      <style:text-properties fo:language="et" fo:country="EE"/>
    </style:style>
    <style:style style:name="P100" style:family="paragraph" style:parent-style-name="Normal" style:list-style-name="L8">
      <style:text-properties fo:language="et" fo:country="EE" style:language-asian="et" style:country-asian="EE"/>
    </style:style>
    <style:style style:name="P101" style:family="paragraph" style:parent-style-name="Normal" style:list-style-name="L26">
      <style:paragraph-properties fo:text-align="justify" style:justify-single-word="false" fo:orphans="2" fo:widows="2" style:text-autospace="ideograph-alpha"/>
      <style:text-properties fo:language="et" fo:country="EE"/>
    </style:style>
    <style:style style:name="P102" style:family="paragraph" style:parent-style-name="Normal" style:list-style-name="L29">
      <style:paragraph-properties style:text-autospace="ideograph-alpha"/>
      <style:text-properties fo:language="et" fo:country="EE"/>
    </style:style>
    <style:style style:name="P103" style:family="paragraph" style:parent-style-name="Normal" style:list-style-name="L30">
      <style:paragraph-properties style:text-autospace="ideograph-alpha"/>
      <style:text-properties fo:language="et" fo:country="EE"/>
    </style:style>
    <style:style style:name="P104" style:family="paragraph" style:parent-style-name="Normal" style:list-style-name="L31">
      <style:paragraph-properties style:text-autospace="ideograph-alpha"/>
      <style:text-properties fo:language="et" fo:country="EE"/>
    </style:style>
    <style:style style:name="P105" style:family="paragraph" style:parent-style-name="Normal" style:list-style-name="L32">
      <style:paragraph-properties style:text-autospace="ideograph-alpha"/>
      <style:text-properties fo:language="et" fo:country="EE"/>
    </style:style>
    <style:style style:name="P106" style:family="paragraph" style:parent-style-name="Normal" style:list-style-name="L33">
      <style:paragraph-properties style:text-autospace="ideograph-alpha"/>
      <style:text-properties fo:language="et" fo:country="EE"/>
    </style:style>
    <style:style style:name="P107" style:family="paragraph" style:parent-style-name="Normal" style:list-style-name="L34">
      <style:paragraph-properties style:text-autospace="ideograph-alpha"/>
      <style:text-properties fo:language="et" fo:country="EE"/>
    </style:style>
    <style:style style:name="P108" style:family="paragraph" style:parent-style-name="Normal" style:list-style-name="L35">
      <style:paragraph-properties style:text-autospace="ideograph-alpha"/>
      <style:text-properties fo:language="et" fo:country="EE"/>
    </style:style>
    <style:style style:name="P109" style:family="paragraph" style:parent-style-name="Normal" style:list-style-name="L36">
      <style:paragraph-properties style:text-autospace="ideograph-alpha"/>
      <style:text-properties fo:language="et" fo:country="EE"/>
    </style:style>
    <style:style style:name="P110" style:family="paragraph" style:parent-style-name="Normal" style:list-style-name="L37">
      <style:paragraph-properties style:text-autospace="ideograph-alpha"/>
      <style:text-properties fo:language="et" fo:country="EE"/>
    </style:style>
    <style:style style:name="P111" style:family="paragraph" style:parent-style-name="Normal" style:list-style-name="L38">
      <style:paragraph-properties style:text-autospace="ideograph-alpha"/>
      <style:text-properties fo:language="et" fo:country="EE"/>
    </style:style>
    <style:style style:name="P112" style:family="paragraph" style:parent-style-name="Normal" style:list-style-name="L39">
      <style:paragraph-properties style:text-autospace="ideograph-alpha"/>
      <style:text-properties fo:language="et" fo:country="EE"/>
    </style:style>
    <style:style style:name="P113" style:family="paragraph" style:parent-style-name="Normal" style:list-style-name="L40">
      <style:paragraph-properties style:text-autospace="ideograph-alpha"/>
      <style:text-properties fo:language="et" fo:country="EE"/>
    </style:style>
    <style:style style:name="P114" style:family="paragraph" style:parent-style-name="Normal" style:list-style-name="L41">
      <style:paragraph-properties style:text-autospace="ideograph-alpha"/>
      <style:text-properties fo:language="et" fo:country="EE"/>
    </style:style>
    <style:style style:name="P115" style:family="paragraph" style:parent-style-name="Normal" style:list-style-name="L42">
      <style:paragraph-properties style:text-autospace="ideograph-alpha"/>
      <style:text-properties fo:language="et" fo:country="EE"/>
    </style:style>
    <style:style style:name="P116" style:family="paragraph" style:parent-style-name="Normal" style:list-style-name="L4"/>
    <style:style style:name="P117" style:family="paragraph" style:parent-style-name="Normal" style:list-style-name="L9"/>
    <style:style style:name="P118" style:family="paragraph" style:parent-style-name="Normal" style:list-style-name="L12"/>
    <style:style style:name="P119" style:family="paragraph" style:parent-style-name="Normal" style:list-style-name="L14"/>
    <style:style style:name="P120" style:family="paragraph" style:parent-style-name="Normal" style:list-style-name="L17"/>
    <style:style style:name="P121" style:family="paragraph" style:parent-style-name="Normal" style:list-style-name="L19"/>
    <style:style style:name="P122" style:family="paragraph" style:parent-style-name="Normal" style:list-style-name="L1">
      <style:paragraph-properties fo:margin-left="0.751cm" fo:margin-right="0cm" fo:text-indent="-0.751cm" style:auto-text-indent="false">
        <style:tab-stops/>
      </style:paragraph-properties>
      <style:text-properties fo:language="et" fo:country="EE"/>
    </style:style>
    <style:style style:name="P123" style:family="paragraph" style:parent-style-name="Normal" style:list-style-name="L5">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4" style:family="paragraph" style:parent-style-name="Normal" style:list-style-name="L7">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5" style:family="paragraph" style:parent-style-name="Normal" style:list-style-name="L11">
      <style:paragraph-properties fo:margin-left="1.259cm" fo:margin-right="0cm" fo:margin-top="0.212cm" fo:margin-bottom="0.353cm" fo:text-indent="-0.63cm" style:auto-text-indent="false">
        <style:tab-stops>
          <style:tab-stop style:position="0.011cm"/>
        </style:tab-stops>
      </style:paragraph-properties>
      <style:text-properties fo:language="et" fo:country="EE"/>
    </style:style>
    <style:style style:name="P126" style:family="paragraph" style:parent-style-name="Normal" style:list-style-name="L25">
      <style:paragraph-properties fo:margin-left="1.259cm" fo:margin-right="0cm" fo:margin-top="0.212cm" fo:margin-bottom="0.353cm" fo:orphans="2" fo:widows="2" fo:text-indent="-0.63cm" style:auto-text-indent="false" style:text-autospace="ideograph-alpha">
        <style:tab-stops>
          <style:tab-stop style:position="0.011cm"/>
        </style:tab-stops>
      </style:paragraph-properties>
      <style:text-properties fo:language="et" fo:country="EE"/>
    </style:style>
    <style:style style:name="P127" style:family="paragraph" style:parent-style-name="Normal" style:list-style-name="L18">
      <style:paragraph-properties fo:margin-left="1.259cm" fo:margin-right="0cm" fo:text-indent="-0.63cm" style:auto-text-indent="false">
        <style:tab-stops>
          <style:tab-stop style:position="0.011cm"/>
        </style:tab-stops>
      </style:paragraph-properties>
      <style:text-properties fo:language="et" fo:country="EE"/>
    </style:style>
    <style:style style:name="P128" style:family="paragraph" style:parent-style-name="Normal" style:list-style-name="L27">
      <style:paragraph-properties fo:margin-left="5.08cm" fo:margin-right="0cm" fo:margin-top="0.212cm" fo:margin-bottom="0.353cm" fo:orphans="2" fo:widows="2" fo:text-indent="-4.445cm" style:auto-text-indent="false" style:text-autospace="ideograph-alpha">
        <style:tab-stops>
          <style:tab-stop style:position="-3.81cm"/>
        </style:tab-stops>
      </style:paragraph-properties>
      <style:text-properties fo:language="et" fo:country="EE"/>
    </style:style>
    <style:style style:name="P129" style:family="paragraph" style:parent-style-name="Normal">
      <style:paragraph-properties fo:margin-top="0.106cm" fo:margin-bottom="0.106cm"/>
      <style:text-properties fo:language="et" fo:country="EE" style:font-name-complex="Arial"/>
    </style:style>
    <style:style style:name="P130" style:family="paragraph" style:parent-style-name="Heading_20_1">
      <style:text-properties fo:language="et" fo:country="EE"/>
    </style:style>
    <style:style style:name="P131" style:family="paragraph" style:parent-style-name="Heading_20_1">
      <style:text-properties fo:language="et" fo:country="EE" style:language-asian="et" style:country-asian="EE"/>
    </style:style>
    <style:style style:name="P132" style:family="paragraph" style:parent-style-name="Heading_20_1">
      <style:paragraph-properties fo:break-before="page"/>
      <style:text-properties fo:language="et" fo:country="EE"/>
    </style:style>
    <style:style style:name="P133" style:family="paragraph" style:parent-style-name="Heading_20_1" style:list-style-name="L6">
      <style:paragraph-properties fo:break-before="page"/>
      <style:text-properties fo:language="et" fo:country="EE"/>
    </style:style>
    <style:style style:name="P134" style:family="paragraph" style:parent-style-name="Heading_20_1">
      <style:paragraph-properties fo:break-before="page"/>
      <style:text-properties fo:language="et" fo:country="EE" style:language-asian="et" style:country-asian="EE"/>
    </style:style>
    <style:style style:name="P135" style:family="paragraph" style:parent-style-name="Heading_20_1">
      <style:paragraph-properties fo:break-before="page"/>
      <style:text-properties fo:language="et" fo:country="EE" style:language-asian="et" style:country-asian="EE" style:font-name-complex="Times New Roman"/>
    </style:style>
    <style:style style:name="P136" style:family="paragraph" style:parent-style-name="Heading_20_2">
      <style:text-properties fo:language="et" fo:country="EE"/>
    </style:style>
    <style:style style:name="P137" style:family="paragraph" style:parent-style-name="Heading_20_2">
      <style:text-properties fo:language="et" fo:country="EE" style:language-asian="et" style:country-asian="EE"/>
    </style:style>
    <style:style style:name="P138" style:family="paragraph" style:parent-style-name="Heading_20_2">
      <style:paragraph-properties fo:break-before="page"/>
    </style:style>
    <style:style style:name="P139" style:family="paragraph" style:parent-style-name="Heading_20_2">
      <style:paragraph-properties fo:break-before="page"/>
      <style:text-properties fo:language="et" fo:country="EE"/>
    </style:style>
    <style:style style:name="P140" style:family="paragraph" style:parent-style-name="Heading_20_2" style:list-style-name="L6">
      <style:paragraph-properties fo:break-before="page"/>
      <style:text-properties fo:language="et" fo:country="EE"/>
    </style:style>
    <style:style style:name="P141" style:family="paragraph" style:parent-style-name="Heading_20_3">
      <style:text-properties fo:language="et" fo:country="EE"/>
    </style:style>
    <style:style style:name="P142" style:family="paragraph" style:parent-style-name="Heading_20_3">
      <style:paragraph-properties fo:break-before="page"/>
      <style:text-properties fo:language="et" fo:country="EE"/>
    </style:style>
    <style:style style:name="P143" style:family="paragraph" style:parent-style-name="Heading_20_5">
      <style:text-properties fo:language="et" fo:country="EE"/>
    </style:style>
    <style:style style:name="P144" style:family="paragraph" style:parent-style-name="Heading_20_5">
      <style:paragraph-properties fo:margin-top="0.212cm" fo:margin-bottom="0.353cm"/>
    </style:style>
    <style:style style:name="P145" style:family="paragraph" style:parent-style-name="Heading_20_5">
      <style:paragraph-properties fo:margin-top="0.212cm" fo:margin-bottom="0.353cm"/>
      <style:text-properties fo:language="sv" fo:country="SE"/>
    </style:style>
    <style:style style:name="P146" style:family="paragraph" style:parent-style-name="Heading_20_5">
      <style:paragraph-properties fo:margin-top="0.212cm" fo:margin-bottom="0.353cm"/>
      <style:text-properties fo:language="fi" fo:country="FI"/>
    </style:style>
    <style:style style:name="P147" style:family="paragraph" style:parent-style-name="Heading_20_5">
      <style:paragraph-properties fo:margin-top="0.212cm" fo:margin-bottom="0.353cm"/>
      <style:text-properties style:font-style-complex="normal"/>
    </style:style>
    <style:style style:name="P148" style:family="paragraph" style:parent-style-name="Heading_20_5">
      <style:paragraph-properties fo:margin-top="0.212cm" fo:margin-bottom="0.353cm"/>
      <style:text-properties fo:language="et" fo:country="EE"/>
    </style:style>
    <style:style style:name="P149" style:family="paragraph" style:parent-style-name="Heading_20_5">
      <style:paragraph-properties fo:margin-top="0.212cm" fo:margin-bottom="0.353cm" fo:break-before="page"/>
    </style:style>
    <style:style style:name="P150" style:family="paragraph" style:parent-style-name="Body_20_Text" style:list-style-name="L24"/>
    <style:style style:name="P151" style:family="paragraph" style:parent-style-name="Body_20_Text" style:list-style-name="L24">
      <style:text-properties fo:language="et" fo:country="EE" style:language-asian="et" style:country-asian="EE"/>
    </style:style>
    <style:style style:name="P152" style:family="paragraph" style:parent-style-name="Body_20_Text" style:list-style-name="L23">
      <style:text-properties fo:language="et" fo:country="EE" style:language-asian="et" style:country-asian="EE"/>
    </style:style>
    <style:style style:name="P153" style:family="paragraph" style:parent-style-name="Body_20_Text" style:list-style-name="L20">
      <style:paragraph-properties fo:margin-left="1.259cm" fo:margin-right="0cm" fo:margin-top="0cm" fo:margin-bottom="0cm" fo:text-indent="-0.63cm" style:auto-text-indent="false">
        <style:tab-stops>
          <style:tab-stop style:position="0.011cm"/>
        </style:tab-stops>
      </style:paragraph-properties>
      <style:text-properties fo:language="et" fo:country="EE" style:language-asian="et" style:country-asian="EE"/>
    </style:style>
    <style:style style:name="P154" style:family="paragraph" style:parent-style-name="Body_20_Text" style:list-style-name="L23">
      <style:paragraph-properties fo:margin-left="1.259cm" fo:margin-right="0cm" fo:margin-top="0cm" fo:margin-bottom="0.106cm" fo:text-indent="-0.63cm" style:auto-text-indent="false">
        <style:tab-stops>
          <style:tab-stop style:position="0.011cm"/>
        </style:tab-stops>
      </style:paragraph-properties>
      <style:text-properties fo:language="et" fo:country="EE" style:language-asian="et" style:country-asian="EE"/>
    </style:style>
    <style:style style:name="P155" style:family="paragraph" style:parent-style-name="Body_20_Text" style:list-style-name="L21">
      <style:paragraph-properties fo:margin-top="0.212cm" fo:margin-bottom="0cm"/>
    </style:style>
    <style:style style:name="P156" style:family="paragraph" style:parent-style-name="Body_20_Text" style:list-style-name="L22">
      <style:paragraph-properties fo:margin-top="0.212cm" fo:margin-bottom="0cm"/>
    </style:style>
    <style:style style:name="P157" style:family="paragraph" style:parent-style-name="Body_20_Text" style:list-style-name="L23">
      <style:paragraph-properties fo:margin-top="0.212cm" fo:margin-bottom="0cm"/>
      <style:text-properties fo:language="et" fo:country="EE" fo:font-weight="bold" style:language-asian="et" style:country-asian="EE" style:font-weight-asian="bold"/>
    </style:style>
    <style:style style:name="P158" style:family="paragraph" style:parent-style-name="Body_20_Text" style:list-style-name="L28">
      <style:paragraph-properties fo:margin-left="6.001cm" fo:margin-right="0cm" fo:margin-top="0cm" fo:margin-bottom="0.106cm" fo:text-indent="-5.371cm" style:auto-text-indent="false">
        <style:tab-stops>
          <style:tab-stop style:position="-4.731cm"/>
        </style:tab-stops>
      </style:paragraph-properties>
      <style:text-properties fo:language="et" fo:country="EE" style:language-asian="et" style:country-asian="EE"/>
    </style:style>
    <style:style style:name="P159" style:family="paragraph" style:parent-style-name="Body_20_Text" style:list-style-name="L28">
      <style:paragraph-properties fo:margin-left="6.001cm" fo:margin-right="0cm" fo:text-indent="-5.366cm" style:auto-text-indent="false">
        <style:tab-stops>
          <style:tab-stop style:position="-4.75cm"/>
        </style:tab-stops>
      </style:paragraph-properties>
      <style:text-properties fo:language="et" fo:country="EE" style:language-asian="et" style:country-asian="EE"/>
    </style:style>
    <style:style style:name="T1" style:family="text">
      <style:text-properties fo:font-size="14pt" fo:language="et" fo:country="EE" fo:font-weight="bold" style:font-size-asian="14pt" style:font-weight-asian="bold" style:font-size-complex="14pt" style:font-weight-complex="bold"/>
    </style:style>
    <style:style style:name="T2" style:family="text">
      <style:text-properties fo:language="et" fo:country="EE"/>
    </style:style>
    <style:style style:name="T3" style:family="text">
      <style:text-properties fo:language="et" fo:country="EE" style:font-name-complex="Arial"/>
    </style:style>
    <style:style style:name="T4" style:family="text">
      <style:text-properties fo:language="et" fo:country="EE" fo:font-style="italic" style:font-style-asian="italic"/>
    </style:style>
    <style:style style:name="T5" style:family="text">
      <style:text-properties fo:language="et" fo:country="EE" fo:font-style="italic" style:font-style-asian="italic" style:font-name-complex="Arial" style:font-style-complex="italic"/>
    </style:style>
    <style:style style:name="T6" style:family="text">
      <style:text-properties fo:language="et" fo:country="EE" fo:font-style="italic" style:font-style-asian="italic" style:font-style-complex="italic"/>
    </style:style>
    <style:style style:name="T7" style:family="text">
      <style:text-properties fo:language="et" fo:country="EE" fo:font-style="italic" style:language-asian="et" style:country-asian="EE" style:font-style-asian="italic" style:font-style-complex="italic"/>
    </style:style>
    <style:style style:name="T8" style:family="text">
      <style:text-properties fo:language="et" fo:country="EE" style:language-asian="et" style:country-asian="EE"/>
    </style:style>
    <style:style style:name="T9" style:family="text">
      <style:text-properties fo:language="et" fo:country="EE" fo:font-weight="bold" style:font-weight-asian="bold"/>
    </style:style>
    <style:style style:name="T10" style:family="text">
      <style:text-properties fo:language="et" fo:country="EE" fo:font-weight="bold" style:font-weight-asian="bold" style:font-weight-complex="bold"/>
    </style:style>
    <style:style style:name="T11" style:family="text">
      <style:text-properties fo:language="et" fo:country="EE" fo:font-weight="bold" style:language-asian="et" style:country-asian="EE" style:font-weight-asian="bold"/>
    </style:style>
    <style:style style:name="T12" style:family="text">
      <style:text-properties fo:language="et" fo:country="EE" style:language-asian="en" style:country-asian="US"/>
    </style:style>
    <style:style style:name="T13" style:family="text">
      <style:text-properties fo:language="et" fo:country="EE" style:font-weight-complex="bold"/>
    </style:style>
    <style:style style:name="T14" style:family="text">
      <style:text-properties fo:language="et" fo:country="EE" style:font-style-complex="normal"/>
    </style:style>
    <style:style style:name="T15" style:family="text">
      <style:text-properties style:font-name="Calibri" fo:font-size="11pt" fo:language="et" fo:country="EE" style:font-name-asian="Times New Roman" style:font-size-asian="11pt" style:language-asian="et" style:country-asian="EE" style:font-name-complex="Times New Roman" style:font-size-complex="11pt"/>
    </style:style>
    <style:style style:name="T16" style:family="text">
      <style:text-properties style:font-name="Cambria" style:letter-kerning="true" style:font-name-asian="Times New Roman" style:font-name-complex="Times New Roman"/>
    </style:style>
    <style:style style:name="T17" style:family="text">
      <style:text-properties style:use-window-font-color="true" fo:language="et" fo:country="EE"/>
    </style:style>
    <style:style style:name="T18" style:family="text">
      <style:text-properties style:font-name="Courier New" fo:language="et" fo:country="EE"/>
    </style:style>
    <style:style style:name="T19" style:family="text">
      <style:text-properties style:font-name="Courier New" fo:language="et" fo:country="EE" fo:font-weight="bold" style:font-weight-asian="bold" style:font-name-complex="Courier New"/>
    </style:style>
    <style:style style:name="T20" style:family="text">
      <style:text-properties style:font-name="Courier New" fo:language="et" fo:country="EE" fo:font-weight="bold" style:font-weight-asian="bold" style:font-name-complex="Courier New" style:font-weight-complex="bold"/>
    </style:style>
    <style:style style:name="T21" style:family="text">
      <style:text-properties style:font-name="Courier New" fo:language="et" fo:country="EE" fo:font-weight="bold" style:language-asian="en" style:country-asian="US" style:font-weight-asian="bold" style:font-name-complex="Courier New" style:font-weight-complex="bold"/>
    </style:style>
    <style:style style:name="T22" style:family="text">
      <style:text-properties style:font-name="Courier New" fo:language="et" fo:country="EE" fo:font-weight="bold" style:language-asian="et" style:country-asian="EE" style:font-weight-asian="bold" style:font-name-complex="Courier New"/>
    </style:style>
    <style:style style:name="T23" style:family="text">
      <style:text-properties style:font-name="Courier New" fo:language="et" fo:country="EE" style:font-name-complex="Courier New"/>
    </style:style>
    <style:style style:name="T24" style:family="text">
      <style:text-properties style:font-name="Courier New" fo:language="et" fo:country="EE" style:language-asian="en" style:country-asian="US" style:font-name-complex="Courier New"/>
    </style:style>
    <style:style style:name="T25" style:family="text">
      <style:text-properties style:font-name="Courier New" fo:language="et" fo:country="EE" fo:background-color="#ffffff" style:language-asian="et" style:country-asian="EE" style:font-name-complex="Courier New" style:font-size-complex="10pt"/>
    </style:style>
    <style:style style:name="T26" style:family="text">
      <style:text-properties style:font-name="Courier New" fo:language="et" fo:country="EE" style:language-asian="et" style:country-asian="EE" style:font-name-complex="Courier New"/>
    </style:style>
    <style:style style:name="T27" style:family="text">
      <style:text-properties style:font-name="Courier New" fo:language="et" fo:country="EE" style:language-asian="et" style:country-asian="EE" style:font-name-complex="Courier New" style:font-size-complex="10pt"/>
    </style:style>
    <style:style style:name="T28" style:family="text">
      <style:text-properties style:font-name="Courier New" fo:language="et" fo:country="EE" fo:font-style="italic" style:language-asian="et" style:country-asian="EE" style:font-style-asian="italic" style:font-name-complex="Courier New" style:font-size-complex="10pt" style:font-style-complex="italic"/>
    </style:style>
    <style:style style:name="T29" style:family="text">
      <style:text-properties style:font-name="Courier New" style:language-asian="en" style:country-asian="US" style:font-name-complex="Courier New" style:font-size-complex="10pt"/>
    </style:style>
    <style:style style:name="T30" style:family="text">
      <style:text-properties style:font-name="Courier New" fo:font-size="9pt" fo:language="et" fo:country="EE" style:font-size-asian="9pt" style:language-asian="et" style:country-asian="EE" style:font-name-complex="Courier New" style:font-size-complex="9pt"/>
    </style:style>
    <style:style style:name="T31" style:family="text">
      <style:text-properties style:font-name="Arial" fo:language="et" fo:country="EE" style:language-asian="en" style:country-asian="US" style:font-name-complex="Arial"/>
    </style:style>
    <style:style style:name="T32" style:family="text">
      <style:text-properties style:font-name="Courier" fo:language="et" fo:country="EE" fo:font-weight="bold" style:font-weight-asian="bold" style:font-name-complex="Courier" style:font-weight-complex="bold"/>
    </style:style>
    <style:style style:name="T33" style:family="text">
      <style:text-properties style:font-name="Courier" fo:language="et" fo:country="EE" fo:font-weight="bold" style:language-asian="et" style:country-asian="EE" style:font-weight-asian="bold" style:font-name-complex="Courier" style:font-size-complex="10pt" style:font-weight-complex="bold"/>
    </style:style>
    <style:style style:name="T34" style:family="text">
      <style:text-properties style:font-name="Courier" fo:language="et" fo:country="EE" style:font-name-complex="Courier"/>
    </style:style>
    <style:style style:name="T35" style:family="text">
      <style:text-properties style:font-name="Courier" fo:language="et" fo:country="EE" style:language-asian="et" style:country-asian="EE" style:font-name-complex="Courier" style:font-size-complex="10pt"/>
    </style:style>
    <style:style style:name="T36" style:family="text">
      <style:text-properties fo:color="#0000ff" style:font-name="Courier New" fo:language="et" fo:country="EE"/>
    </style:style>
    <style:style style:name="T37" style:family="text">
      <style:text-properties fo:color="#0000ff" style:font-name="Courier New" fo:language="et" fo:country="EE" fo:background-color="#ffffff" style:language-asian="et" style:country-asian="EE" style:font-name-complex="Courier New" style:font-size-complex="10pt"/>
    </style:style>
    <style:style style:name="T38" style:family="text">
      <style:text-properties fo:color="#0000ff" style:font-name="Courier New" fo:language="et" fo:country="EE" style:font-name-complex="Courier New"/>
    </style:style>
    <style:style style:name="T39" style:family="text">
      <style:text-properties fo:color="#0000ff" style:font-name="Courier New" fo:language="et" fo:country="EE" fo:font-weight="bold" style:font-weight-asian="bold" style:font-name-complex="Courier New"/>
    </style:style>
    <style:style style:name="T40" style:family="text">
      <style:text-properties fo:color="#0000ff" style:font-name="Courier New" style:language-asian="en" style:country-asian="US" style:font-name-complex="Courier New" style:font-size-complex="10pt"/>
    </style:style>
    <style:style style:name="T41" style:family="text">
      <style:text-properties fo:color="#0000ff" style:font-name="Courier New" fo:font-size="9pt" fo:language="et" fo:country="EE" style:font-size-asian="9pt" style:language-asian="et" style:country-asian="EE" style:font-name-complex="Courier New" style:font-size-complex="9pt"/>
    </style:style>
    <style:style style:name="T42" style:family="text">
      <style:text-properties fo:color="#800000" style:font-name="Courier New" fo:language="et" fo:country="EE" fo:background-color="#ffffff" style:language-asian="et" style:country-asian="EE" style:font-name-complex="Courier New" style:font-size-complex="10pt"/>
    </style:style>
    <style:style style:name="T43" style:family="text">
      <style:text-properties fo:color="#800000" style:font-name="Courier New" fo:language="et" fo:country="EE" style:language-asian="et" style:country-asian="EE" style:font-name-complex="Courier New" style:font-size-complex="10pt"/>
    </style:style>
    <style:style style:name="T44" style:family="text">
      <style:text-properties fo:color="#800000" style:font-name="Courier New" fo:font-size="9pt" fo:language="et" fo:country="EE" style:font-size-asian="9pt" style:language-asian="et" style:country-asian="EE" style:font-name-complex="Courier New" style:font-size-complex="9pt"/>
    </style:style>
    <style:style style:name="T45" style:family="text">
      <style:text-properties fo:color="#000000" style:font-name="Courier New" fo:language="et" fo:country="EE" fo:background-color="#ffffff" style:language-asian="et" style:country-asian="EE" style:font-name-complex="Courier New" style:font-size-complex="10pt"/>
    </style:style>
    <style:style style:name="T46" style:family="text">
      <style:text-properties fo:color="#000000" style:font-name="Courier New" fo:language="et" fo:country="EE" style:language-asian="et" style:country-asian="EE" style:font-name-complex="Courier New" style:font-size-complex="10pt"/>
    </style:style>
    <style:style style:name="T47" style:family="text">
      <style:text-properties fo:color="#ff0000" style:font-name="Courier New" fo:language="et" fo:country="EE" fo:background-color="#ffffff" style:language-asian="et" style:country-asian="EE" style:font-name-complex="Courier New" style:font-size-complex="10pt"/>
    </style:style>
    <style:style style:name="T48" style:family="text">
      <style:text-properties fo:color="#ff0000" style:font-name="Courier New" fo:font-size="9pt" fo:language="et" fo:country="EE" style:font-size-asian="9pt" style:language-asian="et" style:country-asian="EE" style:font-name-complex="Courier New" style:font-size-complex="9pt"/>
    </style:style>
    <style:style style:name="T49" style:family="text">
      <style:text-properties style:font-style-complex="normal"/>
    </style:style>
    <style:style style:name="T50" style:family="text">
      <style:text-properties style:font-name="Times-Roman" fo:font-size="12pt" style:font-size-asian="12pt" style:language-asian="en" style:country-asian="US" style:font-name-complex="Times-Roman"/>
    </style:style>
    <style:style style:name="T51" style:family="text">
      <style:text-properties fo:color="#a31515" style:font-name="Courier New" style:language-asian="en" style:country-asian="US" style:font-name-complex="Courier New" style:font-size-complex="10pt"/>
    </style:style>
    <style:style style:name="T52" style:family="text">
      <style:text-properties fo:language="fi" fo:country="FI"/>
    </style:style>
    <style:style style:name="T53" style:family="text">
      <style:text-properties fo:language="fi" fo:country="FI" style:font-style-complex="normal"/>
    </style:style>
    <style:style style:name="T54" style:family="text">
      <style:text-properties fo:color="#ff00ff" style:font-name="Courier New" fo:font-size="9pt" fo:language="et" fo:country="EE" style:font-size-asian="9pt" style:language-asian="et" style:country-asian="EE" style:font-name-complex="Courier New" style:font-size-complex="9pt"/>
    </style:style>
    <style:style style:name="T55" style:family="text">
      <style:text-properties fo:color="#008000" style:font-name="Courier New" fo:font-size="9pt" fo:language="et" fo:country="EE" style:font-size-asian="9pt" style:language-asian="et" style:country-asian="EE" style:font-name-complex="Courier New" style:font-size-complex="9pt"/>
    </style:style>
    <style:style style:name="T56" style:family="text">
      <style:text-properties fo:color="#008080" style:font-name="Courier New" fo:language="et" fo:country="EE" style:language-asian="et" style:country-asian="EE" style:font-name-complex="Courier New" style:font-size-complex="10pt"/>
    </style:style>
    <style:style style:name="T57" style:family="text">
      <style:text-properties fo:color="#3f7f7f" style:font-name="Courier New" fo:language="et" fo:country="EE" style:language-asian="et" style:country-asian="EE" style:font-name-complex="Courier New" style:font-size-complex="10pt"/>
    </style:style>
    <style:style style:name="T58" style:family="text">
      <style:text-properties fo:color="#7f007f" style:font-name="Courier New" fo:language="et" fo:country="EE" style:language-asian="et" style:country-asian="EE" style:font-name-complex="Courier New" style:font-size-complex="10pt"/>
    </style:style>
    <style:style style:name="T59" style:family="text">
      <style:text-properties fo:color="#2a00ff" style:font-name="Courier New" fo:language="et" fo:country="EE" fo:font-style="italic" style:language-asian="et" style:country-asian="EE" style:font-style-asian="italic" style:font-name-complex="Courier New" style:font-size-complex="10pt" style:font-style-complex="italic"/>
    </style:style>
    <style:style style:name="T60" style:family="text">
      <style:text-properties fo:color="#31849b" style:font-name="Courier New" style:font-name-complex="Courier New"/>
    </style:style>
    <style:style style:name="T61"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cm" draw:visible-area-height="5cm"/>
    </style:style>
    <style:style style:name="Sect1" style:family="section">
      <style:section-properties style:editable="false">
        <style:columns fo:column-count="1" fo:column-gap="0cm"/>
      </style:section-properties>
    </style:style>
    <text:list-style style:name="L1">
      <text:list-level-style-number text:level="1" text:style-name="WW_5f_CharLFO3LVL1" style:num-suffix="." style:num-format="1">
        <style:list-level-properties text:min-label-width="0.953cm"/>
      </text:list-level-style-number>
      <text:list-level-style-number text:level="2" text:style-name="WW_5f_CharLFO3LVL2" style:num-suffix="." style:num-format="1" text:display-levels="2">
        <style:list-level-properties text:min-label-width="1.27cm"/>
      </text:list-level-style-number>
      <text:list-level-style-number text:level="3" text:style-name="WW_5f_CharLFO3LVL3" style:num-suffix="." style:num-format="1" text:display-levels="3">
        <style:list-level-properties text:min-label-width="1.27cm"/>
      </text:list-level-style-number>
      <text:list-level-style-number text:level="4" text:style-name="WW_5f_CharLFO3LVL4" style:num-suffix="." style:num-format="a" style:num-letter-sync="true" text:display-levels="4">
        <style:list-level-properties text:min-label-width="1.905cm"/>
      </text:list-level-style-number>
      <text:list-level-style-number text:level="5" text:style-name="WW_5f_CharLFO3LVL5" style:num-suffix="." style:num-format="a" style:num-letter-sync="true" text:display-levels="5">
        <style:list-level-properties text:min-label-width="1.905cm"/>
      </text:list-level-style-number>
      <text:list-level-style-number text:level="6" text:style-name="WW_5f_CharLFO3LVL6" style:num-suffix="." style:num-format="1" text:display-levels="6">
        <style:list-level-properties text:min-label-width="2.54cm"/>
      </text:list-level-style-number>
      <text:list-level-style-number text:level="7" text:style-name="WW_5f_CharLFO3LVL7" style:num-suffix="." style:num-format="1" text:display-levels="7">
        <style:list-level-properties text:min-label-width="2.54cm"/>
      </text:list-level-style-number>
      <text:list-level-style-number text:level="8" text:style-name="WW_5f_CharLFO3LVL8" style:num-suffix="." style:num-format="1" text:display-levels="8">
        <style:list-level-properties text:min-label-width="3.175cm"/>
      </text:list-level-style-number>
      <text:list-level-style-number text:level="9" text:style-name="WW_5f_CharLFO3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space-before="0.635cm" text:min-label-width="0.635cm"/>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space-before="0.635cm" text:min-label-width="0.635cm"/>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9LVL1" text:bullet-char="">
        <style:list-level-properties text:space-before="0.635cm" text:min-label-width="0.635cm"/>
        <style:text-properties style:font-name="Symbol"/>
      </text:list-level-style-bullet>
      <text:list-level-style-bullet text:level="2" text:style-name="WW_5f_CharLFO19LVL2" text:bullet-char="o">
        <style:list-level-properties text:space-before="1.905cm" text:min-label-width="0.635cm"/>
        <style:text-properties style:font-name="Courier New"/>
      </text:list-level-style-bullet>
      <text:list-level-style-bullet text:level="3" text:style-name="WW_5f_CharLFO19LVL3" text:bullet-char="">
        <style:list-level-properties text:space-before="3.175cm" text:min-label-width="0.635cm"/>
        <style:text-properties style:font-name="Wingdings"/>
      </text:list-level-style-bullet>
      <text:list-level-style-bullet text:level="4" text:style-name="WW_5f_CharLFO19LVL4" text:bullet-char="">
        <style:list-level-properties text:space-before="4.445cm" text:min-label-width="0.635cm"/>
        <style:text-properties style:font-name="Symbol"/>
      </text:list-level-style-bullet>
      <text:list-level-style-bullet text:level="5" text:style-name="WW_5f_CharLFO19LVL5" text:bullet-char="o">
        <style:list-level-properties text:space-before="5.715cm" text:min-label-width="0.635cm"/>
        <style:text-properties style:font-name="Courier New"/>
      </text:list-level-style-bullet>
      <text:list-level-style-bullet text:level="6" text:style-name="WW_5f_CharLFO19LVL6" text:bullet-char="">
        <style:list-level-properties text:space-before="6.985cm" text:min-label-width="0.635cm"/>
        <style:text-properties style:font-name="Wingdings"/>
      </text:list-level-style-bullet>
      <text:list-level-style-bullet text:level="7" text:style-name="WW_5f_CharLFO19LVL7" text:bullet-char="">
        <style:list-level-properties text:space-before="8.255cm" text:min-label-width="0.635cm"/>
        <style:text-properties style:font-name="Symbol"/>
      </text:list-level-style-bullet>
      <text:list-level-style-bullet text:level="8" text:style-name="WW_5f_CharLFO19LVL8" text:bullet-char="o">
        <style:list-level-properties text:space-before="9.525cm" text:min-label-width="0.635cm"/>
        <style:text-properties style:font-name="Courier New"/>
      </text:list-level-style-bullet>
      <text:list-level-style-bullet text:level="9" text:style-name="WW_5f_CharLFO1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32LVL1" style:num-format="1">
        <style:list-level-properties text:min-label-width="0.762cm"/>
      </text:list-level-style-number>
      <text:list-level-style-number text:level="2" text:style-name="WW_5f_CharLFO32LVL2" style:num-format="1" text:display-levels="2">
        <style:list-level-properties text:min-label-width="1.016cm"/>
      </text:list-level-style-number>
      <text:list-level-style-number text:level="3" text:style-name="WW_5f_CharLFO32LVL3" style:num-format="1" text:display-levels="3">
        <style:list-level-properties text:min-label-width="1.27cm"/>
      </text:list-level-style-number>
      <text:list-level-style-number text:level="4" text:style-name="WW_5f_CharLFO32LVL4" style:num-format="1" text:display-levels="4">
        <style:list-level-properties text:min-label-width="1.524cm"/>
      </text:list-level-style-number>
      <text:list-level-style-number text:level="5" text:style-name="WW_5f_CharLFO32LVL5" style:num-format="1" text:display-levels="5">
        <style:list-level-properties text:min-label-width="1.778cm"/>
      </text:list-level-style-number>
      <text:list-level-style-number text:level="6" text:style-name="WW_5f_CharLFO32LVL6" style:num-format="1" text:display-levels="6">
        <style:list-level-properties text:min-label-width="2.032cm"/>
      </text:list-level-style-number>
      <text:list-level-style-number text:level="7" text:style-name="WW_5f_CharLFO32LVL7" style:num-format="1" text:display-levels="7">
        <style:list-level-properties text:min-label-width="2.286cm"/>
      </text:list-level-style-number>
      <text:list-level-style-number text:level="8" text:style-name="WW_5f_CharLFO32LVL8" style:num-format="1" text:display-levels="8">
        <style:list-level-properties text:min-label-width="2.54cm"/>
      </text:list-level-style-number>
      <text:list-level-style-number text:level="9" text:style-name="WW_5f_CharLFO32LV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20LVL1" text:bullet-char="">
        <style:list-level-properties text:space-before="0.635cm" text:min-label-width="0.635cm"/>
        <style:text-properties style:font-name="Symbol"/>
      </text:list-level-style-bullet>
      <text:list-level-style-bullet text:level="2" text:style-name="WW_5f_CharLFO20LVL2" text:bullet-char="o">
        <style:list-level-properties text:space-before="1.905cm" text:min-label-width="0.635cm"/>
        <style:text-properties style:font-name="Courier New"/>
      </text:list-level-style-bullet>
      <text:list-level-style-bullet text:level="3" text:style-name="WW_5f_CharLFO20LVL3" text:bullet-char="">
        <style:list-level-properties text:space-before="3.175cm" text:min-label-width="0.635cm"/>
        <style:text-properties style:font-name="Wingdings"/>
      </text:list-level-style-bullet>
      <text:list-level-style-bullet text:level="4" text:style-name="WW_5f_CharLFO20LVL4" text:bullet-char="">
        <style:list-level-properties text:space-before="4.445cm" text:min-label-width="0.635cm"/>
        <style:text-properties style:font-name="Symbol"/>
      </text:list-level-style-bullet>
      <text:list-level-style-bullet text:level="5" text:style-name="WW_5f_CharLFO20LVL5" text:bullet-char="o">
        <style:list-level-properties text:space-before="5.715cm" text:min-label-width="0.635cm"/>
        <style:text-properties style:font-name="Courier New"/>
      </text:list-level-style-bullet>
      <text:list-level-style-bullet text:level="6" text:style-name="WW_5f_CharLFO20LVL6" text:bullet-char="">
        <style:list-level-properties text:space-before="6.985cm" text:min-label-width="0.635cm"/>
        <style:text-properties style:font-name="Wingdings"/>
      </text:list-level-style-bullet>
      <text:list-level-style-bullet text:level="7" text:style-name="WW_5f_CharLFO20LVL7" text:bullet-char="">
        <style:list-level-properties text:space-before="8.255cm" text:min-label-width="0.635cm"/>
        <style:text-properties style:font-name="Symbol"/>
      </text:list-level-style-bullet>
      <text:list-level-style-bullet text:level="8" text:style-name="WW_5f_CharLFO20LVL8" text:bullet-char="o">
        <style:list-level-properties text:space-before="9.525cm" text:min-label-width="0.635cm"/>
        <style:text-properties style:font-name="Courier New"/>
      </text:list-level-style-bullet>
      <text:list-level-style-bullet text:level="9" text:style-name="WW_5f_CharLFO2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21LVL1" text:bullet-char="">
        <style:list-level-properties text:space-before="0.635cm" text:min-label-width="0.635cm"/>
        <style:text-properties style:font-name="Symbol"/>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3LVL1" text:bullet-char="">
        <style:list-level-properties text:space-before="0.635cm" text:min-label-width="0.635cm"/>
        <style:text-properties style:font-name="Symbol"/>
      </text:list-level-style-bullet>
      <text:list-level-style-bullet text:level="2" text:style-name="WW_5f_CharLFO23LVL2" text:bullet-char="-">
        <style:list-level-properties text:space-before="1.905cm" text:min-label-width="0.635cm"/>
        <style:text-properties style:font-name="Times New Roman"/>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8LVL1" text:bullet-char="">
        <style:list-level-properties text:space-before="0.635cm" text:min-label-width="0.635cm"/>
        <style:text-properties style:font-name="Symbol"/>
      </text:list-level-style-bullet>
      <text:list-level-style-bullet text:level="2" text:style-name="WW_5f_CharLFO18LVL2" text:bullet-char="o">
        <style:list-level-properties text:space-before="1.905cm" text:min-label-width="0.635cm"/>
        <style:text-properties style:font-name="Courier New"/>
      </text:list-level-style-bullet>
      <text:list-level-style-bullet text:level="3" text:style-name="WW_5f_CharLFO18LVL3" text:bullet-char="">
        <style:list-level-properties text:space-before="3.175cm" text:min-label-width="0.635cm"/>
        <style:text-properties style:font-name="Wingdings"/>
      </text:list-level-style-bullet>
      <text:list-level-style-bullet text:level="4" text:style-name="WW_5f_CharLFO18LVL4" text:bullet-char="">
        <style:list-level-properties text:space-before="4.445cm" text:min-label-width="0.635cm"/>
        <style:text-properties style:font-name="Symbol"/>
      </text:list-level-style-bullet>
      <text:list-level-style-bullet text:level="5" text:style-name="WW_5f_CharLFO18LVL5" text:bullet-char="o">
        <style:list-level-properties text:space-before="5.715cm" text:min-label-width="0.635cm"/>
        <style:text-properties style:font-name="Courier New"/>
      </text:list-level-style-bullet>
      <text:list-level-style-bullet text:level="6" text:style-name="WW_5f_CharLFO18LVL6" text:bullet-char="">
        <style:list-level-properties text:space-before="6.985cm" text:min-label-width="0.635cm"/>
        <style:text-properties style:font-name="Wingdings"/>
      </text:list-level-style-bullet>
      <text:list-level-style-bullet text:level="7" text:style-name="WW_5f_CharLFO18LVL7" text:bullet-char="">
        <style:list-level-properties text:space-before="8.255cm" text:min-label-width="0.635cm"/>
        <style:text-properties style:font-name="Symbol"/>
      </text:list-level-style-bullet>
      <text:list-level-style-bullet text:level="8" text:style-name="WW_5f_CharLFO18LVL8" text:bullet-char="o">
        <style:list-level-properties text:space-before="9.525cm" text:min-label-width="0.635cm"/>
        <style:text-properties style:font-name="Courier New"/>
      </text:list-level-style-bullet>
      <text:list-level-style-bullet text:level="9" text:style-name="WW_5f_CharLFO1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30LVL1" text:bullet-char="">
        <style:list-level-properties text:space-before="0.4cm" text:min-label-width="0.635cm"/>
        <style:text-properties style:font-name="Symbol"/>
      </text:list-level-style-bullet>
      <text:list-level-style-bullet text:level="2" text:style-name="WW_5f_CharLFO30LVL2" text:bullet-char="o">
        <style:list-level-properties text:space-before="1.67cm" text:min-label-width="0.635cm"/>
        <style:text-properties style:font-name="Courier New"/>
      </text:list-level-style-bullet>
      <text:list-level-style-bullet text:level="3" text:style-name="WW_5f_CharLFO30LVL3" text:bullet-char="">
        <style:list-level-properties text:space-before="2.94cm" text:min-label-width="0.635cm"/>
        <style:text-properties style:font-name="Wingdings"/>
      </text:list-level-style-bullet>
      <text:list-level-style-bullet text:level="4" text:style-name="WW_5f_CharLFO30LVL4" text:bullet-char="">
        <style:list-level-properties text:space-before="4.21cm" text:min-label-width="0.635cm"/>
        <style:text-properties style:font-name="Symbol"/>
      </text:list-level-style-bullet>
      <text:list-level-style-bullet text:level="5" text:style-name="WW_5f_CharLFO30LVL5" text:bullet-char="o">
        <style:list-level-properties text:space-before="5.48cm" text:min-label-width="0.635cm"/>
        <style:text-properties style:font-name="Courier New"/>
      </text:list-level-style-bullet>
      <text:list-level-style-bullet text:level="6" text:style-name="WW_5f_CharLFO30LVL6" text:bullet-char="">
        <style:list-level-properties text:space-before="6.75cm" text:min-label-width="0.635cm"/>
        <style:text-properties style:font-name="Wingdings"/>
      </text:list-level-style-bullet>
      <text:list-level-style-bullet text:level="7" text:style-name="WW_5f_CharLFO30LVL7" text:bullet-char="">
        <style:list-level-properties text:space-before="8.02cm" text:min-label-width="0.635cm"/>
        <style:text-properties style:font-name="Symbol"/>
      </text:list-level-style-bullet>
      <text:list-level-style-bullet text:level="8" text:style-name="WW_5f_CharLFO30LVL8" text:bullet-char="o">
        <style:list-level-properties text:space-before="9.29cm" text:min-label-width="0.635cm"/>
        <style:text-properties style:font-name="Courier New"/>
      </text:list-level-style-bullet>
      <text:list-level-style-bullet text:level="9" text:style-name="WW_5f_CharLFO30LVL9" text:bullet-char="">
        <style:list-level-properties text:space-before="10.5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31LVL1" text:bullet-char="">
        <style:list-level-properties text:space-before="0.741cm" text:min-label-width="0.635cm"/>
        <style:text-properties style:font-name="Symbol"/>
      </text:list-level-style-bullet>
      <text:list-level-style-bullet text:level="2" text:style-name="WW_5f_CharLFO31LVL2" text:bullet-char="o">
        <style:list-level-properties text:space-before="2.011cm" text:min-label-width="0.635cm"/>
        <style:text-properties style:font-name="Courier New"/>
      </text:list-level-style-bullet>
      <text:list-level-style-bullet text:level="3" text:style-name="WW_5f_CharLFO31LVL3" text:bullet-char="">
        <style:list-level-properties text:space-before="3.281cm" text:min-label-width="0.635cm"/>
        <style:text-properties style:font-name="Wingdings"/>
      </text:list-level-style-bullet>
      <text:list-level-style-bullet text:level="4" text:style-name="WW_5f_CharLFO31LVL4" text:bullet-char="">
        <style:list-level-properties text:space-before="4.551cm" text:min-label-width="0.635cm"/>
        <style:text-properties style:font-name="Symbol"/>
      </text:list-level-style-bullet>
      <text:list-level-style-bullet text:level="5" text:style-name="WW_5f_CharLFO31LVL5" text:bullet-char="o">
        <style:list-level-properties text:space-before="5.821cm" text:min-label-width="0.635cm"/>
        <style:text-properties style:font-name="Courier New"/>
      </text:list-level-style-bullet>
      <text:list-level-style-bullet text:level="6" text:style-name="WW_5f_CharLFO31LVL6" text:bullet-char="">
        <style:list-level-properties text:space-before="7.091cm" text:min-label-width="0.635cm"/>
        <style:text-properties style:font-name="Wingdings"/>
      </text:list-level-style-bullet>
      <text:list-level-style-bullet text:level="7" text:style-name="WW_5f_CharLFO31LVL7" text:bullet-char="">
        <style:list-level-properties text:space-before="8.361cm" text:min-label-width="0.635cm"/>
        <style:text-properties style:font-name="Symbol"/>
      </text:list-level-style-bullet>
      <text:list-level-style-bullet text:level="8" text:style-name="WW_5f_CharLFO31LVL8" text:bullet-char="o">
        <style:list-level-properties text:space-before="9.631cm" text:min-label-width="0.635cm"/>
        <style:text-properties style:font-name="Courier New"/>
      </text:list-level-style-bullet>
      <text:list-level-style-bullet text:level="9" text:style-name="WW_5f_CharLFO31LVL9" text:bullet-char="">
        <style:list-level-properties text:space-before="10.90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24LVL1" text:bullet-char="">
        <style:list-level-properties text:space-before="0.635cm" text:min-label-width="0.635cm"/>
        <style:text-properties style:font-name="Symbol"/>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5LVL1" text:bullet-char="">
        <style:list-level-properties text:space-before="0.635cm" text:min-label-width="0.635cm"/>
        <style:text-properties style:font-name="Symbol"/>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Symbol"/>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37LVL1" text:bullet-char="">
        <style:list-level-properties text:space-before="0.635cm" text:min-label-width="0.635cm"/>
        <style:text-properties style:font-name="Symbol"/>
      </text:list-level-style-bullet>
      <text:list-level-style-bullet text:level="2" text:style-name="WW_5f_CharLFO37LVL2" text:bullet-char="o">
        <style:list-level-properties text:space-before="1.905cm" text:min-label-width="0.635cm"/>
        <style:text-properties style:font-name="Courier New"/>
      </text:list-level-style-bullet>
      <text:list-level-style-bullet text:level="3" text:style-name="WW_5f_CharLFO37LVL3" text:bullet-char="">
        <style:list-level-properties text:space-before="3.175cm" text:min-label-width="0.635cm"/>
        <style:text-properties style:font-name="Wingdings"/>
      </text:list-level-style-bullet>
      <text:list-level-style-bullet text:level="4" text:style-name="WW_5f_CharLFO37LVL4" text:bullet-char="">
        <style:list-level-properties text:space-before="4.445cm" text:min-label-width="0.635cm"/>
        <style:text-properties style:font-name="Symbol"/>
      </text:list-level-style-bullet>
      <text:list-level-style-bullet text:level="5" text:style-name="WW_5f_CharLFO37LVL5" text:bullet-char="o">
        <style:list-level-properties text:space-before="5.715cm" text:min-label-width="0.635cm"/>
        <style:text-properties style:font-name="Courier New"/>
      </text:list-level-style-bullet>
      <text:list-level-style-bullet text:level="6" text:style-name="WW_5f_CharLFO37LVL6" text:bullet-char="">
        <style:list-level-properties text:space-before="6.985cm" text:min-label-width="0.635cm"/>
        <style:text-properties style:font-name="Wingdings"/>
      </text:list-level-style-bullet>
      <text:list-level-style-bullet text:level="7" text:style-name="WW_5f_CharLFO37LVL7" text:bullet-char="">
        <style:list-level-properties text:space-before="8.255cm" text:min-label-width="0.635cm"/>
        <style:text-properties style:font-name="Symbol"/>
      </text:list-level-style-bullet>
      <text:list-level-style-bullet text:level="8" text:style-name="WW_5f_CharLFO37LVL8" text:bullet-char="o">
        <style:list-level-properties text:space-before="9.525cm" text:min-label-width="0.635cm"/>
        <style:text-properties style:font-name="Courier New"/>
      </text:list-level-style-bullet>
      <text:list-level-style-bullet text:level="9" text:style-name="WW_5f_CharLFO3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33LVL1" text:bullet-char="">
        <style:list-level-properties text:space-before="0.635cm" text:min-label-width="0.635cm"/>
        <style:text-properties style:font-name="Symbol"/>
      </text:list-level-style-bullet>
      <text:list-level-style-bullet text:level="2" text:style-name="WW_5f_CharLFO33LVL2" text:bullet-char="o">
        <style:list-level-properties text:space-before="1.905cm" text:min-label-width="0.635cm"/>
        <style:text-properties style:font-name="Courier New"/>
      </text:list-level-style-bullet>
      <text:list-level-style-bullet text:level="3" text:style-name="WW_5f_CharLFO33LVL3" text:bullet-char="">
        <style:list-level-properties text:space-before="3.175cm" text:min-label-width="0.635cm"/>
        <style:text-properties style:font-name="Wingdings"/>
      </text:list-level-style-bullet>
      <text:list-level-style-bullet text:level="4" text:style-name="WW_5f_CharLFO33LVL4" text:bullet-char="">
        <style:list-level-properties text:space-before="4.445cm" text:min-label-width="0.635cm"/>
        <style:text-properties style:font-name="Symbol"/>
      </text:list-level-style-bullet>
      <text:list-level-style-bullet text:level="5" text:style-name="WW_5f_CharLFO33LVL5" text:bullet-char="o">
        <style:list-level-properties text:space-before="5.715cm" text:min-label-width="0.635cm"/>
        <style:text-properties style:font-name="Courier New"/>
      </text:list-level-style-bullet>
      <text:list-level-style-bullet text:level="6" text:style-name="WW_5f_CharLFO33LVL6" text:bullet-char="">
        <style:list-level-properties text:space-before="6.985cm" text:min-label-width="0.635cm"/>
        <style:text-properties style:font-name="Wingdings"/>
      </text:list-level-style-bullet>
      <text:list-level-style-bullet text:level="7" text:style-name="WW_5f_CharLFO33LVL7" text:bullet-char="">
        <style:list-level-properties text:space-before="8.255cm" text:min-label-width="0.635cm"/>
        <style:text-properties style:font-name="Symbol"/>
      </text:list-level-style-bullet>
      <text:list-level-style-bullet text:level="8" text:style-name="WW_5f_CharLFO33LVL8" text:bullet-char="o">
        <style:list-level-properties text:space-before="9.525cm" text:min-label-width="0.635cm"/>
        <style:text-properties style:font-name="Courier New"/>
      </text:list-level-style-bullet>
      <text:list-level-style-bullet text:level="9" text:style-name="WW_5f_CharLFO3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35LVL1" text:bullet-char="">
        <style:list-level-properties text:space-before="0.635cm" text:min-label-width="0.635cm"/>
        <style:text-properties style:font-name="Symbol"/>
      </text:list-level-style-bullet>
      <text:list-level-style-number text:level="2" text:style-name="WW_5f_CharLFO35LVL2" style:num-suffix="." style:num-format="a" style:num-letter-sync="true">
        <style:list-level-properties text:space-before="1.905cm" text:min-label-width="0.635cm"/>
      </text:list-level-style-number>
      <text:list-level-style-number text:level="3" text:style-name="WW_5f_CharLFO35LVL3" style:num-suffix="." style:num-format="i">
        <style:list-level-properties text:space-before="3.494cm" text:min-label-width="0.318cm" fo:text-align="end"/>
      </text:list-level-style-number>
      <text:list-level-style-number text:level="4" text:style-name="WW_5f_CharLFO35LVL4" style:num-suffix="." style:num-format="1">
        <style:list-level-properties text:space-before="4.445cm" text:min-label-width="0.635cm"/>
      </text:list-level-style-number>
      <text:list-level-style-number text:level="5" text:style-name="WW_5f_CharLFO35LVL5" style:num-suffix="." style:num-format="a" style:num-letter-sync="true">
        <style:list-level-properties text:space-before="5.715cm" text:min-label-width="0.635cm"/>
      </text:list-level-style-number>
      <text:list-level-style-number text:level="6" text:style-name="WW_5f_CharLFO35LVL6" style:num-suffix="." style:num-format="i">
        <style:list-level-properties text:space-before="7.302cm" text:min-label-width="0.318cm" fo:text-align="end"/>
      </text:list-level-style-number>
      <text:list-level-style-number text:level="7" text:style-name="WW_5f_CharLFO35LVL7" style:num-suffix="." style:num-format="1">
        <style:list-level-properties text:space-before="8.255cm" text:min-label-width="0.635cm"/>
      </text:list-level-style-number>
      <text:list-level-style-number text:level="8" text:style-name="WW_5f_CharLFO35LVL8" style:num-suffix="." style:num-format="a" style:num-letter-sync="true">
        <style:list-level-properties text:space-before="9.525cm" text:min-label-width="0.635cm"/>
      </text:list-level-style-number>
      <text:list-level-style-number text:level="9" text:style-name="WW_5f_CharLFO35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36LVL1" text:bullet-char="">
        <style:list-level-properties text:space-before="0.635cm" text:min-label-width="0.635cm"/>
        <style:text-properties style:font-name="Symbol"/>
      </text:list-level-style-bullet>
      <text:list-level-style-number text:level="2" text:style-name="WW_5f_CharLFO36LVL2" style:num-suffix="." style:num-format="a" style:num-letter-sync="true">
        <style:list-level-properties text:space-before="1.905cm" text:min-label-width="0.635cm"/>
      </text:list-level-style-number>
      <text:list-level-style-number text:level="3" text:style-name="WW_5f_CharLFO36LVL3" style:num-suffix="." style:num-format="i">
        <style:list-level-properties text:space-before="3.494cm" text:min-label-width="0.318cm" fo:text-align="end"/>
      </text:list-level-style-number>
      <text:list-level-style-number text:level="4" text:style-name="WW_5f_CharLFO36LVL4" style:num-suffix="." style:num-format="1">
        <style:list-level-properties text:space-before="4.445cm" text:min-label-width="0.635cm"/>
      </text:list-level-style-number>
      <text:list-level-style-number text:level="5" text:style-name="WW_5f_CharLFO36LVL5" style:num-suffix="." style:num-format="a" style:num-letter-sync="true">
        <style:list-level-properties text:space-before="5.715cm" text:min-label-width="0.635cm"/>
      </text:list-level-style-number>
      <text:list-level-style-number text:level="6" text:style-name="WW_5f_CharLFO36LVL6" style:num-suffix="." style:num-format="i">
        <style:list-level-properties text:space-before="7.302cm" text:min-label-width="0.318cm" fo:text-align="end"/>
      </text:list-level-style-number>
      <text:list-level-style-number text:level="7" text:style-name="WW_5f_CharLFO36LVL7" style:num-suffix="." style:num-format="1">
        <style:list-level-properties text:space-before="8.255cm" text:min-label-width="0.635cm"/>
      </text:list-level-style-number>
      <text:list-level-style-number text:level="8" text:style-name="WW_5f_CharLFO36LVL8" style:num-suffix="." style:num-format="a" style:num-letter-sync="true">
        <style:list-level-properties text:space-before="9.525cm" text:min-label-width="0.635cm"/>
      </text:list-level-style-number>
      <text:list-level-style-number text:level="9" text:style-name="WW_5f_CharLFO36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34LVL1" text:bullet-char="">
        <style:list-level-properties text:space-before="0.635cm" text:min-label-width="0.635cm"/>
        <style:text-properties style:font-name="Symbol"/>
      </text:list-level-style-bullet>
      <text:list-level-style-number text:level="2" text:style-name="WW_5f_CharLFO34LVL2" style:num-suffix="." style:num-format="a" style:num-letter-sync="true">
        <style:list-level-properties text:space-before="1.905cm" text:min-label-width="0.635cm"/>
      </text:list-level-style-number>
      <text:list-level-style-number text:level="3" text:style-name="WW_5f_CharLFO34LVL3" style:num-suffix="." style:num-format="i">
        <style:list-level-properties text:space-before="3.494cm" text:min-label-width="0.318cm" fo:text-align="end"/>
      </text:list-level-style-number>
      <text:list-level-style-number text:level="4" text:style-name="WW_5f_CharLFO34LVL4" style:num-suffix="." style:num-format="1">
        <style:list-level-properties text:space-before="4.445cm" text:min-label-width="0.635cm"/>
      </text:list-level-style-number>
      <text:list-level-style-number text:level="5" text:style-name="WW_5f_CharLFO34LVL5" style:num-suffix="." style:num-format="a" style:num-letter-sync="true">
        <style:list-level-properties text:space-before="5.715cm" text:min-label-width="0.635cm"/>
      </text:list-level-style-number>
      <text:list-level-style-number text:level="6" text:style-name="WW_5f_CharLFO34LVL6" style:num-suffix="." style:num-format="i">
        <style:list-level-properties text:space-before="7.302cm" text:min-label-width="0.318cm" fo:text-align="end"/>
      </text:list-level-style-number>
      <text:list-level-style-number text:level="7" text:style-name="WW_5f_CharLFO34LVL7" style:num-suffix="." style:num-format="1">
        <style:list-level-properties text:space-before="8.255cm" text:min-label-width="0.635cm"/>
      </text:list-level-style-number>
      <text:list-level-style-number text:level="8" text:style-name="WW_5f_CharLFO34LVL8" style:num-suffix="." style:num-format="a" style:num-letter-sync="true">
        <style:list-level-properties text:space-before="9.525cm" text:min-label-width="0.635cm"/>
      </text:list-level-style-number>
      <text:list-level-style-number text:level="9" text:style-name="WW_5f_CharLFO34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WW_5f_CharLFO38LVL1" style:num-suffix="." style:num-format="1">
        <style:list-level-properties text:space-before="0.635cm" text:min-label-width="0.635cm"/>
      </text:list-level-style-number>
      <text:list-level-style-number text:level="2" text:style-name="WW_5f_CharLFO38LVL2" style:num-suffix="." style:num-format="a" style:num-letter-sync="true">
        <style:list-level-properties text:space-before="1.905cm" text:min-label-width="0.635cm"/>
      </text:list-level-style-number>
      <text:list-level-style-number text:level="3" text:style-name="WW_5f_CharLFO38LVL3" style:num-suffix="." style:num-format="i">
        <style:list-level-properties text:space-before="3.494cm" text:min-label-width="0.318cm" fo:text-align="end"/>
      </text:list-level-style-number>
      <text:list-level-style-number text:level="4" text:style-name="WW_5f_CharLFO38LVL4" style:num-suffix="." style:num-format="1">
        <style:list-level-properties text:space-before="4.445cm" text:min-label-width="0.635cm"/>
      </text:list-level-style-number>
      <text:list-level-style-number text:level="5" text:style-name="WW_5f_CharLFO38LVL5" style:num-suffix="." style:num-format="a" style:num-letter-sync="true">
        <style:list-level-properties text:space-before="5.715cm" text:min-label-width="0.635cm"/>
      </text:list-level-style-number>
      <text:list-level-style-number text:level="6" text:style-name="WW_5f_CharLFO38LVL6" style:num-suffix="." style:num-format="i">
        <style:list-level-properties text:space-before="7.302cm" text:min-label-width="0.318cm" fo:text-align="end"/>
      </text:list-level-style-number>
      <text:list-level-style-number text:level="7" text:style-name="WW_5f_CharLFO38LVL7" style:num-suffix="." style:num-format="1">
        <style:list-level-properties text:space-before="8.255cm" text:min-label-width="0.635cm"/>
      </text:list-level-style-number>
      <text:list-level-style-number text:level="8" text:style-name="WW_5f_CharLFO38LVL8" style:num-suffix="." style:num-format="a" style:num-letter-sync="true">
        <style:list-level-properties text:space-before="9.525cm" text:min-label-width="0.635cm"/>
      </text:list-level-style-number>
      <text:list-level-style-number text:level="9" text:style-name="WW_5f_CharLFO38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WW_5f_CharLFO40LVL1" style:num-suffix="." style:num-format="1">
        <style:list-level-properties text:space-before="0.635cm" text:min-label-width="0.635cm"/>
      </text:list-level-style-number>
      <text:list-level-style-number text:level="2" text:style-name="WW_5f_CharLFO40LVL2" style:num-suffix="." style:num-format="a" style:num-letter-sync="true">
        <style:list-level-properties text:space-before="1.905cm" text:min-label-width="0.635cm"/>
      </text:list-level-style-number>
      <text:list-level-style-number text:level="3" text:style-name="WW_5f_CharLFO40LVL3" style:num-suffix="." style:num-format="i">
        <style:list-level-properties text:space-before="3.494cm" text:min-label-width="0.318cm" fo:text-align="end"/>
      </text:list-level-style-number>
      <text:list-level-style-number text:level="4" text:style-name="WW_5f_CharLFO40LVL4" style:num-suffix="." style:num-format="1">
        <style:list-level-properties text:space-before="4.445cm" text:min-label-width="0.635cm"/>
      </text:list-level-style-number>
      <text:list-level-style-number text:level="5" text:style-name="WW_5f_CharLFO40LVL5" style:num-suffix="." style:num-format="a" style:num-letter-sync="true">
        <style:list-level-properties text:space-before="5.715cm" text:min-label-width="0.635cm"/>
      </text:list-level-style-number>
      <text:list-level-style-number text:level="6" text:style-name="WW_5f_CharLFO40LVL6" style:num-suffix="." style:num-format="i">
        <style:list-level-properties text:space-before="7.302cm" text:min-label-width="0.318cm" fo:text-align="end"/>
      </text:list-level-style-number>
      <text:list-level-style-number text:level="7" text:style-name="WW_5f_CharLFO40LVL7" style:num-suffix="." style:num-format="1">
        <style:list-level-properties text:space-before="8.255cm" text:min-label-width="0.635cm"/>
      </text:list-level-style-number>
      <text:list-level-style-number text:level="8" text:style-name="WW_5f_CharLFO40LVL8" style:num-suffix="." style:num-format="a" style:num-letter-sync="true">
        <style:list-level-properties text:space-before="9.525cm" text:min-label-width="0.635cm"/>
      </text:list-level-style-number>
      <text:list-level-style-number text:level="9" text:style-name="WW_5f_CharLFO40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WW_5f_CharLFO41LVL1" style:num-suffix="." style:num-format="1">
        <style:list-level-properties text:space-before="0.635cm" text:min-label-width="0.635cm"/>
      </text:list-level-style-number>
      <text:list-level-style-number text:level="2" text:style-name="WW_5f_CharLFO41LVL2" style:num-suffix="." style:num-format="a" style:num-letter-sync="true">
        <style:list-level-properties text:space-before="1.905cm" text:min-label-width="0.635cm"/>
      </text:list-level-style-number>
      <text:list-level-style-number text:level="3" text:style-name="WW_5f_CharLFO41LVL3" style:num-suffix="." style:num-format="i">
        <style:list-level-properties text:space-before="3.494cm" text:min-label-width="0.318cm" fo:text-align="end"/>
      </text:list-level-style-number>
      <text:list-level-style-number text:level="4" text:style-name="WW_5f_CharLFO41LVL4" style:num-suffix="." style:num-format="1">
        <style:list-level-properties text:space-before="4.445cm" text:min-label-width="0.635cm"/>
      </text:list-level-style-number>
      <text:list-level-style-number text:level="5" text:style-name="WW_5f_CharLFO41LVL5" style:num-suffix="." style:num-format="a" style:num-letter-sync="true">
        <style:list-level-properties text:space-before="5.715cm" text:min-label-width="0.635cm"/>
      </text:list-level-style-number>
      <text:list-level-style-number text:level="6" text:style-name="WW_5f_CharLFO41LVL6" style:num-suffix="." style:num-format="i">
        <style:list-level-properties text:space-before="7.302cm" text:min-label-width="0.318cm" fo:text-align="end"/>
      </text:list-level-style-number>
      <text:list-level-style-number text:level="7" text:style-name="WW_5f_CharLFO41LVL7" style:num-suffix="." style:num-format="1">
        <style:list-level-properties text:space-before="8.255cm" text:min-label-width="0.635cm"/>
      </text:list-level-style-number>
      <text:list-level-style-number text:level="8" text:style-name="WW_5f_CharLFO41LVL8" style:num-suffix="." style:num-format="a" style:num-letter-sync="true">
        <style:list-level-properties text:space-before="9.525cm" text:min-label-width="0.635cm"/>
      </text:list-level-style-number>
      <text:list-level-style-number text:level="9" text:style-name="WW_5f_CharLFO41LV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42LVL1" text:bullet-char="">
        <style:list-level-properties text:space-before="0.635cm" text:min-label-width="0.635cm"/>
        <style:text-properties style:font-name="Symbol"/>
      </text:list-level-style-bullet>
      <text:list-level-style-bullet text:level="2" text:style-name="WW_5f_CharLFO42LVL2" text:bullet-char="o">
        <style:list-level-properties text:space-before="1.905cm" text:min-label-width="0.635cm"/>
        <style:text-properties style:font-name="Courier New"/>
      </text:list-level-style-bullet>
      <text:list-level-style-bullet text:level="3" text:style-name="WW_5f_CharLFO42LVL3" text:bullet-char="">
        <style:list-level-properties text:space-before="3.175cm" text:min-label-width="0.635cm"/>
        <style:text-properties style:font-name="Wingdings"/>
      </text:list-level-style-bullet>
      <text:list-level-style-bullet text:level="4" text:style-name="WW_5f_CharLFO42LVL4" text:bullet-char="">
        <style:list-level-properties text:space-before="4.445cm" text:min-label-width="0.635cm"/>
        <style:text-properties style:font-name="Symbol"/>
      </text:list-level-style-bullet>
      <text:list-level-style-bullet text:level="5" text:style-name="WW_5f_CharLFO42LVL5" text:bullet-char="o">
        <style:list-level-properties text:space-before="5.715cm" text:min-label-width="0.635cm"/>
        <style:text-properties style:font-name="Courier New"/>
      </text:list-level-style-bullet>
      <text:list-level-style-bullet text:level="6" text:style-name="WW_5f_CharLFO42LVL6" text:bullet-char="">
        <style:list-level-properties text:space-before="6.985cm" text:min-label-width="0.635cm"/>
        <style:text-properties style:font-name="Wingdings"/>
      </text:list-level-style-bullet>
      <text:list-level-style-bullet text:level="7" text:style-name="WW_5f_CharLFO42LVL7" text:bullet-char="">
        <style:list-level-properties text:space-before="8.255cm" text:min-label-width="0.635cm"/>
        <style:text-properties style:font-name="Symbol"/>
      </text:list-level-style-bullet>
      <text:list-level-style-bullet text:level="8" text:style-name="WW_5f_CharLFO42LVL8" text:bullet-char="o">
        <style:list-level-properties text:space-before="9.525cm" text:min-label-width="0.635cm"/>
        <style:text-properties style:font-name="Courier New"/>
      </text:list-level-style-bullet>
      <text:list-level-style-bullet text:level="9" text:style-name="WW_5f_CharLFO4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4LVL1" text:bullet-char="•">
        <style:list-level-properties text:space-before="0.635cm" text:min-label-width="0.635cm"/>
        <style:text-properties style:font-name="Times New Roman"/>
      </text:list-level-style-bullet>
      <text:list-level-style-bullet text:level="2" text:style-name="WW_5f_CharLFO4LVL2" text:bullet-char="•">
        <style:list-level-properties text:space-before="1.905cm" text:min-label-width="0.635cm"/>
        <style:text-properties style:font-name="Times New Roman"/>
      </text:list-level-style-bullet>
      <text:list-level-style-bullet text:level="3" text:style-name="WW_5f_CharLFO4LVL3" text:bullet-char="•">
        <style:list-level-properties text:space-before="3.175cm" text:min-label-width="0.635cm"/>
        <style:text-properties style:font-name="Times New Roman"/>
      </text:list-level-style-bullet>
      <text:list-level-style-bullet text:level="4" text:style-name="WW_5f_CharLFO4LVL4" text:bullet-char="•">
        <style:list-level-properties text:space-before="4.445cm" text:min-label-width="0.635cm"/>
        <style:text-properties style:font-name="Times New Roman"/>
      </text:list-level-style-bullet>
      <text:list-level-style-bullet text:level="5" text:style-name="WW_5f_CharLFO4LVL5" text:bullet-char="•">
        <style:list-level-properties text:space-before="5.715cm" text:min-label-width="0.635cm"/>
        <style:text-properties style:font-name="Times New Roman"/>
      </text:list-level-style-bullet>
      <text:list-level-style-bullet text:level="6" text:style-name="WW_5f_CharLFO4LVL6" text:bullet-char="•">
        <style:list-level-properties text:space-before="6.985cm" text:min-label-width="0.635cm"/>
        <style:text-properties style:font-name="Times New Roman"/>
      </text:list-level-style-bullet>
      <text:list-level-style-bullet text:level="7" text:style-name="WW_5f_CharLFO4LVL7" text:bullet-char="•">
        <style:list-level-properties text:space-before="8.255cm" text:min-label-width="0.635cm"/>
        <style:text-properties style:font-name="Times New Roman"/>
      </text:list-level-style-bullet>
      <text:list-level-style-bullet text:level="8" text:style-name="WW_5f_CharLFO4LVL8" text:bullet-char="•">
        <style:list-level-properties text:space-before="9.525cm" text:min-label-width="0.635cm"/>
        <style:text-properties style:font-name="Times New Roman"/>
      </text:list-level-style-bullet>
      <text:list-level-style-bullet text:level="9" text:style-name="WW_5f_CharLFO4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5LVL1" text:bullet-char="•">
        <style:list-level-properties text:space-before="0.635cm" text:min-label-width="0.635cm"/>
        <style:text-properties style:font-name="Times New Roman"/>
      </text:list-level-style-bullet>
      <text:list-level-style-bullet text:level="2" text:style-name="WW_5f_CharLFO5LVL2" text:bullet-char="•">
        <style:list-level-properties text:space-before="1.905cm" text:min-label-width="0.635cm"/>
        <style:text-properties style:font-name="Times New Roman"/>
      </text:list-level-style-bullet>
      <text:list-level-style-bullet text:level="3" text:style-name="WW_5f_CharLFO5LVL3" text:bullet-char="•">
        <style:list-level-properties text:space-before="3.175cm" text:min-label-width="0.635cm"/>
        <style:text-properties style:font-name="Times New Roman"/>
      </text:list-level-style-bullet>
      <text:list-level-style-bullet text:level="4" text:style-name="WW_5f_CharLFO5LVL4" text:bullet-char="•">
        <style:list-level-properties text:space-before="4.445cm" text:min-label-width="0.635cm"/>
        <style:text-properties style:font-name="Times New Roman"/>
      </text:list-level-style-bullet>
      <text:list-level-style-bullet text:level="5" text:style-name="WW_5f_CharLFO5LVL5" text:bullet-char="•">
        <style:list-level-properties text:space-before="5.715cm" text:min-label-width="0.635cm"/>
        <style:text-properties style:font-name="Times New Roman"/>
      </text:list-level-style-bullet>
      <text:list-level-style-bullet text:level="6" text:style-name="WW_5f_CharLFO5LVL6" text:bullet-char="•">
        <style:list-level-properties text:space-before="6.985cm" text:min-label-width="0.635cm"/>
        <style:text-properties style:font-name="Times New Roman"/>
      </text:list-level-style-bullet>
      <text:list-level-style-bullet text:level="7" text:style-name="WW_5f_CharLFO5LVL7" text:bullet-char="•">
        <style:list-level-properties text:space-before="8.255cm" text:min-label-width="0.635cm"/>
        <style:text-properties style:font-name="Times New Roman"/>
      </text:list-level-style-bullet>
      <text:list-level-style-bullet text:level="8" text:style-name="WW_5f_CharLFO5LVL8" text:bullet-char="•">
        <style:list-level-properties text:space-before="9.525cm" text:min-label-width="0.635cm"/>
        <style:text-properties style:font-name="Times New Roman"/>
      </text:list-level-style-bullet>
      <text:list-level-style-bullet text:level="9" text:style-name="WW_5f_CharLFO5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6LVL1" text:bullet-char="•">
        <style:list-level-properties text:space-before="0.635cm" text:min-label-width="0.635cm"/>
        <style:text-properties style:font-name="Times New Roman"/>
      </text:list-level-style-bullet>
      <text:list-level-style-bullet text:level="2" text:style-name="WW_5f_CharLFO6LVL2" text:bullet-char="•">
        <style:list-level-properties text:space-before="1.905cm" text:min-label-width="0.635cm"/>
        <style:text-properties style:font-name="Times New Roman"/>
      </text:list-level-style-bullet>
      <text:list-level-style-bullet text:level="3" text:style-name="WW_5f_CharLFO6LVL3" text:bullet-char="•">
        <style:list-level-properties text:space-before="3.175cm" text:min-label-width="0.635cm"/>
        <style:text-properties style:font-name="Times New Roman"/>
      </text:list-level-style-bullet>
      <text:list-level-style-bullet text:level="4" text:style-name="WW_5f_CharLFO6LVL4" text:bullet-char="•">
        <style:list-level-properties text:space-before="4.445cm" text:min-label-width="0.635cm"/>
        <style:text-properties style:font-name="Times New Roman"/>
      </text:list-level-style-bullet>
      <text:list-level-style-bullet text:level="5" text:style-name="WW_5f_CharLFO6LVL5" text:bullet-char="•">
        <style:list-level-properties text:space-before="5.715cm" text:min-label-width="0.635cm"/>
        <style:text-properties style:font-name="Times New Roman"/>
      </text:list-level-style-bullet>
      <text:list-level-style-bullet text:level="6" text:style-name="WW_5f_CharLFO6LVL6" text:bullet-char="•">
        <style:list-level-properties text:space-before="6.985cm" text:min-label-width="0.635cm"/>
        <style:text-properties style:font-name="Times New Roman"/>
      </text:list-level-style-bullet>
      <text:list-level-style-bullet text:level="7" text:style-name="WW_5f_CharLFO6LVL7" text:bullet-char="•">
        <style:list-level-properties text:space-before="8.255cm" text:min-label-width="0.635cm"/>
        <style:text-properties style:font-name="Times New Roman"/>
      </text:list-level-style-bullet>
      <text:list-level-style-bullet text:level="8" text:style-name="WW_5f_CharLFO6LVL8" text:bullet-char="•">
        <style:list-level-properties text:space-before="9.525cm" text:min-label-width="0.635cm"/>
        <style:text-properties style:font-name="Times New Roman"/>
      </text:list-level-style-bullet>
      <text:list-level-style-bullet text:level="9" text:style-name="WW_5f_CharLFO6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7LVL1" text:bullet-char="•">
        <style:list-level-properties text:space-before="0.635cm" text:min-label-width="0.635cm"/>
        <style:text-properties style:font-name="Times New Roman"/>
      </text:list-level-style-bullet>
      <text:list-level-style-bullet text:level="2" text:style-name="WW_5f_CharLFO7LVL2" text:bullet-char="•">
        <style:list-level-properties text:space-before="1.905cm" text:min-label-width="0.635cm"/>
        <style:text-properties style:font-name="Times New Roman"/>
      </text:list-level-style-bullet>
      <text:list-level-style-bullet text:level="3" text:style-name="WW_5f_CharLFO7LVL3" text:bullet-char="•">
        <style:list-level-properties text:space-before="3.175cm" text:min-label-width="0.635cm"/>
        <style:text-properties style:font-name="Times New Roman"/>
      </text:list-level-style-bullet>
      <text:list-level-style-bullet text:level="4" text:style-name="WW_5f_CharLFO7LVL4" text:bullet-char="•">
        <style:list-level-properties text:space-before="4.445cm" text:min-label-width="0.635cm"/>
        <style:text-properties style:font-name="Times New Roman"/>
      </text:list-level-style-bullet>
      <text:list-level-style-bullet text:level="5" text:style-name="WW_5f_CharLFO7LVL5" text:bullet-char="•">
        <style:list-level-properties text:space-before="5.715cm" text:min-label-width="0.635cm"/>
        <style:text-properties style:font-name="Times New Roman"/>
      </text:list-level-style-bullet>
      <text:list-level-style-bullet text:level="6" text:style-name="WW_5f_CharLFO7LVL6" text:bullet-char="•">
        <style:list-level-properties text:space-before="6.985cm" text:min-label-width="0.635cm"/>
        <style:text-properties style:font-name="Times New Roman"/>
      </text:list-level-style-bullet>
      <text:list-level-style-bullet text:level="7" text:style-name="WW_5f_CharLFO7LVL7" text:bullet-char="•">
        <style:list-level-properties text:space-before="8.255cm" text:min-label-width="0.635cm"/>
        <style:text-properties style:font-name="Times New Roman"/>
      </text:list-level-style-bullet>
      <text:list-level-style-bullet text:level="8" text:style-name="WW_5f_CharLFO7LVL8" text:bullet-char="•">
        <style:list-level-properties text:space-before="9.525cm" text:min-label-width="0.635cm"/>
        <style:text-properties style:font-name="Times New Roman"/>
      </text:list-level-style-bullet>
      <text:list-level-style-bullet text:level="9" text:style-name="WW_5f_CharLFO7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8LVL1" text:bullet-char="•">
        <style:list-level-properties text:space-before="0.635cm" text:min-label-width="0.635cm"/>
        <style:text-properties style:font-name="Times New Roman"/>
      </text:list-level-style-bullet>
      <text:list-level-style-bullet text:level="2" text:style-name="WW_5f_CharLFO8LVL2" text:bullet-char="•">
        <style:list-level-properties text:space-before="1.905cm" text:min-label-width="0.635cm"/>
        <style:text-properties style:font-name="Times New Roman"/>
      </text:list-level-style-bullet>
      <text:list-level-style-bullet text:level="3" text:style-name="WW_5f_CharLFO8LVL3" text:bullet-char="•">
        <style:list-level-properties text:space-before="3.175cm" text:min-label-width="0.635cm"/>
        <style:text-properties style:font-name="Times New Roman"/>
      </text:list-level-style-bullet>
      <text:list-level-style-bullet text:level="4" text:style-name="WW_5f_CharLFO8LVL4" text:bullet-char="•">
        <style:list-level-properties text:space-before="4.445cm" text:min-label-width="0.635cm"/>
        <style:text-properties style:font-name="Times New Roman"/>
      </text:list-level-style-bullet>
      <text:list-level-style-bullet text:level="5" text:style-name="WW_5f_CharLFO8LVL5" text:bullet-char="•">
        <style:list-level-properties text:space-before="5.715cm" text:min-label-width="0.635cm"/>
        <style:text-properties style:font-name="Times New Roman"/>
      </text:list-level-style-bullet>
      <text:list-level-style-bullet text:level="6" text:style-name="WW_5f_CharLFO8LVL6" text:bullet-char="•">
        <style:list-level-properties text:space-before="6.985cm" text:min-label-width="0.635cm"/>
        <style:text-properties style:font-name="Times New Roman"/>
      </text:list-level-style-bullet>
      <text:list-level-style-bullet text:level="7" text:style-name="WW_5f_CharLFO8LVL7" text:bullet-char="•">
        <style:list-level-properties text:space-before="8.255cm" text:min-label-width="0.635cm"/>
        <style:text-properties style:font-name="Times New Roman"/>
      </text:list-level-style-bullet>
      <text:list-level-style-bullet text:level="8" text:style-name="WW_5f_CharLFO8LVL8" text:bullet-char="•">
        <style:list-level-properties text:space-before="9.525cm" text:min-label-width="0.635cm"/>
        <style:text-properties style:font-name="Times New Roman"/>
      </text:list-level-style-bullet>
      <text:list-level-style-bullet text:level="9" text:style-name="WW_5f_CharLFO8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9LVL1" text:bullet-char="•">
        <style:list-level-properties text:space-before="0.635cm" text:min-label-width="0.635cm"/>
        <style:text-properties style:font-name="Times New Roman"/>
      </text:list-level-style-bullet>
      <text:list-level-style-bullet text:level="2" text:style-name="WW_5f_CharLFO9LVL2" text:bullet-char="•">
        <style:list-level-properties text:space-before="1.905cm" text:min-label-width="0.635cm"/>
        <style:text-properties style:font-name="Times New Roman"/>
      </text:list-level-style-bullet>
      <text:list-level-style-bullet text:level="3" text:style-name="WW_5f_CharLFO9LVL3" text:bullet-char="•">
        <style:list-level-properties text:space-before="3.175cm" text:min-label-width="0.635cm"/>
        <style:text-properties style:font-name="Times New Roman"/>
      </text:list-level-style-bullet>
      <text:list-level-style-bullet text:level="4" text:style-name="WW_5f_CharLFO9LVL4" text:bullet-char="•">
        <style:list-level-properties text:space-before="4.445cm" text:min-label-width="0.635cm"/>
        <style:text-properties style:font-name="Times New Roman"/>
      </text:list-level-style-bullet>
      <text:list-level-style-bullet text:level="5" text:style-name="WW_5f_CharLFO9LVL5" text:bullet-char="•">
        <style:list-level-properties text:space-before="5.715cm" text:min-label-width="0.635cm"/>
        <style:text-properties style:font-name="Times New Roman"/>
      </text:list-level-style-bullet>
      <text:list-level-style-bullet text:level="6" text:style-name="WW_5f_CharLFO9LVL6" text:bullet-char="•">
        <style:list-level-properties text:space-before="6.985cm" text:min-label-width="0.635cm"/>
        <style:text-properties style:font-name="Times New Roman"/>
      </text:list-level-style-bullet>
      <text:list-level-style-bullet text:level="7" text:style-name="WW_5f_CharLFO9LVL7" text:bullet-char="•">
        <style:list-level-properties text:space-before="8.255cm" text:min-label-width="0.635cm"/>
        <style:text-properties style:font-name="Times New Roman"/>
      </text:list-level-style-bullet>
      <text:list-level-style-bullet text:level="8" text:style-name="WW_5f_CharLFO9LVL8" text:bullet-char="•">
        <style:list-level-properties text:space-before="9.525cm" text:min-label-width="0.635cm"/>
        <style:text-properties style:font-name="Times New Roman"/>
      </text:list-level-style-bullet>
      <text:list-level-style-bullet text:level="9" text:style-name="WW_5f_CharLFO9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space-before="0.635cm" text:min-label-width="0.635cm"/>
        <style:text-properties style:font-name="Times New Roman"/>
      </text:list-level-style-bullet>
      <text:list-level-style-bullet text:level="2" text:style-name="WW_5f_CharLFO10LVL2" text:bullet-char="•">
        <style:list-level-properties text:space-before="1.905cm" text:min-label-width="0.635cm"/>
        <style:text-properties style:font-name="Times New Roman"/>
      </text:list-level-style-bullet>
      <text:list-level-style-bullet text:level="3" text:style-name="WW_5f_CharLFO10LVL3" text:bullet-char="•">
        <style:list-level-properties text:space-before="3.175cm" text:min-label-width="0.635cm"/>
        <style:text-properties style:font-name="Times New Roman"/>
      </text:list-level-style-bullet>
      <text:list-level-style-bullet text:level="4" text:style-name="WW_5f_CharLFO10LVL4" text:bullet-char="•">
        <style:list-level-properties text:space-before="4.445cm" text:min-label-width="0.635cm"/>
        <style:text-properties style:font-name="Times New Roman"/>
      </text:list-level-style-bullet>
      <text:list-level-style-bullet text:level="5" text:style-name="WW_5f_CharLFO10LVL5" text:bullet-char="•">
        <style:list-level-properties text:space-before="5.715cm" text:min-label-width="0.635cm"/>
        <style:text-properties style:font-name="Times New Roman"/>
      </text:list-level-style-bullet>
      <text:list-level-style-bullet text:level="6" text:style-name="WW_5f_CharLFO10LVL6" text:bullet-char="•">
        <style:list-level-properties text:space-before="6.985cm" text:min-label-width="0.635cm"/>
        <style:text-properties style:font-name="Times New Roman"/>
      </text:list-level-style-bullet>
      <text:list-level-style-bullet text:level="7" text:style-name="WW_5f_CharLFO10LVL7" text:bullet-char="•">
        <style:list-level-properties text:space-before="8.255cm" text:min-label-width="0.635cm"/>
        <style:text-properties style:font-name="Times New Roman"/>
      </text:list-level-style-bullet>
      <text:list-level-style-bullet text:level="8" text:style-name="WW_5f_CharLFO10LVL8" text:bullet-char="•">
        <style:list-level-properties text:space-before="9.525cm" text:min-label-width="0.635cm"/>
        <style:text-properties style:font-name="Times New Roman"/>
      </text:list-level-style-bullet>
      <text:list-level-style-bullet text:level="9" text:style-name="WW_5f_CharLFO10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11LVL1" text:bullet-char="•">
        <style:list-level-properties text:space-before="0.635cm" text:min-label-width="0.635cm"/>
        <style:text-properties style:font-name="Times New Roman"/>
      </text:list-level-style-bullet>
      <text:list-level-style-bullet text:level="2" text:style-name="WW_5f_CharLFO11LVL2" text:bullet-char="•">
        <style:list-level-properties text:space-before="1.905cm" text:min-label-width="0.635cm"/>
        <style:text-properties style:font-name="Times New Roman"/>
      </text:list-level-style-bullet>
      <text:list-level-style-bullet text:level="3" text:style-name="WW_5f_CharLFO11LVL3" text:bullet-char="•">
        <style:list-level-properties text:space-before="3.175cm" text:min-label-width="0.635cm"/>
        <style:text-properties style:font-name="Times New Roman"/>
      </text:list-level-style-bullet>
      <text:list-level-style-bullet text:level="4" text:style-name="WW_5f_CharLFO11LVL4" text:bullet-char="•">
        <style:list-level-properties text:space-before="4.445cm" text:min-label-width="0.635cm"/>
        <style:text-properties style:font-name="Times New Roman"/>
      </text:list-level-style-bullet>
      <text:list-level-style-bullet text:level="5" text:style-name="WW_5f_CharLFO11LVL5" text:bullet-char="•">
        <style:list-level-properties text:space-before="5.715cm" text:min-label-width="0.635cm"/>
        <style:text-properties style:font-name="Times New Roman"/>
      </text:list-level-style-bullet>
      <text:list-level-style-bullet text:level="6" text:style-name="WW_5f_CharLFO11LVL6" text:bullet-char="•">
        <style:list-level-properties text:space-before="6.985cm" text:min-label-width="0.635cm"/>
        <style:text-properties style:font-name="Times New Roman"/>
      </text:list-level-style-bullet>
      <text:list-level-style-bullet text:level="7" text:style-name="WW_5f_CharLFO11LVL7" text:bullet-char="•">
        <style:list-level-properties text:space-before="8.255cm" text:min-label-width="0.635cm"/>
        <style:text-properties style:font-name="Times New Roman"/>
      </text:list-level-style-bullet>
      <text:list-level-style-bullet text:level="8" text:style-name="WW_5f_CharLFO11LVL8" text:bullet-char="•">
        <style:list-level-properties text:space-before="9.525cm" text:min-label-width="0.635cm"/>
        <style:text-properties style:font-name="Times New Roman"/>
      </text:list-level-style-bullet>
      <text:list-level-style-bullet text:level="9" text:style-name="WW_5f_CharLFO11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12LVL1" text:bullet-char="•">
        <style:list-level-properties text:space-before="0.635cm" text:min-label-width="0.635cm"/>
        <style:text-properties style:font-name="Times New Roman"/>
      </text:list-level-style-bullet>
      <text:list-level-style-bullet text:level="2" text:style-name="WW_5f_CharLFO12LVL2" text:bullet-char="•">
        <style:list-level-properties text:space-before="1.905cm" text:min-label-width="0.635cm"/>
        <style:text-properties style:font-name="Times New Roman"/>
      </text:list-level-style-bullet>
      <text:list-level-style-bullet text:level="3" text:style-name="WW_5f_CharLFO12LVL3" text:bullet-char="•">
        <style:list-level-properties text:space-before="3.175cm" text:min-label-width="0.635cm"/>
        <style:text-properties style:font-name="Times New Roman"/>
      </text:list-level-style-bullet>
      <text:list-level-style-bullet text:level="4" text:style-name="WW_5f_CharLFO12LVL4" text:bullet-char="•">
        <style:list-level-properties text:space-before="4.445cm" text:min-label-width="0.635cm"/>
        <style:text-properties style:font-name="Times New Roman"/>
      </text:list-level-style-bullet>
      <text:list-level-style-bullet text:level="5" text:style-name="WW_5f_CharLFO12LVL5" text:bullet-char="•">
        <style:list-level-properties text:space-before="5.715cm" text:min-label-width="0.635cm"/>
        <style:text-properties style:font-name="Times New Roman"/>
      </text:list-level-style-bullet>
      <text:list-level-style-bullet text:level="6" text:style-name="WW_5f_CharLFO12LVL6" text:bullet-char="•">
        <style:list-level-properties text:space-before="6.985cm" text:min-label-width="0.635cm"/>
        <style:text-properties style:font-name="Times New Roman"/>
      </text:list-level-style-bullet>
      <text:list-level-style-bullet text:level="7" text:style-name="WW_5f_CharLFO12LVL7" text:bullet-char="•">
        <style:list-level-properties text:space-before="8.255cm" text:min-label-width="0.635cm"/>
        <style:text-properties style:font-name="Times New Roman"/>
      </text:list-level-style-bullet>
      <text:list-level-style-bullet text:level="8" text:style-name="WW_5f_CharLFO12LVL8" text:bullet-char="•">
        <style:list-level-properties text:space-before="9.525cm" text:min-label-width="0.635cm"/>
        <style:text-properties style:font-name="Times New Roman"/>
      </text:list-level-style-bullet>
      <text:list-level-style-bullet text:level="9" text:style-name="WW_5f_CharLFO12LVL9" text:bullet-char="•">
        <style:list-level-properties text:space-before="10.795cm" text:min-label-width="0.635cm"/>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WW_5f_CharLFO13LVL1" style:num-suffix="." style:num-format="1">
        <style:list-level-properties text:min-label-width="0.953cm"/>
      </text:list-level-style-number>
      <text:list-level-style-number text:level="2" text:style-name="WW_5f_CharLFO13LVL2" style:num-suffix="." style:num-format="1" text:display-levels="2">
        <style:list-level-properties text:min-label-width="1.27cm"/>
      </text:list-level-style-number>
      <text:list-level-style-number text:level="3" text:style-name="WW_5f_CharLFO13LVL3" style:num-suffix="." style:num-format="1" text:display-levels="3">
        <style:list-level-properties text:min-label-width="1.27cm"/>
      </text:list-level-style-number>
      <text:list-level-style-number text:level="4" text:style-name="WW_5f_CharLFO13LVL4" style:num-suffix="." style:num-format="a" style:num-letter-sync="true" text:display-levels="4">
        <style:list-level-properties text:min-label-width="1.905cm"/>
      </text:list-level-style-number>
      <text:list-level-style-number text:level="5" text:style-name="WW_5f_CharLFO13LVL5" style:num-suffix="." style:num-format="a" style:num-letter-sync="true" text:display-levels="5">
        <style:list-level-properties text:min-label-width="1.905cm"/>
      </text:list-level-style-number>
      <text:list-level-style-number text:level="6" text:style-name="WW_5f_CharLFO13LVL6" style:num-suffix="." style:num-format="1" text:display-levels="6">
        <style:list-level-properties text:min-label-width="2.54cm"/>
      </text:list-level-style-number>
      <text:list-level-style-number text:level="7" text:style-name="WW_5f_CharLFO13LVL7" style:num-suffix="." style:num-format="1" text:display-levels="7">
        <style:list-level-properties text:min-label-width="2.54cm"/>
      </text:list-level-style-number>
      <text:list-level-style-number text:level="8" text:style-name="WW_5f_CharLFO13LVL8" style:num-suffix="." style:num-format="1" text:display-levels="8">
        <style:list-level-properties text:min-label-width="3.175cm"/>
      </text:list-level-style-number>
      <text:list-level-style-number text:level="9" text:style-name="WW_5f_CharLFO13LVL9" style:num-suffix="." style:num-format="1" text:display-levels="9">
        <style:list-level-properties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WW_5f_CharLFO14LVL1" style:num-suffix="." style:num-format="1">
        <style:list-level-properties text:space-before="0.954cm" text:min-label-width="0.953cm"/>
      </text:list-level-style-number>
      <text:list-level-style-number text:level="2" text:style-name="WW_5f_CharLFO14LVL2" style:num-suffix="." style:num-format="1" text:display-levels="2">
        <style:list-level-properties text:space-before="0.953cm" text:min-label-width="1.27cm"/>
      </text:list-level-style-number>
      <text:list-level-style-number text:level="3" text:style-name="WW_5f_CharLFO14LVL3" style:num-suffix="." style:num-format="1" text:display-levels="3">
        <style:list-level-properties text:space-before="0.953cm" text:min-label-width="1.27cm"/>
      </text:list-level-style-number>
      <text:list-level-style-number text:level="4" text:style-name="WW_5f_CharLFO14LVL4" style:num-suffix="." style:num-format="a" style:num-letter-sync="true" text:display-levels="4">
        <style:list-level-properties text:space-before="0.953cm" text:min-label-width="1.905cm"/>
      </text:list-level-style-number>
      <text:list-level-style-number text:level="5" text:style-name="WW_5f_CharLFO14LVL5" style:num-suffix="." style:num-format="a" style:num-letter-sync="true" text:display-levels="5">
        <style:list-level-properties text:space-before="0.953cm" text:min-label-width="1.905cm"/>
      </text:list-level-style-number>
      <text:list-level-style-number text:level="6" text:style-name="WW_5f_CharLFO14LVL6" style:num-suffix="." style:num-format="1" text:display-levels="6">
        <style:list-level-properties text:space-before="0.953cm" text:min-label-width="2.54cm"/>
      </text:list-level-style-number>
      <text:list-level-style-number text:level="7" text:style-name="WW_5f_CharLFO14LVL7" style:num-suffix="." style:num-format="1" text:display-levels="7">
        <style:list-level-properties text:space-before="0.953cm" text:min-label-width="2.54cm"/>
      </text:list-level-style-number>
      <text:list-level-style-number text:level="8" text:style-name="WW_5f_CharLFO14LVL8" style:num-suffix="." style:num-format="1" text:display-levels="8">
        <style:list-level-properties text:space-before="0.953cm" text:min-label-width="3.175cm"/>
      </text:list-level-style-number>
      <text:list-level-style-number text:level="9" text:style-name="WW_5f_CharLFO14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WW_5f_CharLFO15LVL1" style:num-suffix="." style:num-format="1">
        <style:list-level-properties text:space-before="0.954cm" text:min-label-width="0.953cm"/>
      </text:list-level-style-number>
      <text:list-level-style-number text:level="2" text:style-name="WW_5f_CharLFO15LVL2" style:num-suffix="." style:num-format="1" text:display-levels="2">
        <style:list-level-properties text:space-before="0.953cm" text:min-label-width="1.27cm"/>
      </text:list-level-style-number>
      <text:list-level-style-number text:level="3" text:style-name="WW_5f_CharLFO15LVL3" style:num-suffix="." style:num-format="1" text:display-levels="3">
        <style:list-level-properties text:space-before="0.953cm" text:min-label-width="1.27cm"/>
      </text:list-level-style-number>
      <text:list-level-style-number text:level="4" text:style-name="WW_5f_CharLFO15LVL4" style:num-suffix="." style:num-format="a" style:num-letter-sync="true" text:display-levels="4">
        <style:list-level-properties text:space-before="0.953cm" text:min-label-width="1.905cm"/>
      </text:list-level-style-number>
      <text:list-level-style-number text:level="5" text:style-name="WW_5f_CharLFO15LVL5" style:num-suffix="." style:num-format="a" style:num-letter-sync="true" text:display-levels="5">
        <style:list-level-properties text:space-before="0.953cm" text:min-label-width="1.905cm"/>
      </text:list-level-style-number>
      <text:list-level-style-number text:level="6" text:style-name="WW_5f_CharLFO15LVL6" style:num-suffix="." style:num-format="1" text:display-levels="6">
        <style:list-level-properties text:space-before="0.953cm" text:min-label-width="2.54cm"/>
      </text:list-level-style-number>
      <text:list-level-style-number text:level="7" text:style-name="WW_5f_CharLFO15LVL7" style:num-suffix="." style:num-format="1" text:display-levels="7">
        <style:list-level-properties text:space-before="0.953cm" text:min-label-width="2.54cm"/>
      </text:list-level-style-number>
      <text:list-level-style-number text:level="8" text:style-name="WW_5f_CharLFO15LVL8" style:num-suffix="." style:num-format="1" text:display-levels="8">
        <style:list-level-properties text:space-before="0.953cm" text:min-label-width="3.175cm"/>
      </text:list-level-style-number>
      <text:list-level-style-number text:level="9" text:style-name="WW_5f_CharLFO15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WW_5f_CharLFO16LVL1" style:num-suffix="." style:num-format="1">
        <style:list-level-properties text:space-before="0.954cm" text:min-label-width="0.953cm"/>
      </text:list-level-style-number>
      <text:list-level-style-number text:level="2" text:style-name="WW_5f_CharLFO16LVL2" style:num-suffix="." style:num-format="1" text:display-levels="2">
        <style:list-level-properties text:space-before="0.953cm" text:min-label-width="1.27cm"/>
      </text:list-level-style-number>
      <text:list-level-style-number text:level="3" text:style-name="WW_5f_CharLFO16LVL3" style:num-suffix="." style:num-format="1" text:display-levels="3">
        <style:list-level-properties text:space-before="0.953cm" text:min-label-width="1.27cm"/>
      </text:list-level-style-number>
      <text:list-level-style-number text:level="4" text:style-name="WW_5f_CharLFO16LVL4" style:num-suffix="." style:num-format="a" style:num-letter-sync="true" text:display-levels="4">
        <style:list-level-properties text:space-before="0.953cm" text:min-label-width="1.905cm"/>
      </text:list-level-style-number>
      <text:list-level-style-number text:level="5" text:style-name="WW_5f_CharLFO16LVL5" style:num-suffix="." style:num-format="a" style:num-letter-sync="true" text:display-levels="5">
        <style:list-level-properties text:space-before="0.953cm" text:min-label-width="1.905cm"/>
      </text:list-level-style-number>
      <text:list-level-style-number text:level="6" text:style-name="WW_5f_CharLFO16LVL6" style:num-suffix="." style:num-format="1" text:display-levels="6">
        <style:list-level-properties text:space-before="0.953cm" text:min-label-width="2.54cm"/>
      </text:list-level-style-number>
      <text:list-level-style-number text:level="7" text:style-name="WW_5f_CharLFO16LVL7" style:num-suffix="." style:num-format="1" text:display-levels="7">
        <style:list-level-properties text:space-before="0.953cm" text:min-label-width="2.54cm"/>
      </text:list-level-style-number>
      <text:list-level-style-number text:level="8" text:style-name="WW_5f_CharLFO16LVL8" style:num-suffix="." style:num-format="1" text:display-levels="8">
        <style:list-level-properties text:space-before="0.953cm" text:min-label-width="3.175cm"/>
      </text:list-level-style-number>
      <text:list-level-style-number text:level="9" text:style-name="WW_5f_CharLFO16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WW_5f_CharLFO17LVL1" style:num-suffix="." style:num-format="1">
        <style:list-level-properties text:space-before="0.954cm" text:min-label-width="0.953cm"/>
      </text:list-level-style-number>
      <text:list-level-style-number text:level="2" text:style-name="WW_5f_CharLFO17LVL2" style:num-suffix="." style:num-format="1" text:display-levels="2">
        <style:list-level-properties text:space-before="0.953cm" text:min-label-width="1.27cm"/>
      </text:list-level-style-number>
      <text:list-level-style-number text:level="3" text:style-name="WW_5f_CharLFO17LVL3" style:num-suffix="." style:num-format="1" text:display-levels="3">
        <style:list-level-properties text:space-before="0.953cm" text:min-label-width="1.27cm"/>
      </text:list-level-style-number>
      <text:list-level-style-number text:level="4" text:style-name="WW_5f_CharLFO17LVL4" style:num-suffix="." style:num-format="a" style:num-letter-sync="true" text:display-levels="4">
        <style:list-level-properties text:space-before="0.953cm" text:min-label-width="1.905cm"/>
      </text:list-level-style-number>
      <text:list-level-style-number text:level="5" text:style-name="WW_5f_CharLFO17LVL5" style:num-suffix="." style:num-format="a" style:num-letter-sync="true" text:display-levels="5">
        <style:list-level-properties text:space-before="0.953cm" text:min-label-width="1.905cm"/>
      </text:list-level-style-number>
      <text:list-level-style-number text:level="6" text:style-name="WW_5f_CharLFO17LVL6" style:num-suffix="." style:num-format="1" text:display-levels="6">
        <style:list-level-properties text:space-before="0.953cm" text:min-label-width="2.54cm"/>
      </text:list-level-style-number>
      <text:list-level-style-number text:level="7" text:style-name="WW_5f_CharLFO17LVL7" style:num-suffix="." style:num-format="1" text:display-levels="7">
        <style:list-level-properties text:space-before="0.953cm" text:min-label-width="2.54cm"/>
      </text:list-level-style-number>
      <text:list-level-style-number text:level="8" text:style-name="WW_5f_CharLFO17LVL8" style:num-suffix="." style:num-format="1" text:display-levels="8">
        <style:list-level-properties text:space-before="0.953cm" text:min-label-width="3.175cm"/>
      </text:list-level-style-number>
      <text:list-level-style-number text:level="9" text:style-name="WW_5f_CharLFO17LVL9" style:num-suffix="." style:num-format="1" text:display-levels="9">
        <style:list-level-properties text:space-before="0.953cm" text:min-label-width="3.17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6">Dokumendivahetuskeskus (DVK)</text:p>
      <text:p text:style-name="P4">Liideste spetsifikatsioon</text:p>
      <text:p text:style-name="P5"/>
      <text:p text:style-name="P5"/>
      <text:p text:style-name="P6"/>
      <text:p text:style-name="P14">Versioon 1.6.0.1</text:p>
      <text:p text:style-name="P15">08.04.2010</text:p>
      <text:p text:style-name="P5"/>
      <text:p text:style-name="P29"><text:span text:style-name="Default_20_Paragraph_20_Font"><text:span text:style-name="T1">Muudatuste ajalugu</text:span></text:span></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Kuupäev</text:p>
          </table:table-cell>
          <table:table-cell table:style-name="Table1.A1" office:value-type="string">
            <text:p text:style-name="P34">Versioon</text:p>
          </table:table-cell>
          <table:table-cell table:style-name="Table1.A1" office:value-type="string">
            <text:p text:style-name="P34">Kirjeldus</text:p>
          </table:table-cell>
          <table:table-cell table:style-name="Table1.A1" office:value-type="string">
            <text:p text:style-name="P33">Autor</text:p>
          </table:table-cell>
        </table:table-row>
        <table:table-row>
          <table:table-cell table:style-name="Table1.A1" office:value-type="string">
            <text:p text:style-name="P35">26.11.2005</text:p>
          </table:table-cell>
          <table:table-cell table:style-name="Table1.A1" office:value-type="string">
            <text:p text:style-name="P35">1.1</text:p>
          </table:table-cell>
          <table:table-cell table:style-name="Table1.A1" office:value-type="string">
            <text:p text:style-name="P35">Dokumendi esialgne versioon.</text:p>
          </table:table-cell>
          <table:table-cell table:style-name="Table1.A1" office:value-type="string">
            <text:p text:style-name="P35">OÜ Degeetia</text:p>
          </table:table-cell>
        </table:table-row>
        <table:table-row>
          <table:table-cell table:style-name="Table1.A1" office:value-type="string">
            <text:p text:style-name="P35">17.04.2006</text:p>
          </table:table-cell>
          <table:table-cell table:style-name="Table1.A1" office:value-type="string">
            <text:p text:style-name="P35">1.3.1</text:p>
          </table:table-cell>
          <table:table-cell table:style-name="Table1.A1" office:value-type="string">
            <text:p text:style-name="P35">terminid „dokumendirepositoorium”, „dokumendihoidla” ning vastavad lühendid „DR” ja „DHL” on asendatud (v.a tehniline osa päringute kirjeldustes) „dokumendivahetuskeskus” ja „DVK”-ga</text:p>
          </table:table-cell>
          <table:table-cell table:style-name="Table1.A1" office:value-type="string">
            <text:p text:style-name="P35">Rauno Temmer<text:line-break/>(RIA)</text:p>
          </table:table-cell>
        </table:table-row>
        <table:table-row>
          <table:table-cell table:style-name="Table1.A1" office:value-type="string">
            <text:p text:style-name="P35">13.06.2006</text:p>
          </table:table-cell>
          <table:table-cell table:style-name="Table1.A1" office:value-type="string">
            <text:p text:style-name="P35">1.3.2</text:p>
          </table:table-cell>
          <table:table-cell table:style-name="Table1.A1" office:value-type="string">
            <text:p text:style-name="P35">Lisatud päringu „getSendingOptions” kirjeldus.</text:p>
          </table:table-cell>
          <table:table-cell table:style-name="Table1.A1" office:value-type="string">
            <text:p text:style-name="P35">Jaak Lember<text:line-break/>(Carlsman OÜ)</text:p>
          </table:table-cell>
        </table:table-row>
        <table:table-row>
          <table:table-cell table:style-name="Table1.A1" office:value-type="string">
            <text:p text:style-name="P35">27.11.2006</text:p>
          </table:table-cell>
          <table:table-cell table:style-name="Table1.A1" office:value-type="string">
            <text:p text:style-name="P35">1.3.3</text:p>
          </table:table-cell>
          <table:table-cell table:style-name="Table1.A1" office:value-type="string">
            <text:p text:style-name="P32"><text:span text:style-name="Default_20_Paragraph_20_Font"><text:span text:style-name="T3">Uuendatud DVK tööskeemi kirjeldust, eemaldatud INBOX ja OUTBOX kasutamist kirjeldavad osad, lisatud teadaolevate vigade peatükk, tehtud rida pisiparandusi päringute ja XML skeemide (</text:span></text:span><text:span text:style-name="Default_20_Paragraph_20_Font"><text:span text:style-name="T5">schema</text:span></text:span><text:span text:style-name="Default_20_Paragraph_20_Font"><text:span text:style-name="T3">) kirjeldustes</text:span></text:span><text:span text:style-name="Default_20_Paragraph_20_Font"><text:span text:style-name="T3">.</text:span></text:span></text:p>
            <text:p text:style-name="P35">Lisatud peatükk „Kaustade kasutamine“.</text:p>
          </table:table-cell>
          <table:table-cell table:style-name="Table1.A1" office:value-type="string">
            <text:p text:style-name="P35">Jaak Lember<text:line-break/>(Carlsman OÜ)</text:p>
          </table:table-cell>
        </table:table-row>
        <table:table-row>
          <table:table-cell table:style-name="Table1.A1" office:value-type="string">
            <text:p text:style-name="P35">13.02.2007</text:p>
          </table:table-cell>
          <table:table-cell table:style-name="Table1.A1" office:value-type="string">
            <text:p text:style-name="P35">1.4</text:p>
          </table:table-cell>
          <table:table-cell table:style-name="Table1.A1" office:value-type="string">
            <text:p text:style-name="P35">Lisatud päringu „dhl.markDocumentsReceived.v2” kirjeldus.</text:p>
            <text:p text:style-name="P35">Täiendatud päringu „getSendStatus” kirjeldust.</text:p>
            <text:p text:style-name="P35">Uuendatud failide dhl.xsd ja dhl.wsdl listinguid.</text:p>
          </table:table-cell>
          <table:table-cell table:style-name="Table1.A1" office:value-type="string">
            <text:p text:style-name="P35">Jaak Lember<text:line-break/>(Carlsman OÜ)</text:p>
          </table:table-cell>
        </table:table-row>
        <table:table-row>
          <table:table-cell table:style-name="Table1.A1" office:value-type="string">
            <text:p text:style-name="P35">21.07.2008</text:p>
          </table:table-cell>
          <table:table-cell table:style-name="Table1.A1" office:value-type="string">
            <text:p text:style-name="P35">1.5</text:p>
          </table:table-cell>
          <table:table-cell table:style-name="Table1.A1" office:value-type="string">
            <text:p text:style-name="P35">Restruktureeritud dokumendi muudatuste ajaloo osa.</text:p>
            <text:p text:style-name="P35">Täiendatud päringu sendDocuments kasutusnäidet.</text:p>
            <text:p text:style-name="P35">Lisatud peatükile „Kaustade kasutamine“ alapunkt „Kaustade kasutamine e-vormide andmevahetuses“ (kopeeritud RIA dokumendist „E-vormide rakenduse andmevahetusviiside kirjeldus“).</text:p>
            <text:p text:style-name="P35">Lisatud „transport“ elemendi kirjelduse alla uute alamelementide „vahendaja“, „asutuse_nimi“ ja „allyksuse_kood“ näited ja kirjeldused.</text:p>
            <text:p text:style-name="P35">Täiendatud päringute sendDocuments, receiveDocuments ja getSendingOptions kirjeldusi päringute versioonide v2 kirjeldustega.</text:p>
            <text:p text:style-name="P35">Lisatud päringute changeOrganizationData, deleteOldDocuments ja runSystemCheck kirjeldused.</text:p>
            <text:p text:style-name="P35">Lisatud peatükid „Adressaatide automaatne lisamine DVK serveris“, „Dokumentide edastamine DVK serverite vahel (DVK lüüsid)“ ja „Dokumentide edastamine fragmentidena“.</text:p>
            <text:p text:style-name="P35">Uuendatud faili dhl.xsd näidet.</text:p>
            <text:p text:style-name="P35">Uuendatud faili dhl.wsdl näidet.</text:p>
            <text:p text:style-name="P35">Uuendatud DVK XML konteineri näidet.</text:p>
          </table:table-cell>
          <table:table-cell table:style-name="Table1.A1" office:value-type="string">
            <text:p text:style-name="P35">Jaak Lember<text:line-break/>(Carlsman OÜ)</text:p>
          </table:table-cell>
        </table:table-row>
        <table:table-row>
          <table:table-cell table:style-name="Table1.A1" office:value-type="string">
            <text:p text:style-name="P35">30.07.2008</text:p>
          </table:table-cell>
          <table:table-cell table:style-name="Table1.A1" office:value-type="string">
            <text:p text:style-name="P35">1.5.1</text:p>
          </table:table-cell>
          <table:table-cell table:style-name="Table1.A1" office:value-type="string">
            <text:p text:style-name="P35">Lisatud päringute getSubdivisionList ja getOccupationList kirjeldused.</text:p>
            <text:p text:style-name="P35">Täiendatud „transport“ bloki kirjeldust.</text:p>
            <text:p text:style-name="P35">Uuendatud faili dhl.xsd näidet.</text:p>
            <text:p text:style-name="P35"><text:soft-page-break/>Uuendatud DVK XML konteineri näidet.</text:p>
          </table:table-cell>
          <table:table-cell table:style-name="Table1.A1" office:value-type="string">
            <text:p text:style-name="P35">Jaak Lember<text:line-break/>(Carlsman OÜ)</text:p>
          </table:table-cell>
        </table:table-row>
        <table:table-row>
          <table:table-cell table:style-name="Table1.A1" office:value-type="string">
            <text:p text:style-name="P35">12.01.2009</text:p>
          </table:table-cell>
          <table:table-cell table:style-name="Table1.A1" office:value-type="string">
            <text:p text:style-name="P35">1.5.2</text:p>
          </table:table-cell>
          <table:table-cell table:style-name="Table1.A1" office:value-type="string">
            <text:p text:style-name="P35">Dokumentatsiooni kohendamine</text:p>
            <text:p text:style-name="P35">TEST kausta kasutamise kirjeldus</text:p>
          </table:table-cell>
          <table:table-cell table:style-name="Table1.A1" office:value-type="string">
            <text:p text:style-name="P35">Hannes Linno</text:p>
            <text:p text:style-name="P35">(RIA)</text:p>
          </table:table-cell>
        </table:table-row>
        <table:table-row>
          <table:table-cell table:style-name="Table1.A1" office:value-type="string">
            <text:p text:style-name="P36">03.02.2009</text:p>
          </table:table-cell>
          <table:table-cell table:style-name="Table1.A1" office:value-type="string">
            <text:p text:style-name="P36">1.5.3</text:p>
          </table:table-cell>
          <table:table-cell table:style-name="Table1.A1" office:value-type="string">
            <text:p text:style-name="P35">Lisatud päringu receiveDocuments.v3 kirjeldus.</text:p>
            <text:p text:style-name="P35">Täiendatud päringute receiveDocuments.v2 ja sendDocuments.v2 kirjeldust.</text:p>
            <text:p text:style-name="P35">Vormindatud päringute parameetrite kirjelduste osa paremini loetavaks.</text:p>
            <text:p text:style-name="P35">Uuendatud DVK XML konteineri näidet.</text:p>
          </table:table-cell>
          <table:table-cell table:style-name="Table1.A1" office:value-type="string">
            <text:p text:style-name="P35">Jaak Lember<text:line-break/>(Carlsman OÜ)</text:p>
          </table:table-cell>
        </table:table-row>
        <table:table-row>
          <table:table-cell table:style-name="Table1.A1" office:value-type="string">
            <text:p text:style-name="P36">08.02.2010</text:p>
          </table:table-cell>
          <table:table-cell table:style-name="Table1.A1" office:value-type="string">
            <text:p text:style-name="P36">1.5.3.1</text:p>
          </table:table-cell>
          <table:table-cell table:style-name="Table1.A1" office:value-type="string">
            <text:p text:style-name="P35">Täiendatud päringute getSendingOptions.v1, getSendingOptions.v2, getSubdivisionList.v1, getOccupationList.v1 kirjeldusi ja näiteid.</text:p>
          </table:table-cell>
          <table:table-cell table:style-name="Table1.A1" office:value-type="string">
            <text:p text:style-name="P36">Jaak Lember</text:p>
          </table:table-cell>
        </table:table-row>
        <table:table-row>
          <table:table-cell table:style-name="Table1.A1" office:value-type="string">
            <text:p text:style-name="P36">10.02.2010</text:p>
          </table:table-cell>
          <table:table-cell table:style-name="Table1.A1" office:value-type="string">
            <text:p text:style-name="P36">1.5.3.2</text:p>
          </table:table-cell>
          <table:table-cell table:style-name="Table1.A1" office:value-type="string">
            <text:p text:style-name="P35">Lisatud päringute markDocumentsReceived.v3, getSubdivisionList.v2 ja getOccupationList.v2 kirjeldused ja näited.</text:p>
            <text:p text:style-name="P35">Täiendatud päringute getSubdivisionList.v1 ja getOccupationList.v1 kirjeldused ja näited.</text:p>
          </table:table-cell>
          <table:table-cell table:style-name="Table1.A1" office:value-type="string">
            <text:p text:style-name="P36">Jaak Lember</text:p>
          </table:table-cell>
        </table:table-row>
        <table:table-row>
          <table:table-cell table:style-name="Table1.A1" office:value-type="string">
            <text:p text:style-name="P36">15.02.2010</text:p>
          </table:table-cell>
          <table:table-cell table:style-name="Table1.A1" office:value-type="string">
            <text:p text:style-name="P36">1.5.3.3</text:p>
          </table:table-cell>
          <table:table-cell table:style-name="Table1.A1" office:value-type="string">
            <text:p text:style-name="P35">Lisatud päringu getSendingOptions.v3 kirjeldus.</text:p>
            <text:p text:style-name="P35">Lisatud päringu receiveDoruments.v4 kirjeldus.</text:p>
            <text:p text:style-name="P35">Parandatud päringute receiveDocuments.v3 ja receiveDocuments.v2 kirjeldusi.</text:p>
          </table:table-cell>
          <table:table-cell table:style-name="Table1.A1" office:value-type="string">
            <text:p text:style-name="P36">Jaak Lember</text:p>
          </table:table-cell>
        </table:table-row>
        <table:table-row>
          <table:table-cell table:style-name="Table1.A1" office:value-type="string">
            <text:p text:style-name="P36">17.02.2010</text:p>
          </table:table-cell>
          <table:table-cell table:style-name="Table1.A1" office:value-type="string">
            <text:p text:style-name="P36">1.6.0</text:p>
          </table:table-cell>
          <table:table-cell table:style-name="Table1.A1" office:value-type="string">
            <text:p text:style-name="P35">Muudetud päringu getSendStatus.v1 kirjeldust.</text:p>
            <text:p text:style-name="P35">Lisatud päringu getSendStatus.v2 kirjeldus.</text:p>
            <text:p text:style-name="P35">Muudetud päringute markDocumentsReceived.v2 ja markDocumentsReceived.v3 kirjeldusi.</text:p>
          </table:table-cell>
          <table:table-cell table:style-name="Table1.A1" office:value-type="string">
            <text:p text:style-name="P36">Jaak Lember</text:p>
          </table:table-cell>
        </table:table-row>
        <table:table-row>
          <table:table-cell table:style-name="Table1.A1" office:value-type="string">
            <text:p text:style-name="P35">08.04.2010</text:p>
          </table:table-cell>
          <table:table-cell table:style-name="Table1.A1" office:value-type="string">
            <text:p text:style-name="P35">1.6.0.1</text:p>
          </table:table-cell>
          <table:table-cell table:style-name="Table1.A1" office:value-type="string">
            <text:p text:style-name="P35">Muudetud päringu getSendingOptions.v3 kirjeldust ja näiteid.</text:p>
            <text:p text:style-name="P35">Parandatud vead päringu getSubdivisionList.v2 näidetes.</text:p>
            <text:p text:style-name="P35">Parandatud vead päringu getOccupationList.v2 näidetes.</text:p>
          </table:table-cell>
          <table:table-cell table:style-name="Table1.A1" office:value-type="string">
            <text:p text:style-name="P35">Jaak Lember</text:p>
          </table:table-cell>
        </table:table-row>
      </table:table>
      <text:p text:style-name="P5"/>
      <text:p text:style-name="P5"/>
      <text:p text:style-name="P5"/>
      <text:p text:style-name="P5"/>
      <text:p text:style-name="P5"/>
      <text:p text:style-name="P5"/>
      <text:p text:style-name="P3">Sisukord</text:p>
      <text:p text:style-name="P5"/>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0"><text:a xlink:type="simple" xlink:href="#_Toc256702592" office:target-frame-name="_top" xlink:show="replace"><text:span text:style-name="Hyperlink"><text:span text:style-name="T2">1</text:span></text:span></text:a><text:a xlink:type="simple" xlink:href="#_Toc256702592" office:target-frame-name="_top" xlink:show="replace"><text:span text:style-name="Default_20_Paragraph_20_Font"><text:span text:style-name="T15"><text:tab/></text:span></text:span></text:a><text:a xlink:type="simple" xlink:href="#_Toc256702592" office:target-frame-name="_top" xlink:show="replace"><text:span text:style-name="Hyperlink"><text:span text:style-name="T2">Sissejuhatus</text:span></text:span></text:a><text:a xlink:type="simple" xlink:href="#_Toc256702592" office:target-frame-name="_top" xlink:show="replace"><text:tab/>6</text:a></text:p>
          <text:p text:style-name="P40"><text:a xlink:type="simple" xlink:href="#_Toc256702593" office:target-frame-name="_top" xlink:show="replace"><text:span text:style-name="Hyperlink"><text:span text:style-name="T2">2</text:span></text:span></text:a><text:a xlink:type="simple" xlink:href="#_Toc256702593" office:target-frame-name="_top" xlink:show="replace"><text:span text:style-name="Default_20_Paragraph_20_Font"><text:span text:style-name="T15"><text:tab/></text:span></text:span></text:a><text:a xlink:type="simple" xlink:href="#_Toc256702593" office:target-frame-name="_top" xlink:show="replace"><text:span text:style-name="Hyperlink"><text:span text:style-name="T2">Käesoleva spetsifikatsiooni põhieeldused</text:span></text:span></text:a><text:a xlink:type="simple" xlink:href="#_Toc256702593" office:target-frame-name="_top" xlink:show="replace"><text:tab/>7</text:a></text:p>
          <text:p text:style-name="P40"><text:a xlink:type="simple" xlink:href="#_Toc256702594" office:target-frame-name="_top" xlink:show="replace"><text:span text:style-name="Hyperlink"><text:span text:style-name="T2">3</text:span></text:span></text:a><text:a xlink:type="simple" xlink:href="#_Toc256702594" office:target-frame-name="_top" xlink:show="replace"><text:span text:style-name="Default_20_Paragraph_20_Font"><text:span text:style-name="T15"><text:tab/></text:span></text:span></text:a><text:a xlink:type="simple" xlink:href="#_Toc256702594" office:target-frame-name="_top" xlink:show="replace"><text:span text:style-name="Hyperlink"><text:span text:style-name="T2">Soovitused DVK arhitektuuri spetsifitseerimiseks</text:span></text:span></text:a><text:a xlink:type="simple" xlink:href="#_Toc256702594" office:target-frame-name="_top" xlink:show="replace"><text:tab/>8</text:a></text:p>
          <text:p text:style-name="P40"><text:a xlink:type="simple" xlink:href="#_Toc256702595" office:target-frame-name="_top" xlink:show="replace"><text:span text:style-name="Hyperlink"><text:span text:style-name="T2">4</text:span></text:span></text:a><text:a xlink:type="simple" xlink:href="#_Toc256702595" office:target-frame-name="_top" xlink:show="replace"><text:span text:style-name="Default_20_Paragraph_20_Font"><text:span text:style-name="T15"><text:tab/></text:span></text:span></text:a><text:a xlink:type="simple" xlink:href="#_Toc256702595" office:target-frame-name="_top" xlink:show="replace"><text:span text:style-name="Hyperlink"><text:span text:style-name="T2">Üldskeem: dokumendid, metainfo, dokumendivahetus</text:span></text:span></text:a><text:a xlink:type="simple" xlink:href="#_Toc256702595" office:target-frame-name="_top" xlink:show="replace"><text:tab/>8</text:a></text:p>
          <text:p text:style-name="P40"><text:a xlink:type="simple" xlink:href="#_Toc256702596" office:target-frame-name="_top" xlink:show="replace"><text:span text:style-name="Hyperlink"><text:span text:style-name="T2">5</text:span></text:span></text:a><text:a xlink:type="simple" xlink:href="#_Toc256702596" office:target-frame-name="_top" xlink:show="replace"><text:span text:style-name="Default_20_Paragraph_20_Font"><text:span text:style-name="T15"><text:tab/></text:span></text:span></text:a><text:a xlink:type="simple" xlink:href="#_Toc256702596" office:target-frame-name="_top" xlink:show="replace"><text:span text:style-name="Hyperlink"><text:span text:style-name="T2">Vahetatava dokumendi üldine XML kirjeldus</text:span></text:span></text:a><text:a xlink:type="simple" xlink:href="#_Toc256702596" office:target-frame-name="_top" xlink:show="replace"><text:tab/>9</text:a></text:p>
          <text:p text:style-name="P42"><text:a xlink:type="simple" xlink:href="#_Toc256702597" office:target-frame-name="_top" xlink:show="replace"><text:span text:style-name="Hyperlink"><text:span text:style-name="T2">Dokumendi üldine ümbrik</text:span></text:span></text:a><text:a xlink:type="simple" xlink:href="#_Toc256702597" office:target-frame-name="_top" xlink:show="replace"><text:tab/>10</text:a></text:p>
          <text:p text:style-name="P43"><text:a xlink:type="simple" xlink:href="#_Toc256702598" office:target-frame-name="_top" xlink:show="replace"><text:span text:style-name="Hyperlink"><text:span text:style-name="T2">5.1</text:span></text:span></text:a><text:a xlink:type="simple" xlink:href="#_Toc256702598" office:target-frame-name="_top" xlink:show="replace"><text:span text:style-name="Default_20_Paragraph_20_Font"><text:span text:style-name="T15"><text:tab/></text:span></text:span></text:a><text:a xlink:type="simple" xlink:href="#_Toc256702598" office:target-frame-name="_top" xlink:show="replace"><text:span text:style-name="Hyperlink"><text:span text:style-name="T2">Metainfo blokk dokumendis</text:span></text:span></text:a><text:a xlink:type="simple" xlink:href="#_Toc256702598" office:target-frame-name="_top" xlink:show="replace"><text:tab/>11</text:a></text:p>
          <text:p text:style-name="P43"><text:a xlink:type="simple" xlink:href="#_Toc256702599" office:target-frame-name="_top" xlink:show="replace"><text:span text:style-name="Hyperlink"><text:span text:style-name="T2">5.2</text:span></text:span></text:a><text:a xlink:type="simple" xlink:href="#_Toc256702599" office:target-frame-name="_top" xlink:show="replace"><text:span text:style-name="Default_20_Paragraph_20_Font"><text:span text:style-name="T15"><text:tab/></text:span></text:span></text:a><text:a xlink:type="simple" xlink:href="#_Toc256702599" office:target-frame-name="_top" xlink:show="replace"><text:span text:style-name="Hyperlink"><text:span text:style-name="T2">Transport blokk dokumendis</text:span></text:span></text:a><text:a xlink:type="simple" xlink:href="#_Toc256702599" office:target-frame-name="_top" xlink:show="replace"><text:tab/>15</text:a></text:p>
          <text:p text:style-name="P43"><text:soft-page-break/><text:a xlink:type="simple" xlink:href="#_Toc256702600" office:target-frame-name="_top" xlink:show="replace"><text:span text:style-name="Hyperlink"><text:span text:style-name="T2">5.3</text:span></text:span></text:a><text:a xlink:type="simple" xlink:href="#_Toc256702600" office:target-frame-name="_top" xlink:show="replace"><text:span text:style-name="Default_20_Paragraph_20_Font"><text:span text:style-name="T15"><text:tab/></text:span></text:span></text:a><text:a xlink:type="simple" xlink:href="#_Toc256702600" office:target-frame-name="_top" xlink:show="replace"><text:span text:style-name="Hyperlink"><text:span text:style-name="T2">Ajalugu blokk dokumendis</text:span></text:span></text:a><text:a xlink:type="simple" xlink:href="#_Toc256702600" office:target-frame-name="_top" xlink:show="replace"><text:tab/>16</text:a></text:p>
          <text:p text:style-name="P43"><text:a xlink:type="simple" xlink:href="#_Toc256702601" office:target-frame-name="_top" xlink:show="replace"><text:span text:style-name="Hyperlink"><text:span text:style-name="T2">5.4</text:span></text:span></text:a><text:a xlink:type="simple" xlink:href="#_Toc256702601" office:target-frame-name="_top" xlink:show="replace"><text:span text:style-name="Default_20_Paragraph_20_Font"><text:span text:style-name="T15"><text:tab/></text:span></text:span></text:a><text:a xlink:type="simple" xlink:href="#_Toc256702601" office:target-frame-name="_top" xlink:show="replace"><text:span text:style-name="Hyperlink"><text:span text:style-name="T2">Metaxml blokk dokumendis</text:span></text:span></text:a><text:a xlink:type="simple" xlink:href="#_Toc256702601" office:target-frame-name="_top" xlink:show="replace"><text:tab/>16</text:a></text:p>
          <text:p text:style-name="P43"><text:a xlink:type="simple" xlink:href="#_Toc256702602" office:target-frame-name="_top" xlink:show="replace"><text:span text:style-name="Hyperlink"><text:span text:style-name="T2">5.5</text:span></text:span></text:a><text:a xlink:type="simple" xlink:href="#_Toc256702602" office:target-frame-name="_top" xlink:show="replace"><text:span text:style-name="Default_20_Paragraph_20_Font"><text:span text:style-name="T15"><text:tab/></text:span></text:span></text:a><text:a xlink:type="simple" xlink:href="#_Toc256702602" office:target-frame-name="_top" xlink:show="replace"><text:span text:style-name="Hyperlink"><text:span text:style-name="T2">Taustinfoks: DigiDoci konteiner</text:span></text:span></text:a><text:a xlink:type="simple" xlink:href="#_Toc256702602" office:target-frame-name="_top" xlink:show="replace"><text:tab/>17</text:a></text:p>
          <text:p text:style-name="P40"><text:a xlink:type="simple" xlink:href="#_Toc256702603" office:target-frame-name="_top" xlink:show="replace"><text:span text:style-name="Hyperlink"><text:span text:style-name="T2">6</text:span></text:span></text:a><text:a xlink:type="simple" xlink:href="#_Toc256702603" office:target-frame-name="_top" xlink:show="replace"><text:span text:style-name="Default_20_Paragraph_20_Font"><text:span text:style-name="T15"><text:tab/></text:span></text:span></text:a><text:a xlink:type="simple" xlink:href="#_Toc256702603" office:target-frame-name="_top" xlink:show="replace"><text:span text:style-name="Hyperlink"><text:span text:style-name="T2">Dokumentide logistika</text:span></text:span></text:a><text:a xlink:type="simple" xlink:href="#_Toc256702603" office:target-frame-name="_top" xlink:show="replace"><text:tab/>18</text:a></text:p>
          <text:p text:style-name="P43"><text:a xlink:type="simple" xlink:href="#_Toc256702604" office:target-frame-name="_top" xlink:show="replace"><text:span text:style-name="Hyperlink"><text:span text:style-name="T2">6.1</text:span></text:span></text:a><text:a xlink:type="simple" xlink:href="#_Toc256702604" office:target-frame-name="_top" xlink:show="replace"><text:span text:style-name="Default_20_Paragraph_20_Font"><text:span text:style-name="T15"><text:tab/></text:span></text:span></text:a><text:a xlink:type="simple" xlink:href="#_Toc256702604" office:target-frame-name="_top" xlink:show="replace"><text:span text:style-name="Hyperlink"><text:span text:style-name="T2">Üldist</text:span></text:span></text:a><text:a xlink:type="simple" xlink:href="#_Toc256702604" office:target-frame-name="_top" xlink:show="replace"><text:tab/>18</text:a></text:p>
          <text:p text:style-name="P43"><text:a xlink:type="simple" xlink:href="#_Toc256702605" office:target-frame-name="_top" xlink:show="replace"><text:span text:style-name="Hyperlink"><text:span text:style-name="T2">6.2</text:span></text:span></text:a><text:a xlink:type="simple" xlink:href="#_Toc256702605" office:target-frame-name="_top" xlink:show="replace"><text:span text:style-name="Default_20_Paragraph_20_Font"><text:span text:style-name="T15"><text:tab/></text:span></text:span></text:a><text:a xlink:type="simple" xlink:href="#_Toc256702605" office:target-frame-name="_top" xlink:show="replace"><text:span text:style-name="Hyperlink"><text:span text:style-name="T2">Tööskeem</text:span></text:span></text:a><text:a xlink:type="simple" xlink:href="#_Toc256702605" office:target-frame-name="_top" xlink:show="replace"><text:tab/>18</text:a></text:p>
          <text:p text:style-name="P44"><text:a xlink:type="simple" xlink:href="#_Toc256702606" office:target-frame-name="_top" xlink:show="replace"><text:span text:style-name="Hyperlink"><text:span text:style-name="T2">6.2.1</text:span></text:span></text:a><text:a xlink:type="simple" xlink:href="#_Toc256702606" office:target-frame-name="_top" xlink:show="replace"><text:span text:style-name="Default_20_Paragraph_20_Font"><text:span text:style-name="T15"><text:tab/></text:span></text:span></text:a><text:a xlink:type="simple" xlink:href="#_Toc256702606" office:target-frame-name="_top" xlink:show="replace"><text:span text:style-name="Hyperlink"><text:span text:style-name="T2">DVK loogiline ülesehitus</text:span></text:span></text:a><text:a xlink:type="simple" xlink:href="#_Toc256702606" office:target-frame-name="_top" xlink:show="replace"><text:tab/>18</text:a></text:p>
          <text:p text:style-name="P44"><text:a xlink:type="simple" xlink:href="#_Toc256702607" office:target-frame-name="_top" xlink:show="replace"><text:span text:style-name="Hyperlink"><text:span text:style-name="T2">6.2.2</text:span></text:span></text:a><text:a xlink:type="simple" xlink:href="#_Toc256702607" office:target-frame-name="_top" xlink:show="replace"><text:span text:style-name="Default_20_Paragraph_20_Font"><text:span text:style-name="T15"><text:tab/></text:span></text:span></text:a><text:a xlink:type="simple" xlink:href="#_Toc256702607" office:target-frame-name="_top" xlink:show="replace"><text:span text:style-name="Hyperlink"><text:span text:style-name="T2">Kaustade kasutamine</text:span></text:span></text:a><text:a xlink:type="simple" xlink:href="#_Toc256702607" office:target-frame-name="_top" xlink:show="replace"><text:tab/>19</text:a></text:p>
          <text:p text:style-name="P44"><text:a xlink:type="simple" xlink:href="#_Toc256702608" office:target-frame-name="_top" xlink:show="replace"><text:span text:style-name="Hyperlink"><text:span text:style-name="T2">6.2.3</text:span></text:span></text:a><text:a xlink:type="simple" xlink:href="#_Toc256702608" office:target-frame-name="_top" xlink:show="replace"><text:span text:style-name="Default_20_Paragraph_20_Font"><text:span text:style-name="T15"><text:tab/></text:span></text:span></text:a><text:a xlink:type="simple" xlink:href="#_Toc256702608" office:target-frame-name="_top" xlink:show="replace"><text:span text:style-name="Hyperlink"><text:span text:style-name="T2">Dokumentide edastamine</text:span></text:span></text:a><text:a xlink:type="simple" xlink:href="#_Toc256702608" office:target-frame-name="_top" xlink:show="replace"><text:tab/>20</text:a></text:p>
          <text:p text:style-name="P44"><text:a xlink:type="simple" xlink:href="#_Toc256702609" office:target-frame-name="_top" xlink:show="replace"><text:span text:style-name="Hyperlink"><text:span text:style-name="T2">6.2.4</text:span></text:span></text:a><text:a xlink:type="simple" xlink:href="#_Toc256702609" office:target-frame-name="_top" xlink:show="replace"><text:span text:style-name="Default_20_Paragraph_20_Font"><text:span text:style-name="T15"><text:tab/></text:span></text:span></text:a><text:a xlink:type="simple" xlink:href="#_Toc256702609" office:target-frame-name="_top" xlink:show="replace"><text:span text:style-name="Hyperlink"><text:span text:style-name="T2">Edastatud dokumentide staatuse kontroll</text:span></text:span></text:a><text:a xlink:type="simple" xlink:href="#_Toc256702609" office:target-frame-name="_top" xlink:show="replace"><text:tab/>20</text:a></text:p>
          <text:p text:style-name="P44"><text:a xlink:type="simple" xlink:href="#_Toc256702610" office:target-frame-name="_top" xlink:show="replace"><text:span text:style-name="Hyperlink"><text:span text:style-name="T2">6.2.5</text:span></text:span></text:a><text:a xlink:type="simple" xlink:href="#_Toc256702610" office:target-frame-name="_top" xlink:show="replace"><text:span text:style-name="Default_20_Paragraph_20_Font"><text:span text:style-name="T15"><text:tab/></text:span></text:span></text:a><text:a xlink:type="simple" xlink:href="#_Toc256702610" office:target-frame-name="_top" xlink:show="replace"><text:span text:style-name="Hyperlink"><text:span text:style-name="T2">Dokumentide vastuvõtt</text:span></text:span></text:a><text:a xlink:type="simple" xlink:href="#_Toc256702610" office:target-frame-name="_top" xlink:show="replace"><text:tab/>21</text:a></text:p>
          <text:p text:style-name="P40"><text:a xlink:type="simple" xlink:href="#_Toc256702611" office:target-frame-name="_top" xlink:show="replace"><text:span text:style-name="Hyperlink"><text:span text:style-name="T2">7</text:span></text:span></text:a><text:a xlink:type="simple" xlink:href="#_Toc256702611" office:target-frame-name="_top" xlink:show="replace"><text:span text:style-name="Default_20_Paragraph_20_Font"><text:span text:style-name="T15"><text:tab/></text:span></text:span></text:a><text:a xlink:type="simple" xlink:href="#_Toc256702611" office:target-frame-name="_top" xlink:show="replace"><text:span text:style-name="Hyperlink"><text:span text:style-name="T2">X-Tee päringute kirjeldused</text:span></text:span></text:a><text:a xlink:type="simple" xlink:href="#_Toc256702611" office:target-frame-name="_top" xlink:show="replace"><text:tab/>22</text:a></text:p>
          <text:p text:style-name="P43"><text:a xlink:type="simple" xlink:href="#_Toc256702612" office:target-frame-name="_top" xlink:show="replace"><text:span text:style-name="Hyperlink"><text:span text:style-name="T2">7.1</text:span></text:span></text:a><text:a xlink:type="simple" xlink:href="#_Toc256702612" office:target-frame-name="_top" xlink:show="replace"><text:span text:style-name="Default_20_Paragraph_20_Font"><text:span text:style-name="T15"><text:tab/></text:span></text:span></text:a><text:a xlink:type="simple" xlink:href="#_Toc256702612" office:target-frame-name="_top" xlink:show="replace"><text:span text:style-name="Hyperlink"><text:span text:style-name="T2">sendDocuments</text:span></text:span></text:a><text:a xlink:type="simple" xlink:href="#_Toc256702612" office:target-frame-name="_top" xlink:show="replace"><text:tab/>22</text:a></text:p>
          <text:p text:style-name="P44"><text:a xlink:type="simple" xlink:href="#_Toc256702613" office:target-frame-name="_top" xlink:show="replace"><text:span text:style-name="Hyperlink"><text:span text:style-name="T2">7.1.1</text:span></text:span></text:a><text:a xlink:type="simple" xlink:href="#_Toc256702613" office:target-frame-name="_top" xlink:show="replace"><text:span text:style-name="Default_20_Paragraph_20_Font"><text:span text:style-name="T15"><text:tab/></text:span></text:span></text:a><text:a xlink:type="simple" xlink:href="#_Toc256702613" office:target-frame-name="_top" xlink:show="replace"><text:span text:style-name="Hyperlink"><text:span text:style-name="T2">sendDocuments.v1</text:span></text:span></text:a><text:a xlink:type="simple" xlink:href="#_Toc256702613" office:target-frame-name="_top" xlink:show="replace"><text:tab/>22</text:a></text:p>
          <text:p text:style-name="P44"><text:a xlink:type="simple" xlink:href="#_Toc256702614" office:target-frame-name="_top" xlink:show="replace"><text:span text:style-name="Hyperlink"><text:span text:style-name="T2">7.1.2</text:span></text:span></text:a><text:a xlink:type="simple" xlink:href="#_Toc256702614" office:target-frame-name="_top" xlink:show="replace"><text:span text:style-name="Default_20_Paragraph_20_Font"><text:span text:style-name="T15"><text:tab/></text:span></text:span></text:a><text:a xlink:type="simple" xlink:href="#_Toc256702614" office:target-frame-name="_top" xlink:show="replace"><text:span text:style-name="Hyperlink"><text:span text:style-name="T2">sendDocuments.v2</text:span></text:span></text:a><text:a xlink:type="simple" xlink:href="#_Toc256702614" office:target-frame-name="_top" xlink:show="replace"><text:tab/>25</text:a></text:p>
          <text:p text:style-name="P43"><text:a xlink:type="simple" xlink:href="#_Toc256702615" office:target-frame-name="_top" xlink:show="replace"><text:span text:style-name="Hyperlink"><text:span text:style-name="T2">7.2</text:span></text:span></text:a><text:a xlink:type="simple" xlink:href="#_Toc256702615" office:target-frame-name="_top" xlink:show="replace"><text:span text:style-name="Default_20_Paragraph_20_Font"><text:span text:style-name="T15"><text:tab/></text:span></text:span></text:a><text:a xlink:type="simple" xlink:href="#_Toc256702615" office:target-frame-name="_top" xlink:show="replace"><text:span text:style-name="Hyperlink"><text:span text:style-name="T2">getSendStatus</text:span></text:span></text:a><text:a xlink:type="simple" xlink:href="#_Toc256702615" office:target-frame-name="_top" xlink:show="replace"><text:tab/>29</text:a></text:p>
          <text:p text:style-name="P44"><text:a xlink:type="simple" xlink:href="#_Toc256702616" office:target-frame-name="_top" xlink:show="replace"><text:span text:style-name="Hyperlink"><text:span text:style-name="T2">7.2.1</text:span></text:span></text:a><text:a xlink:type="simple" xlink:href="#_Toc256702616" office:target-frame-name="_top" xlink:show="replace"><text:span text:style-name="Default_20_Paragraph_20_Font"><text:span text:style-name="T15"><text:tab/></text:span></text:span></text:a><text:a xlink:type="simple" xlink:href="#_Toc256702616" office:target-frame-name="_top" xlink:show="replace"><text:span text:style-name="Hyperlink"><text:span text:style-name="T2">getSendStatus.v1</text:span></text:span></text:a><text:a xlink:type="simple" xlink:href="#_Toc256702616" office:target-frame-name="_top" xlink:show="replace"><text:tab/>29</text:a></text:p>
          <text:p text:style-name="P44"><text:a xlink:type="simple" xlink:href="#_Toc256702617" office:target-frame-name="_top" xlink:show="replace"><text:span text:style-name="Hyperlink"><text:span text:style-name="T2">7.2.2</text:span></text:span></text:a><text:a xlink:type="simple" xlink:href="#_Toc256702617" office:target-frame-name="_top" xlink:show="replace"><text:span text:style-name="Default_20_Paragraph_20_Font"><text:span text:style-name="T15"><text:tab/></text:span></text:span></text:a><text:a xlink:type="simple" xlink:href="#_Toc256702617" office:target-frame-name="_top" xlink:show="replace"><text:span text:style-name="Hyperlink"><text:span text:style-name="T2">getSendStatus.v2</text:span></text:span></text:a><text:a xlink:type="simple" xlink:href="#_Toc256702617" office:target-frame-name="_top" xlink:show="replace"><text:tab/>32</text:a></text:p>
          <text:p text:style-name="P43"><text:a xlink:type="simple" xlink:href="#_Toc256702618" office:target-frame-name="_top" xlink:show="replace"><text:span text:style-name="Hyperlink"><text:span text:style-name="T2">7.3</text:span></text:span></text:a><text:a xlink:type="simple" xlink:href="#_Toc256702618" office:target-frame-name="_top" xlink:show="replace"><text:span text:style-name="Default_20_Paragraph_20_Font"><text:span text:style-name="T15"><text:tab/></text:span></text:span></text:a><text:a xlink:type="simple" xlink:href="#_Toc256702618" office:target-frame-name="_top" xlink:show="replace"><text:span text:style-name="Hyperlink"><text:span text:style-name="T2">receiveDocuments</text:span></text:span></text:a><text:a xlink:type="simple" xlink:href="#_Toc256702618" office:target-frame-name="_top" xlink:show="replace"><text:tab/>36</text:a></text:p>
          <text:p text:style-name="P44"><text:a xlink:type="simple" xlink:href="#_Toc256702619" office:target-frame-name="_top" xlink:show="replace"><text:span text:style-name="Hyperlink"><text:span text:style-name="T2">7.3.1</text:span></text:span></text:a><text:a xlink:type="simple" xlink:href="#_Toc256702619" office:target-frame-name="_top" xlink:show="replace"><text:span text:style-name="Default_20_Paragraph_20_Font"><text:span text:style-name="T15"><text:tab/></text:span></text:span></text:a><text:a xlink:type="simple" xlink:href="#_Toc256702619" office:target-frame-name="_top" xlink:show="replace"><text:span text:style-name="Hyperlink"><text:span text:style-name="T2">receiveDocuments.v1</text:span></text:span></text:a><text:a xlink:type="simple" xlink:href="#_Toc256702619" office:target-frame-name="_top" xlink:show="replace"><text:tab/>36</text:a></text:p>
          <text:p text:style-name="P44"><text:a xlink:type="simple" xlink:href="#_Toc256702620" office:target-frame-name="_top" xlink:show="replace"><text:span text:style-name="Hyperlink"><text:span text:style-name="T2">7.3.2</text:span></text:span></text:a><text:a xlink:type="simple" xlink:href="#_Toc256702620" office:target-frame-name="_top" xlink:show="replace"><text:span text:style-name="Default_20_Paragraph_20_Font"><text:span text:style-name="T15"><text:tab/></text:span></text:span></text:a><text:a xlink:type="simple" xlink:href="#_Toc256702620" office:target-frame-name="_top" xlink:show="replace"><text:span text:style-name="Hyperlink"><text:span text:style-name="T2">receiveDocuments.v2</text:span></text:span></text:a><text:a xlink:type="simple" xlink:href="#_Toc256702620" office:target-frame-name="_top" xlink:show="replace"><text:tab/>39</text:a></text:p>
          <text:p text:style-name="P44"><text:a xlink:type="simple" xlink:href="#_Toc256702621" office:target-frame-name="_top" xlink:show="replace"><text:span text:style-name="Hyperlink"><text:span text:style-name="T2">7.3.3</text:span></text:span></text:a><text:a xlink:type="simple" xlink:href="#_Toc256702621" office:target-frame-name="_top" xlink:show="replace"><text:span text:style-name="Default_20_Paragraph_20_Font"><text:span text:style-name="T15"><text:tab/></text:span></text:span></text:a><text:a xlink:type="simple" xlink:href="#_Toc256702621" office:target-frame-name="_top" xlink:show="replace"><text:span text:style-name="Hyperlink"><text:span text:style-name="T2">receiveDocuments.v3</text:span></text:span></text:a><text:a xlink:type="simple" xlink:href="#_Toc256702621" office:target-frame-name="_top" xlink:show="replace"><text:tab/>42</text:a></text:p>
          <text:p text:style-name="P44"><text:a xlink:type="simple" xlink:href="#_Toc256702622" office:target-frame-name="_top" xlink:show="replace"><text:span text:style-name="Hyperlink"><text:span text:style-name="T2">7.3.4</text:span></text:span></text:a><text:a xlink:type="simple" xlink:href="#_Toc256702622" office:target-frame-name="_top" xlink:show="replace"><text:span text:style-name="Default_20_Paragraph_20_Font"><text:span text:style-name="T15"><text:tab/></text:span></text:span></text:a><text:a xlink:type="simple" xlink:href="#_Toc256702622" office:target-frame-name="_top" xlink:show="replace"><text:span text:style-name="Hyperlink"><text:span text:style-name="T2">receiveDocuments.v4</text:span></text:span></text:a><text:a xlink:type="simple" xlink:href="#_Toc256702622" office:target-frame-name="_top" xlink:show="replace"><text:tab/>45</text:a></text:p>
          <text:p text:style-name="P43"><text:a xlink:type="simple" xlink:href="#_Toc256702623" office:target-frame-name="_top" xlink:show="replace"><text:span text:style-name="Hyperlink"><text:span text:style-name="T2">7.4</text:span></text:span></text:a><text:a xlink:type="simple" xlink:href="#_Toc256702623" office:target-frame-name="_top" xlink:show="replace"><text:span text:style-name="Default_20_Paragraph_20_Font"><text:span text:style-name="T15"><text:tab/></text:span></text:span></text:a><text:a xlink:type="simple" xlink:href="#_Toc256702623" office:target-frame-name="_top" xlink:show="replace"><text:span text:style-name="Hyperlink"><text:span text:style-name="T2">markDocumentsReceived</text:span></text:span></text:a><text:a xlink:type="simple" xlink:href="#_Toc256702623" office:target-frame-name="_top" xlink:show="replace"><text:tab/>49</text:a></text:p>
          <text:p text:style-name="P44"><text:a xlink:type="simple" xlink:href="#_Toc256702624" office:target-frame-name="_top" xlink:show="replace"><text:span text:style-name="Hyperlink"><text:span text:style-name="T2">7.4.1</text:span></text:span></text:a><text:a xlink:type="simple" xlink:href="#_Toc256702624" office:target-frame-name="_top" xlink:show="replace"><text:span text:style-name="Default_20_Paragraph_20_Font"><text:span text:style-name="T15"><text:tab/></text:span></text:span></text:a><text:a xlink:type="simple" xlink:href="#_Toc256702624" office:target-frame-name="_top" xlink:show="replace"><text:span text:style-name="Hyperlink"><text:span text:style-name="T2">markDocumentsReceived.v1</text:span></text:span></text:a><text:a xlink:type="simple" xlink:href="#_Toc256702624" office:target-frame-name="_top" xlink:show="replace"><text:tab/>49</text:a></text:p>
          <text:p text:style-name="P44"><text:a xlink:type="simple" xlink:href="#_Toc256702625" office:target-frame-name="_top" xlink:show="replace"><text:span text:style-name="Hyperlink"><text:span text:style-name="T2">7.4.2</text:span></text:span></text:a><text:a xlink:type="simple" xlink:href="#_Toc256702625" office:target-frame-name="_top" xlink:show="replace"><text:span text:style-name="Default_20_Paragraph_20_Font"><text:span text:style-name="T15"><text:tab/></text:span></text:span></text:a><text:a xlink:type="simple" xlink:href="#_Toc256702625" office:target-frame-name="_top" xlink:show="replace"><text:span text:style-name="Hyperlink"><text:span text:style-name="T2">markDocumentsReceived.v2</text:span></text:span></text:a><text:a xlink:type="simple" xlink:href="#_Toc256702625" office:target-frame-name="_top" xlink:show="replace"><text:tab/>51</text:a></text:p>
          <text:p text:style-name="P44"><text:a xlink:type="simple" xlink:href="#_Toc256702626" office:target-frame-name="_top" xlink:show="replace"><text:span text:style-name="Hyperlink"><text:span text:style-name="T2">7.4.3</text:span></text:span></text:a><text:a xlink:type="simple" xlink:href="#_Toc256702626" office:target-frame-name="_top" xlink:show="replace"><text:span text:style-name="Default_20_Paragraph_20_Font"><text:span text:style-name="T15"><text:tab/></text:span></text:span></text:a><text:a xlink:type="simple" xlink:href="#_Toc256702626" office:target-frame-name="_top" xlink:show="replace"><text:span text:style-name="Hyperlink"><text:span text:style-name="T2">markDocumentsReceived.v3</text:span></text:span></text:a><text:a xlink:type="simple" xlink:href="#_Toc256702626" office:target-frame-name="_top" xlink:show="replace"><text:tab/>53</text:a></text:p>
          <text:p text:style-name="P43"><text:a xlink:type="simple" xlink:href="#_Toc256702627" office:target-frame-name="_top" xlink:show="replace"><text:span text:style-name="Hyperlink"><text:span text:style-name="T2">7.5</text:span></text:span></text:a><text:a xlink:type="simple" xlink:href="#_Toc256702627" office:target-frame-name="_top" xlink:show="replace"><text:span text:style-name="Default_20_Paragraph_20_Font"><text:span text:style-name="T15"><text:tab/></text:span></text:span></text:a><text:a xlink:type="simple" xlink:href="#_Toc256702627" office:target-frame-name="_top" xlink:show="replace"><text:span text:style-name="Hyperlink"><text:span text:style-name="T2">getSendingOptions</text:span></text:span></text:a><text:a xlink:type="simple" xlink:href="#_Toc256702627" office:target-frame-name="_top" xlink:show="replace"><text:tab/>57</text:a></text:p>
          <text:p text:style-name="P44"><text:a xlink:type="simple" xlink:href="#_Toc256702628" office:target-frame-name="_top" xlink:show="replace"><text:span text:style-name="Hyperlink"><text:span text:style-name="T2">7.5.1</text:span></text:span></text:a><text:a xlink:type="simple" xlink:href="#_Toc256702628" office:target-frame-name="_top" xlink:show="replace"><text:span text:style-name="Default_20_Paragraph_20_Font"><text:span text:style-name="T15"><text:tab/></text:span></text:span></text:a><text:a xlink:type="simple" xlink:href="#_Toc256702628" office:target-frame-name="_top" xlink:show="replace"><text:span text:style-name="Hyperlink"><text:span text:style-name="T2">getSendingOptions.v1</text:span></text:span></text:a><text:a xlink:type="simple" xlink:href="#_Toc256702628" office:target-frame-name="_top" xlink:show="replace"><text:tab/>57</text:a></text:p>
          <text:p text:style-name="P44"><text:a xlink:type="simple" xlink:href="#_Toc256702629" office:target-frame-name="_top" xlink:show="replace"><text:span text:style-name="Hyperlink"><text:span text:style-name="T2">7.5.2</text:span></text:span></text:a><text:a xlink:type="simple" xlink:href="#_Toc256702629" office:target-frame-name="_top" xlink:show="replace"><text:span text:style-name="Default_20_Paragraph_20_Font"><text:span text:style-name="T15"><text:tab/></text:span></text:span></text:a><text:a xlink:type="simple" xlink:href="#_Toc256702629" office:target-frame-name="_top" xlink:show="replace"><text:span text:style-name="Hyperlink"><text:span text:style-name="T2">getSendingOptions.v2</text:span></text:span></text:a><text:a xlink:type="simple" xlink:href="#_Toc256702629" office:target-frame-name="_top" xlink:show="replace"><text:tab/>59</text:a></text:p>
          <text:p text:style-name="P44"><text:a xlink:type="simple" xlink:href="#_Toc256702630" office:target-frame-name="_top" xlink:show="replace"><text:span text:style-name="Hyperlink"><text:span text:style-name="T2">7.5.3</text:span></text:span></text:a><text:a xlink:type="simple" xlink:href="#_Toc256702630" office:target-frame-name="_top" xlink:show="replace"><text:span text:style-name="Default_20_Paragraph_20_Font"><text:span text:style-name="T15"><text:tab/></text:span></text:span></text:a><text:a xlink:type="simple" xlink:href="#_Toc256702630" office:target-frame-name="_top" xlink:show="replace"><text:span text:style-name="Hyperlink"><text:span text:style-name="T2">getSendingOptions.v3</text:span></text:span></text:a><text:a xlink:type="simple" xlink:href="#_Toc256702630" office:target-frame-name="_top" xlink:show="replace"><text:tab/>61</text:a></text:p>
          <text:p text:style-name="P43"><text:a xlink:type="simple" xlink:href="#_Toc256702631" office:target-frame-name="_top" xlink:show="replace"><text:span text:style-name="Hyperlink"><text:span text:style-name="T2">7.6</text:span></text:span></text:a><text:a xlink:type="simple" xlink:href="#_Toc256702631" office:target-frame-name="_top" xlink:show="replace"><text:span text:style-name="Default_20_Paragraph_20_Font"><text:span text:style-name="T15"><text:tab/></text:span></text:span></text:a><text:a xlink:type="simple" xlink:href="#_Toc256702631" office:target-frame-name="_top" xlink:show="replace"><text:span text:style-name="Hyperlink"><text:span text:style-name="T2">changeOrganizationData</text:span></text:span></text:a><text:a xlink:type="simple" xlink:href="#_Toc256702631" office:target-frame-name="_top" xlink:show="replace"><text:tab/>65</text:a></text:p>
          <text:p text:style-name="P44"><text:a xlink:type="simple" xlink:href="#_Toc256702632" office:target-frame-name="_top" xlink:show="replace"><text:span text:style-name="Hyperlink">7.6.1</text:span></text:a><text:a xlink:type="simple" xlink:href="#_Toc256702632" office:target-frame-name="_top" xlink:show="replace"><text:span text:style-name="Default_20_Paragraph_20_Font"><text:span text:style-name="T15"><text:tab/></text:span></text:span></text:a><text:a xlink:type="simple" xlink:href="#_Toc256702632" office:target-frame-name="_top" xlink:show="replace"><text:span text:style-name="Hyperlink">Näide</text:span></text:a><text:a xlink:type="simple" xlink:href="#_Toc256702632" office:target-frame-name="_top" xlink:show="replace"><text:tab/>66</text:a></text:p>
          <text:p text:style-name="P43"><text:a xlink:type="simple" xlink:href="#_Toc256702633" office:target-frame-name="_top" xlink:show="replace"><text:span text:style-name="Hyperlink"><text:span text:style-name="T2">7.7</text:span></text:span></text:a><text:a xlink:type="simple" xlink:href="#_Toc256702633" office:target-frame-name="_top" xlink:show="replace"><text:span text:style-name="Default_20_Paragraph_20_Font"><text:span text:style-name="T15"><text:tab/></text:span></text:span></text:a><text:a xlink:type="simple" xlink:href="#_Toc256702633" office:target-frame-name="_top" xlink:show="replace"><text:span text:style-name="Hyperlink"><text:span text:style-name="T2">deleteOldDocuments</text:span></text:span></text:a><text:a xlink:type="simple" xlink:href="#_Toc256702633" office:target-frame-name="_top" xlink:show="replace"><text:tab/>68</text:a></text:p>
          <text:p text:style-name="P44"><text:a xlink:type="simple" xlink:href="#_Toc256702634" office:target-frame-name="_top" xlink:show="replace"><text:span text:style-name="Hyperlink"><text:span text:style-name="T2">7.7.1</text:span></text:span></text:a><text:a xlink:type="simple" xlink:href="#_Toc256702634" office:target-frame-name="_top" xlink:show="replace"><text:span text:style-name="Default_20_Paragraph_20_Font"><text:span text:style-name="T15"><text:tab/></text:span></text:span></text:a><text:a xlink:type="simple" xlink:href="#_Toc256702634" office:target-frame-name="_top" xlink:show="replace"><text:span text:style-name="Hyperlink"><text:span text:style-name="T2">Näide</text:span></text:span></text:a><text:a xlink:type="simple" xlink:href="#_Toc256702634" office:target-frame-name="_top" xlink:show="replace"><text:tab/>69</text:a></text:p>
          <text:p text:style-name="P43"><text:a xlink:type="simple" xlink:href="#_Toc256702635" office:target-frame-name="_top" xlink:show="replace"><text:span text:style-name="Hyperlink"><text:span text:style-name="T2">7.8</text:span></text:span></text:a><text:a xlink:type="simple" xlink:href="#_Toc256702635" office:target-frame-name="_top" xlink:show="replace"><text:span text:style-name="Default_20_Paragraph_20_Font"><text:span text:style-name="T15"><text:tab/></text:span></text:span></text:a><text:a xlink:type="simple" xlink:href="#_Toc256702635" office:target-frame-name="_top" xlink:show="replace"><text:span text:style-name="Hyperlink"><text:span text:style-name="T2">runSystemCheck</text:span></text:span></text:a><text:a xlink:type="simple" xlink:href="#_Toc256702635" office:target-frame-name="_top" xlink:show="replace"><text:tab/>70</text:a></text:p>
          <text:p text:style-name="P44"><text:a xlink:type="simple" xlink:href="#_Toc256702636" office:target-frame-name="_top" xlink:show="replace"><text:span text:style-name="Hyperlink"><text:span text:style-name="T2">7.8.1</text:span></text:span></text:a><text:a xlink:type="simple" xlink:href="#_Toc256702636" office:target-frame-name="_top" xlink:show="replace"><text:span text:style-name="Default_20_Paragraph_20_Font"><text:span text:style-name="T15"><text:tab/></text:span></text:span></text:a><text:a xlink:type="simple" xlink:href="#_Toc256702636" office:target-frame-name="_top" xlink:show="replace"><text:span text:style-name="Hyperlink"><text:span text:style-name="T2">Näide</text:span></text:span></text:a><text:a xlink:type="simple" xlink:href="#_Toc256702636" office:target-frame-name="_top" xlink:show="replace"><text:tab/>70</text:a></text:p>
          <text:p text:style-name="P43"><text:a xlink:type="simple" xlink:href="#_Toc256702637" office:target-frame-name="_top" xlink:show="replace"><text:span text:style-name="Hyperlink"><text:span text:style-name="T2">7.9</text:span></text:span></text:a><text:a xlink:type="simple" xlink:href="#_Toc256702637" office:target-frame-name="_top" xlink:show="replace"><text:span text:style-name="Default_20_Paragraph_20_Font"><text:span text:style-name="T15"><text:tab/></text:span></text:span></text:a><text:a xlink:type="simple" xlink:href="#_Toc256702637" office:target-frame-name="_top" xlink:show="replace"><text:span text:style-name="Hyperlink"><text:span text:style-name="T2">getSubdivisionList</text:span></text:span></text:a><text:a xlink:type="simple" xlink:href="#_Toc256702637" office:target-frame-name="_top" xlink:show="replace"><text:tab/>72</text:a></text:p>
          <text:p text:style-name="P44"><text:a xlink:type="simple" xlink:href="#_Toc256702638" office:target-frame-name="_top" xlink:show="replace"><text:span text:style-name="Hyperlink"><text:span text:style-name="T2">7.9.1</text:span></text:span></text:a><text:a xlink:type="simple" xlink:href="#_Toc256702638" office:target-frame-name="_top" xlink:show="replace"><text:span text:style-name="Default_20_Paragraph_20_Font"><text:span text:style-name="T15"><text:tab/></text:span></text:span></text:a><text:a xlink:type="simple" xlink:href="#_Toc256702638" office:target-frame-name="_top" xlink:show="replace"><text:span text:style-name="Hyperlink"><text:span text:style-name="T2">getSubdivisionList.v1</text:span></text:span></text:a><text:a xlink:type="simple" xlink:href="#_Toc256702638" office:target-frame-name="_top" xlink:show="replace"><text:tab/>72</text:a></text:p>
          <text:p text:style-name="P44"><text:a xlink:type="simple" xlink:href="#_Toc256702639" office:target-frame-name="_top" xlink:show="replace"><text:span text:style-name="Hyperlink"><text:span text:style-name="T2">7.9.2</text:span></text:span></text:a><text:a xlink:type="simple" xlink:href="#_Toc256702639" office:target-frame-name="_top" xlink:show="replace"><text:span text:style-name="Default_20_Paragraph_20_Font"><text:span text:style-name="T15"><text:tab/></text:span></text:span></text:a><text:a xlink:type="simple" xlink:href="#_Toc256702639" office:target-frame-name="_top" xlink:show="replace"><text:span text:style-name="Hyperlink"><text:span text:style-name="T2">getSubdivisionList.v2</text:span></text:span></text:a><text:a xlink:type="simple" xlink:href="#_Toc256702639" office:target-frame-name="_top" xlink:show="replace"><text:tab/>74</text:a></text:p>
          <text:p text:style-name="P43"><text:a xlink:type="simple" xlink:href="#_Toc256702640" office:target-frame-name="_top" xlink:show="replace"><text:span text:style-name="Hyperlink"><text:span text:style-name="T2">7.10</text:span></text:span></text:a><text:a xlink:type="simple" xlink:href="#_Toc256702640" office:target-frame-name="_top" xlink:show="replace"><text:span text:style-name="Default_20_Paragraph_20_Font"><text:span text:style-name="T15"><text:tab/></text:span></text:span></text:a><text:a xlink:type="simple" xlink:href="#_Toc256702640" office:target-frame-name="_top" xlink:show="replace"><text:span text:style-name="Hyperlink"><text:span text:style-name="T2">getOccupationList</text:span></text:span></text:a><text:a xlink:type="simple" xlink:href="#_Toc256702640" office:target-frame-name="_top" xlink:show="replace"><text:tab/>76</text:a></text:p>
          <text:p text:style-name="P45"><text:a xlink:type="simple" xlink:href="#_Toc256702641" office:target-frame-name="_top" xlink:show="replace"><text:span text:style-name="Hyperlink"><text:span text:style-name="T2">7.10.1</text:span></text:span></text:a><text:a xlink:type="simple" xlink:href="#_Toc256702641" office:target-frame-name="_top" xlink:show="replace"><text:span text:style-name="Default_20_Paragraph_20_Font"><text:span text:style-name="T15"><text:tab/></text:span></text:span></text:a><text:a xlink:type="simple" xlink:href="#_Toc256702641" office:target-frame-name="_top" xlink:show="replace"><text:span text:style-name="Hyperlink"><text:span text:style-name="T2">getOccupationList.v1</text:span></text:span></text:a><text:a xlink:type="simple" xlink:href="#_Toc256702641" office:target-frame-name="_top" xlink:show="replace"><text:tab/>76</text:a></text:p>
          <text:p text:style-name="P45"><text:a xlink:type="simple" xlink:href="#_Toc256702642" office:target-frame-name="_top" xlink:show="replace"><text:span text:style-name="Hyperlink"><text:span text:style-name="T2">7.10.2</text:span></text:span></text:a><text:a xlink:type="simple" xlink:href="#_Toc256702642" office:target-frame-name="_top" xlink:show="replace"><text:span text:style-name="Default_20_Paragraph_20_Font"><text:span text:style-name="T15"><text:tab/></text:span></text:span></text:a><text:a xlink:type="simple" xlink:href="#_Toc256702642" office:target-frame-name="_top" xlink:show="replace"><text:span text:style-name="Hyperlink"><text:span text:style-name="T2">getOccupationList.v2</text:span></text:span></text:a><text:a xlink:type="simple" xlink:href="#_Toc256702642" office:target-frame-name="_top" xlink:show="replace"><text:tab/>79</text:a></text:p>
          <text:p text:style-name="P40"><text:a xlink:type="simple" xlink:href="#_Toc256702643" office:target-frame-name="_top" xlink:show="replace"><text:span text:style-name="Hyperlink"><text:span text:style-name="T8">8</text:span></text:span></text:a><text:a xlink:type="simple" xlink:href="#_Toc256702643" office:target-frame-name="_top" xlink:show="replace"><text:span text:style-name="Default_20_Paragraph_20_Font"><text:span text:style-name="T15"><text:tab/></text:span></text:span></text:a><text:a xlink:type="simple" xlink:href="#_Toc256702643" office:target-frame-name="_top" xlink:show="replace"><text:span text:style-name="Hyperlink"><text:span text:style-name="T8">Kasutusõiguste süsteem DVK rakenduses</text:span></text:span></text:a><text:a xlink:type="simple" xlink:href="#_Toc256702643" office:target-frame-name="_top" xlink:show="replace"><text:tab/>82</text:a></text:p>
          <text:p text:style-name="P40"><text:a xlink:type="simple" xlink:href="#_Toc256702644" office:target-frame-name="_top" xlink:show="replace"><text:span text:style-name="Hyperlink"><text:span text:style-name="T8">9</text:span></text:span></text:a><text:a xlink:type="simple" xlink:href="#_Toc256702644" office:target-frame-name="_top" xlink:show="replace"><text:span text:style-name="Default_20_Paragraph_20_Font"><text:span text:style-name="T15"><text:tab/></text:span></text:span></text:a><text:a xlink:type="simple" xlink:href="#_Toc256702644" office:target-frame-name="_top" xlink:show="replace"><text:span text:style-name="Hyperlink"><text:span text:style-name="T8">Adressaatide automaatne lisamine DVK serveris</text:span></text:span></text:a><text:a xlink:type="simple" xlink:href="#_Toc256702644" office:target-frame-name="_top" xlink:show="replace"><text:tab/>83</text:a></text:p>
          <text:p text:style-name="P43"><text:a xlink:type="simple" xlink:href="#_Toc256702645" office:target-frame-name="_top" xlink:show="replace"><text:span text:style-name="Hyperlink"><text:span text:style-name="T8">9.1</text:span></text:span></text:a><text:a xlink:type="simple" xlink:href="#_Toc256702645" office:target-frame-name="_top" xlink:show="replace"><text:span text:style-name="Default_20_Paragraph_20_Font"><text:span text:style-name="T15"><text:tab/></text:span></text:span></text:a><text:a xlink:type="simple" xlink:href="#_Toc256702645" office:target-frame-name="_top" xlink:show="replace"><text:span text:style-name="Hyperlink"><text:span text:style-name="T8">Adressaatide automaatse lisamise seadistamine</text:span></text:span></text:a><text:a xlink:type="simple" xlink:href="#_Toc256702645" office:target-frame-name="_top" xlink:show="replace"><text:tab/>83</text:a></text:p>
          <text:p text:style-name="P40"><text:a xlink:type="simple" xlink:href="#_Toc256702646" office:target-frame-name="_top" xlink:show="replace"><text:span text:style-name="Hyperlink"><text:span text:style-name="T8">10</text:span></text:span></text:a><text:a xlink:type="simple" xlink:href="#_Toc256702646" office:target-frame-name="_top" xlink:show="replace"><text:span text:style-name="Default_20_Paragraph_20_Font"><text:span text:style-name="T15"><text:tab/></text:span></text:span></text:a><text:a xlink:type="simple" xlink:href="#_Toc256702646" office:target-frame-name="_top" xlink:show="replace"><text:span text:style-name="Hyperlink"><text:span text:style-name="T8">Dokumentide edastamine DVK serverite vahel (DVK lüüsid)</text:span></text:span></text:a><text:a xlink:type="simple" xlink:href="#_Toc256702646" office:target-frame-name="_top" xlink:show="replace"><text:tab/>85</text:a></text:p>
          <text:p text:style-name="P43"><text:a xlink:type="simple" xlink:href="#_Toc256702647" office:target-frame-name="_top" xlink:show="replace"><text:span text:style-name="Hyperlink"><text:span text:style-name="T2">10.1</text:span></text:span></text:a><text:a xlink:type="simple" xlink:href="#_Toc256702647" office:target-frame-name="_top" xlink:show="replace"><text:span text:style-name="Default_20_Paragraph_20_Font"><text:span text:style-name="T15"><text:tab/></text:span></text:span></text:a><text:a xlink:type="simple" xlink:href="#_Toc256702647" office:target-frame-name="_top" xlink:show="replace"><text:span text:style-name="Hyperlink"><text:span text:style-name="T2">Sissejuhatus</text:span></text:span></text:a><text:a xlink:type="simple" xlink:href="#_Toc256702647" office:target-frame-name="_top" xlink:show="replace"><text:tab/>85</text:a></text:p>
          <text:p text:style-name="P43"><text:a xlink:type="simple" xlink:href="#_Toc256702648" office:target-frame-name="_top" xlink:show="replace"><text:span text:style-name="Hyperlink"><text:span text:style-name="T2">10.2</text:span></text:span></text:a><text:a xlink:type="simple" xlink:href="#_Toc256702648" office:target-frame-name="_top" xlink:show="replace"><text:span text:style-name="Default_20_Paragraph_20_Font"><text:span text:style-name="T15"><text:tab/></text:span></text:span></text:a><text:a xlink:type="simple" xlink:href="#_Toc256702648" office:target-frame-name="_top" xlink:show="replace"><text:span text:style-name="Hyperlink"><text:span text:style-name="T2">Tehnilised piirangud DVK lüüside kasutamisele</text:span></text:span></text:a><text:a xlink:type="simple" xlink:href="#_Toc256702648" office:target-frame-name="_top" xlink:show="replace"><text:tab/>87</text:a></text:p>
          <text:p text:style-name="P43"><text:a xlink:type="simple" xlink:href="#_Toc256702649" office:target-frame-name="_top" xlink:show="replace"><text:span text:style-name="Hyperlink"><text:span text:style-name="T2">10.3</text:span></text:span></text:a><text:a xlink:type="simple" xlink:href="#_Toc256702649" office:target-frame-name="_top" xlink:show="replace"><text:span text:style-name="Default_20_Paragraph_20_Font"><text:span text:style-name="T15"><text:tab/></text:span></text:span></text:a><text:a xlink:type="simple" xlink:href="#_Toc256702649" office:target-frame-name="_top" xlink:show="replace"><text:span text:style-name="Hyperlink"><text:span text:style-name="T2">DVK lüüside lahendusest tingitud muudatused DVK spetsifikatsioonis</text:span></text:span></text:a><text:a xlink:type="simple" xlink:href="#_Toc256702649" office:target-frame-name="_top" xlink:show="replace"><text:tab/>88</text:a></text:p>
          <text:p text:style-name="P45"><text:a xlink:type="simple" xlink:href="#_Toc256702650" office:target-frame-name="_top" xlink:show="replace"><text:span text:style-name="Hyperlink"><text:span text:style-name="T2">10.3.1</text:span></text:span></text:a><text:a xlink:type="simple" xlink:href="#_Toc256702650" office:target-frame-name="_top" xlink:show="replace"><text:span text:style-name="Default_20_Paragraph_20_Font"><text:span text:style-name="T15"><text:tab/></text:span></text:span></text:a><text:a xlink:type="simple" xlink:href="#_Toc256702650" office:target-frame-name="_top" xlink:show="replace"><text:span text:style-name="Hyperlink"><text:span text:style-name="T2">Vahendaja kirje DVK konteineri transport andmestruktuuris</text:span></text:span></text:a><text:a xlink:type="simple" xlink:href="#_Toc256702650" office:target-frame-name="_top" xlink:show="replace"><text:tab/>88</text:a></text:p>
          <text:p text:style-name="P45"><text:a xlink:type="simple" xlink:href="#_Toc256702651" office:target-frame-name="_top" xlink:show="replace"><text:span text:style-name="Hyperlink"><text:span text:style-name="T2">10.3.2</text:span></text:span></text:a><text:a xlink:type="simple" xlink:href="#_Toc256702651" office:target-frame-name="_top" xlink:show="replace"><text:span text:style-name="Default_20_Paragraph_20_Font"><text:span text:style-name="T15"><text:tab/></text:span></text:span></text:a><text:a xlink:type="simple" xlink:href="#_Toc256702651" office:target-frame-name="_top" xlink:show="replace"><text:span text:style-name="Hyperlink"><text:span text:style-name="T2">DVK serveri täiendavad seadistused</text:span></text:span></text:a><text:a xlink:type="simple" xlink:href="#_Toc256702651" office:target-frame-name="_top" xlink:show="replace"><text:tab/>89</text:a></text:p>
          <text:p text:style-name="P40"><text:soft-page-break/><text:a xlink:type="simple" xlink:href="#_Toc256702652" office:target-frame-name="_top" xlink:show="replace"><text:span text:style-name="Hyperlink"><text:span text:style-name="T8">11</text:span></text:span></text:a><text:a xlink:type="simple" xlink:href="#_Toc256702652" office:target-frame-name="_top" xlink:show="replace"><text:span text:style-name="Default_20_Paragraph_20_Font"><text:span text:style-name="T15"><text:tab/></text:span></text:span></text:a><text:a xlink:type="simple" xlink:href="#_Toc256702652" office:target-frame-name="_top" xlink:show="replace"><text:span text:style-name="Hyperlink"><text:span text:style-name="T8">Dokumentide edastamine fragmentidena</text:span></text:span></text:a><text:a xlink:type="simple" xlink:href="#_Toc256702652" office:target-frame-name="_top" xlink:show="replace"><text:tab/>90</text:a></text:p>
          <text:p text:style-name="P40"><text:a xlink:type="simple" xlink:href="#_Toc256702653" office:target-frame-name="_top" xlink:show="replace"><text:span text:style-name="Hyperlink"><text:span text:style-name="T8">12</text:span></text:span></text:a><text:a xlink:type="simple" xlink:href="#_Toc256702653" office:target-frame-name="_top" xlink:show="replace"><text:span text:style-name="Default_20_Paragraph_20_Font"><text:span text:style-name="T15"><text:tab/></text:span></text:span></text:a><text:a xlink:type="simple" xlink:href="#_Toc256702653" office:target-frame-name="_top" xlink:show="replace"><text:span text:style-name="Hyperlink"><text:span text:style-name="T8">Teadaolevad vead DVK rakenduses</text:span></text:span></text:a><text:a xlink:type="simple" xlink:href="#_Toc256702653" office:target-frame-name="_top" xlink:show="replace"><text:tab/>90</text:a></text:p>
          <text:p text:style-name="P43"><text:a xlink:type="simple" xlink:href="#_Toc256702654" office:target-frame-name="_top" xlink:show="replace"><text:span text:style-name="Hyperlink"><text:span text:style-name="T2">12.1</text:span></text:span></text:a><text:a xlink:type="simple" xlink:href="#_Toc256702654" office:target-frame-name="_top" xlink:show="replace"><text:span text:style-name="Default_20_Paragraph_20_Font"><text:span text:style-name="T15"><text:tab/></text:span></text:span></text:a><text:a xlink:type="simple" xlink:href="#_Toc256702654" office:target-frame-name="_top" xlink:show="replace"><text:span text:style-name="Hyperlink"><text:span text:style-name="T2">Content-Transfer-Encoding päise vigane esitus</text:span></text:span></text:a><text:a xlink:type="simple" xlink:href="#_Toc256702654" office:target-frame-name="_top" xlink:show="replace"><text:tab/>90</text:a></text:p>
          <text:p text:style-name="P43"><text:a xlink:type="simple" xlink:href="#_Toc256702655" office:target-frame-name="_top" xlink:show="replace"><text:span text:style-name="Hyperlink"><text:span text:style-name="T2">12.2</text:span></text:span></text:a><text:a xlink:type="simple" xlink:href="#_Toc256702655" office:target-frame-name="_top" xlink:show="replace"><text:span text:style-name="Default_20_Paragraph_20_Font"><text:span text:style-name="T15"><text:tab/></text:span></text:span></text:a><text:a xlink:type="simple" xlink:href="#_Toc256702655" office:target-frame-name="_top" xlink:show="replace"><text:span text:style-name="Hyperlink"><text:span text:style-name="T2">Tundlikkus Content-Type päise kirjapildi suhtes</text:span></text:span></text:a><text:a xlink:type="simple" xlink:href="#_Toc256702655" office:target-frame-name="_top" xlink:show="replace"><text:tab/>91</text:a></text:p>
          <text:p text:style-name="P41"><text:a xlink:type="simple" xlink:href="#_Toc256702656" office:target-frame-name="_top" xlink:show="replace"><text:span text:style-name="Hyperlink"><text:span text:style-name="T2">LISA 1: Kasutatavate andmete XML Schema kirjeldused</text:span></text:span></text:a><text:a xlink:type="simple" xlink:href="#_Toc256702656" office:target-frame-name="_top" xlink:show="replace"><text:tab/>92</text:a></text:p>
          <text:p text:style-name="P42"><text:a xlink:type="simple" xlink:href="#_Toc256702657" office:target-frame-name="_top" xlink:show="replace"><text:span text:style-name="Hyperlink"><text:span text:style-name="T2">Automaatsete metaandmete nimeruumid</text:span></text:span></text:a><text:a xlink:type="simple" xlink:href="#_Toc256702657" office:target-frame-name="_top" xlink:show="replace"><text:tab/>92</text:a></text:p>
          <text:p text:style-name="P42"><text:a xlink:type="simple" xlink:href="#_Toc256702658" office:target-frame-name="_top" xlink:show="replace"><text:span text:style-name="Hyperlink"><text:span text:style-name="T2">Manuaalsete metaandmete nimeruumid</text:span></text:span></text:a><text:a xlink:type="simple" xlink:href="#_Toc256702658" office:target-frame-name="_top" xlink:show="replace"><text:tab/>92</text:a></text:p>
          <text:p text:style-name="P42"><text:a xlink:type="simple" xlink:href="#_Toc256702659" office:target-frame-name="_top" xlink:show="replace"><text:span text:style-name="Hyperlink"><text:span text:style-name="T2">DVK dokumendi nimeruum</text:span></text:span></text:a><text:a xlink:type="simple" xlink:href="#_Toc256702659" office:target-frame-name="_top" xlink:show="replace"><text:tab/>92</text:a></text:p>
          <text:p text:style-name="P42"><text:a xlink:type="simple" xlink:href="#_Toc256702660" office:target-frame-name="_top" xlink:show="replace"><text:span text:style-name="Hyperlink"><text:span text:style-name="T2">Päringute WSDL kirjeldus</text:span></text:span></text:a><text:a xlink:type="simple" xlink:href="#_Toc256702660" office:target-frame-name="_top" xlink:show="replace"><text:tab/>92</text:a></text:p>
          <text:p text:style-name="P41"><text:a xlink:type="simple" xlink:href="#_Toc256702661" office:target-frame-name="_top" xlink:show="replace"><text:span text:style-name="Hyperlink"><text:span text:style-name="T16">LISA 2: &lt;dokument&gt; XML struktuuri kasutusnäide (DVK konteineri versioon 1)</text:span></text:span></text:a><text:a xlink:type="simple" xlink:href="#_Toc256702661" office:target-frame-name="_top" xlink:show="replace"><text:tab/>93</text:a></text:p>
          <text:p text:style-name="P41"><text:a xlink:type="simple" xlink:href="#_Toc256702662" office:target-frame-name="_top" xlink:show="replace"><text:span text:style-name="Hyperlink"><text:span text:style-name="T2">LISA 3: &lt;dokument&gt; XML struktuuri kasutusnäide (DVK konteineri versioon 2)</text:span></text:span></text:a><text:a xlink:type="simple" xlink:href="#_Toc256702662" office:target-frame-name="_top" xlink:show="replace"><text:tab/>95</text:a></text:p>
        </text:index-body>
      </text:table-of-content>
      <text:p text:style-name="Normal"/>
      <text:p text:style-name="P5"/>
      <text:p text:style-name="P30"/>
      <text:h text:style-name="P130" text:outline-level="1"><text:bookmark-start text:name="_Toc256702592"/><text:bookmark-start text:name="_Toc115025240"/><text:bookmark-start text:name="_Toc115016755"/><text:bookmark-start text:name="_Toc114595386"/>Sissejuhatus<text:bookmark-end text:name="_Toc256702592"/><text:bookmark-end text:name="_Toc115025240"/><text:bookmark-end text:name="_Toc115016755"/><text:bookmark-end text:name="_Toc114595386"/></text:h>
      <text:p text:style-name="P5">Käesolev spetsifikatsioon on edasi arendus OÜ Degeetia poolt esitatud DVK liideste spetsifikatsioonile, mis koostati RIA ja OÜ Degeegia vahelise lepingu (sõlmitud 2005 a augustis) tulemusel</text:p>
      <text:p text:style-name="P5"/>
      <text:p text:style-name="P5">Spetsifikatsiooni aluseks on RIA poolt esitatud DVK üldkirjeldus, eesmärgid ja struktuur, mis on antud dokumendi lisas 2. </text:p>
      <text:p text:style-name="P5"/>
      <text:p text:style-name="P5">Käesolev spetsifikatsioon peab sisaldama järgmisi punkte:</text:p>
      <text:p text:style-name="P5"/>
      <text:list xml:id="list35495705" text:style-name="L1">
        <text:list-item>
          <text:list>
            <text:list-item>
              <text:p text:style-name="P122">Vahetatava dokumendi üldist XML kirjeldust koos selgituste ja põhjendustega; vahetatava dokumendi struktuur peab võimaldama avalikus sektoris enimlevinud DHS-de dokumentide ja nende meta-andmete sama struktuuriga esitust, sealhulgas: Postipoiss, LiveLink, Documentum, Amphora, GoPro,WebDesktop, Sharepoint, DocLogix.</text:p>
            </text:list-item>
            <text:list-item>
              <text:p text:style-name="P86">Logistikateenuste kasutamiseks vajalike X-tee päringute WSDL kirjeldusi koos selgituste ja põhjendustega.</text:p>
            </text:list-item>
            <text:list-item>
              <text:p text:style-name="P122">Spetsifikatsioon peab võimaldama dokumendihaldussüsteemide arendajatel valmistada oma dokumendihaldussüsteemid ette andmevahetuseks X-tee ja dokumendihoidlai vahendusel.</text:p>
            </text:list-item>
          </text:list>
        </text:list-item>
      </text:list>
      <text:p text:style-name="P5"/>
      <text:p text:style-name="P5">Seejuures sätestab leping, et "dokumentide logistika teenuste“ all mõeldakse järgmisi tegevusi:</text:p>
      <text:list xml:id="list35501934" text:style-name="L2">
        <text:list-item>
          <text:p text:style-name="P87">Üleslaadimine</text:p>
        </text:list-item>
        <text:list-item>
          <text:p text:style-name="P87">Dokumendi üleandmine</text:p>
        </text:list-item>
      </text:list>
      <text:list xml:id="list35484448" text:style-name="L3">
        <text:list-item>
          <text:p text:style-name="P88">Allalaadimine</text:p>
        </text:list-item>
        <text:list-item>
          <text:p text:style-name="P88">Kustutamine </text:p>
        </text:list-item>
        <text:list-item>
          <text:p text:style-name="P88">Edastamine sidussüsteemile (mitte X-tee kaudu; e-posti teel DVK-ga liidestamata DHS-le)</text:p>
        </text:list-item>
      </text:list>
      <text:p text:style-name="P5"/>
      <text:p text:style-name="P5">Spetsifikatsioonile on eraldi lisatud neli faili, mis on kompaktsuse huvides toodud ka käesoleva spetsifikatsiooni lõpus olevas lisas 1:</text:p>
      <text:list xml:id="list35503908" text:style-name="L4">
        <text:list-item>
          <text:p text:style-name="P116"><text:span text:style-name="Default_20_Paragraph_20_Font"><text:span text:style-name="T2">üks X-tee päringuid kirjeldav wsdl-fail: </text:span></text:span><text:span text:style-name="Default_20_Paragraph_20_Font"><text:span text:style-name="T10">dhl.wsdl</text:span></text:span></text:p>
        </text:list-item>
        <text:list-item>
          <text:p text:style-name="P116"><text:span text:style-name="Default_20_Paragraph_20_Font"><text:span text:style-name="T2">kolm dokumendi struktuuri määratlevat schema-faili </text:span></text:span><text:span text:style-name="Default_20_Paragraph_20_Font"><text:span text:style-name="T10">dhl.xsd</text:span></text:span><text:span text:style-name="Default_20_Paragraph_20_Font"><text:span text:style-name="T2">, </text:span></text:span><text:span text:style-name="Default_20_Paragraph_20_Font"><text:span text:style-name="T10">dhl-meta-automatic.xsd</text:span></text:span><text:span text:style-name="Default_20_Paragraph_20_Font"><text:span text:style-name="T2"> ja </text:span></text:span><text:span text:style-name="Default_20_Paragraph_20_Font"><text:span text:style-name="T10">dhl-meta-manual.xsd</text:span></text:span><text:span text:style-name="Default_20_Paragraph_20_Font"><text:span text:style-name="T2">. </text:span></text:span></text:p>
        </text:list-item>
      </text:list>
      <text:p text:style-name="P30"/>
      <text:h text:style-name="P130" text:outline-level="1"><text:bookmark-start text:name="_Toc256702593"/><text:bookmark-start text:name="_Toc115025241"/><text:bookmark-start text:name="_Toc115016756"/><text:bookmark-start text:name="_Toc114595387"/>Käesoleva spetsifikatsiooni põhieeldused<text:bookmark-end text:name="_Toc256702593"/><text:bookmark-end text:name="_Toc115025241"/><text:bookmark-end text:name="_Toc115016756"/><text:bookmark-end text:name="_Toc114595387"/></text:h>
      <text:p text:style-name="P5">Käesolev spetsifikatsioon lähtub ühest küljest RIA-poolsest DVK üldkirjeldusest (lisa 2), ning teisalt järgmistest tähelepanekutest ja kaalutlustest.</text:p>
      <text:list xml:id="list35513641" text:style-name="L5">
        <text:list-item>
          <text:p text:style-name="P123">DVK võib teatud mõttes käsitleda kui oluliselt laiendatud, spetsiaalset e-mailiserverit, millel on mh olemas X-tee liidesed dokumendihaldussüsteemidega.</text:p>
        </text:list-item>
        <text:list-item>
          <text:p text:style-name="P123">DVK peamine funktsioon on dokumentidega, eeskätt digiallkirjastatud dokumentidega tegelemine. Muude info-tekstidega (kalendrisündmused, diskussiooni-sõnumid jms) peab olema võimalik samuti tegeleda, kuid taoliste spetsiaalsete tekstidega tegelemise jaoks ei ole mõttekas luua DVK spetsiaalvahendeid (kalendrihaldust jne) või spetsiaalformaate.</text:p>
        </text:list-item>
        <text:list-item>
          <text:p text:style-name="P123">Eestis on juba praegu kasutusel palju väga erinevaid dokumendihaldus-tarkvarasüsteeme, ning kaheldamatult jääb see maastik edaspidigi kiirelt muutuvaks. <text:s/></text:p>
        </text:list-item>
        <text:list-item>
          <text:p text:style-name="P123">Kuivõrd de facto üks olulisemaid ja samas keerulisemaid küsimusi dokumendihalduse moderniseerimisel on digitaalse allkirja kasutuselevõtmine, <text:s/>siis baseerub meie poolt pakutava dokumendi baas-XML-struktuur Eesti ID-kaardiga digiallkirja andmise DigiDoc standardile.</text:p>
        </text:list-item>
        <text:list-item>
          <text:p text:style-name="P123">Kuna DigiDoc ei rahulda kõiki DVK vajadusi (eeskätt, puudub metainfo blokk, transpordi-info blokk jne), siis laiendame antud spetsifikatsioonis DigiDoc standardit DVK vajadusteks minimaalselt vajaliku XML-ümbriku lisamisega, mis sisaldab (a) eri tüüpi meta- ja transpordi-infot (b) konkreetseid dokumente DigiDoc formaadis. NB! Me ei nõua, et DigiDoc formaadis oleks üldse digitaalne allkiri lisatud, st sama DigiDoc formaati lubame kasutada ka ilma allkirjadeta. Alates versioonist 1.6.0 on kasutusel DVK konteineri versioon 2, mille koosseisus ei ole enam DigiDoc konteinerit, selle asemel on „failid“ nimeline konteiner.</text:p>
        </text:list-item>
        <text:list-item>
          <text:p text:style-name="P123">Näeme ette, et DVK-l on sarnaselt harilike maili-serveritega kaks põhifunktsiooni:</text:p>
          <text:list>
            <text:list-item>
              <text:p text:style-name="P89">Primaarne: dokumentide edasisaatmine ühest süsteemist teise, koos vajalike teisenduste tegemisega.</text:p>
            </text:list-item>
            <text:list-item>
              <text:p text:style-name="P89">Sekundaarne: dokumentide säilitamine teatud perioodiks.</text:p>
            </text:list-item>
          </text:list>
        </text:list-item>
        <text:list-item>
          <text:p text:style-name="P123">Näeme ette kolme põhistsenaariumi DVK kasutamiseks:</text:p>
          <text:list>
            <text:list-item>
              <text:p text:style-name="P89">Asutuses on olemas dokumendihaldussüsteem (DHS). DHS liidestatatakse programmiliselt DVK-ga, DVK kaudu toimub dokumentide saatmine teistesse dokumendihaldussüsteemidesse ja vajaliku metainfo tõlkimine DVK formaati ja -formaadist. DVK esineb seejuures eeskätt transpordikeskkonna ja nö universaalse vahe-keelena eri DHS-de formaatide vahel. Asutus üldjuhul ei kasuta DVK administreerimisliidest.</text:p>
            </text:list-item>
            <text:list-item>
              <text:p text:style-name="P89">Asutusele on antud õigus kasutada DVK administreerimisliidest (Riigiportaalis) lihtsamateks toiminguteks dokumentidega DVK-s. DVK võtab mh (ajutise) vahe-arhiivi rolli, tagades dokumentide säilimise teatud perioodiks.</text:p>
            </text:list-item>
            <text:list-item>
              <text:p text:style-name="P89">Kodanik võib perspektiivis saada veebi kaudu ligipääsu DVK-le (Riigiportaali kaudu), misläbi <text:s/>muutuks DVK kodaniku riigi dokumendi-vahetuse alussüsteemiks.</text:p>
            </text:list-item>
          </text:list>
        </text:list-item>
      </text:list>
      <text:p text:style-name="P5"/>
      <text:p text:style-name="P5"/>
      <text:p text:style-name="P5"/>
      <text:p text:style-name="P5"/>
      <text:h text:style-name="P130" text:outline-level="1"><text:bookmark-start text:name="_Toc115025242"/><text:bookmark-start text:name="_Toc115016757"/><text:bookmark-start text:name="_Toc114595388"/></text:h>
      <text:list xml:id="list35502306" text:style-name="L6">
        <text:list-item>
          <text:h text:style-name="P133" text:outline-level="1"><text:bookmark-start text:name="_Toc256702594"/>Soovitused DVK arhitektuuri spetsifitseerimiseks<text:bookmark-end text:name="_Toc115025242"/><text:bookmark-end text:name="_Toc115016757"/><text:bookmark-end text:name="_Toc114595388"/><text:bookmark-end text:name="_Toc256702594"/></text:h>
        </text:list-item>
      </text:list>
      <text:p text:style-name="P5">Kuigi taoliste soovituste andmine ei ole antud töö ülesanne, pakume DVK spetsifikatsiooni koostajatele välja järgmised meiepoolsed ideed:</text:p>
      <text:list xml:id="list35482819" text:style-name="L7">
        <text:list-item>
          <text:p text:style-name="P124">DVK hoiaks dokumentide metainfo blokkide sisu lahtivõetult andmebaasis, mitte XML kujul. Dokumente (DigiDoc konteinereid või failid konteinereid [DVK konteiner versioon 2]) hoitakse aga - vastupidi - XML tekstidena.</text:p>
        </text:list-item>
        <text:list-item>
          <text:p text:style-name="P124">Andmebaasis oleks iga dokumendi kohta eraldi antud ainult teatud kogus põhivälju (mis soovitavalt kattuksid allpool toodud metainfo põhiväljadega) pluss üks RDF-tüüpi tabel, kuhu saaks mistahes dokumendile lisada mistahes metainfo-välju.</text:p>
        </text:list-item>
        <text:list-item>
          <text:p text:style-name="P124">Peamised liidesed DVK küljes oleks X-tee põhised SOAP-liidesed, kuid lisaks neile realiseeritakse eraldi maili-lüüs, mis suhtleks DVK-ga samuti SOAP-põhiste päringutega.</text:p>
        </text:list-item>
        <text:list-item>
          <text:p text:style-name="P124">DVK administreerimis-veebiliides realiseeritaks eraldi rakendusena, mis suhtleb DVK-ga samuti SOAP-põhiste päringutega.</text:p>
        </text:list-item>
        <text:list-item>
          <text:p text:style-name="P124">Dokumendi saatmisel lisab DVK failisüsteemis olevale ümbrikule alati juurde metainfo ja transpordi bloki, mis moodustatakse andmebaasi hetkeseisust lähtuvalt, ning ei ole allkirjastatud.</text:p>
        </text:list-item>
      </text:list>
      <text:p text:style-name="P5"/>
      <text:p text:style-name="P5"/>
      <text:h text:style-name="P130" text:outline-level="1"><text:bookmark-start text:name="_Toc256702595"/><text:bookmark-start text:name="_Toc115025243"/><text:bookmark-start text:name="_Toc115016758"/>Üldskeem: dokumendid, metainfo, dokumendivahetus<text:bookmark-end text:name="_Toc256702595"/><text:bookmark-end text:name="_Toc115025243"/><text:bookmark-end text:name="_Toc115016758"/> </text:h>
      <text:p text:style-name="P5">Dokumendivahetus DHS ja DVK vahel toimub järgmiste põhikonteinerite kaudu:</text:p>
      <text:list xml:id="list35658303" text:continue-numbering="true" text:style-name="L7">
        <text:list-item>
          <text:p text:style-name="P124">Väline XTEE SOAP-ümbrik sisaldab gzip-ga kokkupakitud, seejärel base64 kodeeritud XML <text:s/>konteinerit "dokument"</text:p>
        </text:list-item>
      </text:list>
      <text:list xml:id="list35492597" text:style-name="L8">
        <text:list-item>
          <text:list>
            <text:list-item>
              <text:p text:style-name="P90">"dokument" konteiner sisaldab (peale base64-dekodeerimist ja gzip-lahtipakkimist):</text:p>
              <text:list>
                <text:list-item>
                  <text:p text:style-name="P90">eri tüüpi metainfo- ja transpordi-info konteinereid</text:p>
                </text:list-item>
                <text:list-item>
                  <text:p text:style-name="P90">DigiDoc formaadis dokumenti (DVK konteiner versioon 1), mis omakorda:</text:p>
                  <text:list>
                    <text:list-item>
                      <text:p text:style-name="P90">sisaldab suvalise hulga base64 kodeeringus ja minimaalse formaadi-metainfoga varustatud faile</text:p>
                    </text:list-item>
                    <text:list-item>
                      <text:p text:style-name="P90">sisaldab suvalise hulga allkirja-blokke nimetatud failide jaoks. Allkirja-blokkidesse ei tule kopeerida konteineris olevate eraldi allkirjastatud dokumentide allkirja-blokke. NB! DVK kontekstis on lubatud allkirja-blokkide puudumine!</text:p>
                    </text:list-item>
                  </text:list>
                </text:list-item>
                <text:list-item>
                  <text:p text:style-name="P90">&lt;failid&gt; formaadis konteinerit (DVK konteiner versioon2), mis omakorda:</text:p>
                  <text:list>
                    <text:list-item>
                      <text:p text:style-name="P90">Sisaldab suvalise hulga faile zip-itud ja seejärel Base64 kodeeringusse panduna. Lisaks failide metaandmed.</text:p>
                    </text:list-item>
                  </text:list>
                </text:list-item>
              </text:list>
            </text:list-item>
          </text:list>
        </text:list-item>
      </text:list>
      <text:p text:style-name="P47">Dokumendi ("dokument" konteiner) struktuuri kirjeldame järgmises peatükis, SOAP-konteinerit ja X-Tee päringut aga edasises "Dokumentide logistika" peatükis.</text:p>
      <text:p text:style-name="P5"/>
      <text:p text:style-name="P5"/>
      <text:h text:style-name="P130" text:outline-level="1"><text:bookmark-start text:name="_Toc115025244"/><text:bookmark-start text:name="_Toc115016759"/><text:bookmark-start text:name="_Toc114595389"/></text:h>
      <text:list xml:id="list35495347" text:style-name="L6">
        <text:list-item>
          <text:h text:style-name="P133" text:outline-level="1"><text:bookmark-start text:name="_Toc256702596"/>Vahetatava dokumendi üldine XML kirjeldus<text:bookmark-end text:name="_Toc115025244"/><text:bookmark-end text:name="_Toc115016759"/><text:bookmark-end text:name="_Toc114595389"/><text:bookmark-end text:name="_Toc256702596"/></text:h>
        </text:list-item>
      </text:list>
      <text:p text:style-name="P5">Nagu eelnevas märgitud, baseerub meie formaat DigiDoc formaadile, olles sisuliselt XML-ümbrikuks, mis sisaldab eri tüüpi metainfot pluss suvalise hulga DigiDoc konteinereid. Muud kaalutlused:</text:p>
      <text:p text:style-name="P5"/>
      <text:list xml:id="list35500733" text:style-name="L9">
        <text:list-item>
          <text:p text:style-name="P91">Osa dokumendi XML formaadi välju on kriitilised dokumentide logistika ja/või kasutajaliidese põhifunktsionaalsuse jaoks, osa aga ei ole DVK tööks otseselt vajalikud. Pakutav formaat fikseerib konkreetsete tagidena (st sisaldab nimeruumis) ainult kriitilised tagid, kõiki muid metaandmeid võib formaati samuti lisada - suvaliste nimedega, nn kasutaja-poolt defineeritud väljadena, mis ei ole otseselt meie formaadi nimeruumis.</text:p>
        </text:list-item>
      </text:list>
      <text:p text:style-name="P5"/>
      <text:list xml:id="list35653712" text:continue-numbering="true" text:style-name="L9">
        <text:list-item>
          <text:p text:style-name="P91">XML formaadi kasutamise korral ei ole väga oluline, mis on konkreetselt tagide ja atribuutide nimed: oluline on, et tagide oodatav sisu oleks piisavalt lahti selgitatud, ning oleks suhteliselt kerge mõista, mida mingisse tagi panna. Seetõttu oleme läbivalt kasutanud võimalikult selgelt mõistetavaid eestikeelseid nimesid tagidele, mitte aga näiteks Dublin Core ingliskeelseid nimesid.</text:p>
        </text:list-item>
      </text:list>
      <text:p text:style-name="P5"/>
      <text:list xml:id="list35643840" text:continue-numbering="true" text:style-name="L9">
        <text:list-item>
          <text:p text:style-name="P91">Kõik metainfo väljad moodustavad sisuliselt "lameda", struktuurita loetelu rdf-ideoloogiaga sobivatest nimi-väärtus paaridest, mida on lihtne realiseerida ja laiendada.</text:p>
        </text:list-item>
      </text:list>
      <text:p text:style-name="P5"/>
      <text:list xml:id="list35652854" text:continue-numbering="true" text:style-name="L9">
        <text:list-item>
          <text:p text:style-name="P91">Metainfo väljad ei ole allkirjastatud. Allkirjad on ainult dokumentide küljes DigiDoc konteineris. Seejuures on allkirjastatud dokumendil DigiDoc formaadis siiski olemas väike hulk spetsiaalseid metainfo-välju (dokumendi formaat jne), mis on alati allkirjastatud.</text:p>
        </text:list-item>
      </text:list>
      <text:p text:style-name="P5"/>
      <text:list xml:id="list35650934" text:continue-numbering="true" text:style-name="L9">
        <text:list-item>
          <text:p text:style-name="P117"><text:span text:style-name="Default_20_Paragraph_20_Font"><text:span text:style-name="T2">Kuupäevi ja kellaaegu esitatakse XML struktuuris ISO8601 standardile vastavalt (</text:span></text:span><text:a xlink:type="simple" xlink:href="http://www.w3.org/TR/NOTE-datetime" office:target-frame-name="_top" xlink:show="replace"><text:span text:style-name="Hyperlink"><text:span text:style-name="T17">http://www.w3.org/TR/NOTE-datetime</text:span></text:span></text:a><text:span text:style-name="Default_20_Paragraph_20_Font"><text:span text:style-name="T2">). </text:span></text:span><text:span text:style-name="Default_20_Paragraph_20_Font"><text:span text:style-name="T2">S.t. kuupäev+kellaaeg kujul YYYY-MM-DDThh:mm:ssTZD (näit: 2006-03-20T17:25:00+02:00) ning kuupäev kujul YYY-MM-DD (näit: 2006-03-20)</text:span></text:span></text:p>
        </text:list-item>
      </text:list>
      <text:p text:style-name="P5"/>
      <text:p text:style-name="P5">Juhime veel tähelepanu, et:</text:p>
      <text:p text:style-name="P5"/>
      <text:list xml:id="list35484529" text:style-name="L10">
        <text:list-item>
          <text:p text:style-name="P92">DigiDoc ei pea sisaldama allkirja.</text:p>
        </text:list-item>
        <text:list-item>
          <text:p text:style-name="P92">Üks DigiDoc võib sisaldada mitmeid konkreetseid dokumente.</text:p>
        </text:list-item>
        <text:list-item>
          <text:p text:style-name="P92">DigiDoc sees olevate konkreetsete dokumentide allkirja-blokke hoitakse dokumendi juures, mitte „dokument“ konteineri DigiDoc-is</text:p>
        </text:list-item>
        <text:list-item>
          <text:p text:style-name="P92">Iga sisalduv konkreetne dokument võib sisaldada metadata atribuute, mis signeeritakse.</text:p>
        </text:list-item>
        <text:list-item>
          <text:p text:style-name="P92">Lisatavaid metadata blokke ei signeerita.</text:p>
        </text:list-item>
      </text:list>
      <text:p text:style-name="P5"/>
      <text:p text:style-name="P5">Alates DVK versioonist 1.6.0 on toetatud ka DVK konteineri versioon 2, milles faile hoitakse &lt;failid&gt; konteineris. &lt;failid&gt; konteiner sisaldab omakorda suvalise arvu faile ja nende metaandmeid. DVK konteineri versioon 2 ei toeta otse failide konteineri küljes olevat digiallkirja. Digiallkirjastatud dokumentide edastamiseks tuleb &lt;failid&gt; konteinerisse lisada allkirjastatud DigiDoc fail.</text:p>
      <text:p text:style-name="P48"/>
      <text:h text:style-name="P136" text:outline-level="2"><text:bookmark-start text:name="_Toc115025245"/><text:bookmark-start text:name="_Toc115016760"/></text:h>
      <text:h text:style-name="P139" text:outline-level="2"><text:bookmark-start text:name="_Toc256702597"/>Dokumendi üldine ümbrik<text:bookmark-end text:name="_Toc115025245"/><text:bookmark-end text:name="_Toc115016760"/><text:bookmark-end text:name="_Toc256702597"/></text:h>
      <text:p text:style-name="P57">DVK-le saadetavad ja sealt loetavad dokumendid on järgmisel kujul XML-tekstid (detailsemalt kirjeldatakse infoblokke järgmistes peatükkides):</text:p>
      <text:p text:style-name="P50"/>
      <text:p text:style-name="P50">&lt;?xml version="1.0" encoding="UTF-8" ?&gt;</text:p>
      <text:p text:style-name="Preformatted_20_Text"><text:span text:style-name="Default_20_Paragraph_20_Font"><text:span text:style-name="T20">&lt;dhl:dokument</text:span></text:span><text:span text:style-name="Default_20_Paragraph_20_Font"><text:span text:style-name="T23"> xmlns:dhl="http://</text:span></text:span><text:span text:style-name="Default_20_Paragraph_20_Font"><text:span text:style-name="T23">www.riik.ee</text:span></text:span><text:span text:style-name="Default_20_Paragraph_20_Font"><text:span text:style-name="T23">/schemas/dhl"&gt;</text:span></text:span></text:p>
      <text:p text:style-name="P50"><text:s/></text:p>
      <text:p text:style-name="P50"><text:s/>&lt;!-- Konkreetse struktuuri/semantikaga metainfo blokk,</text:p>
      <text:p text:style-name="P50"><text:s text:c="6"/>Sisaldab nii DVK tarkvara kui kasutaja poolt sisestatut.</text:p>
      <text:p text:style-name="P50"><text:s text:c="6"/>Siia blokki pannakse metainfo, millest teised süsteemid</text:p>
      <text:p text:style-name="P50"><text:s text:c="6"/>peavad aru saama.</text:p>
      <text:p text:style-name="P50"><text:s text:c="6"/>Võib saatja poolt jääda tühjaks/puududa. <text:s text:c="11"/></text:p>
      <text:p text:style-name="P50"><text:s/>--&gt;</text:p>
      <text:p text:style-name="Preformatted_20_Text"><text:span text:style-name="Default_20_Paragraph_20_Font"><text:span text:style-name="T23"><text:s/></text:span></text:span><text:span text:style-name="Default_20_Paragraph_20_Font"><text:span text:style-name="T20">&lt;dhl:metainfo/&gt;</text:span></text:span></text:p>
      <text:p text:style-name="P50"><text:s/></text:p>
      <text:p text:style-name="P50"><text:s/>&lt;!-- Konkreetse semantikaga transpordiblokk, sisaldab konkreetset kust/kuhu</text:p>
      <text:p text:style-name="P50"><text:s text:c="6"/>infot, mille kaudu DVK tarkvara dokumendi edasi saadab.</text:p>
      <text:p text:style-name="P50"><text:s text:c="6"/>Edasisaatmiseks mõeldud dokumentide juures kohustuslik osa. </text:p>
      <text:p text:style-name="P50"><text:s/>--&gt;</text:p>
      <text:p text:style-name="Preformatted_20_Text"><text:span text:style-name="Default_20_Paragraph_20_Font"><text:span text:style-name="T23"><text:s/></text:span></text:span><text:span text:style-name="Default_20_Paragraph_20_Font"><text:span text:style-name="T20">&lt;dhl:transport/&gt;</text:span></text:span></text:p>
      <text:p text:style-name="P50"><text:s/></text:p>
      <text:p text:style-name="P50"><text:s/>&lt;!-- Informatsioon dokumendi senise liikumistee ja muutumiste kohta.</text:p>
      <text:p text:style-name="P50"><text:s text:c="6"/>Blokk sisaldab lihtsalt varasemaid metainfo, transport ja metaxml</text:p>
      <text:p text:style-name="P50"><text:s text:c="6"/>blokke, järjestikuselt. Dokumendi edasisaatmisel kopeeritakse viimased</text:p>
      <text:p text:style-name="P50"><text:s text:c="6"/>nimetatud blokid ajaloo bloki lõppu. Tarkvara võib kopeerimise käigus</text:p>
      <text:p text:style-name="P50"><text:s text:c="6"/>otsustada mõned bloki osad (või terved blokid) kopeerimata jätta.</text:p>
      <text:p text:style-name="P50"><text:s text:c="6"/>Esialgse saatja poolt jäetakse üldjuhul tühjaks.</text:p>
      <text:p text:style-name="P50"><text:s/>--&gt;</text:p>
      <text:p text:style-name="Preformatted_20_Text"><text:span text:style-name="Default_20_Paragraph_20_Font"><text:span text:style-name="T23"><text:s/></text:span></text:span><text:span text:style-name="Default_20_Paragraph_20_Font"><text:span text:style-name="T20">&lt;dhl:ajalugu/&gt;</text:span></text:span></text:p>
      <text:p text:style-name="P50"><text:s/></text:p>
      <text:p text:style-name="P50"><text:s/>&lt;!—- Järgnevad dokumendi liigist sõltuva struktuuriga metaandmed.</text:p>
      <text:p text:style-name="P50"><text:s text:c="6"/>Soovituslik oleks igal konkreetsel juhul viidata metaandmete struktuuri</text:p>
      <text:p text:style-name="P50"><text:s text:c="6"/>kirjeldavale XML skeemile (schema), kasutada selleks xmlns ja schemaLocation</text:p>
      <text:p text:style-name="P50"><text:s text:c="6"/>atribuute. Vaikimisi eeldatakse, et metaxml blokis sisalduvad andmed vastavad</text:p>
      <text:p text:style-name="P50"><text:s text:c="6"/>Riigikantselei poolt fikseeritud kirja metaandmete vormingule:</text:p>
      <text:p text:style-name="P50"><text:s text:c="6"/>(http://www.riik.ee/schemas/dhl/rkel_letter.xsd)</text:p>
      <text:p text:style-name="P50"><text:s/>--&gt;</text:p>
      <text:p text:style-name="Preformatted_20_Text"><text:span text:style-name="Default_20_Paragraph_20_Font"><text:span text:style-name="T23"><text:s/></text:span></text:span><text:span text:style-name="Default_20_Paragraph_20_Font"><text:span text:style-name="T20">&lt;dhl:metaxml</text:span></text:span><text:span text:style-name="Default_20_Paragraph_20_Font"><text:span text:style-name="T20"> </text:span></text:span><text:span text:style-name="Default_20_Paragraph_20_Font"><text:span text:style-name="T23">xmlns</text:span></text:span><text:span text:style-name="Default_20_Paragraph_20_Font"><text:span text:style-name="T23">="http://www.riik.ee/schemas/dhl/rkel_letter"</text:span></text:span></text:p>
      <text:p text:style-name="P50"><text:s text:c="3"/>schemaLocation="http://www.riik.ee/schemas/dhl/rkel_letter</text:p>
      <text:p text:style-name="Preformatted_20_Text"><text:span text:style-name="Default_20_Paragraph_20_Font"><text:span text:style-name="T23"><text:s text:c="3"/></text:span></text:span><text:span text:style-name="Default_20_Paragraph_20_Font"><text:span text:style-name="T23">http://www.riik.ee/schemas/dhl/rkel_letter.xsd"</text:span></text:span><text:span text:style-name="Default_20_Paragraph_20_Font"><text:span text:style-name="T20">/&gt;</text:span></text:span></text:p>
      <text:p text:style-name="P50"><text:s/></text:p>
      <text:p text:style-name="P50"><text:s/>&lt;!-- Järgneb üks SignedDoc struktuur, kas siis signatuuridega või ei. </text:p>
      <text:p text:style-name="P50"><text:s text:c="6"/>SignedDoc blokk sisaldab konkreetseid dokumente. </text:p>
      <text:p text:style-name="P50"><text:s text:c="6"/>Kirjeldus vastab täpselt AS Sertifitseerimiskeskuse antud</text:p>
      <text:p text:style-name="P50"><text:s text:c="6"/>kirjeldusele, täiendavat infot järgnevas.</text:p>
      <text:p text:style-name="P50"><text:s/>--&gt;</text:p>
      <text:p text:style-name="P50"/>
      <text:p text:style-name="P50"><text:s/>&lt;!-- DVK konteiner versioon 1 --&gt;</text:p>
      <text:p text:style-name="Preformatted_20_Text"><text:span text:style-name="Default_20_Paragraph_20_Font"><text:span text:style-name="T23"><text:s/></text:span></text:span><text:span text:style-name="Default_20_Paragraph_20_Font"><text:span text:style-name="T20">&lt;SignedDoc/&gt;</text:span></text:span></text:p>
      <text:p text:style-name="P51"/>
      <text:p text:style-name="Preformatted_20_Text"><text:span text:style-name="Default_20_Paragraph_20_Font"><text:span text:style-name="T20"><text:s/></text:span></text:span><text:span text:style-name="Default_20_Paragraph_20_Font"><text:span text:style-name="T23">&lt;!-- </text:span></text:span><text:span text:style-name="Default_20_Paragraph_20_Font"><text:span text:style-name="T23">DVK konteiner versioon 2 --&gt;</text:span></text:span></text:p>
      <text:p text:style-name="P51"><text:s/>&lt;dhl:failid/&gt;</text:p>
      <text:p text:style-name="P51"/>
      <text:p text:style-name="P16">&lt;/dhl:dokument&gt;</text:p>
      <text:p text:style-name="P5"/>
      <text:p text:style-name="P30">Järgnev on DigiDoc formaadi ümbriku ülemise taseme kirjeldus AS Sertifitseerimiskeskuselt (SK). DataFile ja Signature blokkide sisu struktuuri saab lugeda SK kodulehe kaudu leitavalt DigiDoc lehelt.</text:p>
      <text:p text:style-name="P5"/>
      <text:p text:style-name="P50">&lt;?xml version="1.0" encoding="UTF-8" ?&gt;</text:p>
      <text:p text:style-name="Preformatted_20_Text"><text:span text:style-name="Default_20_Paragraph_20_Font"><text:span text:style-name="T20">&lt;SignedDoc</text:span></text:span><text:span text:style-name="Default_20_Paragraph_20_Font"><text:span text:style-name="T23"> format="DIGIDOC-XML" version="1.3" <text:s text:c="10"/></text:span></text:span></text:p>
      <text:p text:style-name="P50"><text:s text:c="11"/>xmlns="http://www.sk.ee/DigiDoc/v1.3.0#"&gt; <text:s text:c="6"/></text:p>
      <text:p text:style-name="P50"><text:s text:c="4"/>&lt;!-- Optsionaalsed algandmefailid: DigiDoc formaadi järgi --&gt;</text:p>
      <text:p text:style-name="Preformatted_20_Text"><text:span text:style-name="Default_20_Paragraph_20_Font"><text:span text:style-name="T23"><text:s text:c="4"/></text:span></text:span><text:span text:style-name="Default_20_Paragraph_20_Font"><text:span text:style-name="T20">&lt;DataFile/&gt;</text:span></text:span></text:p>
      <text:p text:style-name="P50"><text:s text:c="4"/>.....</text:p>
      <text:p text:style-name="Preformatted_20_Text"><text:span text:style-name="Default_20_Paragraph_20_Font"><text:span text:style-name="T23"><text:s text:c="3"/></text:span></text:span><text:span text:style-name="Default_20_Paragraph_20_Font"><text:span text:style-name="T20"><text:s/>&lt;DataFile/&gt;</text:span></text:span></text:p>
      <text:p text:style-name="P50"><text:s text:c="4"/>&lt;!-- Optsionaalsed: kliendi allkirjad koos kehtivuskinnitustega,</text:p>
      <text:p text:style-name="P50"><text:s text:c="9"/>DigiDoc formaadi järgi --&gt;</text:p>
      <text:p text:style-name="Preformatted_20_Text"><text:span text:style-name="Default_20_Paragraph_20_Font"><text:span text:style-name="T23"><text:s text:c="4"/></text:span></text:span><text:span text:style-name="Default_20_Paragraph_20_Font"><text:span text:style-name="T20">&lt;Signature/&gt;</text:span></text:span></text:p>
      <text:p text:style-name="P50"><text:s text:c="4"/>....</text:p>
      <text:p text:style-name="Preformatted_20_Text"><text:span text:style-name="Default_20_Paragraph_20_Font"><text:span text:style-name="T23"><text:s text:c="3"/></text:span></text:span><text:span text:style-name="Default_20_Paragraph_20_Font"><text:span text:style-name="T20"><text:s/>&lt;Signature/&gt;</text:span></text:span></text:p>
      <text:p text:style-name="P51">&lt;/SignedDoc&gt;</text:p>
      <text:p text:style-name="P5"/>
      <text:p text:style-name="P5"/>
      <text:h text:style-name="P136" text:outline-level="2"><text:bookmark-start text:name="_Toc256702598"/><text:bookmark-start text:name="_Toc115025246"/><text:bookmark-start text:name="_Toc115016761"/>Metainfo blokk dokumendis<text:bookmark-end text:name="_Toc256702598"/><text:bookmark-end text:name="_Toc115025246"/><text:bookmark-end text:name="_Toc115016761"/></text:h>
      <text:p text:style-name="P47">MetaInfo bloki struktuur on lame: ta sisaldab hulgaliselt rdf-ideoloogia järgi väli-väärtus paare, kus iga paar annab kogu dokumendi <text:s/>ümbriku jaoks mingi väärtuse.</text:p>
      <text:p text:style-name="P47">Metainfo väljade nimede juures otsustasime lähtuda esmajoones Eesti dokumendihaldussüsteemide ja ametiasutuste tüüpvajadustes ja asjaajamiskorrast ning -printsiipidest, mitte aga otseselt Dublin Core väljadest. Rõhutame, et vajadusel on XML-süntaksis välju väga lihtne automaatselt tõlkida teistes keeltes väljadeks.</text:p>
      <text:list xml:id="list35486409" text:style-name="L11">
        <text:list-item>
          <text:p text:style-name="P125">Ükski metainfo bloki väli (erinevalt transpordi bloki väljadest) ei ole kohustuslik. </text:p>
        </text:list-item>
        <text:list-item>
          <text:p text:style-name="P93">Osa metainfo välju tuleb kasutajalt/DHS-st, osa aga täidab DVK automaatselt.</text:p>
        </text:list-item>
        <text:list-item>
          <text:p text:style-name="P93">DVK peaks pakkuma võimalust teostada dokumentide otsingut ja võib-olla ka muid teenuseid, baseerudes nimetatud väljade sisule (DVK realisatsioonilt võiks oodata, et nimetatud väljade sisu paigutatakse igaüks eraldi andmebaasiväljale).</text:p>
        </text:list-item>
        <text:list-item>
          <text:p text:style-name="P93">Väljade üks eesmärk on olla nö vahekeeleks, mille kaudu erinevad DHS-s oma metainfot ekspordivad ja impordivad.</text:p>
        </text:list-item>
      </text:list>
      <text:p text:style-name="P47">Metainfo väljad jaotuvad järgmiselt:</text:p>
      <text:list xml:id="list35511901" text:style-name="L12">
        <text:list-item>
          <text:p text:style-name="P118"><text:span text:style-name="Default_20_Paragraph_20_Font"><text:span text:style-name="T12">D</text:span></text:span><text:span text:style-name="Default_20_Paragraph_20_Font"><text:span text:style-name="T12">VK</text:span></text:span><text:span text:style-name="Default_20_Paragraph_20_Font"><text:span text:style-name="T12"> tarkvara poolt automaatselt täidetavad väljad. </text:span></text:span><text:span text:style-name="Default_20_Paragraph_20_Font"><text:span text:style-name="T2">Need väljad on nimeruumis http://</text:span></text:span><text:span text:style-name="Default_20_Paragraph_20_Font"><text:span text:style-name="T2">www.riik.ee</text:span></text:span><text:span text:style-name="Default_20_Paragraph_20_Font"><text:span text:style-name="T2">/schemas/dhl-meta-automatic.</text:span></text:span></text:p>
        </text:list-item>
        <text:list-item>
          <text:p text:style-name="P94">DVK tarkvara poolt automaatselt täidetavad väljad, mis on võetud e-kirja päistest: ainult juhul, kui dokument on DVK-le saadetud e-postiga. Need väljad on nimeruumis http://www.riik.ee/schemas/dhl-meta-automatic.</text:p>
        </text:list-item>
        <text:list-item>
          <text:p text:style-name="P118"><text:span text:style-name="Default_20_Paragraph_20_Font"><text:span text:style-name="T12">Väljad, mille o</text:span></text:span><text:span text:style-name="Default_20_Paragraph_20_Font"><text:span text:style-name="T2">lemasolu korral omavad välja sisu konkreetset tähendust repositooriumi jaoks. Need väljad on nimeruumis http://</text:span></text:span><text:span text:style-name="Default_20_Paragraph_20_Font"><text:span text:style-name="T2">www.riik.ee</text:span></text:span><text:span text:style-name="Default_20_Paragraph_20_Font"><text:span text:style-name="T2">/schemas/dhl-meta-manual</text:span></text:span></text:p>
        </text:list-item>
        <text:list-item>
          <text:p text:style-name="P118"><text:span text:style-name="Default_20_Paragraph_20_Font"><text:span text:style-name="T12">Mistahes muud väljad, mida dokumendi D</text:span></text:span><text:span text:style-name="Default_20_Paragraph_20_Font"><text:span text:style-name="T12">VK-sse</text:span></text:span><text:span text:style-name="Default_20_Paragraph_20_Font"><text:span text:style-name="T12"> lisav </text:span></text:span><text:span text:style-name="Default_20_Paragraph_20_Font"><text:span text:style-name="T2">tarkvara soovib metainfosse lisada. Nende väljade kodeeringu viis on erinev, kui eelmistel, D</text:span></text:span><text:span text:style-name="Default_20_Paragraph_20_Font"><text:span text:style-name="T2">VK</text:span></text:span><text:span text:style-name="Default_20_Paragraph_20_Font"><text:span text:style-name="T2"> jaoks tähendust omavatel väljadel. Ainus siin kasutatav tag on nimeruumis http://</text:span></text:span><text:span text:style-name="Default_20_Paragraph_20_Font"><text:span text:style-name="T2">www.riik.ee</text:span></text:span><text:span text:style-name="Default_20_Paragraph_20_Font"><text:span text:style-name="T2">/schemas/dhl-meta-manual</text:span></text:span></text:p>
        </text:list-item>
      </text:list>
      <text:p text:style-name="Preformatted_20_Text"><text:span text:style-name="Default_20_Paragraph_20_Font"><text:span text:style-name="T31"><text:s text:c="2"/></text:span></text:span></text:p>
      <text:p text:style-name="Preformatted_20_Text"><text:span text:style-name="Default_20_Paragraph_20_Font"><text:span text:style-name="T24">&lt;dhl:</text:span></text:span><text:span text:style-name="Default_20_Paragraph_20_Font"><text:span text:style-name="T21">metainfo</text:span></text:span><text:span text:style-name="Default_20_Paragraph_20_Font"><text:span text:style-name="T24"> </text:span></text:span><text:span text:style-name="Default_20_Paragraph_20_Font"><text:span text:style-name="T23">xmlns:dhl="http://</text:span></text:span><text:span text:style-name="Default_20_Paragraph_20_Font"><text:span text:style-name="T23">www.riik.ee</text:span></text:span><text:span text:style-name="Default_20_Paragraph_20_Font"><text:span text:style-name="T23">/schemas/dhl"</text:span></text:span><text:span text:style-name="Default_20_Paragraph_20_Font"><text:span text:style-name="T24"> </text:span></text:span></text:p>
      <text:p text:style-name="Preformatted_20_Text"><text:span text:style-name="Default_20_Paragraph_20_Font"><text:span text:style-name="T24"><text:s text:c="14"/></text:span></text:span><text:span text:style-name="Default_20_Paragraph_20_Font"><text:span text:style-name="T23">xmlns:ma="http://</text:span></text:span><text:span text:style-name="Default_20_Paragraph_20_Font"><text:span text:style-name="T23">www.riik.ee</text:span></text:span><text:span text:style-name="Default_20_Paragraph_20_Font"><text:span text:style-name="T23">/schemas/dhl-meta-automatic"</text:span></text:span><text:span text:style-name="Default_20_Paragraph_20_Font"><text:span text:style-name="T24"> <text:s/></text:span></text:span></text:p>
      <text:p text:style-name="Preformatted_20_Text"><text:span text:style-name="Default_20_Paragraph_20_Font"><text:span text:style-name="T24"><text:s text:c="14"/></text:span></text:span><text:span text:style-name="Default_20_Paragraph_20_Font"><text:span text:style-name="T23">xmlns:mm="http://</text:span></text:span><text:span text:style-name="Default_20_Paragraph_20_Font"><text:span text:style-name="T23">www.riik.ee</text:span></text:span><text:span text:style-name="Default_20_Paragraph_20_Font"><text:span text:style-name="T23">/schemas/dhl-meta-manual"&gt;</text:span></text:span><text:span text:style-name="Default_20_Paragraph_20_Font"><text:span text:style-name="T24"> <text:s/></text:span></text:span></text:p>
      <text:p text:style-name="P52"/>
      <text:p text:style-name="P52">&lt;!-- DVK tarkvara poolt alati,</text:p>
      <text:p text:style-name="P50"><text:s text:c="5"/>automaatselt täidetavad väljad, kusjuures</text:p>
      <text:p text:style-name="P50"><text:s text:c="5"/>teine blokk on kasutusel xteega saadud/saadetud</text:p>
      <text:p text:style-name="P50"><text:s text:c="5"/>dokumentide, kolmas aga epostiga saadud/saadetud</text:p>
      <text:p text:style-name="P50"><text:s text:c="5"/>dokumentide jaoks --&gt;</text:p>
      <text:p text:style-name="P50"><text:s text:c="5"/></text:p>
      <text:p text:style-name="Preformatted_20_Text"><text:soft-page-break/><text:span text:style-name="Default_20_Paragraph_20_Font"><text:span text:style-name="T24"><text:s/>&lt;ma:</text:span></text:span><text:span text:style-name="Default_20_Paragraph_20_Font"><text:span text:style-name="T21">dhl_id</text:span></text:span><text:span text:style-name="Default_20_Paragraph_20_Font"><text:span text:style-name="T24">&gt;D</text:span></text:span><text:span text:style-name="Default_20_Paragraph_20_Font"><text:span text:style-name="T24">VK</text:span></text:span><text:span text:style-name="Default_20_Paragraph_20_Font"><text:span text:style-name="T24"> sisene unikaalne id&lt;/ma:dhl_id&gt;</text:span></text:span></text:p>
      <text:p text:style-name="Preformatted_20_Text"><text:span text:style-name="Default_20_Paragraph_20_Font"><text:span text:style-name="T24"><text:s/>&lt;ma:</text:span></text:span><text:span text:style-name="Default_20_Paragraph_20_Font"><text:span text:style-name="T21">dhl_kaust</text:span></text:span><text:span text:style-name="Default_20_Paragraph_20_Font"><text:span text:style-name="T24">&gt;Kausta, kus antud dokumenti DVK-s hoitakse, nimi&lt;/ma:dhl_kaust&gt;</text:span></text:span></text:p>
      <text:p text:style-name="Preformatted_20_Text"><text:span text:style-name="Default_20_Paragraph_20_Font"><text:span text:style-name="T23"><text:s/>&lt;ma:</text:span></text:span><text:span text:style-name="Default_20_Paragraph_20_Font"><text:span text:style-name="T20">dhl_saabumisviis</text:span></text:span><text:span text:style-name="Default_20_Paragraph_20_Font"><text:span text:style-name="T23">&gt;esialgu string email või string xtee&lt;/ma:dhl_saabumisviis&gt;</text:span></text:span></text:p>
      <text:p text:style-name="Preformatted_20_Text"><text:span text:style-name="Default_20_Paragraph_20_Font"><text:span text:style-name="T23"><text:s/>&lt;ma:</text:span></text:span><text:span text:style-name="Default_20_Paragraph_20_Font"><text:span text:style-name="T20">dhl_saabumisaeg</text:span></text:span><text:span text:style-name="Default_20_Paragraph_20_Font"><text:span text:style-name="T23">&gt;D</text:span></text:span><text:span text:style-name="Default_20_Paragraph_20_Font"><text:span text:style-name="T23">VK -</text:span></text:span><text:span text:style-name="Default_20_Paragraph_20_Font"><text:span text:style-name="T23">sse saabumise aeg CCYY-MM-DDThh:mm:ss&lt;/ma:dhl_saabumisaeg&gt; <text:s/></text:span></text:span></text:p>
      <text:p text:style-name="Preformatted_20_Text"><text:span text:style-name="Default_20_Paragraph_20_Font"><text:span text:style-name="T23"><text:s/>&lt;ma:</text:span></text:span><text:span text:style-name="Default_20_Paragraph_20_Font"><text:span text:style-name="T20">dhl_saatmisviis</text:span></text:span><text:span text:style-name="Default_20_Paragraph_20_Font"><text:span text:style-name="T23">&gt;esialgu string email või string xtee&lt;/ma:dhl_saatmisviis&gt;</text:span></text:span></text:p>
      <text:p text:style-name="Preformatted_20_Text"><text:span text:style-name="Default_20_Paragraph_20_Font"><text:span text:style-name="T23"><text:s/>&lt;ma:</text:span></text:span><text:span text:style-name="Default_20_Paragraph_20_Font"><text:span text:style-name="T20">dhl_saatmisaeg</text:span></text:span><text:span text:style-name="Default_20_Paragraph_20_Font"><text:span text:style-name="T23">&gt;D</text:span></text:span><text:span text:style-name="Default_20_Paragraph_20_Font"><text:span text:style-name="T23">VKs</text:span></text:span><text:span text:style-name="Default_20_Paragraph_20_Font"><text:span text:style-name="T23">t saatmise aeg CCYY-MM-DDThh:mm:ss&lt;/ma:dhl_saatmisaeg&gt; </text:span></text:span></text:p>
      <text:p text:style-name="P50"><text:s/></text:p>
      <text:p text:style-name="Preformatted_20_Text"><text:span text:style-name="Default_20_Paragraph_20_Font"><text:span text:style-name="T24"><text:s/>&lt;ma:</text:span></text:span><text:span text:style-name="Default_20_Paragraph_20_Font"><text:span text:style-name="T21">dhl_saatja_asutuse_nr</text:span></text:span><text:span text:style-name="Default_20_Paragraph_20_Font"><text:span text:style-name="T24">&gt;</text:span></text:span></text:p>
      <text:p text:style-name="P50"><text:s text:c="3"/>registrinr turvaserverist (ainult xteest tulnud)</text:p>
      <text:p text:style-name="P50"><text:s/>&lt;/ma:dhl_saatja_asutuse_nr&gt;</text:p>
      <text:p text:style-name="Preformatted_20_Text"><text:span text:style-name="Default_20_Paragraph_20_Font"><text:span text:style-name="T24"><text:s/>&lt;ma:</text:span></text:span><text:span text:style-name="Default_20_Paragraph_20_Font"><text:span text:style-name="T21">dhl_saatja_asutuse_nimi</text:span></text:span><text:span text:style-name="Default_20_Paragraph_20_Font"><text:span text:style-name="T24">&gt;</text:span></text:span></text:p>
      <text:p text:style-name="P50"><text:s text:c="3"/>asutuse nimi turvaserverist (ainult xteest tulnud)</text:p>
      <text:p text:style-name="P50"><text:s/>&lt;/ma:dhl_saatja_asutuse_nr&gt;</text:p>
      <text:p text:style-name="Preformatted_20_Text"><text:span text:style-name="Default_20_Paragraph_20_Font"><text:span text:style-name="T23"><text:s/>&lt;ma:</text:span></text:span><text:span text:style-name="Default_20_Paragraph_20_Font"><text:span text:style-name="T20">dhl_saatja_isikukood</text:span></text:span><text:span text:style-name="Default_20_Paragraph_20_Font"><text:span text:style-name="T23">&gt;</text:span></text:span></text:p>
      <text:p text:style-name="P50"><text:s text:c="2"/>isikukood turvaserverist (ainult xteest tulnud)</text:p>
      <text:p text:style-name="P50"><text:s/>&lt;/ma:dhl_saatja_isikukood&gt; </text:p>
      <text:p text:style-name="Preformatted_20_Text"><text:span text:style-name="Default_20_Paragraph_20_Font"><text:span text:style-name="T23"><text:s/>&lt;ma:</text:span></text:span><text:span text:style-name="Default_20_Paragraph_20_Font"><text:span text:style-name="T20">dhl_saaja_asutuse_nr</text:span></text:span><text:span text:style-name="Default_20_Paragraph_20_Font"><text:span text:style-name="T23">&gt;</text:span></text:span></text:p>
      <text:p text:style-name="P50"><text:s text:c="3"/>registrinr turvaserverile (xteega saadetud)</text:p>
      <text:p text:style-name="P50"><text:s/>&lt;/ma:dhl_saaja_asutuse_nr&gt;</text:p>
      <text:p text:style-name="Preformatted_20_Text"><text:span text:style-name="Default_20_Paragraph_20_Font"><text:span text:style-name="T23"><text:s/>&lt;ma:</text:span></text:span><text:span text:style-name="Default_20_Paragraph_20_Font"><text:span text:style-name="T20">dhl_saaja_asutuse_nimi</text:span></text:span><text:span text:style-name="Default_20_Paragraph_20_Font"><text:span text:style-name="T23">&gt;</text:span></text:span></text:p>
      <text:p text:style-name="P50"><text:s text:c="3"/>asutuse nimi turvaserverile (xteega saadetud)</text:p>
      <text:p text:style-name="P50"><text:s/>&lt;/ma:dhl_saaja_asutuse_nr&gt;</text:p>
      <text:p text:style-name="Preformatted_20_Text"><text:span text:style-name="Default_20_Paragraph_20_Font"><text:span text:style-name="T23"><text:s/>&lt;ma:</text:span></text:span><text:span text:style-name="Default_20_Paragraph_20_Font"><text:span text:style-name="T20">dhl_saaja_isikukood</text:span></text:span><text:span text:style-name="Default_20_Paragraph_20_Font"><text:span text:style-name="T23">&gt;</text:span></text:span></text:p>
      <text:p text:style-name="P50"><text:s text:c="2"/>saaja kood turvaserverile (xteega saadetud)</text:p>
      <text:p text:style-name="P50"><text:s/>&lt;/ma:dhl_saaja_isikukood&gt;</text:p>
      <text:p text:style-name="P50"><text:s/></text:p>
      <text:p text:style-name="Preformatted_20_Text"><text:span text:style-name="Default_20_Paragraph_20_Font"><text:span text:style-name="T24"><text:s/>&lt;ma:</text:span></text:span><text:span text:style-name="Default_20_Paragraph_20_Font"><text:span text:style-name="T21">dhl_saatja_epost</text:span></text:span><text:span text:style-name="Default_20_Paragraph_20_Font"><text:span text:style-name="T24">&gt;</text:span></text:span></text:p>
      <text:p text:style-name="P50"><text:s text:c="2"/>saatja eposti aadress (tulnud epostiga)</text:p>
      <text:p text:style-name="P50"><text:s/>&lt;/ma:dhl_saatja_epost&gt;</text:p>
      <text:p text:style-name="Preformatted_20_Text"><text:span text:style-name="Default_20_Paragraph_20_Font"><text:span text:style-name="T23"><text:s/>&lt;ma:</text:span></text:span><text:span text:style-name="Default_20_Paragraph_20_Font"><text:span text:style-name="T20">dhl_saaja_epost</text:span></text:span><text:span text:style-name="Default_20_Paragraph_20_Font"><text:span text:style-name="T23">&gt;</text:span></text:span></text:p>
      <text:p text:style-name="P50"><text:s text:c="2"/>epost, kellele saadeti (saadetud epostiga)</text:p>
      <text:p text:style-name="P50"><text:s/>&lt;/ma:dhl_saaja_epost&gt;</text:p>
      <text:p text:style-name="P50"/>
      <text:p text:style-name="P50"/>
      <text:p text:style-name="P50">&lt;!-- DVK tarkvara poolt automaatselt täidetavad väljad, </text:p>
      <text:p text:style-name="P50"><text:s text:c="5"/>mis on võetud emaili headeritest: ainult juhul, kui</text:p>
      <text:p text:style-name="P50"><text:s text:c="5"/>dokument on DVK -sse saadetud mailiga --&gt;</text:p>
      <text:p text:style-name="P50"/>
      <text:p text:style-name="Preformatted_20_Text"><text:span text:style-name="Default_20_Paragraph_20_Font"><text:span text:style-name="T23"><text:s/>&lt;ma:</text:span></text:span><text:span text:style-name="Default_20_Paragraph_20_Font"><text:span text:style-name="T20">dhl_email_header</text:span></text:span><text:span text:style-name="Default_20_Paragraph_20_Font"><text:span text:style-name="T23"> <text:s/>ma:name="E-posti headeri välja nimi"&gt;</text:span></text:span></text:p>
      <text:p text:style-name="P50"><text:s text:c="3"/>Sisu</text:p>
      <text:p text:style-name="P50"><text:s/>&lt;/ma:dhl_email_header&gt; </text:p>
      <text:p text:style-name="P50"/>
      <text:p text:style-name="P50"/>
      <text:p text:style-name="P50">&lt;!-- väljad, mille olemasolu korral metainfo blokis</text:p>
      <text:p text:style-name="P50"><text:s text:c="5"/>omab välja sisu konkreetset tähendust DVK jaoks</text:p>
      <text:p text:style-name="P50"><text:s text:c="5"/>ning seda saab kasutada mh otsingutes ja kasutajaliideses.</text:p>
      <text:p text:style-name="P50"/>
      <text:p text:style-name="P50"><text:s text:c="4"/>Siin on toodud eraldi info koostaja kohta ja info</text:p>
      <text:p text:style-name="P50"><text:s text:c="4"/>saatja kohta: viimast tuleb kasutada, kui saatja (asutus)</text:p>
      <text:p text:style-name="P50"><text:s text:c="4"/>on erinev koostajast (asutusest)</text:p>
      <text:p text:style-name="P50"><text:s text:c="2"/></text:p>
      <text:p text:style-name="P52"><text:s/>--&gt;</text:p>
      <text:p text:style-name="P50"><text:s/></text:p>
      <text:p text:style-name="Preformatted_20_Text"><text:span text:style-name="Default_20_Paragraph_20_Font"><text:span text:style-name="T23"><text:s/>&lt;mm:</text:span></text:span><text:span text:style-name="Default_20_Paragraph_20_Font"><text:span text:style-name="T20">koostaja_asutuse_nr</text:span></text:span><text:span text:style-name="Default_20_Paragraph_20_Font"><text:span text:style-name="T23">&gt;</text:span></text:span></text:p>
      <text:p text:style-name="P50"><text:s text:c="4"/>algse koostaja (autori) asutuse number </text:p>
      <text:p text:style-name="P50"><text:s/>&lt;/mm:koostaja_asutuse_nr&gt;</text:p>
      <text:p text:style-name="Preformatted_20_Text"><text:span text:style-name="Default_20_Paragraph_20_Font"><text:span text:style-name="T23"><text:s/>&lt;mm:</text:span></text:span><text:span text:style-name="Default_20_Paragraph_20_Font"><text:span text:style-name="T20">saaja_asutuse_nr</text:span></text:span><text:span text:style-name="Default_20_Paragraph_20_Font"><text:span text:style-name="T23">&gt;</text:span></text:span></text:p>
      <text:p text:style-name="P50"><text:s text:c="3"/>asutuse nr, kellele saata (kui tühi, ei saadeta)</text:p>
      <text:p text:style-name="P50"><text:s/>&lt;/mm:saaja_asutuse_nr&gt;</text:p>
      <text:p text:style-name="P50"><text:s/></text:p>
      <text:p text:style-name="Preformatted_20_Text"><text:soft-page-break/><text:span text:style-name="Default_20_Paragraph_20_Font"><text:span text:style-name="T24"><text:s/>&lt;mm:</text:span></text:span><text:span text:style-name="Default_20_Paragraph_20_Font"><text:span text:style-name="T21">koostaja_dokumendinimi</text:span></text:span><text:span text:style-name="Default_20_Paragraph_20_Font"><text:span text:style-name="T24">&gt;</text:span></text:span></text:p>
      <text:p text:style-name="P50"><text:s text:c="3"/>dokumendi nimi koostajal</text:p>
      <text:p text:style-name="P50"><text:s/>&lt;/mm:koostaja_doknimi&gt; </text:p>
      <text:p text:style-name="Preformatted_20_Text"><text:span text:style-name="Default_20_Paragraph_20_Font"><text:span text:style-name="T23"><text:s/>&lt;mm:</text:span></text:span><text:span text:style-name="Default_20_Paragraph_20_Font"><text:span text:style-name="T20">koostaja_dokumendityyp</text:span></text:span><text:span text:style-name="Default_20_Paragraph_20_Font"><text:span text:style-name="T23">&gt;</text:span></text:span></text:p>
      <text:p text:style-name="P50"><text:s text:c="2"/>dokumendi tüüp koostajal (leping vms)</text:p>
      <text:p text:style-name="P50"><text:s/>&lt;/mm:koostaja_doktyyp&gt;</text:p>
      <text:p text:style-name="Preformatted_20_Text"><text:span text:style-name="Default_20_Paragraph_20_Font"><text:span text:style-name="T24"><text:s/>&lt;mm:</text:span></text:span><text:span text:style-name="Default_20_Paragraph_20_Font"><text:span text:style-name="T21">koostaja_dokumendinr</text:span></text:span><text:span text:style-name="Default_20_Paragraph_20_Font"><text:span text:style-name="T24">&gt;</text:span></text:span></text:p>
      <text:p text:style-name="P50"><text:s text:c="3"/>koostaja asutuse dokumendinumber</text:p>
      <text:p text:style-name="P50"><text:s/>&lt;/mm:koostaja_dokumendinr&gt;</text:p>
      <text:p text:style-name="Preformatted_20_Text"><text:span text:style-name="Default_20_Paragraph_20_Font"><text:span text:style-name="T24"><text:s/>&lt;mm:</text:span></text:span><text:span text:style-name="Default_20_Paragraph_20_Font"><text:span text:style-name="T21">koostaja_failinimi</text:span></text:span><text:span text:style-name="Default_20_Paragraph_20_Font"><text:span text:style-name="T24">&gt;</text:span></text:span></text:p>
      <text:p text:style-name="P50"><text:s text:c="3"/>failinimi koostajal (ilma kataloogide-teeta)</text:p>
      <text:p text:style-name="P50"><text:s/>&lt;/mm:koostaja_kataloog&gt;</text:p>
      <text:p text:style-name="Preformatted_20_Text"><text:span text:style-name="Default_20_Paragraph_20_Font"><text:span text:style-name="T24"><text:s/>&lt;mm:</text:span></text:span><text:span text:style-name="Default_20_Paragraph_20_Font"><text:span text:style-name="T21">koostaja_kataloog</text:span></text:span><text:span text:style-name="Default_20_Paragraph_20_Font"><text:span text:style-name="T24">&gt;</text:span></text:span></text:p>
      <text:p text:style-name="P50"><text:s text:c="3"/>kataloog, kus koostaja dokumenti hoidis (täistee, ilma dokumendifaili nimeta)</text:p>
      <text:p text:style-name="P50"><text:s/>&lt;/mm:koostaja_kataloog&gt;</text:p>
      <text:p text:style-name="Preformatted_20_Text"><text:span text:style-name="Default_20_Paragraph_20_Font"><text:span text:style-name="T23"><text:s/>&lt;mm:</text:span></text:span><text:span text:style-name="Default_20_Paragraph_20_Font"><text:span text:style-name="T20">koostaja_votmesona</text:span></text:span><text:span text:style-name="Default_20_Paragraph_20_Font"><text:span text:style-name="T23">&gt;</text:span></text:span></text:p>
      <text:p text:style-name="P50"><text:s text:c="2"/>dokumendi võtmesõna koostajal</text:p>
      <text:p text:style-name="P50"><text:s/>&lt;/mm:koostaja_votmesona&gt; </text:p>
      <text:p text:style-name="Preformatted_20_Text"><text:span text:style-name="Default_20_Paragraph_20_Font"><text:span text:style-name="T24"><text:s/></text:span></text:span><text:span text:style-name="Default_20_Paragraph_20_Font"><text:span text:style-name="T24">&lt;mm:</text:span></text:span><text:span text:style-name="Default_20_Paragraph_20_Font"><text:span text:style-name="T21">koostaja_kokkuvote</text:span></text:span><text:span text:style-name="Default_20_Paragraph_20_Font"><text:span text:style-name="T24">&gt;</text:span></text:span></text:p>
      <text:p text:style-name="P50"><text:s text:c="3"/>dokumendi sisu/eesmärgi lühike kokkuvõte (abstract)</text:p>
      <text:p text:style-name="P50"><text:s/>&lt;/mm:koostaja_kokkuvote&gt;</text:p>
      <text:p text:style-name="Preformatted_20_Text"><text:span text:style-name="Default_20_Paragraph_20_Font"><text:span text:style-name="T23"><text:s/></text:span></text:span><text:span text:style-name="Default_20_Paragraph_20_Font"><text:span text:style-name="T23">&lt;mm:</text:span></text:span><text:span text:style-name="Default_20_Paragraph_20_Font"><text:span text:style-name="T20">koostaja_kuupaev</text:span></text:span><text:span text:style-name="Default_20_Paragraph_20_Font"><text:span text:style-name="T23">&gt;</text:span></text:span></text:p>
      <text:p text:style-name="P50"><text:s text:c="3"/>koostamiskuupäev</text:p>
      <text:p text:style-name="P50"><text:s/>&lt;/mm:koostaja_kuupaev&gt; </text:p>
      <text:p text:style-name="Preformatted_20_Text"><text:span text:style-name="Default_20_Paragraph_20_Font"><text:span text:style-name="T23"><text:s/>&lt;mm:</text:span></text:span><text:span text:style-name="Default_20_Paragraph_20_Font"><text:span text:style-name="T20">koostaja_asutuse_nimi</text:span></text:span><text:span text:style-name="Default_20_Paragraph_20_Font"><text:span text:style-name="T23">&gt;</text:span></text:span></text:p>
      <text:p text:style-name="P50"><text:s text:c="2"/>algse koostaja asutuse nimi</text:p>
      <text:p text:style-name="P50"><text:s/>&lt;/mm:koostaja_asutuse_nimi&gt;</text:p>
      <text:p text:style-name="Preformatted_20_Text"><text:span text:style-name="Default_20_Paragraph_20_Font"><text:span text:style-name="T23"><text:s/>&lt;mm:</text:span></text:span><text:span text:style-name="Default_20_Paragraph_20_Font"><text:span text:style-name="T20">koostaja_asutuse_kontakt</text:span></text:span><text:span text:style-name="Default_20_Paragraph_20_Font"><text:span text:style-name="T23">&gt;</text:span></text:span></text:p>
      <text:p text:style-name="P50"><text:s text:c="2"/>algse koostaja asutuse kontaktinfo</text:p>
      <text:p text:style-name="P50"><text:s/>&lt;/mm:koostaja_asutuse_kontakt&gt;</text:p>
      <text:p text:style-name="P50"><text:s text:c="2"/></text:p>
      <text:p text:style-name="Preformatted_20_Text"><text:span text:style-name="Default_20_Paragraph_20_Font"><text:span text:style-name="T24"><text:s/>&lt;mm:</text:span></text:span><text:span text:style-name="Default_20_Paragraph_20_Font"><text:span text:style-name="T21">autori_osakond</text:span></text:span><text:span text:style-name="Default_20_Paragraph_20_Font"><text:span text:style-name="T24">&gt;</text:span></text:span></text:p>
      <text:p text:style-name="P50"><text:s text:c="3"/>osakond, kus autor ehk ametlik saatja peaks töötama</text:p>
      <text:p text:style-name="P50"><text:s/>&lt;/mm:autori_osakond&gt;</text:p>
      <text:p text:style-name="Preformatted_20_Text"><text:span text:style-name="Default_20_Paragraph_20_Font"><text:span text:style-name="T23"><text:s/>&lt;mm:</text:span></text:span><text:span text:style-name="Default_20_Paragraph_20_Font"><text:span text:style-name="T20">autori_isikukood</text:span></text:span><text:span text:style-name="Default_20_Paragraph_20_Font"><text:span text:style-name="T23">&gt;</text:span></text:span></text:p>
      <text:p text:style-name="P50"><text:s text:c="2"/>autori ehk ametliku saatja isikukood</text:p>
      <text:p text:style-name="P50"><text:s/>&lt;/mm:autori_isikukood&gt;</text:p>
      <text:p text:style-name="Preformatted_20_Text"><text:span text:style-name="Default_20_Paragraph_20_Font"><text:span text:style-name="T23"><text:s/>&lt;mm:</text:span></text:span><text:span text:style-name="Default_20_Paragraph_20_Font"><text:span text:style-name="T20">autori_nimi</text:span></text:span><text:span text:style-name="Default_20_Paragraph_20_Font"><text:span text:style-name="T23">&gt;</text:span></text:span></text:p>
      <text:p text:style-name="P50"><text:s text:c="2"/>autori ehk ametliku saatja nimi</text:p>
      <text:p text:style-name="P50"><text:s/>&lt;/mm:autori_nimi&gt;</text:p>
      <text:p text:style-name="Preformatted_20_Text"><text:span text:style-name="Default_20_Paragraph_20_Font"><text:span text:style-name="T23"><text:s/>&lt;mm:</text:span></text:span><text:span text:style-name="Default_20_Paragraph_20_Font"><text:span text:style-name="T20">autori_kontakt</text:span></text:span><text:span text:style-name="Default_20_Paragraph_20_Font"><text:span text:style-name="T23">&gt;</text:span></text:span></text:p>
      <text:p text:style-name="P50"><text:s text:c="2"/>autori ehk ametliku saatja kontaktinfo</text:p>
      <text:p text:style-name="P50"><text:s/>&lt;/mm:autori_kontakt&gt;</text:p>
      <text:p text:style-name="P50"><text:s/></text:p>
      <text:p text:style-name="Preformatted_20_Text"><text:span text:style-name="Default_20_Paragraph_20_Font"><text:span text:style-name="T24"><text:s/>&lt;mm:</text:span></text:span><text:span text:style-name="Default_20_Paragraph_20_Font"><text:span text:style-name="T21">seotud_dokumendinr_koostajal</text:span></text:span><text:span text:style-name="Default_20_Paragraph_20_Font"><text:span text:style-name="T24">&gt;</text:span></text:span></text:p>
      <text:p text:style-name="P50"><text:s text:c="2"/>Koostaja dokument, mis on praegusega seotud</text:p>
      <text:p text:style-name="P50"><text:s/>&lt;/mm:seotud_dokumendinr_koostajal&gt;</text:p>
      <text:p text:style-name="Preformatted_20_Text"><text:span text:style-name="Default_20_Paragraph_20_Font"><text:span text:style-name="T23"><text:s/>&lt;mm:</text:span></text:span><text:span text:style-name="Default_20_Paragraph_20_Font"><text:span text:style-name="T20">seotud_dokumendinr_saajal</text:span></text:span><text:span text:style-name="Default_20_Paragraph_20_Font"><text:span text:style-name="T23">&gt;</text:span></text:span></text:p>
      <text:p text:style-name="P50"><text:s text:c="2"/>Saaja dokument, mis on praegusega seotud</text:p>
      <text:p text:style-name="P50"><text:s text:c="2"/>&lt;/mm:seotud_dokumendinr_saajal&gt;</text:p>
      <text:p text:style-name="P50"/>
      <text:p text:style-name="Preformatted_20_Text"><text:span text:style-name="Default_20_Paragraph_20_Font"><text:span text:style-name="T23"><text:s/>&lt;mm:</text:span></text:span><text:span text:style-name="Default_20_Paragraph_20_Font"><text:span text:style-name="T20">saatja_dokumendinr</text:span></text:span><text:span text:style-name="Default_20_Paragraph_20_Font"><text:span text:style-name="T23">&gt;</text:span></text:span></text:p>
      <text:p text:style-name="P50"><text:s text:c="2"/>saatja asutuse dokumendinumber (kui erineb koostajast)</text:p>
      <text:p text:style-name="P50"><text:s/>&lt;/mm:saatja_dokumendinr&gt;</text:p>
      <text:p text:style-name="Preformatted_20_Text"><text:span text:style-name="Default_20_Paragraph_20_Font"><text:span text:style-name="T23"><text:s/>&lt;mm:</text:span></text:span><text:span text:style-name="Default_20_Paragraph_20_Font"><text:span text:style-name="T20">saatja_kuupaev</text:span></text:span><text:span text:style-name="Default_20_Paragraph_20_Font"><text:span text:style-name="T23">&gt;</text:span></text:span></text:p>
      <text:p text:style-name="P50"><text:s text:c="2"/>saatmiskuupäev (kui erineb koostamiskuupäevast)</text:p>
      <text:p text:style-name="P50"><text:s/>&lt;/mm:saatja_kuupaev&gt; </text:p>
      <text:p text:style-name="Preformatted_20_Text"><text:span text:style-name="Default_20_Paragraph_20_Font"><text:span text:style-name="T23"><text:s/>&lt;mm:</text:span></text:span><text:span text:style-name="Default_20_Paragraph_20_Font"><text:span text:style-name="T20">saatja_asutuse_kontakt</text:span></text:span><text:span text:style-name="Default_20_Paragraph_20_Font"><text:span text:style-name="T23">&gt;</text:span></text:span></text:p>
      <text:p text:style-name="P50"><text:s text:c="2"/>saatja asutuse kontakt</text:p>
      <text:p text:style-name="P50"><text:s/>&lt;/mm:saatja_asutuse_kontakt&gt;</text:p>
      <text:p text:style-name="P50"><text:s text:c="2"/></text:p>
      <text:p text:style-name="Preformatted_20_Text"><text:soft-page-break/><text:span text:style-name="Default_20_Paragraph_20_Font"><text:span text:style-name="T24"><text:s/>&lt;mm:</text:span></text:span><text:span text:style-name="Default_20_Paragraph_20_Font"><text:span text:style-name="T21">saaja_isikukood</text:span></text:span><text:span text:style-name="Default_20_Paragraph_20_Font"><text:span text:style-name="T24">&gt;</text:span></text:span></text:p>
      <text:p text:style-name="P50"><text:s text:c="2"/>isikukood, kellele dokument saadetakse</text:p>
      <text:p text:style-name="P50"><text:s/>&lt;/mm:saaja_isikukood&gt;</text:p>
      <text:p text:style-name="Preformatted_20_Text"><text:span text:style-name="Default_20_Paragraph_20_Font"><text:span text:style-name="T23"><text:s/>&lt;mm:</text:span></text:span><text:span text:style-name="Default_20_Paragraph_20_Font"><text:span text:style-name="T20">saaja_nimi</text:span></text:span><text:span text:style-name="Default_20_Paragraph_20_Font"><text:span text:style-name="T23">&gt;</text:span></text:span></text:p>
      <text:p text:style-name="P50"><text:s text:c="2"/>isiku nimi, kellele dokument saadetakse</text:p>
      <text:p text:style-name="P50"><text:s/>&lt;/mm:saaja_nimi&gt;</text:p>
      <text:p text:style-name="Preformatted_20_Text"><text:span text:style-name="Default_20_Paragraph_20_Font"><text:span text:style-name="T23"><text:s/>&lt;mm:</text:span></text:span><text:span text:style-name="Default_20_Paragraph_20_Font"><text:span text:style-name="T20">saaja_osakond</text:span></text:span><text:span text:style-name="Default_20_Paragraph_20_Font"><text:span text:style-name="T23">&gt;</text:span></text:span></text:p>
      <text:p text:style-name="P50"><text:s text:c="2"/>osakonna nimi, kus vastav isik peaks töötama</text:p>
      <text:p text:style-name="P50"><text:s/>&lt;/mm:saaja_osakond&gt; </text:p>
      <text:p text:style-name="Preformatted_20_Text"><text:span text:style-name="Default_20_Paragraph_20_Font"><text:span text:style-name="T23"><text:s/></text:span></text:span><text:span text:style-name="Default_20_Paragraph_20_Font"><text:span text:style-name="T23">&lt;mm:</text:span></text:span><text:span text:style-name="Default_20_Paragraph_20_Font"><text:span text:style-name="T20">seotud_dhl_id</text:span></text:span><text:span text:style-name="Default_20_Paragraph_20_Font"><text:span text:style-name="T23">&gt;</text:span></text:span></text:p>
      <text:p text:style-name="P50"><text:s text:c="2"/>Seotud dokumendi DVK ID.<text:line-break/> &lt;/mm:seotud_dhl_id&gt;</text:p>
      <text:p text:style-name="Preformatted_20_Text"><text:span text:style-name="Default_20_Paragraph_20_Font"><text:span text:style-name="T23"><text:s/></text:span></text:span><text:span text:style-name="Default_20_Paragraph_20_Font"><text:span text:style-name="T23">&lt;mm:</text:span></text:span><text:span text:style-name="Default_20_Paragraph_20_Font"><text:span text:style-name="T20">sisu_id</text:span></text:span><text:span text:style-name="Default_20_Paragraph_20_Font"><text:span text:style-name="T23">&gt;</text:span></text:span></text:p>
      <text:p text:style-name="P50"><text:s text:c="2"/>Põhifaili ID, kui SignedDoc konteineris saadetakse mitu faili.<text:line-break/> <text:s/>Vajalik selleks, et saaks eristada põhifaili ja lisafaile.</text:p>
      <text:p text:style-name="P50"><text:s/>&lt;/mm:sisu_id&gt;</text:p>
      <text:p text:style-name="P52">&lt;!--</text:p>
      <text:p text:style-name="P50"><text:s text:c="2"/>mistahes muud väljad, mida dokumendi DVK-sse lisav</text:p>
      <text:p text:style-name="P50"><text:s text:c="2"/>tarkvara soovib metainfosse lisada. Nende väljade kodeeringu</text:p>
      <text:p text:style-name="P50"><text:s text:c="2"/>viis on erinev, kui eelmistel, DVK jaoks tähendust</text:p>
      <text:p text:style-name="P50"><text:s text:c="2"/>omavatel väljadel. </text:p>
      <text:p text:style-name="P50">--&gt;</text:p>
      <text:p text:style-name="P50"/>
      <text:p text:style-name="Preformatted_20_Text"><text:span text:style-name="Default_20_Paragraph_20_Font"><text:span text:style-name="T23"><text:s text:c="2"/>&lt;mm:</text:span></text:span><text:span text:style-name="Default_20_Paragraph_20_Font"><text:span text:style-name="T20">saatja_defineeritud</text:span></text:span><text:span text:style-name="Default_20_Paragraph_20_Font"><text:span text:style-name="T23"> mm:valjanimi="Mingi nimi"&gt;</text:span></text:span></text:p>
      <text:p text:style-name="P50"><text:s text:c="3"/>Mingi väärtus</text:p>
      <text:p text:style-name="P50"><text:s text:c="2"/>&lt;/mm:saatja_defineeritud&gt;</text:p>
      <text:p text:style-name="P50"/>
      <text:p text:style-name="Preformatted_20_Text"><text:span text:style-name="Default_20_Paragraph_20_Font"><text:span text:style-name="T23">&lt;/dhl:</text:span></text:span><text:span text:style-name="Default_20_Paragraph_20_Font"><text:span text:style-name="T20">metainfo</text:span></text:span><text:span text:style-name="Default_20_Paragraph_20_Font"><text:span text:style-name="T23">&gt;</text:span></text:span></text:p>
      <text:p text:style-name="P53"/>
      <text:p text:style-name="P8"/>
      <text:h text:style-name="P136" text:outline-level="2"><text:bookmark-start text:name="_Toc115025247"/><text:bookmark-start text:name="_Toc115016762"/></text:h>
      <text:list xml:id="list35506406" text:style-name="L6">
        <text:list-item>
          <text:list>
            <text:list-item>
              <text:h text:style-name="P140" text:outline-level="2"><text:bookmark-start text:name="_Toc256702599"/>Transport blokk dokumendis<text:bookmark-end text:name="_Toc115025247"/><text:bookmark-end text:name="_Toc115016762"/><text:bookmark-end text:name="_Toc256702599"/></text:h>
            </text:list-item>
          </text:list>
        </text:list-item>
      </text:list>
      <text:p text:style-name="P57">Transport blokk sisaldab dokumendi edasisaatmiseks kriitilist vajalikku infot. Blokk on kohustuslik, kui dokument on mõeldud edasisaatmiseks. Täpsemalt vaata dokumentide logistika peatükist ja dhl.xsd schemast edasises.</text:p>
      <text:p text:style-name="P60">Bloki üldstruktuur:</text:p>
      <text:p text:style-name="P54"/>
      <text:p text:style-name="Preformatted_20_Text"><text:span text:style-name="Default_20_Paragraph_20_Font"><text:span text:style-name="T2">&lt;dhl:</text:span></text:span><text:span text:style-name="Default_20_Paragraph_20_Font"><text:span text:style-name="T10">transport</text:span></text:span><text:span text:style-name="Default_20_Paragraph_20_Font"><text:span text:style-name="T2"> xmlns:dhl="http://</text:span></text:span><text:span text:style-name="Default_20_Paragraph_20_Font"><text:span text:style-name="T2">www.riik.ee</text:span></text:span><text:span text:style-name="Default_20_Paragraph_20_Font"><text:span text:style-name="T2">/schemas/dhl"&gt;</text:span></text:span></text:p>
      <text:p text:style-name="P54"><text:s text:c="2"/>&lt;!-- üks saatja info blokk --&gt; </text:p>
      <text:p text:style-name="Preformatted_20_Text"><text:span text:style-name="Default_20_Paragraph_20_Font"><text:span text:style-name="T2"><text:s/>&lt;dhl:</text:span></text:span><text:span text:style-name="Default_20_Paragraph_20_Font"><text:span text:style-name="T10">saatja</text:span></text:span><text:span text:style-name="Default_20_Paragraph_20_Font"><text:span text:style-name="T2">&gt;</text:span></text:span></text:p>
      <text:p text:style-name="P56"><text:span text:style-name="Default_20_Paragraph_20_Font"><text:span text:style-name="T2"><text:s text:c="3"/>&lt;dhl:</text:span></text:span><text:span text:style-name="Default_20_Paragraph_20_Font"><text:span text:style-name="T10">regnr</text:span></text:span><text:span text:style-name="Default_20_Paragraph_20_Font"><text:span text:style-name="T2">&gt;Saatja </text:span></text:span><text:span text:style-name="Default_20_Paragraph_20_Font"><text:span text:style-name="T2">asutuse </text:span></text:span><text:span text:style-name="Default_20_Paragraph_20_Font"><text:span text:style-name="T2">registreerimisnumber&lt;dhl:regnr&gt;</text:span></text:span></text:p>
      <text:p text:style-name="P56"><text:span text:style-name="Default_20_Paragraph_20_Font"><text:span text:style-name="T2"><text:s text:c="3"/>&lt;dhl:</text:span></text:span><text:span text:style-name="Default_20_Paragraph_20_Font"><text:span text:style-name="T10">isikukood</text:span></text:span><text:span text:style-name="Default_20_Paragraph_20_Font"><text:span text:style-name="T2">&gt;Saatja isikukood&lt;dhl:isikukood&gt;</text:span></text:span></text:p>
      <text:p text:style-name="P56"><text:span text:style-name="Default_20_Paragraph_20_Font"><text:span text:style-name="T2"><text:s text:c="3"/>&lt;dhl:</text:span></text:span><text:span text:style-name="Default_20_Paragraph_20_Font"><text:span text:style-name="T10">epost</text:span></text:span><text:span text:style-name="Default_20_Paragraph_20_Font"><text:span text:style-name="T2">&gt;Saatja eposti aadress&lt;dhl:epost&gt;</text:span></text:span></text:p>
      <text:p text:style-name="P56"><text:span text:style-name="Default_20_Paragraph_20_Font"><text:span text:style-name="T2"><text:s text:c="3"/>&lt;dhl:</text:span></text:span><text:span text:style-name="Default_20_Paragraph_20_Font"><text:span text:style-name="T10">nimi</text:span></text:span><text:span text:style-name="Default_20_Paragraph_20_Font"><text:span text:style-name="T2">&gt;Saatja nimi&lt;dhl:nimi&gt;</text:span></text:span></text:p>
      <text:p text:style-name="P56"><text:span text:style-name="Default_20_Paragraph_20_Font"><text:span text:style-name="T2"><text:s text:c="3"/>&lt;dhl:</text:span></text:span><text:span text:style-name="Default_20_Paragraph_20_Font"><text:span text:style-name="T9">asutuse_</text:span></text:span><text:span text:style-name="Default_20_Paragraph_20_Font"><text:span text:style-name="T10">nimi</text:span></text:span><text:span text:style-name="Default_20_Paragraph_20_Font"><text:span text:style-name="T2">&gt;Saatja</text:span></text:span><text:span text:style-name="Default_20_Paragraph_20_Font"><text:span text:style-name="T2"> asutuse</text:span></text:span><text:span text:style-name="Default_20_Paragraph_20_Font"><text:span text:style-name="T2"> nimi&lt;dhl:</text:span></text:span><text:span text:style-name="Default_20_Paragraph_20_Font"><text:span text:style-name="T2">asutuse_</text:span></text:span><text:span text:style-name="Default_20_Paragraph_20_Font"><text:span text:style-name="T2">nimi&gt;</text:span></text:span></text:p>
      <text:p text:style-name="P56"><text:span text:style-name="Default_20_Paragraph_20_Font"><text:span text:style-name="T2"><text:s text:c="3"/>&lt;dhl:</text:span></text:span><text:span text:style-name="Default_20_Paragraph_20_Font"><text:span text:style-name="T9">ametikoha_kood</text:span></text:span><text:span text:style-name="Default_20_Paragraph_20_Font"><text:span text:style-name="T2">&gt;Saatja</text:span></text:span><text:span text:style-name="Default_20_Paragraph_20_Font"><text:span text:style-name="T2"> ametikoha kood (DVK ID)</text:span></text:span><text:span text:style-name="Default_20_Paragraph_20_Font"><text:span text:style-name="T2">&lt;dhl:</text:span></text:span><text:span text:style-name="Default_20_Paragraph_20_Font"><text:span text:style-name="T2">ametikoha_kood</text:span></text:span><text:span text:style-name="Default_20_Paragraph_20_Font"><text:span text:style-name="T2">&gt;</text:span></text:span></text:p>
      <text:p text:style-name="P56"><text:span text:style-name="Default_20_Paragraph_20_Font"><text:span text:style-name="T2"><text:s text:c="3"/>&lt;dhl:</text:span></text:span><text:span text:style-name="Default_20_Paragraph_20_Font"><text:span text:style-name="T9">ametikoha_nimetus</text:span></text:span><text:span text:style-name="Default_20_Paragraph_20_Font"><text:span text:style-name="T2">&gt;Saatja</text:span></text:span><text:span text:style-name="Default_20_Paragraph_20_Font"><text:span text:style-name="T2"> ametikoha </text:span></text:span><text:span text:style-name="Default_20_Paragraph_20_Font"><text:span text:style-name="T2">nimetus</text:span></text:span><text:span text:style-name="Default_20_Paragraph_20_Font"><text:span text:style-name="T2">&lt;dhl:</text:span></text:span><text:span text:style-name="Default_20_Paragraph_20_Font"><text:span text:style-name="T2">ametikoha_</text:span></text:span><text:span text:style-name="Default_20_Paragraph_20_Font"><text:span text:style-name="T2">ni</text:span></text:span><text:span text:style-name="Default_20_Paragraph_20_Font"><text:span text:style-name="T2">metus</text:span></text:span><text:span text:style-name="Default_20_Paragraph_20_Font"><text:span text:style-name="T2">&gt;</text:span></text:span></text:p>
      <text:p text:style-name="P56"><text:span text:style-name="Default_20_Paragraph_20_Font"><text:span text:style-name="T2"><text:s text:c="3"/>&lt;dhl:</text:span></text:span><text:span text:style-name="Default_20_Paragraph_20_Font"><text:span text:style-name="T9">allyksuse_kood</text:span></text:span><text:span text:style-name="Default_20_Paragraph_20_Font"><text:span text:style-name="T2">&gt;Saatja</text:span></text:span><text:span text:style-name="Default_20_Paragraph_20_Font"><text:span text:style-name="T2"> allüksuse kood (DVK ID)</text:span></text:span><text:span text:style-name="Default_20_Paragraph_20_Font"><text:span text:style-name="T2">&lt;dhl:</text:span></text:span><text:span text:style-name="Default_20_Paragraph_20_Font"><text:span text:style-name="T2">allyksuse_kood</text:span></text:span><text:span text:style-name="Default_20_Paragraph_20_Font"><text:span text:style-name="T2">&gt;</text:span></text:span></text:p>
      <text:p text:style-name="P56"><text:span text:style-name="Default_20_Paragraph_20_Font"><text:span text:style-name="T2"><text:s text:c="3"/>&lt;dhl:</text:span></text:span><text:span text:style-name="Default_20_Paragraph_20_Font"><text:span text:style-name="T9">allyksuse_nimetus</text:span></text:span><text:span text:style-name="Default_20_Paragraph_20_Font"><text:span text:style-name="T2">&gt;Saatja</text:span></text:span><text:span text:style-name="Default_20_Paragraph_20_Font"><text:span text:style-name="T2"> allüksuse nimetus</text:span></text:span><text:span text:style-name="Default_20_Paragraph_20_Font"><text:span text:style-name="T2">&lt;dhl:</text:span></text:span><text:span text:style-name="Default_20_Paragraph_20_Font"><text:span text:style-name="T2">allyksuse_nimetus&gt;</text:span></text:span></text:p>
      <text:p text:style-name="P56"><text:span text:style-name="Default_20_Paragraph_20_Font"><text:span text:style-name="T2"><text:s text:c="3"/>&lt;dhl:</text:span></text:span><text:span text:style-name="Default_20_Paragraph_20_Font"><text:span text:style-name="T10">osakonna_kood</text:span></text:span><text:span text:style-name="Default_20_Paragraph_20_Font"><text:span text:style-name="T2">&gt;Saatja struktuuriüksuse asutusesisene kood&lt;dhl:osakonna_kood&gt;</text:span></text:span></text:p>
      <text:p text:style-name="P56"><text:span text:style-name="Default_20_Paragraph_20_Font"><text:span text:style-name="T2"><text:s text:c="3"/>&lt;dhl:</text:span></text:span><text:span text:style-name="Default_20_Paragraph_20_Font"><text:span text:style-name="T10">osakonna_nimi</text:span></text:span><text:span text:style-name="Default_20_Paragraph_20_Font"><text:span text:style-name="T2">&gt; Saatja struktuuriüksuse nimi&lt;dhl:osakonna_nimi&gt;</text:span></text:span></text:p>
      <text:p text:style-name="P55"><text:s/>&lt;/dhl:saatja&gt;</text:p>
      <text:p text:style-name="P55"><text:tab/> </text:p>
      <text:p text:style-name="P54"><text:s/>&lt;!-- piiramatu arv saaja info blokke --&gt;</text:p>
      <text:p text:style-name="Preformatted_20_Text"><text:span text:style-name="Default_20_Paragraph_20_Font"><text:span text:style-name="T2"><text:s/>&lt;dhl:</text:span></text:span><text:span text:style-name="Default_20_Paragraph_20_Font"><text:span text:style-name="T9">s</text:span></text:span><text:span text:style-name="Default_20_Paragraph_20_Font"><text:span text:style-name="T10">aaja</text:span></text:span><text:span text:style-name="Default_20_Paragraph_20_Font"><text:span text:style-name="T2">&gt;</text:span></text:span></text:p>
      <text:p text:style-name="P55"><text:s text:c="3"/>&lt;dhl:regnr&gt;Saaja asutuse registreerimisnumber&lt;dhl:regnr&gt;</text:p>
      <text:p text:style-name="P55"><text:s text:c="3"/>&lt;dhl:isikukood&gt;Saatja isikukood&lt;dhl:isikukood&gt;</text:p>
      <text:p text:style-name="P55"><text:s text:c="3"/>&lt;dhl:epost&gt;Saaja eposti aadress&lt;dhl:epost&gt;</text:p>
      <text:p text:style-name="P55"><text:s text:c="3"/>&lt;dhl:nimi&gt;Saaja nimi&lt;dhl:nimi&gt;</text:p>
      <text:p text:style-name="P56"><text:span text:style-name="Default_20_Paragraph_20_Font"><text:span text:style-name="T2"><text:s text:c="3"/>&lt;dhl:</text:span></text:span><text:span text:style-name="Default_20_Paragraph_20_Font"><text:span text:style-name="T2">asutuse_</text:span></text:span><text:span text:style-name="Default_20_Paragraph_20_Font"><text:span text:style-name="T13">nimi</text:span></text:span><text:span text:style-name="Default_20_Paragraph_20_Font"><text:span text:style-name="T2">&gt;Saaja</text:span></text:span><text:span text:style-name="Default_20_Paragraph_20_Font"><text:span text:style-name="T2"> asutuse</text:span></text:span><text:span text:style-name="Default_20_Paragraph_20_Font"><text:span text:style-name="T2"> nimi&lt;dhl:</text:span></text:span><text:span text:style-name="Default_20_Paragraph_20_Font"><text:span text:style-name="T2">asutuse_</text:span></text:span><text:span text:style-name="Default_20_Paragraph_20_Font"><text:span text:style-name="T2">nimi&gt;</text:span></text:span></text:p>
      <text:p text:style-name="P55"><text:s text:c="3"/>&lt;dhl:ametikoha_kood&gt;Saaja ametikoha kood (DVK ID)&lt;dhl:ametikoha_kood&gt;</text:p>
      <text:p text:style-name="P55"><text:s text:c="3"/>&lt;dhl:ametikoha_nimetus&gt;Saaja ametikoha nimetus&lt;dhl:ametikoha_nimetus&gt;</text:p>
      <text:p text:style-name="P55"><text:s text:c="3"/>&lt;dhl:allyksuse_kood&gt;Saaja allüksuse kood (DVK ID)&lt;dhl:allyksuse_kood&gt;</text:p>
      <text:p text:style-name="P55"><text:s text:c="3"/>&lt;dhl:allyksuse_nimetus&gt;Saaja allüksuse nimetus&lt;dhl:allyksuse_nimetus&gt;</text:p>
      <text:p text:style-name="P55"><text:s text:c="3"/>&lt;dhl:osakonna_kood&gt;Saaja struktuuriüksuse asutusesisene kood&lt;dhl:osakonna_kood&gt;</text:p>
      <text:p text:style-name="P55"><text:s text:c="3"/>&lt;dhl:osakonna_nimi&gt; Saaja struktuuriüksuse nimi&lt;dhl:osakonna_nimi&gt;</text:p>
      <text:p text:style-name="Preformatted_20_Text"><text:span text:style-name="Default_20_Paragraph_20_Font"><text:span text:style-name="T2"><text:s/>&lt;/dhl:</text:span></text:span><text:span text:style-name="Default_20_Paragraph_20_Font"><text:span text:style-name="T10">saaja</text:span></text:span><text:span text:style-name="Default_20_Paragraph_20_Font"><text:span text:style-name="T2">&gt;</text:span></text:span></text:p>
      <text:p text:style-name="P54"><text:s text:c="3"/>....</text:p>
      <text:p text:style-name="P54"><text:s/>&lt;dhl:saaja/&gt;</text:p>
      <text:p text:style-name="P54"/>
      <text:p text:style-name="P54"><text:s/>&lt;!-- kuni üks vahendaja info blokk --&gt; </text:p>
      <text:p text:style-name="Preformatted_20_Text"><text:span text:style-name="Default_20_Paragraph_20_Font"><text:span text:style-name="T2"><text:s/>&lt;dhl:</text:span></text:span><text:span text:style-name="Default_20_Paragraph_20_Font"><text:span text:style-name="T10">vahendaja</text:span></text:span><text:span text:style-name="Default_20_Paragraph_20_Font"><text:span text:style-name="T2">&gt;</text:span></text:span></text:p>
      <text:p text:style-name="P55"><text:s text:c="3"/>&lt;dhl:regnr&gt;Vahendaja asutuse registreerimisnumber&lt;dhl:regnr&gt;</text:p>
      <text:p text:style-name="P55"><text:s text:c="3"/>&lt;dhl:isikukood&gt;Vahendaja isikukood&lt;dhl:isikukood&gt;</text:p>
      <text:p text:style-name="P55"><text:s text:c="3"/>&lt;dhl:epost&gt;Vahendaja eposti aadress&lt;dhl:epost&gt;</text:p>
      <text:p text:style-name="P55"><text:s text:c="3"/>&lt;dhl:nimi&gt;Vahendaja nimi&lt;dhl:nimi&gt;</text:p>
      <text:p text:style-name="P56"><text:span text:style-name="Default_20_Paragraph_20_Font"><text:span text:style-name="T2"><text:s text:c="3"/>&lt;dhl:</text:span></text:span><text:span text:style-name="Default_20_Paragraph_20_Font"><text:span text:style-name="T2">asutuse_</text:span></text:span><text:span text:style-name="Default_20_Paragraph_20_Font"><text:span text:style-name="T13">nimi</text:span></text:span><text:span text:style-name="Default_20_Paragraph_20_Font"><text:span text:style-name="T2">&gt;</text:span></text:span><text:span text:style-name="Default_20_Paragraph_20_Font"><text:span text:style-name="T2">Vahendaja asutuse</text:span></text:span><text:span text:style-name="Default_20_Paragraph_20_Font"><text:span text:style-name="T2"> nimi&lt;dhl:</text:span></text:span><text:span text:style-name="Default_20_Paragraph_20_Font"><text:span text:style-name="T2">asutuse_</text:span></text:span><text:span text:style-name="Default_20_Paragraph_20_Font"><text:span text:style-name="T2">nimi&gt;</text:span></text:span></text:p>
      <text:p text:style-name="P55"><text:s text:c="3"/>&lt;dhl:ametikoha_kood&gt;Vahendaja ametikoha kood (DVK ID)&lt;dhl:ametikoha_kood&gt;</text:p>
      <text:p text:style-name="P55"><text:s text:c="3"/>&lt;dhl:ametikoha_nimetus&gt;Vahendaja ametikoha nimetus&lt;dhl:ametikoha_nimetus&gt;</text:p>
      <text:p text:style-name="P55"><text:s text:c="3"/>&lt;dhl:allyksuse_kood&gt;Vahendaja allüksuse kood (DVK ID)&lt;dhl:allyksuse_kood&gt;</text:p>
      <text:p text:style-name="P55"><text:s text:c="3"/>&lt;dhl:allyksuse_nimetus&gt;vahendaja allüksuse nimetus&lt;dhl:allyksuse_nimetus&gt;</text:p>
      <text:p text:style-name="P55"><text:s text:c="3"/>&lt;dhl:osakonna_kood&gt;Vahendaja struktuuriüksuse asutusesisene kood&lt;dhl:osakonna_kood&gt;</text:p>
      <text:p text:style-name="P55"><text:s text:c="3"/>&lt;dhl:osakonna_nimi&gt;Vahendaja struktuuriüksuse nimi&lt;dhl:osakonna_nimi&gt;</text:p>
      <text:p text:style-name="P54"><text:s/>&lt;/dhl:vahendaja&gt;</text:p>
      <text:p text:style-name="Preformatted_20_Text"><text:span text:style-name="Default_20_Paragraph_20_Font"><text:span text:style-name="T2">&lt;/dhl:</text:span></text:span><text:span text:style-name="Default_20_Paragraph_20_Font"><text:span text:style-name="T10">transport</text:span></text:span><text:span text:style-name="Default_20_Paragraph_20_Font"><text:span text:style-name="T2">&gt;</text:span></text:span></text:p>
      <text:p text:style-name="P54"/>
      <text:h text:style-name="P136" text:outline-level="2"><text:bookmark-start text:name="_Toc115025248"/><text:bookmark-start text:name="_Toc115016763"/><text:soft-page-break/></text:h>
      <text:list xml:id="list35642251" text:continue-numbering="true" text:style-name="L6">
        <text:list-item>
          <text:list>
            <text:list-item>
              <text:h text:style-name="P140" text:outline-level="2"><text:bookmark-start text:name="_Toc256702600"/>Ajalugu blokk dokumendis<text:bookmark-end text:name="_Toc115025248"/><text:bookmark-end text:name="_Toc115016763"/><text:bookmark-end text:name="_Toc256702600"/></text:h>
            </text:list-item>
          </text:list>
        </text:list-item>
      </text:list>
      <text:p text:style-name="P57">Ajalugu blokk sisaldab kas täielikke või osalisi koopiaid dokumendi varasematest metainfo-, transport- ja metaxml blokkidest. Ajalugu blokki lisab seniste vastavate blokkide koopiaid dokumenti edasisaatev rakendus, lisades kas tervikblokid või nende osad ajalugu bloki lõppu:</text:p>
      <text:p text:style-name="Preformatted_20_Text"><text:span text:style-name="Default_20_Paragraph_20_Font"><text:span text:style-name="T32">&lt;dhl:ajalugu</text:span></text:span><text:span text:style-name="Default_20_Paragraph_20_Font"><text:span text:style-name="T34"> xmlns:dhl="http://</text:span></text:span><text:span text:style-name="Default_20_Paragraph_20_Font"><text:span text:style-name="T34">www.riik.ee</text:span></text:span><text:span text:style-name="Default_20_Paragraph_20_Font"><text:span text:style-name="T34">/schemas/dhl"&gt;</text:span></text:span></text:p>
      <text:p text:style-name="Preformatted_20_Text"><text:span text:style-name="Default_20_Paragraph_20_Font"><text:span text:style-name="T32"><text:s text:c="2"/></text:span></text:span><text:span text:style-name="Default_20_Paragraph_20_Font"><text:span text:style-name="T34"><text:s/></text:span></text:span><text:span text:style-name="Default_20_Paragraph_20_Font"><text:span text:style-name="T32">&lt;dhl:metainfo/&gt;</text:span></text:span></text:p>
      <text:p text:style-name="P49"><text:s text:c="3"/>&lt;dhl:transport/&gt;</text:p>
      <text:p text:style-name="P49"><text:s text:c="3"/>&lt;dhl:metaxml/&gt;</text:p>
      <text:p text:style-name="P48"><text:s text:c="6"/>...</text:p>
      <text:p text:style-name="Preformatted_20_Text"><text:span text:style-name="Default_20_Paragraph_20_Font"><text:span text:style-name="T34"><text:s text:c="3"/></text:span></text:span><text:span text:style-name="Default_20_Paragraph_20_Font"><text:span text:style-name="T32">&lt;dhl:metainfo/&gt;</text:span></text:span></text:p>
      <text:p text:style-name="P49"><text:s text:c="3"/>&lt;dhl:transport/&gt;</text:p>
      <text:p text:style-name="P49"><text:s text:c="3"/>&lt;dhl:metaxml/&gt;</text:p>
      <text:p text:style-name="Preformatted_20_Text"><text:span text:style-name="Default_20_Paragraph_20_Font"><text:span text:style-name="T32">&lt;dhl:ajalugu/&gt;</text:span></text:span></text:p>
      <text:p text:style-name="P57"/>
      <text:h text:style-name="P136" text:outline-level="2"><text:bookmark-start text:name="_Toc256702601"/><text:bookmark-start text:name="_Toc115025249"/><text:bookmark-start text:name="_Toc115016764"/>Metaxml blokk dokumendis<text:bookmark-end text:name="_Toc256702601"/><text:bookmark-end text:name="_Toc115025249"/><text:bookmark-end text:name="_Toc115016764"/></text:h>
      <text:p text:style-name="P57">Metaxml bloki sisuks on dokumendi liigist sõltuva struktuuriga metaandmed. Soovituslik oleks igal konkreetsel juhul viidata metaandmete struktuuri kirjeldavale XML skeemile (schema), kasutades selleks xmlns ja schemaLocation atribuute. Vaikimisi eeldatakse, et metaxml blokis sisalduvad andmed vastavad Riigikantselei poolt fikseeritud kirja metaandmete vormingule: (http://www.riik.ee/schemas/dhl/rkel_letter.xsd)</text:p>
      <text:p text:style-name="P57"/>
      <text:p text:style-name="Preformatted_20_Text"><text:span text:style-name="Default_20_Paragraph_20_Font"><text:span text:style-name="T32">&lt;dhl:metaxml</text:span></text:span><text:span text:style-name="Default_20_Paragraph_20_Font"><text:span text:style-name="T34"> </text:span></text:span><text:span text:style-name="Default_20_Paragraph_20_Font"><text:span text:style-name="T23">xmlns="http://www.riik.ee/schemas/dhl/rkel_letter"</text:span></text:span></text:p>
      <text:p text:style-name="P50"><text:s text:c="2"/>schemaLocation="http://www.riik.ee/schemas/dhl/rkel_letter</text:p>
      <text:p text:style-name="Preformatted_20_Text"><text:span text:style-name="Default_20_Paragraph_20_Font"><text:span text:style-name="T23"><text:s text:c="2"/>http://www.riik.ee/schemas/dhl/rkel_letter.xsd"</text:span></text:span><text:span text:style-name="Default_20_Paragraph_20_Font"><text:span text:style-name="T34">&gt;</text:span></text:span></text:p>
      <text:p text:style-name="P50"/>
      <text:p text:style-name="P50"><text:s text:c="2"/>&lt;!—- Järgnevad dokumendi liigist sõltuva struktuuriga metaandmed.</text:p>
      <text:p text:style-name="P50"><text:s text:c="5"/>Soovituslik oleks igal konkreetsel juhul viidata metaandmete struktuuri</text:p>
      <text:p text:style-name="P50"><text:s text:c="5"/>kirjeldavale XML skeemile (schema), kasutades selleks xmlns ja schemaLocation</text:p>
      <text:p text:style-name="P50"><text:s text:c="5"/>atribuute. Vaikimisi eeldatakse, et metaxml blokis sisalduvad andmed vastavad</text:p>
      <text:p text:style-name="P50"><text:s text:c="5"/>Riigikantselei poolt fikseeritud kirja metaandmete vormingule:</text:p>
      <text:p text:style-name="P50"><text:s text:c="5"/>(http://www.riik.ee/schemas/dhl/rkel_letter.xsd)</text:p>
      <text:p text:style-name="P50"><text:s text:c="2"/>--&gt;</text:p>
      <text:p text:style-name="P50"/>
      <text:p text:style-name="Preformatted_20_Text"><text:span text:style-name="Default_20_Paragraph_20_Font"><text:span text:style-name="T32">&lt;dhl:metaxml/&gt;</text:span></text:span></text:p>
      <text:p text:style-name="P57"/>
      <text:p text:style-name="P57"/>
      <text:p text:style-name="P57"/>
      <text:p text:style-name="P57"/>
      <text:h text:style-name="P136" text:outline-level="2"><text:bookmark-start text:name="_Toc115025250"/><text:bookmark-start text:name="_Toc115016765"/></text:h>
      <text:list xml:id="list35643658" text:continue-numbering="true" text:style-name="L6">
        <text:list-item>
          <text:list>
            <text:list-item>
              <text:h text:style-name="P140" text:outline-level="2"><text:bookmark-start text:name="_Toc256702602"/>Taustinfoks: DigiDoci konteiner<text:bookmark-end text:name="_Toc115025250"/><text:bookmark-end text:name="_Toc115016765"/><text:bookmark-end text:name="_Toc256702602"/></text:h>
            </text:list-item>
          </text:list>
        </text:list-item>
      </text:list>
      <text:p text:style-name="P48"/>
      <text:p text:style-name="P5">Selline on DigiDoc konteineri üldstruktuur:</text:p>
      <text:p text:style-name="P48"/>
      <text:p text:style-name="P50">&lt;?xml version="1.0" encoding="UTF-8" ?&gt;</text:p>
      <text:p text:style-name="Preformatted_20_Text"><text:span text:style-name="Default_20_Paragraph_20_Font"><text:span text:style-name="T23">&lt;</text:span></text:span><text:span text:style-name="Default_20_Paragraph_20_Font"><text:span text:style-name="T20">SignedDoc</text:span></text:span><text:span text:style-name="Default_20_Paragraph_20_Font"><text:span text:style-name="T23"> format="DIGIDOC-XML" version="1.3"</text:span></text:span></text:p>
      <text:p text:style-name="P50"><text:s text:c="11"/>xmlns="http://www.sk.ee/DigiDoc/v1.3.0#" <text:s text:c="20"/></text:p>
      <text:p text:style-name="P50"><text:s text:c="4"/>&lt;!-- algandmefailid --&gt;</text:p>
      <text:p text:style-name="Preformatted_20_Text"><text:span text:style-name="Default_20_Paragraph_20_Font"><text:span text:style-name="T23"><text:s text:c="4"/>&lt;</text:span></text:span><text:span text:style-name="Default_20_Paragraph_20_Font"><text:span text:style-name="T20">DataFile</text:span></text:span><text:span text:style-name="Default_20_Paragraph_20_Font"><text:span text:style-name="T23"> /&gt;</text:span></text:span></text:p>
      <text:p text:style-name="P50"><text:s text:c="4"/>&lt;!-- kliendi allkirjad koos kehtivuskinnitustega --&gt;</text:p>
      <text:p text:style-name="Preformatted_20_Text"><text:span text:style-name="Default_20_Paragraph_20_Font"><text:span text:style-name="T23"><text:s text:c="4"/>&lt;</text:span></text:span><text:span text:style-name="Default_20_Paragraph_20_Font"><text:span text:style-name="T20">Signature</text:span></text:span><text:span text:style-name="Default_20_Paragraph_20_Font"><text:span text:style-name="T23"> /&gt;</text:span></text:span></text:p>
      <text:p text:style-name="Preformatted_20_Text"><text:span text:style-name="Default_20_Paragraph_20_Font"><text:span text:style-name="T23">&lt;/SignedDoc&gt;</text:span></text:span></text:p>
      <text:p text:style-name="P5"/>
      <text:p text:style-name="P5">DigiDoc fail sisaldab ühe või enama algandmefaili või viite väliselt salvestatud failile.</text:p>
      <text:p text:style-name="P54"/>
      <text:p text:style-name="P5">Iga faili kohta tehakse kirje &lt;DataFile&gt;, mis omab järgmisi atribuute:</text:p>
      <text:p text:style-name="P5"/>
      <text:p text:style-name="P5">Id - faili sisemine unikaalne tunnus. </text:p>
      <text:p text:style-name="P5"><text:s text:c="5"/>Andmefailide tunnused algavad sümboliga 'D', millele järgneb faili järjekorranumber.</text:p>
      <text:p text:style-name="P5"><text:s text:c="5"/></text:p>
      <text:p text:style-name="Normal"><text:span text:style-name="Default_20_Paragraph_20_Font"><text:span text:style-name="T12">Filename - faili tegelik (väline) nimi ilma teekonnata.</text:span></text:span></text:p>
      <text:p text:style-name="P5"/>
      <text:p text:style-name="P5">ContentType - dokumendi salvestamise meetod (DETATCHED, EMBEDDED_BASE64 või EMBEDDED)</text:p>
      <text:p text:style-name="P5"/>
      <text:p text:style-name="Normal"><text:span text:style-name="Default_20_Paragraph_20_Font"><text:span text:style-name="T12">EMBEDDED - faili andmed on sisestatud algkujul antud kirjes.</text:span></text:span></text:p>
      <text:p text:style-name="P5">Kasutatav vaid XML kujul algandmete jaoks. Tähelepanu tuleb osutada sellel, et algandmete XML fail ei sisaldaks XML päist (&lt;?xml ... ?&gt;) ega DTD-d. Siin kirjeldatud XML elemendid ei ole keelatud. Võmalik on ühe faili sisse salvestada algkujul teist DigiDoc faili.</text:p>
      <text:p text:style-name="P5"/>
      <text:p text:style-name="Normal"><text:span text:style-name="Default_20_Paragraph_20_Font"><text:span text:style-name="T12">EMBEDDED_BASE64 - faili andmed on sisestatud Base64 kujul</text:span></text:span><text:span text:style-name="Default_20_Paragraph_20_Font"><text:span text:style-name="T2"> antud kirjes.</text:span></text:span></text:p>
      <text:p text:style-name="P5"/>
      <text:p text:style-name="Normal"><text:span text:style-name="Default_20_Paragraph_20_Font"><text:span text:style-name="T12">DETATCHED - algandmed sisalduvad failis, mille nimi on</text:span></text:span><text:span text:style-name="Default_20_Paragraph_20_Font"><text:span text:style-name="T2"> salvestatud atribuudis Filename.</text:span></text:span></text:p>
      <text:p text:style-name="P5"/>
      <text:p text:style-name="P5">MimeType - algandmete andmetüüp.</text:p>
      <text:p text:style-name="P5"/>
      <text:p text:style-name="P5">Size - tegeliku algandmefaili suurus baitides.</text:p>
      <text:p text:style-name="P5"/>
      <text:p text:style-name="P5">DigestType - algandmefaili räsikoodi tüüp. Esialgu toetatakse vaid sha1 tüüpi.</text:p>
      <text:p text:style-name="P5">Nõutud vaid DETATCHED tüüpi faili puhul.</text:p>
      <text:p text:style-name="P5"/>
      <text:p text:style-name="P5">DigestValue - algandmefaili räsikoodi väärtus Base64 kujul. Räsi arvutatakse algandmete üle nende originaalkujul. Nõutud vaid DETATCHED tüüpi faili puhul.</text:p>
      <text:p text:style-name="P5"/>
      <text:p text:style-name="P5">Suvaline hulk muid atribuute (metaandmed) kujul &lt;nimi&gt;="&lt;väärtus&gt;".</text:p>
      <text:p text:style-name="P5"/>
      <text:p text:style-name="P5">xmlns - peab kasutama SignedDoc namespacet: http://www.sk.ee/DigiDoc/v1.3.0#.</text:p>
      <text:p text:style-name="P5"/>
      <text:p text:style-name="P5"/>
      <text:p text:style-name="P5"><text:bookmark-start text:name="_Ref152390223"/><text:bookmark-start text:name="_Toc115025251"/><text:bookmark-start text:name="_Toc115016766"/></text:p>
      <text:h text:style-name="P132" text:outline-level="1"><text:bookmark-start text:name="_Toc256702603"/>Dokumentide logistika<text:bookmark-end text:name="_Ref152390223"/><text:bookmark-end text:name="_Toc115025251"/><text:bookmark-end text:name="_Toc115016766"/><text:bookmark-end text:name="_Toc256702603"/></text:h>
      <text:h text:style-name="P136" text:outline-level="2"><text:bookmark-start text:name="_Toc256702604"/><text:bookmark-start text:name="_Toc115025252"/><text:bookmark-start text:name="_Toc115016767"/>Üldist<text:bookmark-end text:name="_Toc256702604"/><text:bookmark-end text:name="_Toc115025252"/><text:bookmark-end text:name="_Toc115016767"/></text:h>
      <text:p text:style-name="P5">Kahe erineva asutuse dokumendihaldussüsteemide (DHS) vaheline automaatne elektrooniline dokumendivahetus realiseeritakse üle X-tee dokumendivahetuskeskuse (DVK) kaasabil. DHS-ile paistab DVK kätte kui X-tee infrastruktuuris asuv andmekogu ning ka sellega suhtlus realiseeritakse standardsel viisil – DHS-i juurde realiseeritakse X-tee adapterserver, mis suhtleb läbi asutuse turvaserveri DVK-ga.</text:p>
      <text:p text:style-name="P5"/>
      <text:h text:style-name="P136" text:outline-level="2"><text:bookmark-start text:name="_Toc256702605"/><text:bookmark-start text:name="_Toc115025253"/><text:bookmark-start text:name="_Toc115016768"/>Tööskeem<text:bookmark-end text:name="_Toc256702605"/><text:bookmark-end text:name="_Toc115025253"/><text:bookmark-end text:name="_Toc115016768"/></text:h>
      <text:h text:style-name="P141" text:outline-level="3"><text:bookmark-start text:name="_Toc256702606"/><text:bookmark-start text:name="_Toc115025254"/><text:bookmark-start text:name="_Toc115016769"/>DVK loogiline ülesehitus<text:bookmark-end text:name="_Toc256702606"/><text:bookmark-end text:name="_Toc115025254"/><text:bookmark-end text:name="_Toc115016769"/></text:h>
      <text:p text:style-name="P5">Dokumentide logistika teenuste seisukohast omab DVK järgmist loogilist ülesehitust:</text:p>
      <text:list xml:id="list35483637" text:style-name="L13">
        <text:list-item>
          <text:p text:style-name="P95">Kõik DVK-d üle X-Tee kasutavad asutused on ära kirjeldatud suhtluspartneritena. Iga suhtluspartner omab DVK-s kontot, mille kaudu saab teistele asutustele dokumente saata ja endale saadetud dokumente vastu võtta.</text:p>
        </text:list-item>
        <text:list-item>
          <text:p text:style-name="P95">Dokumente on DVK poolel võimalik vastavalt funktsioonile või dokumendiliigile paigutada kaustadesse. Iga dokument asub DVK-s mingis kaustas. Kui dokumendi saatmisel kausta ei määrata, paigutatakse dokument DVK-s nn. juurkausta.</text:p>
        </text:list-item>
        <text:list-item>
          <text:p text:style-name="P95">Iga DVK-sse saadetava dokumendi puhul määratakse ära dokumendi saatja ning ühe või mitme adressaadi andmed. Adressaatide andmete alusel otsustatakse, millistele asutustele antud dokumenti üleslaadimiseks pakutakse.</text:p>
        </text:list-item>
        <text:list-item>
          <text:p text:style-name="P95">DVK-sse saabumisel fikseeritakse iga adressaadi kohta dokumendi olekuks „saatmisel”. Kui adressaat on dokumendi DVK-st vastu võtnud ja dokumendi kättesaamist kinnitanud, saab dokument antud adressaadi seisukohast olekuks „saadetud”. Iga dokumendi kohta hoitakse DVK-s ka koondolekut. Kui dokument ootab saatmist vähemalt ühele adressaadile, on dokumendi koondolek „saatmisel”. Kui dokument on kõigi adressaatide poolt vastu võetud, saab dokumendi koondolekuks „saadetud”.</text:p>
        </text:list-item>
      </text:list>
      <text:p text:style-name="P5"/>
      <text:h text:style-name="P142" text:outline-level="3"><text:bookmark-start text:name="_Toc256702607"/>Kaustade kasutamine<text:bookmark-end text:name="_Toc256702607"/></text:h>
      <text:p text:style-name="P5">Juhul, kui tekib vajadus vahetada asutuste vahel mitut erinevat liiki dokumente või kui samas asutuses vahetavad DVK kaudu dokumente mitu erinevat rakendust, on otstarbekas kasutada dokumentide organiseerimiseks DVK poolel kaustade funktsionaalsust. S.t. näiteks e-arveid vahetavad asutused kausta /FINANTS kaudu ja kirju kausta /KIRJAD kaudu.</text:p>
      <text:p text:style-name="P47">Vaikimisi võiks DVK rakendus sisaldada järgmisi kaustu:</text:p>
      <text:list xml:id="list35497802" text:style-name="L14">
        <text:list-item>
          <text:p text:style-name="P96">FINANTS</text:p>
        </text:list-item>
        <text:list-item>
          <text:p text:style-name="P96">PKD</text:p>
        </text:list-item>
        <text:list-item>
          <text:p text:style-name="P96">KIRJAVAHETUS</text:p>
        </text:list-item>
        <text:list-item>
          <text:p text:style-name="P96">OIGUSAKT</text:p>
        </text:list-item>
        <text:list-item>
          <text:p text:style-name="P119"><text:span text:style-name="Default_20_Paragraph_20_Font"><text:span text:style-name="T2">EVORMID</text:span></text:span></text:p>
        </text:list-item>
      </text:list>
      <text:h text:style-name="Heading_20_4" text:outline-level="4">Kaustade kasutamine testimisel</text:h>
      <text:p text:style-name="P7">Testimiseks on loodud eraldi testkeskkond. Toodangukeskkonnas tohib teostada vaid minimaalset testimist, kindlustamaks et DHS on suuteline DVK-ga andmeid vahetama.</text:p>
      <text:p text:style-name="P7">Toodangukeskkonnas testimiseks tuleb test dokumente edastada kausta TEST. Selleks, et test dokumendid ei segaks asutuse kirjavahetust on väljaspool testperioodi soovitatav pärida dokumente kaustast „/“, mis tagastab vaid juurkataloogis olevad dokumendid. </text:p>
      <text:h text:style-name="Heading_20_4" text:outline-level="4">Kaustade kasutamine e-vormide andmevahetuses</text:h>
      <text:p text:style-name="P47">E-vorme kasutaval asutusel on võimalik vormid kätte saada ja neile vastata DVK kaudu.</text:p>
      <text:p text:style-name="P47">E-vorm edastatakse e-vormide rakenduse (edaspidi EV) poolt asutusele ja asutuselt EV-le DVK dokumendikonteineris oleva failina "evorm.xml". Samas konteineris on ka vorm HTML vormingus.</text:p>
      <text:p text:style-name="P47">Kui saadetava e-vormi adressaadiks olev asutus on DVK andmetel võimeline dokumente vastu võtma DVK vahendusel, siis toimetatakse vorm DVK kausta "EVORMID" või EV rakenduses vormi jaoks määratud kausta. Kuni vormi kättesaamiseni adressaadi poolt on vormi võimalik alla laadida ka eCommunity andmevahetusliidese kaudu, kuid allalaadimine eCommunity liidese kaudu ei tühista saatmist DVK kaudu.</text:p>
      <text:p text:style-name="P47">Kui asutusel töötleb sama dokumendihaldussüsteem (edaspidi: DHS) kõiki DVK kaudu saabuvaid dokumente (mh vorme ja kirju), siis peaks DVK päringul jätma kausta nime määramata. Sellisel juhul laaditakse asutuse DHS –i kõik DVK –s asuvad dokumendid (sh vormid). </text:p>
      <text:p text:style-name="P47">Kui asutusel töötleb vorme ja muid DVK dokumente erinev IS, peaks e-vorme töötlev rakendus dokumentide DVK –st allalaadimisel määrama kaustaks "EVORMID" (või EV rakenduses määratud kausta). Muude dokumentidega (peale e-vormide) tegelev asutuse DHS võib:</text:p>
      <text:list xml:id="list35512209" text:style-name="L15">
        <text:list-item>
          <text:p text:style-name="P97">laadida DVK –st alla laadida kõik dokumendid (jättes määramata kausta), märkides neist kättesaaduks ainult need, mida ei töötle vormidega tegelev IS;</text:p>
        </text:list-item>
        <text:list-item>
          <text:p text:style-name="P97">laadida dokumendid alla DVK juurkaustast või DVK päringu receiveDocuments parameetris "kaust" esitatud loetelus ette antud kaustadest (v.a vorme sisaldav kaust).</text:p>
        </text:list-item>
      </text:list>
      <text:p text:style-name="P47">Vormile vastuse saatmisel peaks vastus olema adresseeritud samasse kausta, kuhu oli paigutatud algne EV rakenduse kasutaja poolt saadetud dokument. DVK-st allalaaditava dokumendi kaust on määratud elemendiga "ma:dhl_kaust".</text:p>
      <text:p text:style-name="P47"/>
      <text:p text:style-name="P5"><text:bookmark-start text:name="_Toc115025255"/><text:bookmark-start text:name="_Toc115016770"/></text:p>
      <text:h text:style-name="P142" text:outline-level="3"><text:bookmark-start text:name="_Toc256702608"/>Dokumentide edastamine<text:bookmark-end text:name="_Toc115025255"/><text:bookmark-end text:name="_Toc115016770"/><text:bookmark-end text:name="_Toc256702608"/></text:h>
      <text:p text:style-name="Normal"><text:span text:style-name="Default_20_Paragraph_20_Font"><text:span text:style-name="T8"><draw:frame draw:style-name="fr2" draw:name="Picture 1" text:anchor-type="as-char" svg:y="0cm" svg:width="5.398cm" style:rel-width="scale" svg:height="3.678cm" style:rel-height="scale" draw:z-index="102"><draw:image xlink:href="Pictures/20000062000018F1000010F7BB73110E.wmf" xlink:type="simple" xlink:show="embed" xlink:actuate="onLoad"/></draw:frame></text:span></text:span></text:p>
      <text:p text:style-name="Normal"><text:span text:style-name="Default_20_Paragraph_20_Font"><text:span text:style-name="T2">Dokumentide edastamiseks teis(t)ele asutus(t)ele käivitab DHS päringu </text:span></text:span><text:span text:style-name="Default_20_Paragraph_20_Font"><text:span text:style-name="T6">dhl.sendDocuments</text:span></text:span><text:span text:style-name="Default_20_Paragraph_20_Font"><text:span text:style-name="T2">. Päringu kehasse paigutatakse massiivina kõik edastamist nõudvad dokumendid. Dokumendid peavad olema esitatud „dhlDokumentType“ XML tüübile vastavas formaadis (vt punkti „Dokumentide formaat“) ning omama elemendi „Transport“ all järgmisi kohustuslikke elemente:</text:span></text:span></text:p>
      <text:list xml:id="list35499330" text:style-name="L16">
        <text:list-item>
          <text:p text:style-name="P98">saatja – element määrab dokumenti väljasaatva asutuse (üldjuhul sama, mis dokumenti edastav asutus)</text:p>
        </text:list-item>
        <text:list-item>
          <text:p text:style-name="P98">saaja – üks kuni mitu elementi määravad asutused, millele tuleb antud dokument edastada. Kui saaja aadressinfos on määratud väli „epost“, siis edastatakse see dokument näidatud e-posti aadressile. Kui aadressinfos on määratud väli „regnr“ ning sellise registreerimisnumbriga asutus on DVK-s suhtluspartnerina kirjeldatud, toimub dokumendi üleandmine DVK siseselt.</text:p>
        </text:list-item>
      </text:list>
      <text:p text:style-name="P5">Kui DVK server tuvastab, et mõne adressaadi jaoks tuleb dokument edastada mõnda teise DVK serverisse, siis lisab DVK server automaatselt dokumendi konteineri „transport“ elemendi alla elemendi:</text:p>
      <text:list xml:id="list35639097" text:continue-numbering="true" text:style-name="L16">
        <text:list-item>
          <text:p text:style-name="P98">vahendaja – element määrab selle asutuse andmed, mille nimel dokument ühest DVK serverist teise edastati.</text:p>
        </text:list-item>
      </text:list>
      <text:p text:style-name="Normal"><text:span text:style-name="Default_20_Paragraph_20_Font"><text:span text:style-name="T2">DVK poolel saavad dokumendid staatuse „saatmisel” ja jäävad ootama </text:span></text:span><text:span text:style-name="Default_20_Paragraph_20_Font"><text:span text:style-name="T6">dhl.receiveDocuments</text:span></text:span><text:span text:style-name="Default_20_Paragraph_20_Font"><text:span text:style-name="T2"> päringut. Päring tagastab vea, kui edastatud dokumentide struktuur sisaldab olulisi vigu. </text:span></text:span><text:span text:style-name="Default_20_Paragraph_20_Font"><text:span text:style-name="T2">Päring ei tagasta viga juhul, kui mingite dokumentide adressaadile edastamine ei õnnestunud – edastamine toimub asünkroonselt. Edastamise õnnestumist saab kontrollida päringuga </text:span></text:span><text:span text:style-name="Default_20_Paragraph_20_Font"><text:span text:style-name="T6">dhl.getSendStatus</text:span></text:span><text:span text:style-name="Default_20_Paragraph_20_Font"><text:span text:style-name="T2">.</text:span></text:span></text:p>
      <text:p text:style-name="P5">Antud päringuga saab dokumente salvestada ka DVK-sse selliselt, et edastamist saaja(te)le ei toimu. Sellisel juhul peab olema päringu parameeter „kaust“ olema väärtustatud selle kaustateega, kuhu soovitakse dokumendid salvestada ning „transport“ element ei tohi sisaldada ühtegi elementi „saaja“.</text:p>
      <text:p text:style-name="P5">Päringuga on võimalik edastada ka dokumente, mis asuvad DVK dokumendikontol. Sellisel juhul tuleb tegeliku dokumendi asemel esitada dokumendi kehas element „ref“ vajaliku atribuudi väärtusega (kas atribuut „dhl_id“ dokumendi ID väärtusega või siis „dhl_taisnimi“ DVK kaustapuu dokumendi täispika nimega). Sealjuures on lubatud esitada ka element „Transport“, mis kirjutab dokumendil esineda võiva „Transport“ elemendi üle.</text:p>
      <text:p text:style-name="P5">Päring tagastab resultaadina massiivi, mille vastavatel positsioonidel on edastatud dokumentide DVK seesmised ID-id.</text:p>
      <text:p text:style-name="P5"/>
      <text:h text:style-name="P141" text:outline-level="3"><text:bookmark-start text:name="_Toc256702609"/><text:bookmark-start text:name="_Ref152390136"/><text:bookmark-start text:name="_Toc115025256"/><text:bookmark-start text:name="_Toc115016771"/>Edastatud dokumentide staatuse kontroll<text:bookmark-end text:name="_Toc256702609"/><text:bookmark-end text:name="_Ref152390136"/><text:bookmark-end text:name="_Toc115025256"/><text:bookmark-end text:name="_Toc115016771"/></text:h>
      <text:p text:style-name="Normal"><text:span text:style-name="Default_20_Paragraph_20_Font"><text:span text:style-name="T2">Päringuga </text:span></text:span><text:span text:style-name="Default_20_Paragraph_20_Font"><text:span text:style-name="T6">dhl.getSendStatus <text:s/></text:span></text:span><text:span text:style-name="Default_20_Paragraph_20_Font"><text:span text:style-name="T2">küsitakse päringu </text:span></text:span><text:span text:style-name="Default_20_Paragraph_20_Font"><text:span text:style-name="T6">dhl.sendDocuments</text:span></text:span><text:span text:style-name="Default_20_Paragraph_20_Font"><text:span text:style-name="T2"> abil edastatud dokumentide olekuinfot. Päringu kehas esitatakse massiiv dokumentide ID-idest</text:span></text:span><text:span text:style-name="Default_20_Paragraph_20_Font"><text:span text:style-name="T2">(DVK konteineri versioonis 2 on võimalik leida dokumendi staatus ka dokumendi GUID abil)</text:span></text:span><text:span text:style-name="Default_20_Paragraph_20_Font"><text:span text:style-name="T2">, mille olekut soovitakse teada saada. Päring tagastab massiivi, mille elementideks on dokumentide saatmisinfo. Saatmisinfo sisaldab iga saaja kohta elementi „edastus“, mille alamelementide tähendused on:</text:span></text:span></text:p>
      <text:list xml:id="list35488703" text:style-name="L17">
        <text:list-item>
          <text:p text:style-name="P99">„saaja“ element on samasuguse sisuga, nagu dokumendi saaja element oli algselt määratud.</text:p>
        </text:list-item>
        <text:list-item>
          <text:p text:style-name="P99">„saadud“ väärtuseks on kuupäev ja kellaaeg, mil DVK dokumendi saatjalt kätte sai.</text:p>
        </text:list-item>
        <text:list-item>
          <text:p text:style-name="P99">„meetod“ sisaldab edastusmeetodi väärtust: kas „xtee“ või „epost“.</text:p>
        </text:list-item>
        <text:list-item>
          <text:p text:style-name="P99">„edastatud“ väärtuseks on kuupäev ja kellaaeg, mil DVK kas saatis dokumendi e-posti aadressile või kui adressaat märkis dokumendi vastuvõetuks.</text:p>
        </text:list-item>
        <text:list-item>
          <text:p text:style-name="P120"><text:span text:style-name="Default_20_Paragraph_20_Font"><text:span text:style-name="T2">„loetud“ väärtuseks on kuupäev ja kellaeg, mil teise osapoole DHS märkis päringuga </text:span></text:span><text:span text:style-name="Default_20_Paragraph_20_Font"><text:span text:style-name="T6">dhl.markDocumentsReceived</text:span></text:span><text:span text:style-name="Default_20_Paragraph_20_Font"><text:span text:style-name="T2"> kättesaaduks</text:span></text:span><text:span text:style-name="Default_20_Paragraph_20_Font"><text:span text:style-name="T2">. Saaja tohib dokumendi märkiga kättesaaduks siis, kui dokument on ametnikule nähtavaks tehtud. Dokumendi saabumine süsteemi ei ole võrdne dokumendi kätte saamisega vastuvõtja poolel. Juhul, kui dokument saabub DHS süsteemi, kuid selle kuvamine kasutajale ei ole võimalik, tuleb dokumendi staatuseks määrata „katkestatud“</text:span></text:span><text:span text:style-name="Default_20_Paragraph_20_Font"><text:span text:style-name="T2"> (e-posti teel edastuse korral jääb see väli väärtustamata).</text:span></text:span></text:p>
        </text:list-item>
        <text:list-item>
          <text:p text:style-name="P99">„fault“ element on väärtustatud ainult juhul, kui edastamise käigus juhtus viga</text:p>
        </text:list-item>
        <text:list-item>
          <text:p text:style-name="P120"><text:span text:style-name="Default_20_Paragraph_20_Font"><text:span text:style-name="T2">„staatus“ element näitab, mis </text:span></text:span><text:span text:style-name="Default_20_Paragraph_20_Font"><text:span text:style-name="T9">seisus antud saajale edastus on</text:span></text:span><text:span text:style-name="Default_20_Paragraph_20_Font"><text:span text:style-name="T2">. Võimalikud väärtused on:</text:span></text:span></text:p>
          <text:list>
            <text:list-item>
              <text:p text:style-name="P99"><text:soft-page-break/>„saatmisel“ – dokumenti üritatakse veel antud saajale edastada</text:p>
            </text:list-item>
            <text:list-item>
              <text:p text:style-name="P99">„saadetud“ – dokument sai edukalt antud saajale saadetud</text:p>
            </text:list-item>
            <text:list-item>
              <text:p text:style-name="P99">„katkestatud“ – dokumenti ei õnnestunud antud saajale saata.</text:p>
            </text:list-item>
          </text:list>
        </text:list-item>
        <text:list-item>
          <text:p text:style-name="P99">„vastuvotja_staatus_id“ element sisaldab adressaadi poolel dokumendile antud staatuse identifikaatorit. Element on väärtustatud ainult juhul, kui adressaat on omalt poolt dokumendile antud staatuse DVK-le edastanud.</text:p>
        </text:list-item>
        <text:list-item>
          <text:p text:style-name="P99">„metaxml” element sisaldab vaba struktuuriga XML- või tekstiandmeid vastuvõetud dokumenti puudutavate andmete saatmiseks dokumendi saatjale.</text:p>
        </text:list-item>
      </text:list>
      <text:p text:style-name="Normal"><text:span text:style-name="Default_20_Paragraph_20_Font"><text:span text:style-name="T2">Saatmisinfo kirje sisaldab ka elemendi „olek“, </text:span></text:span><text:span text:style-name="Default_20_Paragraph_20_Font"><text:span text:style-name="T9">mille väärtus määrab dokumendi edastuse koondoleku</text:span></text:span><text:span text:style-name="Default_20_Paragraph_20_Font"><text:span text:style-name="T2">. Võimalikud väärtused on:</text:span></text:span></text:p>
      <text:list xml:id="list35631231" text:continue-numbering="true" text:style-name="L17">
        <text:list-item>
          <text:list>
            <text:list-item>
              <text:p text:style-name="P99">„saatmisel“ – leidub vähemalt üks saaja, kellele veel üritatakse antud dokumenti saata.</text:p>
            </text:list-item>
            <text:list-item>
              <text:p text:style-name="P99">„saadetud“ – dokument õnnestus kõigile saajatele edastada.</text:p>
            </text:list-item>
            <text:list-item>
              <text:p text:style-name="P99">„katkestatud“ – vähemalt ühele saajale ei õnnestunud dokumenti edastada.</text:p>
            </text:list-item>
          </text:list>
        </text:list-item>
      </text:list>
      <text:p text:style-name="P5"/>
      <text:p text:style-name="P5"/>
      <text:h text:style-name="P141" text:outline-level="3"><text:bookmark-start text:name="_Toc256702610"/><text:bookmark-start text:name="_Toc115025257"/><text:bookmark-start text:name="_Toc115016772"/>Dokumentide vastuvõtt<text:bookmark-end text:name="_Toc256702610"/><text:bookmark-end text:name="_Toc115025257"/><text:bookmark-end text:name="_Toc115016772"/></text:h>
      <text:p text:style-name="Normal"><text:span text:style-name="Default_20_Paragraph_20_Font"><text:span text:style-name="T8"><draw:frame draw:style-name="fr2" draw:name="Picture 2" text:anchor-type="as-char" svg:y="0cm" svg:width="5.398cm" style:rel-width="scale" svg:height="4.763cm" style:rel-height="scale" draw:z-index="103"><draw:image xlink:href="Pictures/20000085000018F1000015F1867F98A1.wmf" xlink:type="simple" xlink:show="embed" xlink:actuate="onLoad"/></draw:frame></text:span></text:span></text:p>
      <text:p text:style-name="Normal"><text:span text:style-name="Default_20_Paragraph_20_Font"><text:span text:style-name="T2">DHS-i poolne teiste asutuste poolt antud asutusele saadetud dokumentide vastuvõtt toimub päringu </text:span></text:span><text:span text:style-name="Default_20_Paragraph_20_Font"><text:span text:style-name="T6">dhl.receiveDocuments</text:span></text:span><text:span text:style-name="Default_20_Paragraph_20_Font"><text:span text:style-name="T2"> abil. Päring tagastab kõik D</text:span></text:span><text:span text:style-name="Default_20_Paragraph_20_Font"><text:span text:style-name="T2">VK</text:span></text:span><text:span text:style-name="Default_20_Paragraph_20_Font"><text:span text:style-name="T2">-s antud asutusele teiste asutuste poolt edastatud dokumendid. Päringule saab elemendi „arv“ abil määrata piirangu, mitu dokumenti maksimaalselt tohib vastuses tagastada. Lisaks saab elemendi „kaust“ abil määrata</text:span></text:span><text:span text:style-name="Default_20_Paragraph_20_Font"><text:span text:style-name="T2"> kausta(d), kust</text:span></text:span><text:span text:style-name="Default_20_Paragraph_20_Font"><text:span text:style-name="T2"> </text:span></text:span><text:span text:style-name="Default_20_Paragraph_20_Font"><text:span text:style-name="T2">dokumente loetakse</text:span></text:span><text:span text:style-name="Default_20_Paragraph_20_Font"><text:span text:style-name="T2">.</text:span></text:span></text:p>
      <text:p text:style-name="P5">Päring tagastab loetud dokumentide massiivi.</text:p>
      <text:p text:style-name="Normal"><text:span text:style-name="Default_20_Paragraph_20_Font"><text:span text:style-name="T2">Peale edukat dokumentide vastuvõttu peab DHS käivitama päringu </text:span></text:span><text:span text:style-name="Default_20_Paragraph_20_Font"><text:span text:style-name="T6">dhl.markDocumentsReceived</text:span></text:span><text:span text:style-name="Default_20_Paragraph_20_Font"><text:span text:style-name="T2">, mille abil signaliseeritakse D</text:span></text:span><text:span text:style-name="Default_20_Paragraph_20_Font"><text:span text:style-name="T2">VK</text:span></text:span><text:span text:style-name="Default_20_Paragraph_20_Font"><text:span text:style-name="T2">-le, et näidatud dokumendid said edukalt alla laetud. </text:span></text:span><text:span text:style-name="Default_20_Paragraph_20_Font"><text:span text:style-name="T2">Sellest päringust eksisteerib 2 versiooni:</text:span></text:span></text:p>
      <text:list xml:id="list35639915" text:continue-numbering="true" text:style-name="L17">
        <text:list-item>
          <text:p text:style-name="P99">Päringu esimene versioon (v1) nõuab elemendi „dokumendid“ väärtuseks loetud dokumentide ID-ide massiivi.</text:p>
        </text:list-item>
        <text:list-item>
          <text:p text:style-name="P99">Päringu teine versioon (v2) nõuab elemendi „dokumendid“ väärtuseks loetud dokumentide kohta massiivi järgmise struktuuriga andmeelementidest:</text:p>
          <text:list>
            <text:list-item>
              <text:p text:style-name="P99">„dhl_id” element sisaldab loetud dokumendi DVK ID-d.</text:p>
            </text:list-item>
            <text:list-item>
              <text:p text:style-name="P99">„vastuvotja_staatus_id” element sisaldab vastuvõtja poolel dokumendile omistatud staatuse identifikaatorit.</text:p>
            </text:list-item>
            <text:list-item>
              <text:p text:style-name="P99">„fault” element sisaldab andmeid vastuvõtja poolel ilmnenud vea kohta.</text:p>
            </text:list-item>
            <text:list-item>
              <text:p text:style-name="P99">„metaxml” vaba struktuuriga XML- või tekstiandmed vastuvõetud dokumenti puudutavate andmete saatmiseks dokumendi saatjale.</text:p>
            </text:list-item>
          </text:list>
        </text:list-item>
        <text:list-item>
          <text:p text:style-name="P99">Päringu kolmandas versioonis </text:p>
        </text:list-item>
      </text:list>
      <text:p text:style-name="P5">Päring märgib esitatud ID-dele vastavad dokumendid DVK-s päringu teinud asutuse poolt vastuvõetuks. Kui päringul on väärtustatud parameeter „kaust“, siis toimub märgitakse vastuvõetuks ainult märgitud kaustas asuvad dokumendid.</text:p>
      <text:p text:style-name="P5">Päring tagastab oma kehas väärtuse „OK“.</text:p>
      <text:p text:style-name="P5"/>
      <text:p text:style-name="P5"/>
      <text:h text:style-name="P130" text:outline-level="1"><text:bookmark-start text:name="_Toc115025258"/><text:bookmark-start text:name="_Toc115016773"/></text:h>
      <text:list xml:id="list35487490" text:style-name="L6">
        <text:list-item>
          <text:h text:style-name="P133" text:outline-level="1"><text:bookmark-start text:name="_Toc256702611"/>X-Tee päringute kirjeldused<text:bookmark-end text:name="_Toc115025258"/><text:bookmark-end text:name="_Toc115016773"/><text:bookmark-end text:name="_Toc256702611"/></text:h>
        </text:list-item>
      </text:list>
      <text:h text:style-name="P136" text:outline-level="2"><text:bookmark-start text:name="_Toc256702612"/><text:bookmark-start text:name="_Toc115025259"/><text:bookmark-start text:name="_Toc115016774"/>sendDocuments<text:bookmark-end text:name="_Toc256702612"/><text:bookmark-end text:name="_Toc115025259"/><text:bookmark-end text:name="_Toc115016774"/></text:h>
      <text:h text:style-name="P141" text:outline-level="3"><text:bookmark-start text:name="_Toc256702613"/>sendDocuments.v1<text:bookmark-end text:name="_Toc256702613"/></text:h>
      <text:p text:style-name="P5">Päringu nimi: dhl.sendDocuments.v1</text:p>
      <text:p text:style-name="P5">Sisendi keha: Struct</text:p>
      <text:p text:style-name="P5"><text:tab/>base64Binary dokumendid</text:p>
      <text:p text:style-name="P5"><text:tab/>string kaust</text:p>
      <text:p text:style-name="P5">Väljundi keha: base64Binary </text:p>
      <text:p text:style-name="P5"/>
      <text:p text:style-name="P5">Päring tuleb realiseerida vastavalt X-Tee dokumentatsioonis MIME manuseid sisaldavate teadete realiseerimise skeemile.</text:p>
      <text:p text:style-name="P5"/>
      <text:p text:style-name="P47">Element „dokumendid“ on <text:s/>base64 kodeeringus documentsArrayType tüüpi massiiv DVK-sse saadetavatest dokumentidest.</text:p>
      <text:p text:style-name="P47">Element „kaust“ määrab ära kataloogitee, kuhu tuleb dokumendid paigutada. Element võib ka puududa, sellisel juhul on kataloogiks üldine juurkataloog „/”. Kui elemendiga „kaust” antud kausta ei eksisteeri DVK-s, siis luuakse see automaatselt.</text:p>
      <text:p text:style-name="P47">Väljundi kehaks on base64 kodeeringus documentRefsArrayType tüüpi massiiv, mis sisaldab DVK poolt dokumentidele omistatud unikaalseid ID-e.</text:p>
      <text:p text:style-name="P5"/>
      <text:h text:style-name="Heading_20_4" text:outline-level="4"><text:bookmark-start text:name="_Toc115025260"/><text:bookmark-start text:name="_Toc115016775"/>Näide<text:bookmark-end text:name="_Toc115025260"/><text:bookmark-end text:name="_Toc115016775"/></text:h>
      <text:h text:style-name="P144"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sendDocuments.v1&lt;/xtee:nimi&gt;</text:p>
      <text:p text:style-name="P18"><text:s text:c="2"/>&lt;xtee:toimik xsi:type="xsd:string"&gt;&lt;/xtee:toimik&gt;</text:p>
      <text:p text:style-name="P18"><text:s text:c="2"/>&lt;xtee:amet xsi:type="xsd:string"&gt;&lt;/xtee:amet&gt;</text:p>
      <text:p text:style-name="P18">&lt;/SOAP-ENV:Header&gt;</text:p>
      <text:p text:style-name="P18"><text:soft-page-break/>&lt;SOAP-ENV:Body&gt;</text:p>
      <text:p text:style-name="P18"><text:s text:c="2"/>&lt;dhl:sendDocuments&gt;</text:p>
      <text:p text:style-name="P18"><text:s text:c="4"/>&lt;keha&gt;</text:p>
      <text:p text:style-name="P18"><text:s text:c="6"/>&lt;dokumendid href="cid:b8fdc418df27ba3095a2d21b7be6d802"/&gt;</text:p>
      <text:p text:style-name="P18"><text:s text:c="6"/>&lt;kaust/&gt;</text:p>
      <text:p text:style-name="P18"><text:s text:c="4"/>&lt;/keha&gt;</text:p>
      <text:p text:style-name="P18"><text:s text:c="2"/>&lt;/dhl:sendDocument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4"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sendDocument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sendDocuments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href="cid:793340a8216da081f3d785bcc74c0f74"/&gt;</text:p>
      <text:p text:style-name="P18"><text:s text:c="2"/>&lt;/dhl:sendDocumentsResponse&gt;</text:p>
      <text:p text:style-name="P18">&lt;/SOAP-ENV:Body&gt;</text:p>
      <text:p text:style-name="P18"><text:soft-page-break/>&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5" text:outline-level="5">Päringu „dokumendid“ elemendi sisu</text:h>
      <text:p text:style-name="P5">Elemendi „dokumendid“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h text:style-name="P146" text:outline-level="5"><text:soft-page-break/>Päringu vastuses „keha“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1"/>
      <text:p text:style-name="P25"><text:span text:style-name="Default_20_Paragraph_20_Font"><text:span text:style-name="T2">Kui saadeti korraga mitu dokumenti, siis on elemendi „keha“ sisu kodeerimata kujul selline</text:span></text:span><text:span text:style-name="Default_20_Paragraph_20_Font"><text:span text:style-name="T2">:</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6</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7</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5"/>
      <text:h text:style-name="P141" text:outline-level="3"><text:bookmark-start text:name="_Toc256702614"/>sendDocuments.v2<text:bookmark-end text:name="_Toc256702614"/></text:h>
      <text:p text:style-name="P5">Päringu sendDocuments versioon v2 erineb eelmisest versioonist selle poolest, et võimaldab dokumente DVK serverisse saata fragmenteeritud kujul.</text:p>
      <text:p text:style-name="P5"/>
      <text:p text:style-name="P5">Päringu nimi: dhl.sendDocuments.v2</text:p>
      <text:p text:style-name="P5">Sisendi keha: Struct</text:p>
      <text:p text:style-name="P5"><text:tab/>base64Binary dokumendid</text:p>
      <text:p text:style-name="P5"><text:tab/>string kaust</text:p>
      <text:p text:style-name="P5"><text:tab/>date sailitustahtaeg</text:p>
      <text:p text:style-name="P5"><text:tab/>string edastus_id</text:p>
      <text:p text:style-name="P5"><text:tab/>integer fragment_nr</text:p>
      <text:p text:style-name="P5"><text:tab/>integer fragmente_kokku</text:p>
      <text:p text:style-name="P5">Väljundi keha: base64Binary </text:p>
      <text:p text:style-name="P5"/>
      <text:p text:style-name="P5">Päring tuleb realiseerida vastavalt X-Tee dokumentatsioonis MIME manuseid sisaldavate teadete realiseerimise skeemile.</text:p>
      <text:p text:style-name="P5"/>
      <text:p text:style-name="P47">Element „dokumendid“ on <text:s/>base64 kodeeringus documentsArrayType tüüpi massiiv DVK-sse saadetavatest dokumentidest.</text:p>
      <text:p text:style-name="P47">Element „kaust“ määrab ära kataloogitee, kuhu tuleb dokumendid paigutada. Element võib ka puududa, sellisel juhul on kataloogiks üldine juurkataloog „/”. Kui elemendiga „kaust” antud kausta ei eksisteeri DVK-s, siis luuakse see automaatselt.</text:p>
      <text:p text:style-name="P47">Element „sailitustahtaeg“ määrab ära, kui kaua DVK server peaks saadetavat dokumenti säilitama, enne kui see kettaruumi vabastamiseks serverist maha kustutatakse.</text:p>
      <text:p text:style-name="P47">Element „edastus_id“ määrab edastussessiooni identifikaatori, kui dokumente saadetakse tükkhaaval. Tükkhaaval saatmisel loeb DVK server kõik sama „edastus_id“ väärtusega saadetud andmed ühe ja sama dokumendi fragmentideks. Kui andmeid ei saadeta tükkhaaval, siis pole seda parameetrit vaja määrata.</text:p>
      <text:p text:style-name="P47">Element „fragment_nr“ määrab tükkhaaval saadetavate andmete puhul, mitmenda tükiga on antud juhul tegu (loendamine algab 0-st). Kui andmeid ei saadeta tükkhaaval, siis pole seda parameetrit vaja määrata.</text:p>
      <text:p text:style-name="P47">Element „fragmente_kokku“ määrab tükkhaaval saadetavate andmete puhul, mitmeks tükiks on saadetavad andmed jaotatud. Kui andmeid ei saadeta tükkhaaval, siis pole seda parameetrit vaja määrata.</text:p>
      <text:p text:style-name="P47">Väljundi kehaks on base64 kodeeringus documentRefsArrayType tüüpi massiiv, mis sisaldab DVK poolt dokumentidele omistatud unikaalseid ID-e.</text:p>
      <text:p text:style-name="P5"/>
      <text:h text:style-name="Heading_20_4" text:outline-level="4">Näide</text:h>
      <text:h text:style-name="P144" text:outline-level="5">Päring</text:h>
      <text:p text:style-name="P18"><text:soft-page-break/>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sendDocument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sendDocuments&gt;</text:p>
      <text:p text:style-name="P18"><text:s text:c="4"/>&lt;keha&gt;</text:p>
      <text:p text:style-name="P18"><text:s text:c="6"/>&lt;dokumendid href="cid:b8fdc418df27ba3095a2d21b7be6d802"/&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keha&gt;</text:p>
      <text:p text:style-name="P18"><text:s text:c="2"/>&lt;/dhl:sendDocument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4" text:outline-level="5">Päringu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text:soft-page-break/>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sendDocument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sendDocumentsResponse&gt;</text:p>
      <text:p text:style-name="P18"><text:s text:c="4"/>&lt;paring&gt;</text:p>
      <text:p text:style-name="P18"><text:s text:c="6"/>&lt;dokumendid xsi:type="xsd:string"&gt;52ed0ffbf27fc34759dce05d0e7bed2302876cec&lt;/dokumendid&gt;</text:p>
      <text:p text:style-name="P18"><text:s text:c="6"/>&lt;kaust/&gt;</text:p>
      <text:p text:style-name="P18"><text:s text:c="6"/>&lt;sailitustahtaeg&gt;2009-01-25T23:59:59&lt;/sailitustahtaeg&gt;</text:p>
      <text:p text:style-name="P18"><text:s text:c="6"/>&lt;edastus_id&gt;123456789_1201&lt;/edastus_id&gt;</text:p>
      <text:p text:style-name="P18"><text:s text:c="6"/>&lt;fragment_nr&gt;-1&lt;/fragment_nr&gt;</text:p>
      <text:p text:style-name="P18"><text:s text:c="6"/>&lt;fragmente_kokku&gt;0&lt;/fragmente_kokku&gt;</text:p>
      <text:p text:style-name="P18"><text:s text:c="4"/>&lt;/paring&gt;</text:p>
      <text:p text:style-name="P18"><text:s text:c="4"/>&lt;keha href="cid:793340a8216da081f3d785bcc74c0f74"/&gt;</text:p>
      <text:p text:style-name="P18"><text:s text:c="2"/>&lt;/dhl:send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5" text:outline-level="5">Päringu „dokumendid“ elemendi sisu</text:h>
      <text:p text:style-name="P5">Elemendi „dokumendid“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oft-page-break/><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h text:style-name="P146" text:outline-level="5">Päringu vastuses „keha“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1"/>
      <text:p text:style-name="P25"><text:span text:style-name="Default_20_Paragraph_20_Font"><text:span text:style-name="T2">Kui saadeti korraga mitu dokumenti, siis on elemendi „keha“ sisu kodeerimata kujul selline</text:span></text:span><text:span text:style-name="Default_20_Paragraph_20_Font"><text:span text:style-name="T2">:</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6</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7</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5"/>
      <text:p text:style-name="P5"/>
      <text:h text:style-name="P136" text:outline-level="2"><text:bookmark-start text:name="_Toc115025261"/><text:bookmark-start text:name="_Toc115016776"/></text:h>
      <text:list xml:id="list35651779" text:continue-numbering="true" text:style-name="L6">
        <text:list-item>
          <text:list>
            <text:list-item>
              <text:h text:style-name="P140" text:outline-level="2"><text:bookmark-start text:name="_Toc256702615"/>getSendStatus<text:bookmark-end text:name="_Toc115025261"/><text:bookmark-end text:name="_Toc115016776"/><text:bookmark-end text:name="_Toc256702615"/></text:h>
            </text:list-item>
          </text:list>
        </text:list-item>
      </text:list>
      <text:h text:style-name="P141" text:outline-level="3"><text:bookmark-start text:name="_Toc256702616"/>getSendStatus.v1<text:bookmark-end text:name="_Toc256702616"/></text:h>
      <text:p text:style-name="P5">Päringu nimi: dhl.getSendStatus.v1</text:p>
      <text:p text:style-name="P5">Sisendi keha: base64Binary</text:p>
      <text:p text:style-name="P5">Väljundi keha: base64Binary</text:p>
      <text:p text:style-name="P5"/>
      <text:p text:style-name="P47">Sisendi kehaks on base64 kodeeringus documentRefsArrayType tüüpi massiiv, mis sisaldab DVK poolt dokumentidele omistatud unikaalseid ID-e, mille kohta saatmisinfot soovitakse saada.</text:p>
      <text:p text:style-name="P47">Väljundi kehaks on base64 kodeeringus massiiv, mille elemendid „item“ on struktuurid elementidega:</text:p>
      <text:list xml:id="list35514082" text:style-name="L18">
        <text:list-item>
          <text:p text:style-name="P127">dhl_id – dokumendile DVK poolt omistatud unikaalne id</text:p>
        </text:list-item>
        <text:list-item>
          <text:p text:style-name="P127">edastus – null kuni mitu elementi, millest igaüks kirjeldab konkreetse edastuse infot (vt punkt „Edastatud dokumentide staatuse kontroll“)</text:p>
        </text:list-item>
        <text:list-item>
          <text:p text:style-name="P127">olek – dokumendi edastamise koondolek</text:p>
        </text:list-item>
      </text:list>
      <text:p text:style-name="P46"><text:span text:style-name="Default_20_Paragraph_20_Font"><text:span text:style-name="T2">Olekute täpsema kirjelduse leiad käesoleva dokumendi peatüki „</text:span></text:span><text:span text:style-name="Default_20_Paragraph_20_Font"><text:span text:style-name="T2">Dokumentide logistika</text:span></text:span><text:span text:style-name="Default_20_Paragraph_20_Font"><text:span text:style-name="T2">”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p text:style-name="P5"/>
      <text:h text:style-name="Heading_20_4" text:outline-level="4"><text:bookmark-start text:name="_Toc115025262"/><text:bookmark-start text:name="_Toc115016777"/>Näide<text:bookmark-end text:name="_Toc115025262"/><text:bookmark-end text:name="_Toc115016777"/></text:h>
      <text:h text:style-name="P144" text:outline-level="5"><text:span text:style-name="Default_20_Paragraph_20_Font"><text:span text:style-name="T49">Päring</text:span></text:span></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getSendStatu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getSendStatus&gt;</text:p>
      <text:p text:style-name="P18"><text:s text:c="4"/>&lt;keha href="cid:b8fdc418df27ba3095a2d21b7be6d802"/&gt;</text:p>
      <text:p text:style-name="P18"><text:s text:c="2"/>&lt;/dhl:getSendStatus&gt;</text:p>
      <text:p text:style-name="P18">&lt;/SOAP-ENV:Body&gt;</text:p>
      <text:p text:style-name="P18">&lt;/SOAP-ENV:Envelope&gt;</text:p>
      <text:p text:style-name="P18"><text:soft-page-break/></text:p>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4" text:outline-level="5"><text:span text:style-name="Default_20_Paragraph_20_Font"><text:span text:style-name="T49">Päringu</text:span></text:span>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getSendStatu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getSendStatusResponse&gt;</text:p>
      <text:p text:style-name="P18"><text:s text:c="4"/>&lt;paring xsi:type="xsd:string"&gt;52ed0ffbf27fc34759dce05d0e7bed2302876cec&lt;/paring&gt;</text:p>
      <text:p text:style-name="P18"><text:s text:c="4"/>&lt;keha href="cid:793340a8216da081f3d785bcc74c0f74"/&gt;</text:p>
      <text:p text:style-name="P18"><text:s text:c="2"/>&lt;/dhl:getSendStatu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h text:style-name="P144" text:outline-level="5"><text:soft-page-break/><text:span text:style-name="Default_20_Paragraph_20_Font"><text:span text:style-name="T49">Päringu</text:span></text:span> „keha“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9"/>
      <text:h text:style-name="P144" text:outline-level="5"><text:span text:style-name="Default_20_Paragraph_20_Font"><text:span text:style-name="T49">Päringu</text:span></text:span> vastuse „keha“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12345678</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aaja asutuse nimi</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a_kood</text:span></text:span><text:span text:style-name="Default_20_Paragraph_20_Font"><text:span text:style-name="T37">&gt;&lt;/</text:span></text:span><text:span text:style-name="Default_20_Paragraph_20_Font"><text:span text:style-name="T42">osakona_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span text:style-name="Default_20_Paragraph_20_Font"><text:span text:style-name="T25">30101010001</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span text:style-name="Default_20_Paragraph_20_Font"><text:span text:style-name="T25">isik1@asutus1.ee</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span text:style-name="Default_20_Paragraph_20_Font"><text:span text:style-name="T45">2005-09-01T12:34:02</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span text:style-name="Default_20_Paragraph_20_Font"><text:span text:style-name="T45">xtee</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edastatud</text:span></text:span><text:span text:style-name="Default_20_Paragraph_20_Font"><text:span text:style-name="T37">&gt;</text:span></text:span><text:span text:style-name="Default_20_Paragraph_20_Font"><text:span text:style-name="T45">2005-09-01T12:34:21</text:span></text:span><text:span text:style-name="Default_20_Paragraph_20_Font"><text:span text:style-name="T37">&lt;/</text:span></text:span><text:span text:style-name="Default_20_Paragraph_20_Font"><text:span text:style-name="T42">edastat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loetud</text:span></text:span><text:span text:style-name="Default_20_Paragraph_20_Font"><text:span text:style-name="T37">&gt;</text:span></text:span><text:span text:style-name="Default_20_Paragraph_20_Font"><text:span text:style-name="T45">2005-09-01T12:35:11</text:span></text:span><text:span text:style-name="Default_20_Paragraph_20_Font"><text:span text:style-name="T37">&lt;/</text:span></text:span><text:span text:style-name="Default_20_Paragraph_20_Font"><text:span text:style-name="T42">loet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span text:style-name="Default_20_Paragraph_20_Font"><text:span text:style-name="T45">saadetud</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span text:style-name="Default_20_Paragraph_20_Font"><text:span text:style-name="T45">10</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code</text:span></text:span><text:span text:style-name="Default_20_Paragraph_20_Font"><text:span text:style-name="T37">&gt;</text:span></text:span><text:span text:style-name="Default_20_Paragraph_20_Font"><text:span text:style-name="T45">100</text:span></text:span><text:span text:style-name="Default_20_Paragraph_20_Font"><text:span text:style-name="T37">&lt;/</text:span></text:span><text:span text:style-name="Default_20_Paragraph_20_Font"><text:span text:style-name="T42">faultcode</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actor</text:span></text:span><text:span text:style-name="Default_20_Paragraph_20_Font"><text:span text:style-name="T37">&gt;</text:span></text:span><text:span text:style-name="Default_20_Paragraph_20_Font"><text:span text:style-name="T45">CLIENT</text:span></text:span><text:span text:style-name="Default_20_Paragraph_20_Font"><text:span text:style-name="T37">&lt;/</text:span></text:span><text:span text:style-name="Default_20_Paragraph_20_Font"><text:span text:style-name="T42">faultacto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string</text:span></text:span><text:span text:style-name="Default_20_Paragraph_20_Font"><text:span text:style-name="T37">&gt;</text:span></text:span><text:span text:style-name="Default_20_Paragraph_20_Font"><text:span text:style-name="T45">Veateade</text:span></text:span><text:span text:style-name="Default_20_Paragraph_20_Font"><text:span text:style-name="T37">&lt;/</text:span></text:span><text:span text:style-name="Default_20_Paragraph_20_Font"><text:span text:style-name="T42">faultstring</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detail</text:span></text:span><text:span text:style-name="Default_20_Paragraph_20_Font"><text:span text:style-name="T37">&gt;</text:span></text:span><text:span text:style-name="Default_20_Paragraph_20_Font"><text:span text:style-name="T45">Vea kirjeldus</text:span></text:span><text:span text:style-name="Default_20_Paragraph_20_Font"><text:span text:style-name="T37">&lt;/</text:span></text:span><text:span text:style-name="Default_20_Paragraph_20_Font"><text:span text:style-name="T42">faultdetail</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andmevali1</text:span></text:span><text:span text:style-name="Default_20_Paragraph_20_Font"><text:span text:style-name="T37">&gt;</text:span></text:span><text:span text:style-name="Default_20_Paragraph_20_Font"><text:span text:style-name="T45">1. andmevälja väärtus</text:span></text:span><text:span text:style-name="Default_20_Paragraph_20_Font"><text:span text:style-name="T37">&lt;/</text:span></text:span><text:span text:style-name="Default_20_Paragraph_20_Font"><text:span text:style-name="T42">andmevali1</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andmevali2</text:span></text:span><text:span text:style-name="Default_20_Paragraph_20_Font"><text:span text:style-name="T37">&gt;</text:span></text:span><text:span text:style-name="Default_20_Paragraph_20_Font"><text:span text:style-name="T45">2. andmevälja väärtus</text:span></text:span><text:span text:style-name="Default_20_Paragraph_20_Font"><text:span text:style-name="T37">&lt;/</text:span></text:span><text:span text:style-name="Default_20_Paragraph_20_Font"><text:span text:style-name="T42">andmevali2</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87654321</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Teise saaja nimi</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a_kood</text:span></text:span><text:span text:style-name="Default_20_Paragraph_20_Font"><text:span text:style-name="T37">&gt;&lt;/</text:span></text:span><text:span text:style-name="Default_20_Paragraph_20_Font"><text:span text:style-name="T42">osakona_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span text:style-name="Default_20_Paragraph_20_Font"><text:span text:style-name="T25">40101010001</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span text:style-name="Default_20_Paragraph_20_Font"><text:span text:style-name="T25">isik2@asutus2.ee</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span text:style-name="Default_20_Paragraph_20_Font"><text:span text:style-name="T45">2005-09-01T12:34:02</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span text:style-name="Default_20_Paragraph_20_Font"><text:span text:style-name="T45">xtee</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span text:style-name="Default_20_Paragraph_20_Font"><text:span text:style-name="T45">saatmisel</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span text:style-name="Default_20_Paragraph_20_Font"><text:span text:style-name="T25">Teksti kujul metaandmed</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olek</text:span></text:span><text:span text:style-name="Default_20_Paragraph_20_Font"><text:span text:style-name="T37">&gt;</text:span></text:span><text:span text:style-name="Default_20_Paragraph_20_Font"><text:span text:style-name="T45">saatmisel</text:span></text:span><text:span text:style-name="Default_20_Paragraph_20_Font"><text:span text:style-name="T37">&lt;/</text:span></text:span><text:span text:style-name="Default_20_Paragraph_20_Font"><text:span text:style-name="T42">olek</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5"/>
      <text:p text:style-name="P30"/>
      <text:h text:style-name="P141" text:outline-level="3"><text:bookmark-start text:name="_Toc256702617"/>getSendStatus.v2<text:bookmark-end text:name="_Toc256702617"/></text:h>
      <text:p text:style-name="P5">Päringu nimi: dhl.getSendStatus.v2</text:p>
      <text:p text:style-name="P47">Sisendi keha: Struct</text:p>
      <text:p text:style-name="P61">dokumendid<text:tab/>base64Binary</text:p>
      <text:p text:style-name="P66"><text:span text:style-name="Default_20_Paragraph_20_Font"><text:span text:style-name="T50">staatuse_ajalugu</text:span></text:span><text:span text:style-name="Default_20_Paragraph_20_Font"><text:span text:style-name="T2"><text:tab/></text:span></text:span><text:span text:style-name="Default_20_Paragraph_20_Font"><text:span text:style-name="T2">boolean</text:span></text:span></text:p>
      <text:p text:style-name="P47">Väljundi keha: base64Binary</text:p>
      <text:p text:style-name="P5"/>
      <text:p text:style-name="P47">„dokumendid“ element sisendi kehas on base64 kodeeringus documentRefsArrayType tüüpi massiiv, mis sisaldab DVK poolt dokumentidele omistatud unikaalseid ID-e, mille kohta saatmisinfot soovitakse saada. „staatuse_ajalugu“ parameetriga (true või false) saab määrata, kas päringu vastus sisaldab ka dokumentide staatuse ajalugu.</text:p>
      <text:p text:style-name="P47">Väljundi kehaks on base64 kodeeringus massiiv, mille elemendid „item“ on struktuurid elementidega:</text:p>
      <text:list xml:id="list35637833" text:continue-numbering="true" text:style-name="L18">
        <text:list-item>
          <text:p text:style-name="P127">dhl_id – dokumendile DVK poolt omistatud unikaalne id</text:p>
        </text:list-item>
        <text:list-item>
          <text:p text:style-name="P127">edastus – null kuni mitu elementi, millest igaüks kirjeldab konkreetse edastuse infot (vt punkt „Edastatud dokumentide staatuse kontroll“)</text:p>
        </text:list-item>
        <text:list-item>
          <text:p text:style-name="P127">staatuse_ajalugu – massiiv dokumendi kõigi seniste staatuse muudatuste andmetega adressaatide lõikes.</text:p>
        </text:list-item>
        <text:list-item>
          <text:p text:style-name="P127">olek – dokumendi edastamise koondolek</text:p>
        </text:list-item>
      </text:list>
      <text:p text:style-name="P46"><text:span text:style-name="Default_20_Paragraph_20_Font"><text:span text:style-name="T2">Olekute täpsema kirjelduse leiad käesoleva dokumendi peatüki „</text:span></text:span><text:span text:style-name="Default_20_Paragraph_20_Font"><text:span text:style-name="T2">Dokumentide logistika</text:span></text:span><text:span text:style-name="Default_20_Paragraph_20_Font"><text:span text:style-name="T2">” alampeatükist „</text:span></text:span><text:span text:style-name="Default_20_Paragraph_20_Font"><text:span text:style-name="T2"><text:bookmark-ref text:reference-format="text" text:ref-name="_Ref152390136">Edastatud dokumentide staatuse kontroll</text:bookmark-ref></text:span></text:span><text:span text:style-name="Default_20_Paragraph_20_Font"><text:span text:style-name="T2">”.</text:span></text:span></text:p>
      <text:p text:style-name="P5"/>
      <text:h text:style-name="Heading_20_4" text:outline-level="4">Näide</text:h>
      <text:h text:style-name="P144" text:outline-level="5"><text:span text:style-name="Default_20_Paragraph_20_Font"><text:span text:style-name="T49">Päring</text:span></text:span></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getSendStatus.v2&lt;/xtee:nimi&gt;</text:p>
      <text:p text:style-name="P18"><text:s text:c="2"/>&lt;xtee:toimik xsi:type="xsd:string"&gt;&lt;/xtee:toimik&gt;</text:p>
      <text:p text:style-name="P18"><text:soft-page-break/><text:s text:c="2"/>&lt;xtee:amet xsi:type="xsd:string"&gt;&lt;/xtee:amet&gt;</text:p>
      <text:p text:style-name="P18">&lt;/SOAP-ENV:Header&gt;</text:p>
      <text:p text:style-name="P18">&lt;SOAP-ENV:Body&gt;</text:p>
      <text:p text:style-name="P18"><text:s text:c="2"/>&lt;dhl:getSendStatus&gt;</text:p>
      <text:p text:style-name="P18"><text:s text:c="4"/>&lt;keha&gt;</text:p>
      <text:p text:style-name="P18"><text:s text:c="6"/>&lt;dokumendid href="cid:b8fdc418df27ba3095a2d21b7be6d802"/&gt;</text:p>
      <text:p text:style-name="P18"><text:s text:c="6"/>&lt;staatuse_ajalugu&gt;true&lt;/staatuse_ajalugu&gt;</text:p>
      <text:p text:style-name="P18"><text:s text:c="2"/>&lt;/dhl:getSendStatus&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4" text:outline-level="5"><text:span text:style-name="Default_20_Paragraph_20_Font"><text:span text:style-name="T49">Päringu</text:span></text:span>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getSendStatus.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getSendStatusResponse&gt;</text:p>
      <text:p text:style-name="P18"><text:s text:c="4"/>&lt;paring&gt;</text:p>
      <text:p text:style-name="P18"><text:s text:c="6"/>&lt;dokumendid&gt;52ed0ffbf27fc34759dce05d0e7bed2302876cec&lt;/dokumendid&gt;</text:p>
      <text:p text:style-name="P18"><text:s text:c="6"/>&lt;staatuse_ajalugu&gt;true&lt;/staatuse_ajalugu&gt;</text:p>
      <text:p text:style-name="P18"><text:s text:c="4"/>&lt;/paring&gt;</text:p>
      <text:p text:style-name="P18"><text:s text:c="4"/>&lt;keha href="cid:793340a8216da081f3d785bcc74c0f74"/&gt;</text:p>
      <text:p text:style-name="P18"><text:s text:c="2"/>&lt;/dhl:getSendStatusResponse&gt;</text:p>
      <text:p text:style-name="P18">&lt;/SOAP-ENV:Body&gt;</text:p>
      <text:p text:style-name="P18"><text:soft-page-break/>&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h text:style-name="P144" text:outline-level="5"><text:span text:style-name="Default_20_Paragraph_20_Font"><text:span text:style-name="T49">Päringu</text:span></text:span> „dokumendid“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9"/>
      <text:h text:style-name="P144" text:outline-level="5"><text:span text:style-name="Default_20_Paragraph_20_Font"><text:span text:style-name="T49">Päringu</text:span></text:span> vastuse „keha“ elemendi sisu</text:h>
      <text:p text:style-name="P27">Elemendi „keha“ sisu kodeerimata kujul o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12345678</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aaja asutuse nimi</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a_kood</text:span></text:span><text:span text:style-name="Default_20_Paragraph_20_Font"><text:span text:style-name="T37">&gt;&lt;/</text:span></text:span><text:span text:style-name="Default_20_Paragraph_20_Font"><text:span text:style-name="T42">osakona_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span text:style-name="Default_20_Paragraph_20_Font"><text:span text:style-name="T25">30101010001</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span text:style-name="Default_20_Paragraph_20_Font"><text:span text:style-name="T25">isik1@asutus1.ee</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span text:style-name="Default_20_Paragraph_20_Font"><text:span text:style-name="T45">2005-09-01T12:34:02</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span text:style-name="Default_20_Paragraph_20_Font"><text:span text:style-name="T45">xtee</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edastatud</text:span></text:span><text:span text:style-name="Default_20_Paragraph_20_Font"><text:span text:style-name="T37">&gt;</text:span></text:span><text:span text:style-name="Default_20_Paragraph_20_Font"><text:span text:style-name="T45">2005-09-01T12:34:21</text:span></text:span><text:span text:style-name="Default_20_Paragraph_20_Font"><text:span text:style-name="T37">&lt;/</text:span></text:span><text:span text:style-name="Default_20_Paragraph_20_Font"><text:span text:style-name="T42">edastat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loetud</text:span></text:span><text:span text:style-name="Default_20_Paragraph_20_Font"><text:span text:style-name="T37">&gt;</text:span></text:span><text:span text:style-name="Default_20_Paragraph_20_Font"><text:span text:style-name="T45">2005-09-01T12:35:11</text:span></text:span><text:span text:style-name="Default_20_Paragraph_20_Font"><text:span text:style-name="T37">&lt;/</text:span></text:span><text:span text:style-name="Default_20_Paragraph_20_Font"><text:span text:style-name="T42">loetu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span text:style-name="Default_20_Paragraph_20_Font"><text:span text:style-name="T45">saadetud</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span text:style-name="Default_20_Paragraph_20_Font"><text:span text:style-name="T45">10</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code</text:span></text:span><text:span text:style-name="Default_20_Paragraph_20_Font"><text:span text:style-name="T37">&gt;</text:span></text:span><text:span text:style-name="Default_20_Paragraph_20_Font"><text:span text:style-name="T45">100</text:span></text:span><text:span text:style-name="Default_20_Paragraph_20_Font"><text:span text:style-name="T37">&lt;/</text:span></text:span><text:span text:style-name="Default_20_Paragraph_20_Font"><text:span text:style-name="T42">faultcode</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actor</text:span></text:span><text:span text:style-name="Default_20_Paragraph_20_Font"><text:span text:style-name="T37">&gt;</text:span></text:span><text:span text:style-name="Default_20_Paragraph_20_Font"><text:span text:style-name="T45">CLIENT</text:span></text:span><text:span text:style-name="Default_20_Paragraph_20_Font"><text:span text:style-name="T37">&lt;/</text:span></text:span><text:span text:style-name="Default_20_Paragraph_20_Font"><text:span text:style-name="T42">faultacto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string</text:span></text:span><text:span text:style-name="Default_20_Paragraph_20_Font"><text:span text:style-name="T37">&gt;</text:span></text:span><text:span text:style-name="Default_20_Paragraph_20_Font"><text:span text:style-name="T45">Veateade</text:span></text:span><text:span text:style-name="Default_20_Paragraph_20_Font"><text:span text:style-name="T37">&lt;/</text:span></text:span><text:span text:style-name="Default_20_Paragraph_20_Font"><text:span text:style-name="T42">faultstring</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faultdetail</text:span></text:span><text:span text:style-name="Default_20_Paragraph_20_Font"><text:span text:style-name="T37">&gt;</text:span></text:span><text:span text:style-name="Default_20_Paragraph_20_Font"><text:span text:style-name="T45">Vea kirjeldus</text:span></text:span><text:span text:style-name="Default_20_Paragraph_20_Font"><text:span text:style-name="T37">&lt;/</text:span></text:span><text:span text:style-name="Default_20_Paragraph_20_Font"><text:span text:style-name="T42">faultdetail</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andmevali1</text:span></text:span><text:span text:style-name="Default_20_Paragraph_20_Font"><text:span text:style-name="T37">&gt;</text:span></text:span><text:span text:style-name="Default_20_Paragraph_20_Font"><text:span text:style-name="T45">1. andmevälja väärtus</text:span></text:span><text:span text:style-name="Default_20_Paragraph_20_Font"><text:span text:style-name="T37">&lt;/</text:span></text:span><text:span text:style-name="Default_20_Paragraph_20_Font"><text:span text:style-name="T42">andmevali1</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andmevali2</text:span></text:span><text:span text:style-name="Default_20_Paragraph_20_Font"><text:span text:style-name="T37">&gt;</text:span></text:span><text:span text:style-name="Default_20_Paragraph_20_Font"><text:span text:style-name="T45">2. andmevälja väärtus</text:span></text:span><text:span text:style-name="Default_20_Paragraph_20_Font"><text:span text:style-name="T37">&lt;/</text:span></text:span><text:span text:style-name="Default_20_Paragraph_20_Font"><text:span text:style-name="T42">andmevali2</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87654321</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Teise saaja nimi</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a_kood</text:span></text:span><text:span text:style-name="Default_20_Paragraph_20_Font"><text:span text:style-name="T37">&gt;&lt;/</text:span></text:span><text:span text:style-name="Default_20_Paragraph_20_Font"><text:span text:style-name="T42">osakona_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span text:style-name="Default_20_Paragraph_20_Font"><text:span text:style-name="T25">40101010001</text:span></text:span><text:span text:style-name="Default_20_Paragraph_20_Font"><text:span text:style-name="T37">&lt;/</text:span></text:span><text:span text:style-name="Default_20_Paragraph_20_Font"><text:span text:style-name="T42">isikukood</text:span></text:span><text:span text:style-name="Default_20_Paragraph_20_Font"><text:span text:style-name="T37">&gt;</text:span></text:span></text:p>
      <text:p text:style-name="P20"><text:span text:style-name="Default_20_Paragraph_20_Font"><text:span text:style-name="T45"><text:s text:c="6"/></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span text:style-name="Default_20_Paragraph_20_Font"><text:span text:style-name="T25">isik2@asutus2.ee</text:span></text:span><text:span text:style-name="Default_20_Paragraph_20_Font"><text:span text:style-name="T37">&lt;/</text:span></text:span><text:span text:style-name="Default_20_Paragraph_20_Font"><text:span text:style-name="T42">epost</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span text:style-name="Default_20_Paragraph_20_Font"><text:span text:style-name="T45">2005-09-01T12:34:02</text:span></text:span><text:span text:style-name="Default_20_Paragraph_20_Font"><text:span text:style-name="T37">&lt;/</text:span></text:span><text:span text:style-name="Default_20_Paragraph_20_Font"><text:span text:style-name="T42">saadud</text:span></text:span><text:span text:style-name="Default_20_Paragraph_20_Font"><text:span text:style-name="T37">&gt;</text:span></text:span></text:p>
      <text:p text:style-name="P20"><text:soft-page-break/><text:span text:style-name="Default_20_Paragraph_20_Font"><text:span text:style-name="T45"><text:s text:c="4"/></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span text:style-name="Default_20_Paragraph_20_Font"><text:span text:style-name="T45">xtee</text:span></text:span><text:span text:style-name="Default_20_Paragraph_20_Font"><text:span text:style-name="T37">&lt;/</text:span></text:span><text:span text:style-name="Default_20_Paragraph_20_Font"><text:span text:style-name="T42">meetod</text:span></text:span><text:span text:style-name="Default_20_Paragraph_20_Font"><text:span text:style-name="T37">&gt;</text:span></text:span></text:p>
      <text:p text:style-name="P20"><text:span text:style-name="Default_20_Paragraph_20_Font"><text:span text:style-name="T45"><text:s text:c="4"/></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span text:style-name="Default_20_Paragraph_20_Font"><text:span text:style-name="T45">saatmisel</text:span></text:span><text:span text:style-name="Default_20_Paragraph_20_Font"><text:span text:style-name="T37">&lt;/</text:span></text:span><text:span text:style-name="Default_20_Paragraph_20_Font"><text:span text:style-name="T42">staatus</text:span></text:span><text:span text:style-name="Default_20_Paragraph_20_Font"><text:span text:style-name="T37">&gt;</text:span></text:span></text:p>
      <text:p text:style-name="P20"><text:span text:style-name="Default_20_Paragraph_20_Font"><text:span text:style-name="T37"><text:s text:c="4"/>&lt;</text:span></text:span><text:span text:style-name="Default_20_Paragraph_20_Font"><text:span text:style-name="T42">metaxml</text:span></text:span><text:span text:style-name="Default_20_Paragraph_20_Font"><text:span text:style-name="T37">&gt;</text:span></text:span><text:span text:style-name="Default_20_Paragraph_20_Font"><text:span text:style-name="T25">Teksti kujul metaandmed</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edastus</text:span></text:span><text:span text:style-name="Default_20_Paragraph_20_Font"><text:span text:style-name="T37">&gt;</text:span></text:span></text:p>
      <text:p text:style-name="P23"><text:span text:style-name="Default_20_Paragraph_20_Font"><text:span text:style-name="T40"><text:s text:c="2"/>&lt;</text:span></text:span><text:span text:style-name="Default_20_Paragraph_20_Font"><text:span text:style-name="T51">staatuse_ajalugu</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ajalugu_id</text:span></text:span><text:span text:style-name="Default_20_Paragraph_20_Font"><text:span text:style-name="T40">&gt;</text:span></text:span><text:span text:style-name="Default_20_Paragraph_20_Font"><text:span text:style-name="T29">28</text:span></text:span><text:span text:style-name="Default_20_Paragraph_20_Font"><text:span text:style-name="T40">&lt;/</text:span></text:span><text:span text:style-name="Default_20_Paragraph_20_Font"><text:span text:style-name="T51">staatuse_ajalugu_id</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muutmise_aeg</text:span></text:span><text:span text:style-name="Default_20_Paragraph_20_Font"><text:span text:style-name="T40">&gt;</text:span></text:span><text:span text:style-name="Default_20_Paragraph_20_Font"><text:span text:style-name="T45">2005-09-01T12:34:02</text:span></text:span><text:span text:style-name="Default_20_Paragraph_20_Font"><text:span text:style-name="T40">&lt;/</text:span></text:span><text:span text:style-name="Default_20_Paragraph_20_Font"><text:span text:style-name="T51">staatuse_muutmise_aeg</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text:span></text:span><text:span text:style-name="Default_20_Paragraph_20_Font"><text:span text:style-name="T40">&gt;</text:span></text:span><text:span text:style-name="Default_20_Paragraph_20_Font"><text:span text:style-name="T29">saatmisel</text:span></text:span><text:span text:style-name="Default_20_Paragraph_20_Font"><text:span text:style-name="T40">&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vastuvotja_staatus_id</text:span></text:span><text:span text:style-name="Default_20_Paragraph_20_Font"><text:span text:style-name="T40">&gt;</text:span></text:span><text:span text:style-name="Default_20_Paragraph_20_Font"><text:span text:style-name="T29">0</text:span></text:span><text:span text:style-name="Default_20_Paragraph_20_Font"><text:span text:style-name="T40">&lt;/</text:span></text:span><text:span text:style-name="Default_20_Paragraph_20_Font"><text:span text:style-name="T51">vastuvotja_staatus_i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text:tab/>12345678</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ajalugu_id</text:span></text:span><text:span text:style-name="Default_20_Paragraph_20_Font"><text:span text:style-name="T40">&gt;</text:span></text:span><text:span text:style-name="Default_20_Paragraph_20_Font"><text:span text:style-name="T29">29</text:span></text:span><text:span text:style-name="Default_20_Paragraph_20_Font"><text:span text:style-name="T40">&lt;/</text:span></text:span><text:span text:style-name="Default_20_Paragraph_20_Font"><text:span text:style-name="T51">staatuse_ajalugu_id</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muutmise_aeg</text:span></text:span><text:span text:style-name="Default_20_Paragraph_20_Font"><text:span text:style-name="T40">&gt;</text:span></text:span><text:span text:style-name="Default_20_Paragraph_20_Font"><text:span text:style-name="T45">2005-09-01T12:34:21</text:span></text:span><text:span text:style-name="Default_20_Paragraph_20_Font"><text:span text:style-name="T40">&lt;/</text:span></text:span><text:span text:style-name="Default_20_Paragraph_20_Font"><text:span text:style-name="T51">staatuse_muutmise_aeg</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text:span></text:span><text:span text:style-name="Default_20_Paragraph_20_Font"><text:span text:style-name="T40">&gt;</text:span></text:span><text:span text:style-name="Default_20_Paragraph_20_Font"><text:span text:style-name="T29">saadetud</text:span></text:span><text:span text:style-name="Default_20_Paragraph_20_Font"><text:span text:style-name="T40">&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vastuvotja_staatus_id</text:span></text:span><text:span text:style-name="Default_20_Paragraph_20_Font"><text:span text:style-name="T40">&gt;</text:span></text:span><text:span text:style-name="Default_20_Paragraph_20_Font"><text:span text:style-name="T29">0</text:span></text:span><text:span text:style-name="Default_20_Paragraph_20_Font"><text:span text:style-name="T40">&lt;/</text:span></text:span><text:span text:style-name="Default_20_Paragraph_20_Font"><text:span text:style-name="T51">vastuvotja_staatus_i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87654321</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aaja</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ajalugu_id</text:span></text:span><text:span text:style-name="Default_20_Paragraph_20_Font"><text:span text:style-name="T40">&gt;</text:span></text:span><text:span text:style-name="Default_20_Paragraph_20_Font"><text:span text:style-name="T29">26</text:span></text:span><text:span text:style-name="Default_20_Paragraph_20_Font"><text:span text:style-name="T40">&lt;/</text:span></text:span><text:span text:style-name="Default_20_Paragraph_20_Font"><text:span text:style-name="T51">staatuse_ajalugu_id</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e_muutmise_aeg</text:span></text:span><text:span text:style-name="Default_20_Paragraph_20_Font"><text:span text:style-name="T40">&gt;</text:span></text:span><text:span text:style-name="Default_20_Paragraph_20_Font"><text:span text:style-name="T45">2005-09-01T12:34:02</text:span></text:span><text:span text:style-name="Default_20_Paragraph_20_Font"><text:span text:style-name="T40">&lt;/</text:span></text:span><text:span text:style-name="Default_20_Paragraph_20_Font"><text:span text:style-name="T51">staatuse_muutmise_aeg</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staatus</text:span></text:span><text:span text:style-name="Default_20_Paragraph_20_Font"><text:span text:style-name="T40">&gt;</text:span></text:span><text:span text:style-name="Default_20_Paragraph_20_Font"><text:span text:style-name="T29">saatmisel</text:span></text:span><text:span text:style-name="Default_20_Paragraph_20_Font"><text:span text:style-name="T40">&lt;/</text:span></text:span><text:span text:style-name="Default_20_Paragraph_20_Font"><text:span text:style-name="T51">staatus</text:span></text:span><text:span text:style-name="Default_20_Paragraph_20_Font"><text:span text:style-name="T40">&gt;</text:span></text:span></text:p>
      <text:p text:style-name="P23"><text:span text:style-name="Default_20_Paragraph_20_Font"><text:span text:style-name="T40"><text:s text:c="6"/>&lt;</text:span></text:span><text:span text:style-name="Default_20_Paragraph_20_Font"><text:span text:style-name="T51">vastuvotja_staatus_id</text:span></text:span><text:span text:style-name="Default_20_Paragraph_20_Font"><text:span text:style-name="T40">&gt;</text:span></text:span><text:span text:style-name="Default_20_Paragraph_20_Font"><text:span text:style-name="T29">0</text:span></text:span><text:span text:style-name="Default_20_Paragraph_20_Font"><text:span text:style-name="T40">&lt;/</text:span></text:span><text:span text:style-name="Default_20_Paragraph_20_Font"><text:span text:style-name="T51">vastuvotja_staatus_i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staatus</text:span></text:span><text:span text:style-name="Default_20_Paragraph_20_Font"><text:span text:style-name="T40">&gt;</text:span></text:span></text:p>
      <text:p text:style-name="P20"><text:span text:style-name="Default_20_Paragraph_20_Font"><text:span text:style-name="T40"><text:s text:c="2"/>&lt;/</text:span></text:span><text:span text:style-name="Default_20_Paragraph_20_Font"><text:span text:style-name="T51">staatuse_ajalugu</text:span></text:span><text:span text:style-name="Default_20_Paragraph_20_Font"><text:span text:style-name="T40">&gt;</text:span></text:span></text:p>
      <text:p text:style-name="P20"><text:span text:style-name="Default_20_Paragraph_20_Font"><text:span text:style-name="T45"><text:s text:c="2"/></text:span></text:span><text:span text:style-name="Default_20_Paragraph_20_Font"><text:span text:style-name="T37">&lt;</text:span></text:span><text:span text:style-name="Default_20_Paragraph_20_Font"><text:span text:style-name="T42">olek</text:span></text:span><text:span text:style-name="Default_20_Paragraph_20_Font"><text:span text:style-name="T37">&gt;</text:span></text:span><text:span text:style-name="Default_20_Paragraph_20_Font"><text:span text:style-name="T45">saatmisel</text:span></text:span><text:span text:style-name="Default_20_Paragraph_20_Font"><text:span text:style-name="T37">&lt;/</text:span></text:span><text:span text:style-name="Default_20_Paragraph_20_Font"><text:span text:style-name="T42">olek</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5"/>
      <text:p text:style-name="P5"/>
      <text:h text:style-name="P136" text:outline-level="2"><text:bookmark-start text:name="_Toc115025263"/><text:bookmark-start text:name="_Toc115016778"/></text:h>
      <text:list xml:id="list35506458" text:style-name="L6">
        <text:list-item>
          <text:list>
            <text:list-item>
              <text:h text:style-name="P140" text:outline-level="2"><text:bookmark-start text:name="_Toc256702618"/>receiveDocuments<text:bookmark-end text:name="_Toc115025263"/><text:bookmark-end text:name="_Toc115016778"/><text:bookmark-end text:name="_Toc256702618"/></text:h>
            </text:list-item>
          </text:list>
        </text:list-item>
      </text:list>
      <text:h text:style-name="P141" text:outline-level="3"><text:bookmark-start text:name="_Toc256702619"/>receiveDocuments.v1<text:bookmark-end text:name="_Toc256702619"/></text:h>
      <text:p text:style-name="P5">Päringu nimi: dhl.receiveDocuments.v1</text:p>
      <text:p text:style-name="P5">Sisendi keha: Struct</text:p>
      <text:p text:style-name="P5"><text:tab/>integer arv</text:p>
      <text:p text:style-name="P5"><text:tab/>string[] kaust</text:p>
      <text:p text:style-name="P5"/>
      <text:p text:style-name="P5">Väljundi keha: base64Binary</text:p>
      <text:p text:style-name="P5"/>
      <text:p text:style-name="P47">Element „arv“ määrab ära maksimaalse loetavate dokumentide arvu. Element võib puududa, sellisel juhul tagastatakse vaikimisi 10 dokumenti.</text:p>
      <text:p text:style-name="P47">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7">Väljund on base64 kodeeringus documentsArrayType tüüpi massiiv, mille iga element on tagastatud dokument.</text:p>
      <text:h text:style-name="Heading_20_4" text:outline-level="4"><text:bookmark-start text:name="_Toc115025264"/>Näide<text:bookmark-end text:name="_Toc115025264"/></text:h>
      <text:h text:style-name="P147"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 text:c="4"/>&lt;/keha&gt;</text:p>
      <text:p text:style-name="P18"><text:s text:c="2"/>&lt;/dhl:receiveDocuments&gt;</text:p>
      <text:p text:style-name="P18">&lt;/SOAP-ENV:Body&gt;</text:p>
      <text:p text:style-name="P18">&lt;/SOAP-ENV:Envelope&gt;</text:p>
      <text:p text:style-name="P18"/>
      <text:h text:style-name="P144" text:outline-level="5"><text:span text:style-name="Default_20_Paragraph_20_Font"><text:span text:style-name="T2">Päring mitmest </text:span></text:span><text:span text:style-name="Default_20_Paragraph_20_Font"><text:span text:style-name="T14">kaustast</text:span></text:span><text:span text:style-name="Default_20_Paragraph_20_Font"><text:span text:style-name="T2"> vastuvõtmise korral</text:span></text:span></text:h>
      <text:p text:style-name="P18"><text:soft-page-break/>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ARVED&lt;/kaust&gt;</text:p>
      <text:p text:style-name="P18"><text:s text:c="6"/>&lt;kaust&gt;/EVORMID&lt;/kaust&gt;</text:p>
      <text:p text:style-name="P18"><text:s text:c="6"/>&lt;kaust&gt;/PKD&lt;/kaust&gt;</text:p>
      <text:p text:style-name="P18"><text:s text:c="4"/>&lt;/keha&gt;</text:p>
      <text:p text:style-name="P18"><text:s text:c="2"/>&lt;/dhl:receiveDocuments&gt;</text:p>
      <text:p text:style-name="P18">&lt;/SOAP-ENV:Body&gt;</text:p>
      <text:p text:style-name="P18">&lt;/SOAP-ENV:Envelope&gt;</text:p>
      <text:p text:style-name="P18"/>
      <text:h text:style-name="P144" text:outline-level="5"><text:span text:style-name="Default_20_Paragraph_20_Font"><text:span text:style-name="T49">Päringu</text:span></text:span> vastus</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1&lt;/xtee:nimi&gt;</text:p>
      <text:p text:style-name="P18">&lt;xtee:toimik xsi:type="xsd:string"&gt;&lt;/xtee:toimik&gt;</text:p>
      <text:p text:style-name="P18"><text:soft-page-break/>&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 xsi:type="xsd:integer"&gt;10&lt;/arv&gt;</text:p>
      <text:p text:style-name="P18"><text:s text:c="6"/>&lt;kaust/&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4" text:outline-level="5"><text:span text:style-name="Default_20_Paragraph_20_Font"><text:span text:style-name="T53">Päringu</text:span></text:span><text:span text:style-name="Default_20_Paragraph_20_Font"><text:span text:style-name="T52"> vastuse „keha“ elemendi sisu</text:span></text:span></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text:span></text:span><text:soft-page-break/><text:span text:style-name="Default_20_Paragraph_20_Font"><text:span text:style-name="T47">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p text:style-name="P5"><text:bookmark-start text:name="_Toc115025265"/><text:bookmark-start text:name="_Toc115016779"/></text:p>
      <text:h text:style-name="P141" text:outline-level="3"><text:bookmark-start text:name="_Toc256702620"/>receiveDocuments.v2<text:bookmark-end text:name="_Toc256702620"/></text:h>
      <text:p text:style-name="P5">Päringu receiveDocuments versioon v2 erineb eelmisest versioonist selle poolest, et võimaldab dokumente DVK serverist alla laadida fragmenteeritud kujul.</text:p>
      <text:p text:style-name="P5"/>
      <text:p text:style-name="P5">Päringu nimi: dhl.receiveDocuments.v2</text:p>
      <text:p text:style-name="P5">Sisendi keha: Struct</text:p>
      <text:p text:style-name="P5"><text:tab/>integer arv</text:p>
      <text:p text:style-name="P5"><text:tab/>string[] kaust</text:p>
      <text:p text:style-name="P5"><text:tab/>string edastus_id</text:p>
      <text:p text:style-name="P5"><text:tab/>string fragment_nr</text:p>
      <text:p text:style-name="P5"><text:tab/>integer fragmendi_suurus_baitides</text:p>
      <text:p text:style-name="P5">Väljundi keha: base64Binary</text:p>
      <text:p text:style-name="P5"/>
      <text:p text:style-name="P47">Element „arv“ määrab ära maksimaalse loetavate dokumentide arvu. Element võib puududa, sellisel juhul tagastatakse vaikimisi 10 dokumenti.</text:p>
      <text:p text:style-name="P47">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7">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7">Element „fragment_nr“ määrab tükkhaaval vastuvõetavate andmete puhul, mitmendat tükki klientrakendus järgmisena soovib serverilt saada (loendamine algab 0-st). Kui andmeid ei soovita vastu võtta tükkhaaval, siis pole seda parameetrit vaja määrata.</text:p>
      <text:p text:style-name="P47">Element „fragmendi_suurus_baitides“ määrab tükkhaaval vastuvõetavate andmete puhul, kui suurteks tükkideks peaks server kliendile saadetavad andmed jaotama. Kui andmeid ei saadeta tükkhaaval, siis pole seda parameetrit vaja määrata.</text:p>
      <text:p text:style-name="P47">Väljund on base64 kodeeringus documentsArrayType tüüpi massiiv, mille iga element on tagastatud dokument.</text:p>
      <text:h text:style-name="Heading_20_4" text:outline-level="4">Näide</text:h>
      <text:h text:style-name="P147"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text:soft-page-break/>&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 text:c="4"/>&lt;/keha&gt;</text:p>
      <text:p text:style-name="P18"><text:s text:c="2"/>&lt;/dhl:receiveDocuments&gt;</text:p>
      <text:p text:style-name="P18">&lt;/SOAP-ENV:Body&gt;</text:p>
      <text:p text:style-name="P18">&lt;/SOAP-ENV:Envelope&gt;</text:p>
      <text:p text:style-name="P18"/>
      <text:h text:style-name="P144" text:outline-level="5"><text:span text:style-name="Default_20_Paragraph_20_Font"><text:span text:style-name="T14">Päringu</text:span></text:span><text:span text:style-name="Default_20_Paragraph_20_Font"><text:span text:style-name="T2">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 xsi:type="xsd:integer"&gt;10&lt;/arv&gt;</text:p>
      <text:p text:style-name="P18"><text:s text:c="6"/>&lt;kaust/&gt;</text:p>
      <text:p text:style-name="P18"><text:soft-page-break/><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4" text:outline-level="5"><text:span text:style-name="Default_20_Paragraph_20_Font"><text:span text:style-name="T53">Päringu</text:span></text:span><text:span text:style-name="Default_20_Paragraph_20_Font"><text:span text:style-name="T52"> vastuse „keha“ elemendi sisu</text:span></text:span></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oft-page-break/><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text:span></text:span><text:span text:style-name="Default_20_Paragraph_20_Font"><text:span text:style-name="T47">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h text:style-name="P141" text:outline-level="3"><text:bookmark-start text:name="_Toc256702621"/>receiveDocuments.v3<text:bookmark-end text:name="_Toc256702621"/></text:h>
      <text:p text:style-name="P5">Päringu receiveDocuments versioon v3 erineb eelmisest versioonist selle poolest, et võimaldab parameetritena ette anda allüksuse koodi ja ametikoha koodi. See võimaldab vastu võtta ainult konkreetsele allüksusele ja/või ametikohale adresseeritud dokumendid.</text:p>
      <text:p text:style-name="P5"/>
      <text:p text:style-name="P5">Päringu nimi: dhl.receiveDocuments.v2</text:p>
      <text:p text:style-name="P5">Sisendi keha: Struct</text:p>
      <text:p text:style-name="P5"><text:tab/>integer arv</text:p>
      <text:p text:style-name="P5"><text:tab/>integer allyksus</text:p>
      <text:p text:style-name="P5"><text:tab/>integer ametikoht</text:p>
      <text:p text:style-name="P5"><text:tab/>string[] kaust</text:p>
      <text:p text:style-name="P5"><text:tab/>string edastus_id</text:p>
      <text:p text:style-name="P5"><text:tab/>string fragment_nr</text:p>
      <text:p text:style-name="P5"><text:tab/>integer fragmendi_suurus_baitides</text:p>
      <text:p text:style-name="P5">Väljundi keha: base64Binary</text:p>
      <text:p text:style-name="P5"/>
      <text:p text:style-name="P47">Element „arv“ määrab ära maksimaalse loetavate dokumentide arvu. Element võib puududa, sellisel juhul tagastatakse vaikimisi 10 dokumenti.</text:p>
      <text:p text:style-name="P47">Element „allyksus“ määrab ära, millisele allüksusele adresseeritud dokumente soovitakse vastu võtta. Parameetri väärtuseks saavad olla DVK-s registreeritud allüksuste ID koodid. <text:s/>Kui lisaks parameetrile „allyksus“ on väärtustatud ka parameeter „ametikoht“, siis võetakse vastu ainult need dokumendid, mis on adresseeritud ühtaegu etteantud allüksusele ja ametikohale.</text:p>
      <text:p text:style-name="P47">Element „ametikoht“ määrab ära, millisele ametikohale adresseeritud dokumente soovitakse vastu võtta. Parameetri väärtuseks saavad olla DVK-s registreeritud ametikohtade ID koodid. <text:s/>Kui lisaks parameetrile „ametikoht“ on väärtustatud ka parameeter „allyksus“, siis võetakse vastu ainult need dokumendid, mis on adresseeritud ühtaegu etteantud allüksusele ja ametikohale.</text:p>
      <text:p text:style-name="P47">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7">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7">Element „fragment_nr“ määrab tükkhaaval vastuvõetavate andmete puhul, mitmendat tükki klientrakendus järgmisena soovib serverilt saada (loendamine algab 0-st). Kui andmeid ei soovita vastu võtta tükkhaaval, siis pole seda parameetrit vaja määrata.</text:p>
      <text:p text:style-name="P47">Element „fragmendi_suurus_baitides“ määrab tükkhaaval vastuvõetavate andmete puhul, kui suurteks tükkideks peaks server kliendile saadetavad andmed jaotama. Kui andmeid ei saadeta tükkhaaval, siis pole seda parameetrit vaja määrata.</text:p>
      <text:p text:style-name="P47">Väljund on base64 kodeeringus documentsArrayType tüüpi massiiv, mille iga element on tagastatud dokument.</text:p>
      <text:h text:style-name="Heading_20_4" text:outline-level="4"><text:soft-page-break/>Näide</text:h>
      <text:h text:style-name="P147"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3&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 xsi:type="xsd:integer"&gt;10&lt;/arv&gt;</text:p>
      <text:p text:style-name="P18"><text:s text:c="6"/>&lt;kaust/&gt;</text:p>
      <text:p text:style-name="P18"><text:s text:c="4"/>&lt;/keha&gt;</text:p>
      <text:p text:style-name="P18"><text:s text:c="2"/>&lt;/dhl:receiveDocuments&gt;</text:p>
      <text:p text:style-name="P18">&lt;/SOAP-ENV:Body&gt;</text:p>
      <text:p text:style-name="P18">&lt;/SOAP-ENV:Envelope&gt;</text:p>
      <text:p text:style-name="P18"/>
      <text:h text:style-name="P144" text:outline-level="5"><text:span text:style-name="Default_20_Paragraph_20_Font"><text:span text:style-name="T14">Päringu</text:span></text:span><text:span text:style-name="Default_20_Paragraph_20_Font"><text:span text:style-name="T2">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text:soft-page-break/>&lt;xtee:nimi xsi:type="xsd:string"&gt;dhl.receiveDocuments.v3&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gt;10&lt;/arv&gt;</text:p>
      <text:p text:style-name="P18"><text:s text:c="6"/>&lt;allyksus&gt;1&lt;/allyksus&gt;</text:p>
      <text:p text:style-name="P18"><text:s text:c="6"/>&lt;ametikoht&gt;0&lt;/ametikoht&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4" text:outline-level="5"><text:span text:style-name="Default_20_Paragraph_20_Font"><text:span text:style-name="T53">Päringu</text:span></text:span><text:span text:style-name="Default_20_Paragraph_20_Font"><text:span text:style-name="T52"> vastuse „keha“ elemendi sisu</text:span></text:span></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text:span></text:span><text:span text:style-name="Default_20_Paragraph_20_Font"><text:span text:style-name="T37"><text:tab/></text:span></text:span><text:span text:style-name="Default_20_Paragraph_20_Font"><text:span text:style-name="T37">&lt;</text:span></text:span><text:span text:style-name="Default_20_Paragraph_20_Font"><text:span text:style-name="T43">allyksuse_kood</text:span></text:span><text:span text:style-name="Default_20_Paragraph_20_Font"><text:span text:style-name="T37">&gt;</text:span></text:span><text:span text:style-name="Default_20_Paragraph_20_Font"><text:span text:style-name="T45">1</text:span></text:span><text:span text:style-name="Default_20_Paragraph_20_Font"><text:span text:style-name="T37">&lt;/</text:span></text:span><text:span text:style-name="Default_20_Paragraph_20_Font"><text:span text:style-name="T43">allyksuse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text:span></text:span><text:soft-page-break/><text:span text:style-name="Default_20_Paragraph_20_Font"><text:span text:style-name="T47">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p text:style-name="P5"/>
      <text:h text:style-name="P141" text:outline-level="3"><text:bookmark-start text:name="_Toc256702622"/>receiveDocuments.v4<text:bookmark-end text:name="_Toc256702622"/></text:h>
      <text:p text:style-name="P5">Päringu receiveDocuments versioon v4 erineb versioonist V3 selle poolest, et võimaldab allüskuse ja ametikoha parameetritena kasutada lühinimetusi (versioon V3 kasutas numbrilisi ID koode). See võimaldab vastu võtta ainult konkreetsele allüksusele ja/või ametikohale adresseeritud dokumente.</text:p>
      <text:p text:style-name="P5"/>
      <text:p text:style-name="P5">Päringu nimi: dhl.receiveDocuments.v2</text:p>
      <text:p text:style-name="P5">Sisendi keha: Struct</text:p>
      <text:p text:style-name="P5"><text:tab/>integer arv</text:p>
      <text:p text:style-name="P5"><text:tab/>string allyksuse_lyhinimetus</text:p>
      <text:p text:style-name="P5"><text:tab/>string ametikoha_lyhinimetus</text:p>
      <text:p text:style-name="P5"><text:tab/>string[] kaust</text:p>
      <text:p text:style-name="P5"><text:tab/>string edastus_id</text:p>
      <text:p text:style-name="P5"><text:tab/>string fragment_nr</text:p>
      <text:p text:style-name="P5"><text:tab/>integer fragmendi_suurus_baitides</text:p>
      <text:p text:style-name="P5">Väljundi keha: base64Binary</text:p>
      <text:p text:style-name="P5"/>
      <text:p text:style-name="P47">Element „arv“ määrab ära maksimaalse loetavate dokumentide arvu. Element võib puududa, sellisel juhul tagastatakse vaikimisi 10 dokumenti.</text:p>
      <text:p text:style-name="P47">Element „allyksuse_lyhinimetus“ määrab ära, millisele allüksusele adresseeritud dokumente soovitakse vastu võtta. Parameetri väärtuseks saavad olla teksti kujul allüksuste lühinimetused. <text:s/>Kui lisaks parameetrile „allyksuse_lyhinimetus“ on väärtustatud ka parameeter „ametikoha_lyhinimetus“, siis võetakse vastu ainult need dokumendid, mis on adresseeritud ühtaegu etteantud allüksusele ja ametikohale.</text:p>
      <text:p text:style-name="P47">Element „ametikoha_lyhinimetus“ määrab ära, millisele ametikohale adresseeritud dokumente soovitakse vastu võtta. Parameetri väärtuseks saavad olla teksti kujul ametikohtade lühinimetused. <text:s/>Kui lisaks parameetrile „ametikoha_lyhinimetus“ on väärtustatud ka parameeter „allyksuse_lyhinimetus“, siis võetakse vastu ainult need dokumendid, mis on adresseeritud ühtaegu etteantud allüksusele ja ametikohale.</text:p>
      <text:p text:style-name="P47">Element „kaust“ määrab ära, millisest DVK kaustast dokumendid loetakse. Element võib ka puududa (või olla väärtustamata), sellisel juhul tagastatakse vaikimisi dokumendid kõigist kaustadest. Kui elemendiga „kaust” on ette antud kaust, mida DVK-s ei eksisteeri, siis ei tagastata ühtegi dokumenti.</text:p>
      <text:p text:style-name="P47">Element „edastus_id“ määrab edastussessiooni identifikaatori, kui dokumente võetakse vastu tükkhaaval. Tükkhaaval saatmisel loeb DVK server kõik sama „edastus_id“ väärtusega tükid ühe ja sama edastussessiooni andmete osadeks. Kui andmeid ei soovita vastu võtta tükkhaaval, siis pole seda parameetrit vaja määrata.</text:p>
      <text:p text:style-name="P47">Element „fragment_nr“ määrab tükkhaaval vastuvõetavate andmete puhul, mitmendat tükki klientrakendus järgmisena soovib serverilt saada (loendamine algab 0-st). Kui andmeid ei soovita vastu võtta tükkhaaval, siis pole seda parameetrit vaja määrata.</text:p>
      <text:p text:style-name="P47"><text:soft-page-break/>Element „fragmendi_suurus_baitides“ määrab tükkhaaval vastuvõetavate andmete puhul, kui suurteks tükkideks peaks server kliendile saadetavad andmed jaotama. Kui andmeid ei saadeta tükkhaaval, siis pole seda parameetrit vaja määrata.</text:p>
      <text:p text:style-name="P47">Väljund on base64 kodeeringus documentsArrayType tüüpi massiiv, mille iga element on tagastatud dokument.</text:p>
      <text:h text:style-name="Heading_20_4" text:outline-level="4">Näide</text:h>
      <text:h text:style-name="P147" text:outline-level="5">Päring</text:h>
      <text:p text:style-name="P18">POST /cgi-bin/consumer_proxy HTTP/1.0</text:p>
      <text:p text:style-name="P18">Content-Type: text/xml</text:p>
      <text:p text:style-name="P18">SOAPAction: ""</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receiveDocuments.v4&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receiveDocuments&gt;</text:p>
      <text:p text:style-name="P18"><text:s text:c="4"/>&lt;keha&gt;</text:p>
      <text:p text:style-name="P18"><text:s text:c="6"/>&lt;arv&gt;10&lt;/arv&gt;</text:p>
      <text:p text:style-name="P18"><text:s text:c="6"/>&lt;allyksuse_lyhinimetus&gt;RMTP&lt;/allyksuse_lyhinimetus&gt;</text:p>
      <text:p text:style-name="P18"><text:s text:c="6"/>&lt;ametikoha_lyhinimetus&gt;RAAMATUPIDAJA&lt;/ametikoha_lyhinimetus&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keha&gt;</text:p>
      <text:p text:style-name="P18"><text:s text:c="2"/>&lt;/dhl:receiveDocuments&gt;</text:p>
      <text:p text:style-name="P18">&lt;/SOAP-ENV:Body&gt;</text:p>
      <text:p text:style-name="P18">&lt;/SOAP-ENV:Envelope&gt;</text:p>
      <text:p text:style-name="P18"/>
      <text:h text:style-name="P144" text:outline-level="5"><text:span text:style-name="Default_20_Paragraph_20_Font"><text:span text:style-name="T14">Päringu</text:span></text:span><text:span text:style-name="Default_20_Paragraph_20_Font"><text:span text:style-name="T2"> vastus</text:span></text:span></text:h>
      <text:p text:style-name="P18">HTTP/1.1 200 OK</text:p>
      <text:p text:style-name="P18">Content-Type: multipart/related; type=text/xml;</text:p>
      <text:p text:style-name="P18"><text:s text:c="4"/>boundary="=_9d665408f43f4698f71029c2df2b834e"</text:p>
      <text:p text:style-name="P18"/>
      <text:p text:style-name="P18">--=_9d665408f43f4698f71029c2df2b834e</text:p>
      <text:p text:style-name="P18">Content-Type:text/xml; charset="UTF-8"</text:p>
      <text:p text:style-name="P18">Content-Transfer-Encoding:8bit</text:p>
      <text:p text:style-name="P18"/>
      <text:p text:style-name="P18">&lt;?xml version="1.0" encoding="UTF-8"?&gt;</text:p>
      <text:p text:style-name="P18">&lt;SOAP-ENV:Envelope xmlns:SOAPENV="</text:p>
      <text:p text:style-name="P18"><text:s text:c="2"/>http://schemas.xmlsoap.org/soap/envelope/"</text:p>
      <text:p text:style-name="P18"><text:soft-page-break/><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receiveDocuments.v4&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receiveDocumentsResponse&gt;</text:p>
      <text:p text:style-name="P18"><text:s text:c="4"/>&lt;paring&gt;</text:p>
      <text:p text:style-name="P18"><text:s text:c="6"/>&lt;arv&gt;10&lt;/arv&gt;</text:p>
      <text:p text:style-name="P18"><text:s text:c="6"/>&lt;allyksuse_lyhinimetus&gt;RMTP&lt;/allyksuse_lyhinimetus&gt;</text:p>
      <text:p text:style-name="P18"><text:s text:c="6"/>&lt;ametikoha_lyhinimetus&gt;RAAMATUPIDAJA&lt;/ametikoha_lyhinimetus&gt;</text:p>
      <text:p text:style-name="P18"><text:s text:c="6"/>&lt;kaust/&gt;</text:p>
      <text:p text:style-name="P18"><text:s text:c="6"/>&lt;edastus_id&gt;12345678_1234&lt;/edastus_id&gt;</text:p>
      <text:p text:style-name="P18"><text:s text:c="6"/>&lt;fragment_nr&gt;-1&lt;/fragment_nr&gt;</text:p>
      <text:p text:style-name="P18"><text:s text:c="6"/>&lt;fragmendi_suurus_baiides&gt;0&lt;/fragmendi_suurus_baitides&gt;</text:p>
      <text:p text:style-name="P18"><text:s text:c="4"/>&lt;/paring&gt;</text:p>
      <text:p text:style-name="P18"><text:s text:c="4"/>&lt;keha href="cid:793340a8216da081f3d785bcc74c0f74"/&gt;</text:p>
      <text:p text:style-name="P18"><text:s text:c="2"/>&lt;/dhl:receiveDocumentsResponse&gt;</text:p>
      <text:p text:style-name="P18">&lt;/SOAP-ENV:Body&gt;</text:p>
      <text:p text:style-name="P18">&lt;/SOAP-ENV:Envelope&gt;</text:p>
      <text:p text:style-name="P18"/>
      <text:p text:style-name="P18">--=_9d665408f43f4698f71029c2df2b834e</text:p>
      <text:p text:style-name="P18">Content-Type:{http://www.w3.org/2001/XMLSchema}base64Binary</text:p>
      <text:p text:style-name="P18">Content-Transfer-Encoding:base64</text:p>
      <text:p text:style-name="P18">Content-Encoding: gzip</text:p>
      <text:p text:style-name="P18">Content-ID:&lt;793340a8216da081f3d785bcc74c0f74&gt;</text:p>
      <text:p text:style-name="P18"/>
      <text:p text:style-name="P18">VMO1ZWxpbmUgdGFsdiB2w7VpYiBzYWFidWRhIGhpbGplbSBrdWkgdGF2YWxpc2Vs</text:p>
      <text:p text:style-name="P18">dC4K</text:p>
      <text:p text:style-name="P18"/>
      <text:p text:style-name="P18">--=_9d665408f43f4698f71029c2df2b834e</text:p>
      <text:p text:style-name="P5"/>
      <text:p text:style-name="P5"/>
      <text:h text:style-name="P144" text:outline-level="5"><text:span text:style-name="Default_20_Paragraph_20_Font"><text:span text:style-name="T53">Päringu</text:span></text:span><text:span text:style-name="Default_20_Paragraph_20_Font"><text:span text:style-name="T52"> vastuse „keha“ elemendi sisu</text:span></text:span></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info</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t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span text:style-name="Default_20_Paragraph_20_Font"><text:span text:style-name="T45">00000000</text:span></text:span><text:span text:style-name="Default_20_Paragraph_20_Font"><text:span text:style-name="T37">&lt;/</text:span></text:span><text:span text:style-name="Default_20_Paragraph_20_Font"><text:span text:style-name="T42">regnr</text:span></text:span><text:span text:style-name="Default_20_Paragraph_20_Font"><text:span text:style-name="T37">&gt;</text:span></text:span></text:p>
      <text:p text:style-name="P20"><text:soft-page-break/><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nimi</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text:span></text:span><text:span text:style-name="Default_20_Paragraph_20_Font"><text:span text:style-name="T37"><text:tab/></text:span></text:span><text:span text:style-name="Default_20_Paragraph_20_Font"><text:span text:style-name="T37">&lt;</text:span></text:span><text:span text:style-name="Default_20_Paragraph_20_Font"><text:span text:style-name="T43">allyksuse_kood</text:span></text:span><text:span text:style-name="Default_20_Paragraph_20_Font"><text:span text:style-name="T37">&gt;</text:span></text:span><text:span text:style-name="Default_20_Paragraph_20_Font"><text:span text:style-name="T45">1</text:span></text:span><text:span text:style-name="Default_20_Paragraph_20_Font"><text:span text:style-name="T37">&lt;/</text:span></text:span><text:span text:style-name="Default_20_Paragraph_20_Font"><text:span text:style-name="T43">allyksuse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kood</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span text:style-name="Default_20_Paragraph_20_Font"><text:span text:style-name="T45">String</text:span></text:span><text:span text:style-name="Default_20_Paragraph_20_Font"><text:span text:style-name="T37">&lt;/</text:span></text:span><text:span text:style-name="Default_20_Paragraph_20_Font"><text:span text:style-name="T42">osakonna_nimi</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saaja</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transport</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ajalugu</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span text:style-name="Default_20_Paragraph_20_Font"><text:span text:style-name="T45">Siin sees võib olla suvaline XML jada</text:span></text:span><text:span text:style-name="Default_20_Paragraph_20_Font"><text:span text:style-name="T37">&lt;/</text:span></text:span><text:span text:style-name="Default_20_Paragraph_20_Font"><text:span text:style-name="T42">p</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span text:style-name="Default_20_Paragraph_20_Font"><text:span text:style-name="T45">Mingeid piiraguid elementidele pole</text:span></text:span><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47"> format</text:span></text:span><text:span text:style-name="Default_20_Paragraph_20_Font"><text:span text:style-name="T37">="</text:span></text:span><text:span text:style-name="Default_20_Paragraph_20_Font"><text:span text:style-name="T45">DIGIDOC-XML</text:span></text:span><text:span text:style-name="Default_20_Paragraph_20_Font"><text:span text:style-name="T37">"</text:span></text:span><text:span text:style-name="Default_20_Paragraph_20_Font"><text:span text:style-name="T47"> version</text:span></text:span><text:span text:style-name="Default_20_Paragraph_20_Font"><text:span text:style-name="T37">="</text:span></text:span><text:span text:style-name="Default_20_Paragraph_20_Font"><text:span text:style-name="T45">1.3</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0</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3075</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45"><text:tab/></text:span></text:span><text:span text:style-name="Default_20_Paragraph_20_Font"><text:span text:style-name="T37">&lt;</text:span></text:span><text:span text:style-name="Default_20_Paragraph_20_Font"><text:span text:style-name="T42">DataFile</text:span></text:span><text:span text:style-name="Default_20_Paragraph_20_Font"><text:span text:style-name="T47"> ContentType</text:span></text:span><text:span text:style-name="Default_20_Paragraph_20_Font"><text:span text:style-name="T37">="</text:span></text:span><text:span text:style-name="Default_20_Paragraph_20_Font"><text:span text:style-name="T45">EMBEDDED_BASE64</text:span></text:span><text:span text:style-name="Default_20_Paragraph_20_Font"><text:span text:style-name="T37">"</text:span></text:span><text:span text:style-name="Default_20_Paragraph_20_Font"><text:span text:style-name="T47"> Filename</text:span></text:span><text:span text:style-name="Default_20_Paragraph_20_Font"><text:span text:style-name="T37">="</text:span></text:span><text:span text:style-name="Default_20_Paragraph_20_Font"><text:span text:style-name="T45">dhl-aadress.xsd</text:span></text:span><text:span text:style-name="Default_20_Paragraph_20_Font"><text:span text:style-name="T37">"</text:span></text:span><text:span text:style-name="Default_20_Paragraph_20_Font"><text:span text:style-name="T47"> Id</text:span></text:span><text:span text:style-name="Default_20_Paragraph_20_Font"><text:span text:style-name="T37">="</text:span></text:span><text:span text:style-name="Default_20_Paragraph_20_Font"><text:span text:style-name="T45">D1</text:span></text:span><text:span text:style-name="Default_20_Paragraph_20_Font"><text:span text:style-name="T37">"</text:span></text:span><text:span text:style-name="Default_20_Paragraph_20_Font"><text:span text:style-name="T47"> MimeType</text:span></text:span><text:span text:style-name="Default_20_Paragraph_20_Font"><text:span text:style-name="T37">="</text:span></text:span><text:span text:style-name="Default_20_Paragraph_20_Font"><text:span text:style-name="T45">text/xml</text:span></text:span><text:span text:style-name="Default_20_Paragraph_20_Font"><text:span text:style-name="T37">"</text:span></text:span><text:span text:style-name="Default_20_Paragraph_20_Font"><text:span text:style-name="T47"> Size</text:span></text:span><text:span text:style-name="Default_20_Paragraph_20_Font"><text:span text:style-name="T37">="</text:span></text:span><text:span text:style-name="Default_20_Paragraph_20_Font"><text:span text:style-name="T45">2679</text:span></text:span><text:span text:style-name="Default_20_Paragraph_20_Font"><text:span text:style-name="T37">"</text:span></text:span><text:span text:style-name="Default_20_Paragraph_20_Font"><text:span text:style-name="T47"> xmlns</text:span></text:span><text:span text:style-name="Default_20_Paragraph_20_Font"><text:span text:style-name="T37">="</text:span></text:span><text:span text:style-name="Default_20_Paragraph_20_Font"><text:span text:style-name="T45">http://www.sk.ee/DigiDoc/v1.3.0#</text:span></text:span><text:span text:style-name="Default_20_Paragraph_20_Font"><text:span text:style-name="T37">"&gt;</text:span></text:span><text:span text:style-name="Default_20_Paragraph_20_Font"><text:span text:style-name="T45">PD94bWwgdmVyc2lvbj0iMS4wIiBlbmNvZGluZz0iaXNvLTg4NTktMSI/Pg0KPCEt</text:span></text:span></text:p>
      <text:p text:style-name="P20"><text:span text:style-name="Default_20_Paragraph_20_Font"><text:span text:style-name="T37">&lt;/</text:span></text:span><text:span text:style-name="Default_20_Paragraph_20_Font"><text:span text:style-name="T42">DataFile</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SignedDoc</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dokument</text:span></text:span><text:span text:style-name="Default_20_Paragraph_20_Font"><text:span text:style-name="T37">&gt;</text:span></text:span></text:p>
      <text:p text:style-name="P5"/>
      <text:p text:style-name="P5"/>
      <text:p text:style-name="P5"/>
      <text:h text:style-name="P138" text:outline-level="2"><text:bookmark-start text:name="_Toc256702623"/><text:span text:style-name="Default_20_Paragraph_20_Font"><text:span text:style-name="T2">markDocumentsReceived</text:span></text:span><text:bookmark-end text:name="_Toc115025265"/><text:bookmark-end text:name="_Toc115016779"/><text:bookmark-end text:name="_Toc256702623"/></text:h>
      <text:p text:style-name="P5">Päringu nimi: dhl.markDocumentsReceived</text:p>
      <text:p text:style-name="P5">Sisendi keha: Struct</text:p>
      <text:p text:style-name="P67">base64Binary dokumendid</text:p>
      <text:p text:style-name="P67">string kaust</text:p>
      <text:p text:style-name="P5">Väljundi keha: string</text:p>
      <text:p text:style-name="P5"/>
      <text:h text:style-name="P141" text:outline-level="3"><text:bookmark-start text:name="_Toc256702624"/>markDocumentsReceived.v1<text:bookmark-end text:name="_Toc256702624"/></text:h>
      <text:p text:style-name="P47">Element „dokumendid“ on base64 kodeeringus documentRefsArrayType tüüpi massiiv, mille iga element sisaldab loetud dokumendile DVK poolt omistatud unikaalset ID-d. Kõik massiiviga antud dokumendid parameetriga „kaust” näidatud kaustast märgitakse kättesaaduks.</text:p>
      <text:p text:style-name="P47">Element „kaust“ väärtuseks saab olla DVK kausta täispikk nimi. Vaikimisi märgitakse dokumendid kättesaaduks dokumendi ID põhjal sõltumata sellest, millises kaustas ükski dokument asub.</text:p>
      <text:p text:style-name="P47">Päring tagastab väljundi kehaks stringi sisuga „OK“.</text:p>
      <text:h text:style-name="Heading_20_4" text:outline-level="4"><text:bookmark-start text:name="_Toc115025266"/>Näide<text:bookmark-end text:name="_Toc115025266"/></text:h>
      <text:h text:style-name="P143"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1&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 markDocumentsReceived&gt;</text:p>
      <text:p text:style-name="P18"><text:s text:c="4"/>&lt;keha&gt;</text:p>
      <text:p text:style-name="P18"><text:s text:c="6"/>&lt;dokumendid href="cid:b8fdc418df27ba3095a2d21b7be6d802"/&gt;</text:p>
      <text:p text:style-name="P18"><text:s text:c="6"/>&lt;kaust/&gt;</text:p>
      <text:p text:style-name="P18"><text:s text:c="4"/>&lt;/keha&gt;</text:p>
      <text:p text:style-name="P18"><text:s text:c="2"/>&lt;/dhl: markDocumentsReceived&gt;</text:p>
      <text:p text:style-name="P18">&lt;/SOAP-ENV:Body&gt;</text:p>
      <text:p text:style-name="P18"><text:soft-page-break/>&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3" text:outline-level="5">Päringu vastus</text:h>
      <text:p text:style-name="P18">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1&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xsi:type="xsd:string"&gt;OK&lt;/keha&gt;</text:p>
      <text:p text:style-name="P18"><text:s text:c="2"/>&lt;/dhl: markDocumentsReceivedResponse&gt;</text:p>
      <text:p text:style-name="P18">&lt;/SOAP-ENV:Body&gt;</text:p>
      <text:p text:style-name="P18">&lt;/SOAP-ENV:Envelope&gt;</text:p>
      <text:h text:style-name="P143" text:outline-level="5">Päringu „keha“ elemendi sisu</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5"/>
      <text:h text:style-name="P142" text:outline-level="3"><text:s/><text:bookmark-start text:name="_Toc256702625"/>markDocumentsReceived.v2<text:bookmark-end text:name="_Toc256702625"/></text:h>
      <text:p text:style-name="P5">Element „dokumendid“ on base64 kodeeringus massiiv, mille iga element „item” on alljärgneva struktuuriga:</text:p>
      <text:list xml:id="list35509495" text:style-name="L17">
        <text:list-item>
          <text:p text:style-name="P99">„dhl_id” element sisaldab loetud dokumendi DVK ID-d.</text:p>
        </text:list-item>
        <text:list-item>
          <text:p text:style-name="P99">„vastuvotja_staatus_id” element sisaldab vastuvõtja poolel dokumendile omistatud staatuse identifikaatorit.</text:p>
        </text:list-item>
        <text:list-item>
          <text:p text:style-name="P99">„fault” element sisaldab andmeid vastuvõtja poolel ilmnenud vea kohta.</text:p>
          <text:list>
            <text:list-item>
              <text:p text:style-name="P99">„faultcode” element sisaldab vea koodi.</text:p>
            </text:list-item>
            <text:list-item>
              <text:p text:style-name="P99">„faultactor” element sisaldab infot vea ilmnemise asukoha kohta (näit. kas viga ilmnes serveri või kliendi poolel)</text:p>
            </text:list-item>
            <text:list-item>
              <text:p text:style-name="P99">„faultstring” element sisaldab veateadet.</text:p>
            </text:list-item>
            <text:list-item>
              <text:p text:style-name="P99">„faultdetail” element sisaldab pikemat vea kirjeldust.</text:p>
            </text:list-item>
          </text:list>
        </text:list-item>
        <text:list-item>
          <text:p text:style-name="P99">„metaxml” element sisaldab vaba struktuuriga XML- või tekstiandmed vastuvõetud dokumenti puudutavate andmete saatmiseks dokumendi saatjale.</text:p>
        </text:list-item>
        <text:list-item>
          <text:p text:style-name="P99">„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5">Kõik massiiviga antud dokumendid parameetriga „kaust” näidatud kaustast märgitakse kättesaaduks.</text:p>
      <text:p text:style-name="P5">Element „kaust“ väärtuseks saab olla DVK kausta täispikk nimi. Vaikimisi märgitakse dokumendid kättesaaduks dokumendi ID põhjal sõltumata sellest, millises kaustas ükski dokument asub.</text:p>
      <text:p text:style-name="P5">Päring tagastab väljundi kehaks stringi sisuga „OK“.</text:p>
      <text:p text:style-name="P5"/>
      <text:h text:style-name="Heading_20_4" text:outline-level="4">Näide</text:h>
      <text:h text:style-name="P148" text:outline-level="5">Päring</text:h>
      <text:p text:style-name="P18">POST /cgi-bin/consumer_proxy HTTP/1.0</text:p>
      <text:p text:style-name="P18">Content-Type: multipart/related; type=text/xml;</text:p>
      <text:p text:style-name="P18"><text:s text:c="4"/>boundary="=_b5a8d09eeeb161be29def84633d6f6fc"</text:p>
      <text:p text:style-name="P18">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2&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 markDocumentsReceived&gt;</text:p>
      <text:p text:style-name="P18"><text:s text:c="4"/>&lt;keha&gt;</text:p>
      <text:p text:style-name="P18"><text:s text:c="6"/>&lt;dokumendid href="cid:b8fdc418df27ba3095a2d21b7be6d802"/&gt;</text:p>
      <text:p text:style-name="P18"><text:s text:c="6"/>&lt;kaust/&gt;</text:p>
      <text:p text:style-name="P18"><text:soft-page-break/><text:s text:c="4"/>&lt;/keha&gt;</text:p>
      <text:p text:style-name="P18"><text:s text:c="2"/>&lt;/dhl: markDocumentsReceived&gt;</text:p>
      <text:p text:style-name="P18">&lt;/SOAP-ENV:Body&gt;</text:p>
      <text:p text:style-name="P18">&lt;/SOAP-ENV:Envelope&gt;</text:p>
      <text:p text:style-name="P18"/>
      <text:p text:style-name="P18">--=_b5a8d09eeeb161be29def84633d6f6fc</text:p>
      <text:p text:style-name="P18">Content-Disposition:php5hmCiX</text:p>
      <text:p text:style-name="P18">Content-Type:{http://www.w3.org/2001/XMLSchema}base64Binary</text:p>
      <text:p text:style-name="P18">Content-Transfer-Encoding:base64</text:p>
      <text:p text:style-name="P18">Content-Encoding: gzip</text:p>
      <text:p text:style-name="P18">Content-ID:&lt;b8fdc418df27ba3095a2d21b7be6d802&gt;</text:p>
      <text:p text:style-name="P18"/>
      <text:p text:style-name="P18">a29ybmkJa3cNCmtvcnNpa2EJY28NCmtyZWVrYQllbA0Ka3JpaQn1ZA0Ka3Vt9Wtp</text:p>
      <text:p text:style-name="P18">…</text:p>
      <text:p text:style-name="P18">dg0KbmVwYWxpCW5lDQpuaXZoaQnkdA0KbmphbmT+YQlueQ0Kbm9nYWkJ9ncNCg==</text:p>
      <text:p text:style-name="P18">--=_b5a8d09eeeb161be29def84633d6f6fc</text:p>
      <text:p text:style-name="P18"/>
      <text:h text:style-name="P148" text:outline-level="5">Päringu vastus</text:h>
      <text:p text:style-name="P18">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xsd:string"&gt;52ed0ffbf27fc34759dce05d0e7bed2302876cec&lt;/dokumendid&gt;</text:p>
      <text:p text:style-name="P18"><text:s text:c="6"/>&lt;kaust/&gt;</text:p>
      <text:p text:style-name="P18"><text:s text:c="4"/>&lt;/paring&gt;</text:p>
      <text:p text:style-name="P18"><text:s text:c="4"/>&lt;keha xsi:type="xsd:string"&gt;OK&lt;/keha&gt;</text:p>
      <text:p text:style-name="P18"><text:s text:c="2"/>&lt;/dhl: markDocumentsReceivedResponse&gt;</text:p>
      <text:p text:style-name="P18">&lt;/SOAP-ENV:Body&gt;</text:p>
      <text:p text:style-name="P18">&lt;/SOAP-ENV:Envelope&gt;</text:p>
      <text:p text:style-name="P10"/>
      <text:h text:style-name="P148" text:outline-level="5">Päringu „keha“ elemendi sisu</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5</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vastuvotja_staatus_id</text:span></text:span><text:span text:style-name="Default_20_Paragraph_20_Font"><text:span text:style-name="T37">&gt;</text:span></text:span><text:span text:style-name="Default_20_Paragraph_20_Font"><text:span text:style-name="T45">10</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p>
      <text:p text:style-name="P20"><text:soft-page-break/><text:span text:style-name="Default_20_Paragraph_20_Font"><text:span text:style-name="T37"><text:tab/>&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faultcode</text:span></text:span><text:span text:style-name="Default_20_Paragraph_20_Font"><text:span text:style-name="T37">&gt;</text:span></text:span><text:span text:style-name="Default_20_Paragraph_20_Font"><text:span text:style-name="T45">100</text:span></text:span><text:span text:style-name="Default_20_Paragraph_20_Font"><text:span text:style-name="T37">&lt;/</text:span></text:span><text:span text:style-name="Default_20_Paragraph_20_Font"><text:span text:style-name="T42">faultcode</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faultactor</text:span></text:span><text:span text:style-name="Default_20_Paragraph_20_Font"><text:span text:style-name="T37">&gt;</text:span></text:span><text:span text:style-name="Default_20_Paragraph_20_Font"><text:span text:style-name="T45">CLIENT</text:span></text:span><text:span text:style-name="Default_20_Paragraph_20_Font"><text:span text:style-name="T37">&lt;/</text:span></text:span><text:span text:style-name="Default_20_Paragraph_20_Font"><text:span text:style-name="T42">faultactor</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faultstring</text:span></text:span><text:span text:style-name="Default_20_Paragraph_20_Font"><text:span text:style-name="T37">&gt;</text:span></text:span><text:span text:style-name="Default_20_Paragraph_20_Font"><text:span text:style-name="T45">Veateade</text:span></text:span><text:span text:style-name="Default_20_Paragraph_20_Font"><text:span text:style-name="T37">&lt;/</text:span></text:span><text:span text:style-name="Default_20_Paragraph_20_Font"><text:span text:style-name="T42">faultstring</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faultdetail</text:span></text:span><text:span text:style-name="Default_20_Paragraph_20_Font"><text:span text:style-name="T37">&gt;</text:span></text:span><text:span text:style-name="Default_20_Paragraph_20_Font"><text:span text:style-name="T45">vea kirjeldus</text:span></text:span><text:span text:style-name="Default_20_Paragraph_20_Font"><text:span text:style-name="T37">&lt;/</text:span></text:span><text:span text:style-name="Default_20_Paragraph_20_Font"><text:span text:style-name="T42">faultdetail</text:span></text:span><text:span text:style-name="Default_20_Paragraph_20_Font"><text:span text:style-name="T37">&gt;</text:span></text:span></text:p>
      <text:p text:style-name="P20"><text:span text:style-name="Default_20_Paragraph_20_Font"><text:span text:style-name="T45"><text:tab/></text:span></text:span><text:span text:style-name="Default_20_Paragraph_20_Font"><text:span text:style-name="T37">&lt;/</text:span></text:span><text:span text:style-name="Default_20_Paragraph_20_Font"><text:span text:style-name="T42">fault</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andmed_1</text:span></text:span><text:span text:style-name="Default_20_Paragraph_20_Font"><text:span text:style-name="T37">&gt;</text:span></text:span><text:span text:style-name="Default_20_Paragraph_20_Font"><text:span text:style-name="T45">väärtus 1</text:span></text:span><text:span text:style-name="Default_20_Paragraph_20_Font"><text:span text:style-name="T37">&lt;/</text:span></text:span><text:span text:style-name="Default_20_Paragraph_20_Font"><text:span text:style-name="T42">andmed_1</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andmed_2</text:span></text:span><text:span text:style-name="Default_20_Paragraph_20_Font"><text:span text:style-name="T37">&gt;</text:span></text:span><text:span text:style-name="Default_20_Paragraph_20_Font"><text:span text:style-name="T45">väärtus 2</text:span></text:span><text:span text:style-name="Default_20_Paragraph_20_Font"><text:span text:style-name="T37">&lt;/</text:span></text:span><text:span text:style-name="Default_20_Paragraph_20_Font"><text:span text:style-name="T42">andmed_2</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text:tab/>&lt;</text:span></text:span><text:span text:style-name="Default_20_Paragraph_20_Font"><text:span text:style-name="T42">andmed_n</text:span></text:span><text:span text:style-name="Default_20_Paragraph_20_Font"><text:span text:style-name="T37">&gt;</text:span></text:span><text:span text:style-name="Default_20_Paragraph_20_Font"><text:span text:style-name="T45">väärtus n</text:span></text:span><text:span text:style-name="Default_20_Paragraph_20_Font"><text:span text:style-name="T37">&lt;/</text:span></text:span><text:span text:style-name="Default_20_Paragraph_20_Font"><text:span text:style-name="T42">andmed_n</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metaxml</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3">staatuse_muutmise_aeg</text:span></text:span><text:span text:style-name="Default_20_Paragraph_20_Font"><text:span text:style-name="T37">&gt;</text:span></text:span><text:span text:style-name="Default_20_Paragraph_20_Font"><text:span text:style-name="T45">2005-09-01T12:35:11</text:span></text:span><text:span text:style-name="Default_20_Paragraph_20_Font"><text:span text:style-name="T37">&lt;/</text:span></text:span><text:span text:style-name="Default_20_Paragraph_20_Font"><text:span text:style-name="T43">staatuse_muutmise_aeg</text:span></text:span><text:span text:style-name="Default_20_Paragraph_20_Font"><text:span text:style-name="T37">&gt;</text:span></text:span></text:p>
      <text:p text:style-name="Normal"><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6</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vastuvotja_staatus_id</text:span></text:span><text:span text:style-name="Default_20_Paragraph_20_Font"><text:span text:style-name="T37">&gt;</text:span></text:span><text:span text:style-name="Default_20_Paragraph_20_Font"><text:span text:style-name="T45">7</text:span></text:span><text:span text:style-name="Default_20_Paragraph_20_Font"><text:span text:style-name="T37">&lt;/</text:span></text:span><text:span text:style-name="Default_20_Paragraph_20_Font"><text:span text:style-name="T42">vastuvotja_staatus_id</text:span></text:span><text:span text:style-name="Default_20_Paragraph_20_Font"><text:span text:style-name="T37">&gt;</text:span></text:span></text:p>
      <text:p text:style-name="P20"><text:span text:style-name="Default_20_Paragraph_20_Font"><text:span text:style-name="T37"><text:tab/></text:span></text:span><text:span text:style-name="Default_20_Paragraph_20_Font"><text:span text:style-name="T37">&lt;</text:span></text:span><text:span text:style-name="Default_20_Paragraph_20_Font"><text:span text:style-name="T43">staatuse_muutmise_aeg</text:span></text:span><text:span text:style-name="Default_20_Paragraph_20_Font"><text:span text:style-name="T37">&gt;</text:span></text:span><text:span text:style-name="Default_20_Paragraph_20_Font"><text:span text:style-name="T45">2005-09-0</text:span></text:span><text:span text:style-name="Default_20_Paragraph_20_Font"><text:span text:style-name="T45">2</text:span></text:span><text:span text:style-name="Default_20_Paragraph_20_Font"><text:span text:style-name="T45">T</text:span></text:span><text:span text:style-name="Default_20_Paragraph_20_Font"><text:span text:style-name="T45">14</text:span></text:span><text:span text:style-name="Default_20_Paragraph_20_Font"><text:span text:style-name="T45">:</text:span></text:span><text:span text:style-name="Default_20_Paragraph_20_Font"><text:span text:style-name="T45">15</text:span></text:span><text:span text:style-name="Default_20_Paragraph_20_Font"><text:span text:style-name="T45">:</text:span></text:span><text:span text:style-name="Default_20_Paragraph_20_Font"><text:span text:style-name="T45">00</text:span></text:span><text:span text:style-name="Default_20_Paragraph_20_Font"><text:span text:style-name="T37">&lt;/</text:span></text:span><text:span text:style-name="Default_20_Paragraph_20_Font"><text:span text:style-name="T43">staatuse_muutmise_aeg</text:span></text:span><text:span text:style-name="Default_20_Paragraph_20_Font"><text:span text:style-name="T37">&gt;</text:span></text:span></text:p>
      <text:p text:style-name="Normal"><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dhl_id</text:span></text:span><text:span text:style-name="Default_20_Paragraph_20_Font"><text:span text:style-name="T37">&gt;</text:span></text:span><text:span text:style-name="Default_20_Paragraph_20_Font"><text:span text:style-name="T45">54365437</text:span></text:span><text:span text:style-name="Default_20_Paragraph_20_Font"><text:span text:style-name="T37">&lt;/</text:span></text:span><text:span text:style-name="Default_20_Paragraph_20_Font"><text:span text:style-name="T42">dhl_id</text:span></text:span><text:span text:style-name="Default_20_Paragraph_20_Font"><text:span text:style-name="T37">&gt;</text:span></text:span></text:p>
      <text:p text:style-name="Normal"><text:span text:style-name="Default_20_Paragraph_20_Font"><text:span text:style-name="T37">&lt;/</text:span></text:span><text:span text:style-name="Default_20_Paragraph_20_Font"><text:span text:style-name="T42">item</text:span></text:span><text:span text:style-name="Default_20_Paragraph_20_Font"><text:span text:style-name="T37">&gt;</text:span></text:span></text:p>
      <text:p text:style-name="P5"/>
      <text:p text:style-name="P5"/>
      <text:p text:style-name="P5"/>
      <text:p text:style-name="P5"/>
      <text:h text:style-name="P141" text:outline-level="3"><text:bookmark-start text:name="_Toc256702626"/>markDocumentsReceived.v3<text:bookmark-end text:name="_Toc256702626"/></text:h>
      <text:p text:style-name="P5">Päringu markDogumentsReceived versioon v3 eelneb varasematest versioonidest selle poolest, et elemendi „dokumendid“ sisu asub nüüd SOAP sõnumi kehas (varasemates versioonides asus base64 kodeeritud kujul SOAP sõnumi manuses).</text:p>
      <text:p text:style-name="P5"/>
      <text:p text:style-name="P5">Element „dokumendid“ on SOAP massiiv, mille iga element „item” on alljärgneva struktuuriga:</text:p>
      <text:list xml:id="list35651503" text:continue-numbering="true" text:style-name="L17">
        <text:list-item>
          <text:p text:style-name="P99">„dhl_id” element sisaldab loetud dokumendi DVK ID-d.</text:p>
        </text:list-item>
        <text:list-item>
          <text:p text:style-name="P99">„vastuvotja_staatus_id” element sisaldab vastuvõtja poolel dokumendile omistatud staatuse identifikaatorit.</text:p>
        </text:list-item>
        <text:list-item>
          <text:p text:style-name="P99">„fault” element sisaldab andmeid vastuvõtja poolel ilmnenud vea kohta.</text:p>
          <text:list>
            <text:list-item>
              <text:p text:style-name="P99">„faultcode” element sisaldab vea koodi.</text:p>
            </text:list-item>
            <text:list-item>
              <text:p text:style-name="P99">„faultactor” element sisaldab infot vea ilmnemise asukoha kohta (näit. kas viga ilmnes serveri või kliendi poolel)</text:p>
            </text:list-item>
            <text:list-item>
              <text:p text:style-name="P99">„faultstring” element sisaldab veateadet.</text:p>
            </text:list-item>
            <text:list-item>
              <text:p text:style-name="P99">„faultdetail” element sisaldab pikemat vea kirjeldust.</text:p>
            </text:list-item>
          </text:list>
        </text:list-item>
        <text:list-item>
          <text:p text:style-name="P99">„metaxml” element sisaldab vaba struktuuriga XML- või tekstiandmed vastuvõetud dokumenti puudutavate andmete saatmiseks dokumendi saatjale.</text:p>
        </text:list-item>
        <text:list-item>
          <text:p text:style-name="P99">„staatuse_muutmise_aeg“ sisaldab staatuse muutmise aega. Tegemist on mittekohustusliku parameetriga, mis võimaldab vajadusel täpsustada, et staatuse muutumise kuupäev oli päringu sooritamise hetkest varasem aeg. Kui antud parameetri väärtuseks anda tulevikus olev kuupäev, siis asendab DVK server selle päringu käivitamise ajaga.</text:p>
        </text:list-item>
      </text:list>
      <text:p text:style-name="P5">Kõik massiiviga antud dokumendid parameetriga „kaust” näidatud kaustast märgitakse kättesaaduks.</text:p>
      <text:p text:style-name="P5">Element „kaust“ väärtuseks saab olla DVK kausta täispikk nimi. Vaikimisi märgitakse dokumendid kättesaaduks dokumendi ID põhjal sõltumata sellest, millises kaustas ükski dokument asub.</text:p>
      <text:p text:style-name="P5">Päring tagastab väljundi kehaks stringi sisuga „OK“.</text:p>
      <text:p text:style-name="P5"/>
      <text:h text:style-name="Heading_20_4" text:outline-level="4">Näide</text:h>
      <text:h text:style-name="P148" text:outline-level="5">Päring</text:h>
      <text:p text:style-name="P18">POST /cgi-bin/consumer_proxy HTTP/1.0</text:p>
      <text:p text:style-name="P18">Content-Type: multipart/related; type=text/xml;</text:p>
      <text:p text:style-name="P18"><text:s text:c="4"/>boundary="=_b5a8d09eeeb161be29def84633d6f6fc"</text:p>
      <text:p text:style-name="P18"><text:soft-page-break/>SOAPAction: ""</text:p>
      <text:p text:style-name="P18"/>
      <text:p text:style-name="P18">--=_b5a8d09eeeb161be29def84633d6f6fc</text:p>
      <text:p text:style-name="P18">Content-Type:text/xml; charset="UTF-8"</text:p>
      <text:p text:style-name="P18">Content-Transfer-Encoding:8bit</text:p>
      <text:p text:style-name="P18"/>
      <text:p text:style-name="P18">&lt;?xml version="1.0" encoding="UTF-8"?&gt;</text:p>
      <text:p text:style-name="P18">&lt;SOAP-ENV:Envelope</text:p>
      <text:p text:style-name="P18"><text:s text:c="2"/>xmlns:SOAPENV="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text:s text:c="2"/>&lt;xtee:asutus xsi:type="xsd:string"&gt;12345678&lt;/xtee:asutus&gt;</text:p>
      <text:p text:style-name="P18"><text:s text:c="2"/>&lt;xtee:andmekogu xsi:type="xsd:string"&gt;dhl&lt;/xtee:andmekogu&gt;</text:p>
      <text:p text:style-name="P18"><text:s text:c="2"/>&lt;xtee:isikukood xsi:type="xsd:string"&gt;EE12345678901&lt;/xtee:isikukood&gt;</text:p>
      <text:p text:style-name="P18"><text:s text:c="2"/>&lt;xtee:id xsi:type="xsd:string"&gt;6cae248568b3db7e97ff784673a4d38c5906bee0&lt;/xtee:id&gt;</text:p>
      <text:p text:style-name="P18"><text:s text:c="2"/>&lt;xtee:nimi xsi:type="xsd:string"&gt;dhl.markDocumentsReceived.v3&lt;/xtee:nimi&gt;</text:p>
      <text:p text:style-name="P18"><text:s text:c="2"/>&lt;xtee:toimik xsi:type="xsd:string"&gt;&lt;/xtee:toimik&gt;</text:p>
      <text:p text:style-name="P18"><text:s text:c="2"/>&lt;xtee:amet xsi:type="xsd:string"&gt;&lt;/xtee:amet&gt;</text:p>
      <text:p text:style-name="P18">&lt;/SOAP-ENV:Header&gt;</text:p>
      <text:p text:style-name="P18">&lt;SOAP-ENV:Body&gt;</text:p>
      <text:p text:style-name="P18"><text:s text:c="2"/>&lt;dhl:markDocumentsReceived&gt;</text:p>
      <text:p text:style-name="P18"><text:s text:c="4"/>&lt;keha&gt;</text:p>
      <text:p text:style-name="P18"><text:s text:c="6"/>&lt;dokumendid xsi:type="SOAP-ENC:Array" SOAP-ENC:arrayType="dhl:asutus[3]"&gt;</text:p>
      <text:p text:style-name="P18"><text:s text:c="8"/>&lt;item&gt;</text:p>
      <text:p text:style-name="P18"><text:s text:c="10"/>&lt;dhl_id&gt;54365435&lt;/dhl_id&gt;</text:p>
      <text:p text:style-name="P18"><text:s text:c="10"/>&lt;vastuvotja_staatus_id&gt;10&lt;/vastuvotja_staatus_id&gt;</text:p>
      <text:p text:style-name="P18"><text:s text:c="10"/>&lt;fault&gt;</text:p>
      <text:p text:style-name="P18"><text:s text:c="12"/>&lt;faultcode&gt;100&lt;/faultcode&gt;</text:p>
      <text:p text:style-name="P18"><text:s text:c="12"/>&lt;faultactor&gt;CLIENT&lt;/faultactor&gt;</text:p>
      <text:p text:style-name="P18"><text:s text:c="12"/>&lt;faultstring&gt;Veateade&lt;/faultstring&gt;</text:p>
      <text:p text:style-name="P18"><text:s text:c="12"/>&lt;faultdetail&gt;vea kirjeldus&lt;/faultdetail&gt;</text:p>
      <text:p text:style-name="P18"><text:s text:c="10"/>&lt;/fault&gt;</text:p>
      <text:p text:style-name="P18"><text:s text:c="10"/>&lt;metaxml&gt;</text:p>
      <text:p text:style-name="P18"><text:s text:c="12"/>&lt;andmed_1&gt;väärtus 1&lt;/andmed_1&gt;</text:p>
      <text:p text:style-name="P18"><text:s text:c="12"/>&lt;andmed_2&gt;väärtus 2&lt;/andmed_2&gt;</text:p>
      <text:p text:style-name="P18"><text:s text:c="12"/>&lt;andmed_n&gt;väärtus n&lt;/andmed_n&gt;</text:p>
      <text:p text:style-name="P18"><text:s text:c="10"/>&lt;/metaxml&gt;</text:p>
      <text:p text:style-name="P18"><text:s text:c="10"/>&lt;staatuse_muutmise_aeg&gt;2005-09-01T12:35:11&lt;/staatuse_muutmise_aeg&gt;</text:p>
      <text:p text:style-name="P18"><text:s text:c="8"/>&lt;/item&gt;</text:p>
      <text:p text:style-name="P18"><text:s text:c="8"/>&lt;item&gt;</text:p>
      <text:p text:style-name="P18"><text:s text:c="10"/>&lt;dhl_id&gt;54365436&lt;/dhl_id&gt;</text:p>
      <text:p text:style-name="P18"><text:s text:c="10"/>&lt;vastuvotja_staatus_id&gt;7&lt;/vastuvotja_staatus_id&gt;</text:p>
      <text:p text:style-name="P18"><text:s text:c="10"/>&lt;staatuse_muutmise_aeg&gt;2005-09-02T14:15:00&lt;/staatuse_muutmise_aeg&gt;</text:p>
      <text:p text:style-name="P18"><text:s text:c="8"/>&lt;/item&gt;</text:p>
      <text:p text:style-name="P18"><text:s text:c="8"/>&lt;item&gt;</text:p>
      <text:p text:style-name="P18"><text:s text:c="10"/>&lt;dhl_id&gt;54365437&lt;/dhl_id&gt;</text:p>
      <text:p text:style-name="P18"><text:s text:c="8"/>&lt;/item&gt;</text:p>
      <text:p text:style-name="P18"><text:s text:c="6"/>&lt;/dokumendid&gt;</text:p>
      <text:p text:style-name="P18"><text:s text:c="6"/>&lt;kaust/&gt;</text:p>
      <text:p text:style-name="P18"><text:s text:c="4"/>&lt;/keha&gt;</text:p>
      <text:p text:style-name="P18"><text:s text:c="2"/>&lt;/dhl:markDocumentsReceived&gt;</text:p>
      <text:p text:style-name="P18">&lt;/SOAP-ENV:Body&gt;</text:p>
      <text:p text:style-name="P18">&lt;/SOAP-ENV:Envelope&gt;</text:p>
      <text:p text:style-name="P18"/>
      <text:p text:style-name="P18"/>
      <text:h text:style-name="P148" text:outline-level="5">Päringu vastus</text:h>
      <text:p text:style-name="P18"><text:soft-page-break/>HTTP/1.1 200 OK</text:p>
      <text:p text:style-name="P18">Content-Type: text/xml</text:p>
      <text:p text:style-name="P18"/>
      <text:p text:style-name="P18">&lt;?xml version="1.0" encoding="UTF-8"?&gt;</text:p>
      <text:p text:style-name="P18">&lt;SOAP-ENV:Envelope xmlns:SOAPENV="</text:p>
      <text:p text:style-name="P18"><text:s text:c="2"/>http://schemas.xmlsoap.org/soap/envelope/"</text:p>
      <text:p text:style-name="P18"><text:s text:c="2"/>xmlns:xsd="http://www.w3.org/2001/XMLSchema"</text:p>
      <text:p text:style-name="P18"><text:s text:c="2"/>xmlns:xsi="http://www.w3.org/2001/XMLSchema-instance"</text:p>
      <text:p text:style-name="P18"><text:s text:c="2"/>xmlns:SOAP-ENC="http://schemas.xmlsoap.org/soap/encoding/"</text:p>
      <text:p text:style-name="P18"><text:s text:c="2"/>xmlns:xtee="http://x-tee.riik.ee/xsd/xtee.xsd"</text:p>
      <text:p text:style-name="P18"><text:s text:c="2"/>xmlns:dhl="http://producers.dhl.xtee.riik.ee/producer/dhl"</text:p>
      <text:p text:style-name="P18"><text:s text:c="2"/>SOAP-ENV:encodingStyle="http://schemas.xmlsoap.org/soap/encoding/"&gt;</text:p>
      <text:p text:style-name="P18">&lt;SOAP-ENV:Header&gt;</text:p>
      <text:p text:style-name="P18">&lt;xtee:asutus xsi:type="xsd:string"&gt;12345678&lt;/xtee:asutus&gt;</text:p>
      <text:p text:style-name="P18">&lt;xtee:andmekogu xsi:type="xsd:string"&gt;dhl&lt;/xtee:andmekogu&gt;</text:p>
      <text:p text:style-name="P18">&lt;xtee:isikukood xsi:type="xsd:string"&gt;EE12345678901&lt;/xtee:isikukood&gt;</text:p>
      <text:p text:style-name="P18">&lt;xtee:id</text:p>
      <text:p text:style-name="P18">xsi:type="xsd:string"&gt;6cae248568b3db7e97ff784673a4d38c5906bee0&lt;/xtee:id&gt;</text:p>
      <text:p text:style-name="P18">&lt;xtee:nimi xsi:type="xsd:string"&gt;dhl.markDocumentsReceived.v2&lt;/xtee:nimi&gt;</text:p>
      <text:p text:style-name="P18">&lt;xtee:toimik xsi:type="xsd:string"&gt;&lt;/xtee:toimik&gt;</text:p>
      <text:p text:style-name="P18">&lt;xtee:amet xsi:type="xsd:string"&gt;&lt;/xtee:amet&gt;</text:p>
      <text:p text:style-name="P18">&lt;/SOAP-ENV:Header&gt;</text:p>
      <text:p text:style-name="P18">&lt;SOAP-ENV:Body&gt;</text:p>
      <text:p text:style-name="P18"><text:s text:c="2"/>&lt;dhl:markDocumentsReceivedResponse&gt;</text:p>
      <text:p text:style-name="P18"><text:s text:c="4"/>&lt;paring&gt;</text:p>
      <text:p text:style-name="P18"><text:s text:c="6"/>&lt;dokumendid xsi:type="SOAP-ENC:Array" SOAP-ENC:arrayType="dhl:asutus[3]"&gt;</text:p>
      <text:p text:style-name="P18"><text:s text:c="8"/>&lt;item&gt;</text:p>
      <text:p text:style-name="P18"><text:s text:c="10"/>&lt;dhl_id&gt;54365435&lt;/dhl_id&gt;</text:p>
      <text:p text:style-name="P18"><text:s text:c="10"/>&lt;vastuvotja_staatus_id&gt;10&lt;/vastuvotja_staatus_id&gt;</text:p>
      <text:p text:style-name="P18"><text:s text:c="10"/>&lt;fault&gt;</text:p>
      <text:p text:style-name="P18"><text:s text:c="12"/>&lt;faultcode&gt;100&lt;/faultcode&gt;</text:p>
      <text:p text:style-name="P18"><text:s text:c="12"/>&lt;faultactor&gt;CLIENT&lt;/faultactor&gt;</text:p>
      <text:p text:style-name="P18"><text:s text:c="12"/>&lt;faultstring&gt;Veateade&lt;/faultstring&gt;</text:p>
      <text:p text:style-name="P18"><text:s text:c="12"/>&lt;faultdetail&gt;vea kirjeldus&lt;/faultdetail&gt;</text:p>
      <text:p text:style-name="P18"><text:s text:c="10"/>&lt;/fault&gt;</text:p>
      <text:p text:style-name="P18"><text:s text:c="10"/>&lt;metaxml&gt;</text:p>
      <text:p text:style-name="P18"><text:s text:c="12"/>&lt;andmed_1&gt;väärtus 1&lt;/andmed_1&gt;</text:p>
      <text:p text:style-name="P18"><text:s text:c="12"/>&lt;andmed_2&gt;väärtus 2&lt;/andmed_2&gt;</text:p>
      <text:p text:style-name="P18"><text:s text:c="12"/>&lt;andmed_n&gt;väärtus n&lt;/andmed_n&gt;</text:p>
      <text:p text:style-name="P18"><text:s text:c="10"/>&lt;/metaxml&gt;</text:p>
      <text:p text:style-name="P18"><text:s text:c="10"/>&lt;staatuse_muutmise_aeg&gt;2005-09-01T12:35:11&lt;/staatuse_muutmise_aeg&gt;</text:p>
      <text:p text:style-name="P18"><text:s text:c="8"/>&lt;/item&gt;</text:p>
      <text:p text:style-name="P18"><text:s text:c="8"/>&lt;item&gt;</text:p>
      <text:p text:style-name="P18"><text:s text:c="10"/>&lt;dhl_id&gt;54365436&lt;/dhl_id&gt;</text:p>
      <text:p text:style-name="P18"><text:s text:c="10"/>&lt;vastuvotja_staatus_id&gt;7&lt;/vastuvotja_staatus_id&gt;</text:p>
      <text:p text:style-name="P18"><text:s text:c="10"/>&lt;staatuse_muutmise_aeg&gt;2005-09-02T14:15:00&lt;/staatuse_muutmise_aeg&gt;</text:p>
      <text:p text:style-name="P18"><text:s text:c="8"/>&lt;/item&gt;</text:p>
      <text:p text:style-name="P18"><text:s text:c="8"/>&lt;item&gt;</text:p>
      <text:p text:style-name="P18"><text:s text:c="10"/>&lt;dhl_id&gt;54365437&lt;/dhl_id&gt;</text:p>
      <text:p text:style-name="P18"><text:s text:c="8"/>&lt;/item&gt;</text:p>
      <text:p text:style-name="P18"><text:s text:c="6"/>&lt;/dokumendid&gt;</text:p>
      <text:p text:style-name="P18"><text:s text:c="6"/>&lt;kaust/&gt;</text:p>
      <text:p text:style-name="P18"><text:s text:c="4"/>&lt;/paring&gt;</text:p>
      <text:p text:style-name="P18"><text:s text:c="4"/>&lt;keha xsi:type="xsd:string"&gt;OK&lt;/keha&gt;</text:p>
      <text:p text:style-name="P18"><text:s text:c="2"/>&lt;/dhl:markDocumentsReceivedResponse&gt;</text:p>
      <text:p text:style-name="P18">&lt;/SOAP-ENV:Body&gt;</text:p>
      <text:p text:style-name="P18">&lt;/SOAP-ENV:Envelope&gt;</text:p>
      <text:p text:style-name="P10"/>
      <text:p text:style-name="P5"/>
      <text:p text:style-name="P5"/>
      <text:h text:style-name="P139" text:outline-level="2"><text:bookmark-start text:name="_Toc256702627"/>getSendingOptions<text:bookmark-end text:name="_Toc256702627"/></text:h>
      <text:h text:style-name="P141" text:outline-level="3"><text:bookmark-start text:name="_Toc256702628"/>getSendingOptions.v1<text:bookmark-end text:name="_Toc256702628"/></text:h>
      <text:p text:style-name="P5">Päringu nimi: dhl.getSendingOptions.v1</text:p>
      <text:p text:style-name="P5">Sisendi keha: stringide massiiv</text:p>
      <text:p text:style-name="P5">Väljundi keha: massiiv andmetüübist „asutus”:</text:p>
      <text:p text:style-name="P62">regnr<text:tab/>string</text:p>
      <text:p text:style-name="P62">nimi<text:tab/>string</text:p>
      <text:p text:style-name="P62">saatmine<text:tab/>massiiv</text:p>
      <text:p text:style-name="P61"><text:tab/>saatmisviis<text:tab/>string<text:tab/><text:tab/>(väärtused: dhl | dhl_otse)</text:p>
      <text:p text:style-name="P62">ks_asutuse_regnr<text:tab/>string<text:tab/><text:tab/>(kõrgemalseisva asutuse registrikood)</text:p>
      <text:p text:style-name="P5"><text:tab/><text:tab/></text:p>
      <text:p text:style-name="P5">Päring annab teada, kas ja kui siis millisel moel on asutused võimelised DVK-d kasutama. Ilma sisendparameetriteta käivitamise korral tagastab päring nimekirja kõigist DVK-ga liitunud asutustest. Kui aga päringule anda sisendparameetriks nimekiri asutuste registrikoodidest, tagastab päring info nimekirjas sisaldunud asutuste võimekuse kohta DVK kaudu andmeid vahetada.</text:p>
      <text:p text:style-name="P5"/>
      <text:p text:style-name="P5">Antud päringu puhul esitatakse nii sisend- kui väljundandmed pakkimata ja kodeerimata kujul.</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env:Body&gt;</text:p>
      <text:p text:style-name="P18"><text:s text:c="4"/>&lt;dhl:getSendingOptions&gt;</text:p>
      <text:p text:style-name="P18"><text:s text:c="6"/>&lt;keha&gt;</text:p>
      <text:p text:style-name="P18"><text:s text:c="8"/>&lt;asutus&gt;12345678&lt;/asutus&gt;</text:p>
      <text:p text:style-name="P18"><text:s text:c="8"/>&lt;asutus&gt;23456789&lt;/asutus&gt;</text:p>
      <text:p text:style-name="P18"><text:s text:c="8"/>&lt;asutus&gt;34567890&lt;/asutus&gt;</text:p>
      <text:p text:style-name="P18"><text:s text:c="6"/>&lt;/keha&gt;</text:p>
      <text:p text:style-name="P18"><text:s text:c="4"/>&lt;/dhl:getSendingOptions&gt;</text:p>
      <text:p text:style-name="P18"><text:s text:c="2"/>&lt;/env:Body&gt;</text:p>
      <text:p text:style-name="P18">&lt;/env:Envelope&gt;</text:p>
      <text:p text:style-name="P18"/>
      <text:h text:style-name="P149" text:outline-level="5"><text:span text:style-name="Default_20_Paragraph_20_Font"><text:span text:style-name="T2">Päringu</text:span></text:span><text:span text:style-name="Default_20_Paragraph_20_Font"><text:span text:style-name="T52">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getSendingOptions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sutus[3]"&gt;</text:p>
      <text:p text:style-name="P18"><text:s text:c="8"/>&lt;asutus&gt;</text:p>
      <text:p text:style-name="P18"><text:s text:c="10"/>&lt;regnr&gt;12345678&lt;/regnr&gt;</text:p>
      <text:p text:style-name="P18"><text:s text:c="10"/>&lt;nimi&gt;ASUTUS 1&lt;/nimi&gt;</text:p>
      <text:p text:style-name="P18"><text:s text:c="10"/>&lt;saatmine&gt;</text:p>
      <text:p text:style-name="P18"><text:s text:c="12"/>&lt;saatmisviis&gt;dhl&lt;/saatmisviis&gt;</text:p>
      <text:p text:style-name="P18"><text:s text:c="10"/>&lt;/saatmine&gt;</text:p>
      <text:p text:style-name="P18"><text:s text:c="10"/>&lt;ks_asutuse_regnr/&gt;</text:p>
      <text:p text:style-name="P18"><text:s text:c="8"/>&lt;/asutus&gt;</text:p>
      <text:p text:style-name="P18"><text:s text:c="8"/>&lt;asutus&gt;</text:p>
      <text:p text:style-name="P18"><text:s text:c="10"/>&lt;regnr&gt;23456789&lt;/regnr&gt;</text:p>
      <text:p text:style-name="P18"><text:s text:c="10"/>&lt;nimi&gt;ASUTUS 2&lt;/nimi&gt;</text:p>
      <text:p text:style-name="P18"><text:s text:c="10"/>&lt;saatmine&gt;</text:p>
      <text:p text:style-name="P18"><text:s text:c="12"/>&lt;saatmisviis&gt;dhl&lt;/saatmisviis&gt;</text:p>
      <text:p text:style-name="P18"><text:s text:c="12"/>&lt;saatmisviis&gt;dhl_otse&lt;/saatmisviis&gt;</text:p>
      <text:p text:style-name="P18"><text:s text:c="10"/>&lt;/saatmine&gt;</text:p>
      <text:p text:style-name="P18"><text:s text:c="10"/>&lt;ks_asutuse_regnr&gt;12345678&lt;/ks_asutuse_regnr&gt;</text:p>
      <text:p text:style-name="P18"><text:s text:c="8"/>&lt;/asutus&gt;</text:p>
      <text:p text:style-name="P18"><text:s text:c="8"/>&lt;asutus&gt;</text:p>
      <text:p text:style-name="P18"><text:s text:c="10"/>&lt;regnr&gt;34567890&lt;/regnr&gt;</text:p>
      <text:p text:style-name="P18"><text:s text:c="10"/>&lt;nimi/&gt;</text:p>
      <text:p text:style-name="P18"><text:s text:c="10"/>&lt;saatmine/&gt;</text:p>
      <text:p text:style-name="P18"><text:s text:c="10"/>&lt;ks_asutuse_regnr/&gt;</text:p>
      <text:p text:style-name="P18"><text:s text:c="8"/>&lt;/asutus&gt;</text:p>
      <text:p text:style-name="P18"><text:s text:c="6"/>&lt;/keha&gt;</text:p>
      <text:p text:style-name="P18"><text:s text:c="4"/>&lt;/dhl:getSendingOptionsResponse&gt;</text:p>
      <text:p text:style-name="P18"><text:s text:c="2"/>&lt;/soapenv:Body&gt;</text:p>
      <text:p text:style-name="P18">&lt;/soapenv:Envelope&gt;</text:p>
      <text:p text:style-name="P10"/>
      <text:p text:style-name="P10"/>
      <text:h text:style-name="P141" text:outline-level="3"><text:bookmark-start text:name="_Toc256702629"/><text:soft-page-break/>getSendingOptions.v2<text:bookmark-end text:name="_Toc256702629"/></text:h>
      <text:p text:style-name="P5">Päringu nimi: dhl.getSendingOptions.v2</text:p>
      <text:p text:style-name="P68">Sisendi keha: andmestruktuur:</text:p>
      <text:p text:style-name="P63">asutused<text:tab/>stringide massiiv</text:p>
      <text:p text:style-name="P63">vahetatud_dokumente_vahemalt<text:tab/>number</text:p>
      <text:p text:style-name="P63">vahetatud_dokumente_kuni<text:tab/>number</text:p>
      <text:p text:style-name="P63">vastuvotmata_dokumente_ootel<text:tab/>tõeväärtus (jah/ei)</text:p>
      <text:p text:style-name="P68">Väljundi keha: massiiv andmetüübist „asutus”:</text:p>
      <text:p text:style-name="P62">regnr<text:tab/>string</text:p>
      <text:p text:style-name="P62">nimi<text:tab/>string</text:p>
      <text:p text:style-name="P62">saatmine<text:tab/>massiiv</text:p>
      <text:p text:style-name="P61"><text:tab/>saatmisviis<text:tab/>string<text:tab/><text:tab/>(väärtused: dhl | dhl_otse)</text:p>
      <text:p text:style-name="P62">ks_asutuse_regnr<text:tab/>string<text:tab/><text:tab/>(kõrgemalseisva asutuse registrikood)</text:p>
      <text:p text:style-name="P5"/>
      <text:p text:style-name="P5"><text:tab/><text:tab/></text:p>
      <text:p text:style-name="P5">Päring annab teada, kas ja kui siis millisel moel on asutused võimelised DVK-d kasutama. Ilma sisendparameetriteta käivitamise korral tagastab päring nimekirja kõigist DVK-ga liitunud asutustest.</text:p>
      <text:p text:style-name="P5">Päringu parameetrite otstarve on järgmine:</text:p>
      <text:list xml:id="list35510666" text:style-name="L19">
        <text:list-item>
          <text:p text:style-name="P121"><text:span text:style-name="Default_20_Paragraph_20_Font"><text:span text:style-name="T9">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järgmiste parameetrite puhul.</text:span></text:span></text:p>
        </text:list-item>
        <text:list-item>
          <text:p text:style-name="P121"><text:span text:style-name="Default_20_Paragraph_20_Font"><text:span text:style-name="T9">vahetatud_dokumente_vahemalt</text:span></text:span><text:span text:style-name="Default_20_Paragraph_20_Font"><text:span text:style-name="T2"><text:line-break/>DVK tagastab nimekirja asutustest, mis on vahetanud vähemalt etteantud arvu (kaasa arvatud) dokumente.</text:span></text:span></text:p>
        </text:list-item>
        <text:list-item>
          <text:p text:style-name="P121"><text:span text:style-name="Default_20_Paragraph_20_Font"><text:span text:style-name="T9">vahetatud_dokumente_kuni</text:span></text:span><text:span text:style-name="Default_20_Paragraph_20_Font"><text:span text:style-name="T2"><text:line-break/>DVK tagastab nimekirja asutustest, mis on vahetanud kuni etteantud arvu (kaasa arvatud) dokumente.</text:span></text:span></text:p>
        </text:list-item>
        <text:list-item>
          <text:p text:style-name="P121"><text:span text:style-name="Default_20_Paragraph_20_Font"><text:span text:style-name="T9">vastuvotmata_dokumente_ootel</text:span></text:span><text:span text:style-name="Default_20_Paragraph_20_Font"><text:span text:style-name="T2"><text:line-break/>Kui antud parameetri väärtus on true, siis tagastab DVK nimekirja asutustest, millel on hetkel allalaadimist ootavaid dokumente.</text:span></text:span></text:p>
        </text:list-item>
      </text:list>
      <text:p text:style-name="P5"/>
      <text:p text:style-name="P5">Antud päringu puhul esitatakse nii sisend- kui väljundandmed pakkimata ja kodeerimata kujul.</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2&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oft-page-break/><text:s text:c="2"/>&lt;env:Body&gt;</text:p>
      <text:p text:style-name="P18"><text:s text:c="4"/>&lt;dhl:getSendingOptions&gt;</text:p>
      <text:p text:style-name="P18"><text:s text:c="6"/>&lt;keha&gt;</text:p>
      <text:p text:style-name="P18"><text:s text:c="8"/>&lt;asutused&gt;</text:p>
      <text:p text:style-name="P18"><text:s text:c="10"/>&lt;asutus&gt;12345678&lt;/asutus&gt;</text:p>
      <text:p text:style-name="P18"><text:s text:c="10"/>&lt;asutus&gt;23456789&lt;/asutus&gt;</text:p>
      <text:p text:style-name="P18"><text:s text:c="10"/>&lt;asutus&gt;34567890&lt;/asutus&gt;</text:p>
      <text:p text:style-name="P18"><text:s text:c="8"/>&lt;/asutused&gt;</text:p>
      <text:p text:style-name="P18"><text:s text:c="8"/>&lt;vahetatud_dokumente_vahemalt&gt;0&lt;/vahetatud_dokumente_vahemalt&gt;</text:p>
      <text:p text:style-name="P18"><text:s text:c="8"/>&lt;vahetatud_dokumente_kuni&gt;1000&lt;/vahetatud_dokumente_kuni&gt;</text:p>
      <text:p text:style-name="P18"><text:s text:c="8"/>&lt;vastuvotmata_dokumente_ootel&gt;true&lt;/vastuvotmata_dokumente_ootel&gt;</text:p>
      <text:p text:style-name="P18"><text:s text:c="6"/>&lt;/keha&gt;</text:p>
      <text:p text:style-name="P18"><text:s text:c="4"/>&lt;/dhl:getSendingOptions&gt;</text:p>
      <text:p text:style-name="P18"><text:s text:c="2"/>&lt;/env:Body&gt;</text:p>
      <text:p text:style-name="P18">&lt;/env:Envelope&gt;</text:p>
      <text:p text:style-name="P18"/>
      <text:h text:style-name="P144" text:outline-level="5"><text:span text:style-name="Default_20_Paragraph_20_Font"><text:span text:style-name="T2">Päringu</text:span></text:span><text:span text:style-name="Default_20_Paragraph_20_Font"><text:span text:style-name="T52">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2&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getSendingOptions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sutus[3]"&gt;</text:p>
      <text:p text:style-name="P18"><text:s text:c="8"/>&lt;asutus&gt;</text:p>
      <text:p text:style-name="P18"><text:s text:c="10"/>&lt;regnr&gt;12345678&lt;/regnr&gt;</text:p>
      <text:p text:style-name="P18"><text:s text:c="10"/>&lt;nimi&gt;ASUTUS 1&lt;/nimi&gt;</text:p>
      <text:p text:style-name="P18"><text:s text:c="10"/>&lt;saatmine&gt;</text:p>
      <text:p text:style-name="P18"><text:s text:c="12"/>&lt;saatmisviis&gt;dhl&lt;/saatmisviis&gt;</text:p>
      <text:p text:style-name="P18"><text:s text:c="10"/>&lt;/saatmine&gt;</text:p>
      <text:p text:style-name="P18"><text:s text:c="10"/>&lt;ks_asutuse_regnr/&gt;</text:p>
      <text:p text:style-name="P18"><text:s text:c="8"/>&lt;/asutus&gt;</text:p>
      <text:p text:style-name="P18"><text:s text:c="8"/>&lt;asutus&gt;</text:p>
      <text:p text:style-name="P18"><text:s text:c="10"/>&lt;regnr&gt;23456789&lt;/regnr&gt;</text:p>
      <text:p text:style-name="P18"><text:s text:c="10"/>&lt;nimi&gt;ASUTUS 2&lt;/nimi&gt;</text:p>
      <text:p text:style-name="P18"><text:s text:c="10"/>&lt;saatmine&gt;</text:p>
      <text:p text:style-name="P18"><text:s text:c="12"/>&lt;saatmisviis&gt;dhl&lt;/saatmisviis&gt;</text:p>
      <text:p text:style-name="P18"><text:soft-page-break/><text:s text:c="12"/>&lt;saatmisviis&gt;dhl_otse&lt;/saatmisviis&gt;</text:p>
      <text:p text:style-name="P18"><text:s text:c="10"/>&lt;/saatmine&gt;</text:p>
      <text:p text:style-name="P18"><text:s text:c="10"/>&lt;ks_asutuse_regnr&gt;12345678&lt;/ks_asutuse_regnr&gt;</text:p>
      <text:p text:style-name="P18"><text:s text:c="8"/>&lt;/asutus&gt;</text:p>
      <text:p text:style-name="P18"><text:s text:c="8"/>&lt;asutus&gt;</text:p>
      <text:p text:style-name="P18"><text:s text:c="10"/>&lt;regnr&gt;34567890&lt;/regnr&gt;</text:p>
      <text:p text:style-name="P18"><text:s text:c="10"/>&lt;nimi/&gt;</text:p>
      <text:p text:style-name="P18"><text:s text:c="10"/>&lt;saatmine/&gt;</text:p>
      <text:p text:style-name="P18"><text:s text:c="10"/>&lt;ks_asutuse_regnr/&gt;</text:p>
      <text:p text:style-name="P18"><text:s text:c="8"/>&lt;/asutus&gt;</text:p>
      <text:p text:style-name="P18"><text:s text:c="6"/>&lt;/keha&gt;</text:p>
      <text:p text:style-name="P18"><text:s text:c="4"/>&lt;/dhl:getSendingOptionsResponse&gt;</text:p>
      <text:p text:style-name="P18"><text:s text:c="2"/>&lt;/soapenv:Body&gt;</text:p>
      <text:p text:style-name="P18">&lt;/soapenv:Envelope&gt;</text:p>
      <text:p text:style-name="P10"/>
      <text:p text:style-name="P10"/>
      <text:h text:style-name="P141" text:outline-level="3"><text:bookmark-start text:name="_Toc256702630"/>getSendingOptions.v3<text:bookmark-end text:name="_Toc256702630"/></text:h>
      <text:p text:style-name="P5">Päringu nimi:<text:tab/>dhl.getSendingOptions.v3</text:p>
      <text:p text:style-name="P5"/>
      <text:p text:style-name="P5">Sisendi keha:<text:tab/>base64Binary</text:p>
      <text:p text:style-name="P5">Sisendi keha kodeerimata kujul:</text:p>
      <text:p text:style-name="P64">keha<text:tab/><text:tab/><text:tab/><text:tab/>Struct</text:p>
      <text:p text:style-name="P64"><text:tab/>asutused<text:tab/><text:tab/><text:tab/>massiiv</text:p>
      <text:p text:style-name="P64"><text:tab/><text:tab/>asutus<text:tab/>string<text:tab/></text:p>
      <text:p text:style-name="P64"><text:tab/>allyksused<text:tab/><text:tab/>massiiv</text:p>
      <text:p text:style-name="P64"><text:tab/><text:tab/>asutuse_kood<text:tab/>string</text:p>
      <text:p text:style-name="P64"><text:tab/><text:tab/>lyhinimetus<text:tab/>string</text:p>
      <text:p text:style-name="P64"><text:tab/>ametikohad<text:tab/><text:tab/>massiiv</text:p>
      <text:p text:style-name="P64"><text:tab/><text:tab/>asutuse_kood<text:tab/>string</text:p>
      <text:p text:style-name="P64"><text:tab/><text:tab/>lyhinimetus<text:tab/>string</text:p>
      <text:p text:style-name="P64"><text:tab/>vahetatud_dokumente_vahemalt<text:tab/>number</text:p>
      <text:p text:style-name="P64"><text:tab/>vahetatud_dokumente_kuni<text:tab/>number</text:p>
      <text:p text:style-name="P64"><text:tab/>vastuvotmata_dokumente_ootel<text:tab/>tõeväärtus (jah/ei)</text:p>
      <text:p text:style-name="P5"/>
      <text:p text:style-name="P5"/>
      <text:p text:style-name="P5">Väljundi keha:<text:tab/>base64Binary</text:p>
      <text:p text:style-name="P5">Väljundi keha kodeerimata kujul:</text:p>
      <text:p text:style-name="P64">keha<text:tab/><text:tab/><text:tab/><text:tab/>Struct</text:p>
      <text:p text:style-name="P64"><text:tab/>asutused<text:tab/><text:tab/><text:tab/>massiiv</text:p>
      <text:p text:style-name="P64"><text:tab/><text:tab/>asutus<text:tab/>Struct</text:p>
      <text:p text:style-name="P64"><text:tab/><text:tab/><text:tab/>regnr<text:tab/>string</text:p>
      <text:p text:style-name="P64"><text:tab/><text:tab/><text:tab/>nimi<text:tab/>string</text:p>
      <text:p text:style-name="P64"><text:tab/><text:tab/><text:tab/>saatmine<text:tab/>massiiv</text:p>
      <text:p text:style-name="P64"><text:tab/><text:tab/><text:tab/>saatmisviis<text:tab/>string<text:tab/><text:tab/>(väärtused: dhl | dhl_otse)</text:p>
      <text:p text:style-name="P64"><text:tab/><text:tab/><text:tab/>ks_asutuse_regnr<text:tab/>string<text:tab/><text:tab/>(kõrgemalseisva asutuse registrikood)</text:p>
      <text:p text:style-name="P64"><text:tab/>allyksused<text:tab/><text:tab/>massiiv</text:p>
      <text:p text:style-name="P64"><text:tab/><text:tab/>allyksus<text:tab/>Struct</text:p>
      <text:p text:style-name="P64"><text:tab/><text:tab/><text:tab/>kood<text:tab/>string</text:p>
      <text:p text:style-name="P64"><text:tab/><text:tab/><text:tab/>nimetus<text:tab/>string</text:p>
      <text:p text:style-name="P64"><text:tab/><text:tab/><text:tab/>asutuse_kood<text:tab/>string</text:p>
      <text:p text:style-name="P64"><text:tab/><text:tab/><text:tab/>lyhinimetus<text:tab/>string</text:p>
      <text:p text:style-name="P64"><text:tab/><text:tab/><text:tab/>ks_allyksuse_lyhinimetus<text:tab/>string</text:p>
      <text:p text:style-name="P64"><text:tab/>ametikohad<text:tab/><text:tab/>massiiv</text:p>
      <text:p text:style-name="P64"><text:tab/><text:tab/>ametikoht<text:tab/>Struct</text:p>
      <text:p text:style-name="P64"><text:tab/><text:tab/><text:tab/>kood<text:tab/>string</text:p>
      <text:p text:style-name="P64"><text:tab/><text:tab/><text:tab/>nimetus<text:tab/>string</text:p>
      <text:p text:style-name="P64"><text:tab/><text:tab/><text:tab/>asutuse_kood<text:tab/>string</text:p>
      <text:p text:style-name="P64"><text:tab/><text:tab/><text:tab/>lyhinimetus<text:tab/>string</text:p>
      <text:p text:style-name="P64"><text:tab/><text:tab/><text:tab/>ks_allyksuse_lyhinimetus<text:tab/>string</text:p>
      <text:p text:style-name="P5"><text:soft-page-break/></text:p>
      <text:p text:style-name="P5"/>
      <text:p text:style-name="P5">Päring annab teada, kas ja kui siis millisel moel on asutused võimelised DVK-d kasutama. Ilma sisendparameetriteta käivitamise korral tagastab päring nimekirja kõigist DVK-ga liitunud asutustest.</text:p>
      <text:p text:style-name="P5">Päringu parameetrite otstarve on järgmine:</text:p>
      <text:list xml:id="list35634906" text:continue-numbering="true" text:style-name="L19">
        <text:list-item>
          <text:p text:style-name="P121"><text:span text:style-name="Default_20_Paragraph_20_Font"><text:span text:style-name="T9">asutused</text:span></text:span><text:span text:style-name="Default_20_Paragraph_20_Font"><text:span text:style-name="T2"><text:line-break/>Võimaldab ette anda nimekirja asutuste registrikoodidest. DVK tagastab vastuses info ainult nimekirjas loetletud asutuste DVK-võimekuse kohta. Käesoleva parameetriga etteantud nimekiri toimib täiendava filtrina ka </text:span></text:span><text:span text:style-name="Default_20_Paragraph_20_Font"><text:span text:style-name="T2">parameetrite „</text:span></text:span><text:span text:style-name="Default_20_Paragraph_20_Font"><text:span text:style-name="T2">vahetatud_dokumente_vahemalt</text:span></text:span><text:span text:style-name="Default_20_Paragraph_20_Font"><text:span text:style-name="T2">“, „</text:span></text:span><text:span text:style-name="Default_20_Paragraph_20_Font"><text:span text:style-name="T2">vahetatud_dokumente_kuni</text:span></text:span><text:span text:style-name="Default_20_Paragraph_20_Font"><text:span text:style-name="T2">“ ja „</text:span></text:span><text:span text:style-name="Default_20_Paragraph_20_Font"><text:span text:style-name="T2">vastuvotmata_dokumente_ootel</text:span></text:span><text:span text:style-name="Default_20_Paragraph_20_Font"><text:span text:style-name="T2">“ puhul</text:span></text:span><text:span text:style-name="Default_20_Paragraph_20_Font"><text:span text:style-name="T2">.</text:span></text:span></text:p>
        </text:list-item>
        <text:list-item>
          <text:p text:style-name="P121"><text:span text:style-name="Default_20_Paragraph_20_Font"><text:span text:style-name="T9">all</text:span></text:span><text:span text:style-name="Default_20_Paragraph_20_Font"><text:span text:style-name="T9">y</text:span></text:span><text:span text:style-name="Default_20_Paragraph_20_Font"><text:span text:style-name="T9">ksused</text:span></text:span><text:span text:style-name="Default_20_Paragraph_20_Font"><text:span text:style-name="T2"><text:line-break/>Võimaldab ette anda nimekirja asutuste allüksustest.</text:span></text:span><text:span text:style-name="Default_20_Paragraph_20_Font"><text:span text:style-name="T2"> Allüksuste nimekiri esitatakse asutuse registrikoodi ja allüksuse lühinime paaridena.</text:span></text:span><text:span text:style-name="Default_20_Paragraph_20_Font"><text:span text:style-name="T2"> DVK tagastab vastuses info ainult nimekirjas loetletud allüksuste kohta. Käesoleva parameetriga etteantud nimekiri toimib täiendava filtrina ka </text:span></text:span><text:span text:style-name="Default_20_Paragraph_20_Font"><text:span text:style-name="T2">parameetrite „</text:span></text:span><text:span text:style-name="Default_20_Paragraph_20_Font"><text:span text:style-name="T2">vahetatud_dokumente_vahemalt</text:span></text:span><text:span text:style-name="Default_20_Paragraph_20_Font"><text:span text:style-name="T2">“, „</text:span></text:span><text:span text:style-name="Default_20_Paragraph_20_Font"><text:span text:style-name="T2">vahetatud_dokumente_kuni</text:span></text:span><text:span text:style-name="Default_20_Paragraph_20_Font"><text:span text:style-name="T2">“ ja „</text:span></text:span><text:span text:style-name="Default_20_Paragraph_20_Font"><text:span text:style-name="T2">vastuvotmata_dokumente_ootel</text:span></text:span><text:span text:style-name="Default_20_Paragraph_20_Font"><text:span text:style-name="T2">“ puhul</text:span></text:span><text:span text:style-name="Default_20_Paragraph_20_Font"><text:span text:style-name="T2">.</text:span></text:span></text:p>
        </text:list-item>
        <text:list-item>
          <text:p text:style-name="P121"><text:span text:style-name="Default_20_Paragraph_20_Font"><text:span text:style-name="T9">ametikohad</text:span></text:span><text:span text:style-name="Default_20_Paragraph_20_Font"><text:span text:style-name="T2"><text:line-break/>Võimaldab ette anda nimekirja asutuste ametikohtadest. Ametikohtade nimekiri esitatakse asutuse registrikoodi ja ametikoha lühinime paaridena. DVK tagastab vastuses info ainult nimekirjas loetletud ametikohtade kohta. Käesoleva parameetriga etteantud nimekiri toimib täiendava filtrina ka parameetrite „</text:span></text:span><text:span text:style-name="Default_20_Paragraph_20_Font"><text:span text:style-name="T2">vahetatud_dokumente_vahemalt</text:span></text:span><text:span text:style-name="Default_20_Paragraph_20_Font"><text:span text:style-name="T2">“, „</text:span></text:span><text:span text:style-name="Default_20_Paragraph_20_Font"><text:span text:style-name="T2">vahetatud_dokumente_kuni</text:span></text:span><text:span text:style-name="Default_20_Paragraph_20_Font"><text:span text:style-name="T2">“ ja „</text:span></text:span><text:span text:style-name="Default_20_Paragraph_20_Font"><text:span text:style-name="T2">vastuvotmata_dokumente_ootel</text:span></text:span><text:span text:style-name="Default_20_Paragraph_20_Font"><text:span text:style-name="T2">“ puhul.</text:span></text:span></text:p>
        </text:list-item>
        <text:list-item>
          <text:p text:style-name="P121"><text:span text:style-name="Default_20_Paragraph_20_Font"><text:span text:style-name="T9">vahetatud_dokumente_vahemalt</text:span></text:span><text:span text:style-name="Default_20_Paragraph_20_Font"><text:span text:style-name="T2"><text:line-break/>DVK tagastab nimekirja asutustest</text:span></text:span><text:span text:style-name="Default_20_Paragraph_20_Font"><text:span text:style-name="T2">, allüksustest ja ametikohtadest</text:span></text:span><text:span text:style-name="Default_20_Paragraph_20_Font"><text:span text:style-name="T2">, mis on vahetanud vähemalt etteantud arvu (kaasa arvatud) dokumente.</text:span></text:span></text:p>
        </text:list-item>
        <text:list-item>
          <text:p text:style-name="P121"><text:span text:style-name="Default_20_Paragraph_20_Font"><text:span text:style-name="T9">vahetatud_dokumente_kuni</text:span></text:span><text:span text:style-name="Default_20_Paragraph_20_Font"><text:span text:style-name="T2"><text:line-break/>DVK tagastab nimekirja asutustest</text:span></text:span><text:span text:style-name="Default_20_Paragraph_20_Font"><text:span text:style-name="T2">, allüksustest ja ametikohtadest</text:span></text:span><text:span text:style-name="Default_20_Paragraph_20_Font"><text:span text:style-name="T2">, mis on vahetanud kuni etteantud arvu (kaasa arvatud) dokumente.</text:span></text:span></text:p>
        </text:list-item>
        <text:list-item>
          <text:p text:style-name="P121"><text:span text:style-name="Default_20_Paragraph_20_Font"><text:span text:style-name="T9">vastuvotmata_dokumente_ootel</text:span></text:span><text:span text:style-name="Default_20_Paragraph_20_Font"><text:span text:style-name="T2"><text:line-break/>Kui antud parameetri väärtus on true, siis tagastab DVK nimekirja asutustest</text:span></text:span><text:span text:style-name="Default_20_Paragraph_20_Font"><text:span text:style-name="T2">, allüksustest ja ametikohtadest</text:span></text:span><text:span text:style-name="Default_20_Paragraph_20_Font"><text:span text:style-name="T2">, millel on hetkel allalaadimist ootavaid dokumente.</text:span></text:span></text:p>
        </text:list-item>
      </text:list>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3&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env:Body&gt;</text:p>
      <text:p text:style-name="P18"><text:s text:c="4"/>&lt;dhl:getSendingOptions&gt;</text:p>
      <text:p text:style-name="P18"><text:s text:c="6"/>&lt;keha href="cid:1266238098953"/&gt;</text:p>
      <text:p text:style-name="P18"><text:s text:c="4"/>&lt;/dhl:getSendingOptions&gt;</text:p>
      <text:p text:style-name="P18"><text:soft-page-break/><text:s text:c="2"/>&lt;/env:Body&gt;</text:p>
      <text:p text:style-name="P18">&lt;/env:Envelope&gt;</text:p>
      <text:p text:style-name="P18"/>
      <text:p text:style-name="P18">------=_Part_0_32961147.1266238098984</text:p>
      <text:p text:style-name="P18">Content-Type: {http://www.w3.org/2001/XMLSchema}base64Binary</text:p>
      <text:p text:style-name="P18">Content-Transfer-Encoding: binary</text:p>
      <text:p text:style-name="P18">Content-Id: &lt;1266238098953&gt;</text:p>
      <text:p text:style-name="P18">Content-Encoding: gzip</text:p>
      <text:p text:style-name="P18"/>
      <text:p text:style-name="P18">H4sIAAAAAAAAAH2PSwrDMAxEj2T670L4BoVSujcCC2psR8WWArl9mpAEl0J3w/DmCcEbC2YiKcFb6LGK9iw</text:p>
      <text:p text:style-name="P18">...</text:p>
      <text:p text:style-name="P18">ZDbzrTXjHtuyN3z7yv/AAAAA==</text:p>
      <text:p text:style-name="P18">------=_Part_0_32961147.1266238098984—</text:p>
      <text:p text:style-name="P18"/>
      <text:p text:style-name="P18"/>
      <text:h text:style-name="P144" text:outline-level="5"><text:span text:style-name="Default_20_Paragraph_20_Font"><text:span text:style-name="T2">Päringu</text:span></text:span><text:span text:style-name="Default_20_Paragraph_20_Font"><text:span text:style-name="T52">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getSendingOptions.v3&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getSendingOptionsResponse&gt;</text:p>
      <text:p text:style-name="P18"><text:s text:c="6"/>&lt;paring&gt;7EC4A81438DC484DE15A2DD2D371323B&lt;/paring&gt;</text:p>
      <text:p text:style-name="P18"><text:s text:c="6"/>&lt;keha href="cid:514E5DB49902EC1EC1BCBA442FF37A02"/&gt;</text:p>
      <text:p text:style-name="P18"><text:s text:c="4"/>&lt;/dhl:getSendingOptionsResponse&gt;</text:p>
      <text:p text:style-name="P18"><text:s text:c="2"/>&lt;/soapenv:Body&gt;</text:p>
      <text:p text:style-name="P18">&lt;/soapenv:Envelope&gt;</text:p>
      <text:p text:style-name="P18"/>
      <text:p text:style-name="P18">------=_Part_2_33268061.1266238099109</text:p>
      <text:p text:style-name="P18">Content-Type: {http://www.w3.org/2001/XMLSchema}base64Binary</text:p>
      <text:p text:style-name="P18">Content-Transfer-Encoding: binary</text:p>
      <text:p text:style-name="P18">Content-Id: &lt;514E5DB49902EC1EC1BCBA442FF37A02&gt;</text:p>
      <text:p text:style-name="P18">Content-Encoding: gzip</text:p>
      <text:p text:style-name="P18"/>
      <text:p text:style-name="P18">H4sIAAAAAAAAAG2P3QrCMAyFHyk4fy9CYaAX4oWCD1AKLa6s68ayCXt7287OVr1qzslp8gUFjcNISjL8rhj</text:p>
      <text:p text:style-name="P18">...</text:p>
      <text:p text:style-name="P18">W9+AXNEgoqqAQAA</text:p>
      <text:p text:style-name="P18">------=_Part_2_33268061.1266238099109--</text:p>
      <text:p text:style-name="P10"/>
      <text:p text:style-name="P10"/>
      <text:h text:style-name="P148" text:outline-level="5">Päringu „keha“ elemendi sisu</text:h>
      <text:p text:style-name="P5"><text:soft-page-break/>Elemendi „keha“ sisu kodeerimata kujul on:</text:p>
      <text:p text:style-name="P5"/>
      <text:p text:style-name="P23"><text:span text:style-name="Default_20_Paragraph_20_Font"><text:span text:style-name="T40">&lt;</text:span></text:span><text:span text:style-name="Default_20_Paragraph_20_Font"><text:span text:style-name="T51">keha</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sutuse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span text:style-name="Default_20_Paragraph_20_Font"><text:span text:style-name="T29">23456789</text:span></text:span><text:span text:style-name="Default_20_Paragraph_20_Font"><text:span text:style-name="T40">&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span text:style-name="Default_20_Paragraph_20_Font"><text:span text:style-name="T29">34567890</text:span></text:span><text:span text:style-name="Default_20_Paragraph_20_Font"><text:span text:style-name="T40">&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sutuse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llyksuse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23456789</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DH</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23456789</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YLD</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llyksuse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metikoha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PEARAAMAT</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RAAMATUPIDAJA</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metikoha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vahetatud_dokumente_vahemalt</text:span></text:span><text:span text:style-name="Default_20_Paragraph_20_Font"><text:span text:style-name="T40">&gt;</text:span></text:span><text:span text:style-name="Default_20_Paragraph_20_Font"><text:span text:style-name="T29">0</text:span></text:span><text:span text:style-name="Default_20_Paragraph_20_Font"><text:span text:style-name="T40">&lt;/</text:span></text:span><text:span text:style-name="Default_20_Paragraph_20_Font"><text:span text:style-name="T51">vahetatud_dokumente_vahemalt</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vahetatud_dokumente_kuni</text:span></text:span><text:span text:style-name="Default_20_Paragraph_20_Font"><text:span text:style-name="T40">&gt;</text:span></text:span><text:span text:style-name="Default_20_Paragraph_20_Font"><text:span text:style-name="T29">1000</text:span></text:span><text:span text:style-name="Default_20_Paragraph_20_Font"><text:span text:style-name="T40">&lt;/</text:span></text:span><text:span text:style-name="Default_20_Paragraph_20_Font"><text:span text:style-name="T51">vahetatud_dokumente_kuni</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vastuvotmata_dokumente_ootel</text:span></text:span><text:span text:style-name="Default_20_Paragraph_20_Font"><text:span text:style-name="T40">&gt;</text:span></text:span><text:span text:style-name="Default_20_Paragraph_20_Font"><text:span text:style-name="T29">true</text:span></text:span><text:span text:style-name="Default_20_Paragraph_20_Font"><text:span text:style-name="T40">&lt;/</text:span></text:span><text:span text:style-name="Default_20_Paragraph_20_Font"><text:span text:style-name="T51">vastuvotmata_dokumente_ootel</text:span></text:span><text:span text:style-name="Default_20_Paragraph_20_Font"><text:span text:style-name="T40">&gt;</text:span></text:span></text:p>
      <text:p text:style-name="Normal"><text:span text:style-name="Default_20_Paragraph_20_Font"><text:span text:style-name="T40">&lt;/</text:span></text:span><text:span text:style-name="Default_20_Paragraph_20_Font"><text:span text:style-name="T51">keha</text:span></text:span><text:span text:style-name="Default_20_Paragraph_20_Font"><text:span text:style-name="T40">&gt;</text:span></text:span></text:p>
      <text:p text:style-name="P5"/>
      <text:p text:style-name="P5"/>
      <text:h text:style-name="P148" text:outline-level="5">Vastuse „keha“ elemendi sisu</text:h>
      <text:p text:style-name="P5">Elemendi „keha“ sisu kodeerimata kujul on:</text:p>
      <text:p text:style-name="P5"/>
      <text:p text:style-name="P23"><text:span text:style-name="Default_20_Paragraph_20_Font"><text:span text:style-name="T40">&lt;</text:span></text:span><text:span text:style-name="Default_20_Paragraph_20_Font"><text:span text:style-name="T51">keha</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sutuse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i</text:span></text:span><text:span text:style-name="Default_20_Paragraph_20_Font"><text:span text:style-name="T40">&gt;</text:span></text:span><text:span text:style-name="Default_20_Paragraph_20_Font"><text:span text:style-name="T29">ASUTUS 1</text:span></text:span><text:span text:style-name="Default_20_Paragraph_20_Font"><text:span text:style-name="T40">&lt;/</text:span></text:span><text:span text:style-name="Default_20_Paragraph_20_Font"><text:span text:style-name="T51">nimi</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saatmine</text:span></text:span><text:span text:style-name="Default_20_Paragraph_20_Font"><text:span text:style-name="T40">&gt;</text:span></text:span></text:p>
      <text:p text:style-name="P23"><text:span text:style-name="Default_20_Paragraph_20_Font"><text:span text:style-name="T40"><text:s text:c="16"/>&lt;</text:span></text:span><text:span text:style-name="Default_20_Paragraph_20_Font"><text:span text:style-name="T51">saatmisviis</text:span></text:span><text:span text:style-name="Default_20_Paragraph_20_Font"><text:span text:style-name="T40">&gt;</text:span></text:span><text:span text:style-name="Default_20_Paragraph_20_Font"><text:span text:style-name="T29">dhl</text:span></text:span><text:span text:style-name="Default_20_Paragraph_20_Font"><text:span text:style-name="T40">&lt;/</text:span></text:span><text:span text:style-name="Default_20_Paragraph_20_Font"><text:span text:style-name="T51">saatmisvii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saatmine</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sutuse_regnr</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23456789</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i</text:span></text:span><text:span text:style-name="Default_20_Paragraph_20_Font"><text:span text:style-name="T40">&gt;</text:span></text:span><text:span text:style-name="Default_20_Paragraph_20_Font"><text:span text:style-name="T29">ASUTUS 2</text:span></text:span><text:span text:style-name="Default_20_Paragraph_20_Font"><text:span text:style-name="T40">&lt;/</text:span></text:span><text:span text:style-name="Default_20_Paragraph_20_Font"><text:span text:style-name="T51">nimi</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saatmine</text:span></text:span><text:span text:style-name="Default_20_Paragraph_20_Font"><text:span text:style-name="T40">&gt;</text:span></text:span></text:p>
      <text:p text:style-name="P23"><text:span text:style-name="Default_20_Paragraph_20_Font"><text:span text:style-name="T40"><text:s text:c="16"/>&lt;</text:span></text:span><text:span text:style-name="Default_20_Paragraph_20_Font"><text:span text:style-name="T51">saatmisviis</text:span></text:span><text:span text:style-name="Default_20_Paragraph_20_Font"><text:span text:style-name="T40">&gt;</text:span></text:span><text:span text:style-name="Default_20_Paragraph_20_Font"><text:span text:style-name="T29">dhl</text:span></text:span><text:span text:style-name="Default_20_Paragraph_20_Font"><text:span text:style-name="T40">&lt;/</text:span></text:span><text:span text:style-name="Default_20_Paragraph_20_Font"><text:span text:style-name="T51">saatmisviis</text:span></text:span><text:span text:style-name="Default_20_Paragraph_20_Font"><text:span text:style-name="T40">&gt;</text:span></text:span></text:p>
      <text:p text:style-name="P23"><text:span text:style-name="Default_20_Paragraph_20_Font"><text:span text:style-name="T40"><text:s text:c="16"/>&lt;</text:span></text:span><text:span text:style-name="Default_20_Paragraph_20_Font"><text:span text:style-name="T51">saatmisviis</text:span></text:span><text:span text:style-name="Default_20_Paragraph_20_Font"><text:span text:style-name="T40">&gt;</text:span></text:span><text:span text:style-name="Default_20_Paragraph_20_Font"><text:span text:style-name="T29">dhl_otse</text:span></text:span><text:span text:style-name="Default_20_Paragraph_20_Font"><text:span text:style-name="T40">&lt;/</text:span></text:span><text:span text:style-name="Default_20_Paragraph_20_Font"><text:span text:style-name="T51">saatmisvii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saatmine</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sutuse_regnr</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ks_asutuse_regnr</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oft-page-break/><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regnr</text:span></text:span><text:span text:style-name="Default_20_Paragraph_20_Font"><text:span text:style-name="T40">&gt;</text:span></text:span><text:span text:style-name="Default_20_Paragraph_20_Font"><text:span text:style-name="T29">34567890</text:span></text:span><text:span text:style-name="Default_20_Paragraph_20_Font"><text:span text:style-name="T40">&lt;/</text:span></text:span><text:span text:style-name="Default_20_Paragraph_20_Font"><text:span text:style-name="T51">regnr</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i</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saatmine</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sutuse_regnr</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sut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sutuse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llyksuse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47</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Raamatupidamine</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llyksuse_lyhinimetus</text:span></text:span><text:span text:style-name="Default_20_Paragraph_20_Font"><text:span text:style-name="T40">&gt;</text:span></text:span><text:span text:style-name="Default_20_Paragraph_20_Font"><text:span text:style-name="T29">YLD</text:span></text:span><text:span text:style-name="Default_20_Paragraph_20_Font"><text:span text:style-name="T40">&lt;/</text:span></text:span><text:span text:style-name="Default_20_Paragraph_20_Font"><text:span text:style-name="T51">ks_allyksuse_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17</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Üldosakond</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23456789</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YLD</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llyksuse_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llyksus</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llyksused</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metikohad</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92</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Raamatupidaja</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lyhinimetus</text:span></text:span><text:span text:style-name="Default_20_Paragraph_20_Font"><text:span text:style-name="T40">&gt;</text:span></text:span><text:span text:style-name="Default_20_Paragraph_20_Font"><text:span text:style-name="T29">RAAMATUPIDAJA</text:span></text:span><text:span text:style-name="Default_20_Paragraph_20_Font"><text:span text:style-name="T40">&lt;/</text:span></text:span><text:span text:style-name="Default_20_Paragraph_20_Font"><text:span text:style-name="T51">lyhinimetus</text:span></text:span><text:span text:style-name="Default_20_Paragraph_20_Font"><text:span text:style-name="T40">&gt;</text:span></text:span></text:p>
      <text:p text:style-name="P23"><text:span text:style-name="Default_20_Paragraph_20_Font"><text:span text:style-name="T40"><text:s text:c="12"/>&lt;</text:span></text:span><text:span text:style-name="Default_20_Paragraph_20_Font"><text:span text:style-name="T51">ks_allyksuse_lyhinim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ks_allyksuse_lyhinimetus</text:span></text:span><text:span text:style-name="Default_20_Paragraph_20_Font"><text:span text:style-name="T40">&gt;</text:span></text:span></text:p>
      <text:p text:style-name="P23"><text:span text:style-name="Default_20_Paragraph_20_Font"><text:span text:style-name="T40"><text:s text:c="8"/>&lt;/</text:span></text:span><text:span text:style-name="Default_20_Paragraph_20_Font"><text:span text:style-name="T51">ametikoht</text:span></text:span><text:span text:style-name="Default_20_Paragraph_20_Font"><text:span text:style-name="T40">&gt;</text:span></text:span></text:p>
      <text:p text:style-name="P23"><text:span text:style-name="Default_20_Paragraph_20_Font"><text:span text:style-name="T40"><text:s text:c="4"/>&lt;/</text:span></text:span><text:span text:style-name="Default_20_Paragraph_20_Font"><text:span text:style-name="T51">ametikohad</text:span></text:span><text:span text:style-name="Default_20_Paragraph_20_Font"><text:span text:style-name="T40">&gt;</text:span></text:span></text:p>
      <text:p text:style-name="P20"><text:span text:style-name="Default_20_Paragraph_20_Font"><text:span text:style-name="T40">&lt;/</text:span></text:span><text:span text:style-name="Default_20_Paragraph_20_Font"><text:span text:style-name="T51">keha</text:span></text:span><text:span text:style-name="Default_20_Paragraph_20_Font"><text:span text:style-name="T40">&gt;</text:span></text:span></text:p>
      <text:p text:style-name="P18"/>
      <text:p text:style-name="P10"/>
      <text:p text:style-name="P10"/>
      <text:p text:style-name="P10"/>
      <text:h text:style-name="P136" text:outline-level="2"><text:bookmark-start text:name="_Toc256702631"/>changeOrganizationData<text:bookmark-end text:name="_Toc256702631"/></text:h>
      <text:p text:style-name="P5">Päringu nimi: dhl.changeOrganizationData.v1</text:p>
      <text:p text:style-name="P5">Sisendi keha: Struct:</text:p>
      <text:p text:style-name="P69">string registrikood</text:p>
      <text:p text:style-name="P69">string endine_registrikood</text:p>
      <text:p text:style-name="P69">string korgemalseisva_asutuse_registrikood</text:p>
      <text:p text:style-name="P69">string nimi</text:p>
      <text:p text:style-name="P69">string nime_lyhend</text:p>
      <text:p text:style-name="P69">string liik1</text:p>
      <text:p text:style-name="P69">string liik2</text:p>
      <text:p text:style-name="P69">string tegevusala</text:p>
      <text:p text:style-name="P69">string tegevuspiirkond</text:p>
      <text:p text:style-name="P69">string maakond</text:p>
      <text:p text:style-name="P69">string asukoht</text:p>
      <text:p text:style-name="P69">string aadress</text:p>
      <text:p text:style-name="P69">string postikood</text:p>
      <text:p text:style-name="P69">string telefon</text:p>
      <text:p text:style-name="P69">string faks</text:p>
      <text:p text:style-name="P69">string e_post</text:p>
      <text:p text:style-name="P69">string www</text:p>
      <text:p text:style-name="P69">string logo</text:p>
      <text:p text:style-name="P69">date asutamise_kuupaev</text:p>
      <text:p text:style-name="P69"><text:soft-page-break/>string moodustamise_akti_nimi</text:p>
      <text:p text:style-name="P69">string moodustamise_akti_number</text:p>
      <text:p text:style-name="P69">date moodustamise_akti_kuupaev</text:p>
      <text:p text:style-name="P69">string pohimaaruse_akti_nimi</text:p>
      <text:p text:style-name="P69">string pohimaaruse_akti_number</text:p>
      <text:p text:style-name="P69">date pohimaaruse_kinnitamise_kuupaev</text:p>
      <text:p text:style-name="P69">date pohimaaruse_kande_kuupaev</text:p>
      <text:p text:style-name="P69">string parameetrid</text:p>
      <text:p text:style-name="P69">boolean dvk_saatmine</text:p>
      <text:p text:style-name="P69">boolean dvk_otse_saatmine</text:p>
      <text:p text:style-name="P69">string toetatav_dvk_versioon</text:p>
      <text:p text:style-name="P69">string dokumendihaldussysteemi_nimetus</text:p>
      <text:p text:style-name="P5">Väljundi keha: string</text:p>
      <text:p text:style-name="P5"/>
      <text:p text:style-name="P5">Päringuga saab uuendada DVK serveri asutuste registris salvestatud andmeid asutuse kohta. Päringuga saab uuendada ainult selle asutuse andmeid, mille nimel päring käivitati (s.t. mille registrikood oli märgitud X-Tee päringu päistesse).</text:p>
      <text:p text:style-name="P5">Kui andmete uuendamine õnnestub, siis tagastab päring vastussõnumi kehas väärtuse „OK“</text:p>
      <text:p text:style-name="P5"/>
      <text:p text:style-name="P5">Antud päringu puhul esitatakse nii sisend- kui väljundandmed pakkimata ja kodeerimata kujul.</text:p>
      <text:p text:style-name="P5"/>
      <text:p text:style-name="P5"/>
      <text:h text:style-name="Heading_20_3" text:outline-level="3"><text:bookmark-start text:name="_Toc256702632"/>Näide<text:bookmark-end text:name="_Toc256702632"/></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changeOrganizationData.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env:Body&gt;</text:p>
      <text:p text:style-name="P18"><text:s text:c="4"/>&lt;dhl:changeOrganizationData&gt;</text:p>
      <text:p text:style-name="P18"><text:s text:c="6"/>&lt;keha&gt;</text:p>
      <text:p text:style-name="P18"><text:s text:c="8"/>&lt;registrikood&gt;12345678&lt;/registrikood&gt;</text:p>
      <text:p text:style-name="P18"><text:s text:c="8"/>&lt;endine_registrikood&gt;12345&lt;/endine_registrikood&gt;</text:p>
      <text:p text:style-name="P18"><text:s text:c="8"/>&lt;korgemalseisva_asutuse_registrikood&gt;12322332 &lt;/korgemalseisva_asutuse_registrikood&gt;</text:p>
      <text:p text:style-name="P18"><text:s text:c="8"/>&lt;nimi&gt;Asutus AS&lt;/nimi&gt;</text:p>
      <text:p text:style-name="P18"><text:s text:c="8"/>&lt;nime_lyhend&gt;AAS&lt;/nime_lyhend&gt;</text:p>
      <text:p text:style-name="P18"><text:s text:c="8"/>&lt;liik1&gt;L1&lt;/liik1&gt;</text:p>
      <text:p text:style-name="P18"><text:s text:c="8"/>&lt;liik2&gt;L2&lt;/liik2&gt;</text:p>
      <text:p text:style-name="P18"><text:s text:c="8"/>&lt;tegevusala&gt;Kaubandus&lt;/tegevusala&gt;</text:p>
      <text:p text:style-name="P18"><text:s text:c="8"/>&lt;tegevuspiirkond&gt;Tallinn&lt;/tegevuspiirkond&gt;</text:p>
      <text:p text:style-name="P18"><text:s text:c="8"/>&lt;maakond&gt;Harjumaa&lt;/maakond&gt;</text:p>
      <text:p text:style-name="P18"><text:soft-page-break/><text:s text:c="8"/>&lt;asukoht&gt;Tallinn&lt;/asukoht&gt;</text:p>
      <text:p text:style-name="P18"><text:s text:c="8"/>&lt;aadress&gt;Akadeemia tee 21&lt;/aadress&gt;</text:p>
      <text:p text:style-name="P18"><text:s text:c="8"/>&lt;postikood&gt;12618&lt;/postikood&gt;</text:p>
      <text:p text:style-name="P18"><text:s text:c="8"/>&lt;telefon&gt;6543210&lt;/telefon&gt;</text:p>
      <text:p text:style-name="P18"><text:s text:c="8"/>&lt;faks&gt;6543211&lt;/faks&gt;</text:p>
      <text:p text:style-name="P18"><text:s text:c="8"/>&lt;e_post&gt;info@asutus.ee&lt;/e_post&gt;</text:p>
      <text:p text:style-name="P18"><text:s text:c="8"/>&lt;www&gt;http://www.asutus.ee&lt;/www&gt;</text:p>
      <text:p text:style-name="P18"><text:s text:c="8"/>&lt;logo/&gt;</text:p>
      <text:p text:style-name="P18"><text:s text:c="8"/>&lt;asutamise_kuupaev&gt;2008-01-11&lt;/asutamise_kuupaev&gt;</text:p>
      <text:p text:style-name="P18"><text:s text:c="8"/>&lt;moodustamise_akti_nimi&gt;Moodustamise akt&lt;/moodustamise_akti_nimi&gt;</text:p>
      <text:p text:style-name="P18"><text:s text:c="8"/>&lt;moodustamise_akti_number&gt;1A2&lt;/moodustamise_akti_number&gt;</text:p>
      <text:p text:style-name="P18"><text:s text:c="8"/>&lt;moodustamise_akti_kuupaev&gt;2008-02-01&lt;/moodustamise_akti_kuupaev&gt;</text:p>
      <text:p text:style-name="P18"><text:s text:c="8"/>&lt;pohimaaruse_akti_nimi&gt;Põhimäärus&lt;/pohimaaruse_akti_nimi&gt;</text:p>
      <text:p text:style-name="P18"><text:s text:c="8"/>&lt;pohimaaruse_akti_number&gt;2A3&lt;/pohimaaruse_akti_number&gt;</text:p>
      <text:p text:style-name="P18"><text:s text:c="8"/>&lt;pohimaaruse_kinnitamise_kuupaev&gt;2008-03-01 &lt;/pohimaaruse_kinnitamise_kuupaev&gt;</text:p>
      <text:p text:style-name="P18"><text:s text:c="8"/>&lt;pohimaaruse_kande_kuupaev&gt;2008-03-05&lt;/pohimaaruse_kande_kuupaev&gt;</text:p>
      <text:p text:style-name="P18"><text:s text:c="8"/>&lt;parameetrid&gt;Parameetrid 123&lt;/parameetrid&gt;</text:p>
      <text:p text:style-name="P18"><text:s text:c="8"/>&lt;dvk_saatmine&gt;1&lt;/dvk_saatmine&gt;</text:p>
      <text:p text:style-name="P18"><text:s text:c="8"/>&lt;dvk_otse_saatmine&gt;0&lt;/dvk_otse_saatmine&gt;</text:p>
      <text:p text:style-name="P18"><text:s text:c="8"/>&lt;toetatav_dvk_versioon&gt;1.5&lt;/toetatav_dvk_versioon&gt;</text:p>
      <text:p text:style-name="P18"><text:s text:c="8"/>&lt;dokumendihaldussysteemi_nimetus&gt;SuperDoc 2000 &lt;/dokumendihaldussysteemi_nimetus&gt;</text:p>
      <text:p text:style-name="P18"><text:s text:c="6"/>&lt;/keha&gt;</text:p>
      <text:p text:style-name="P18"><text:s text:c="4"/>&lt;/dhl:changeOrganizationData&gt;</text:p>
      <text:p text:style-name="P18"><text:s text:c="2"/>&lt;/env:Body&gt;</text:p>
      <text:p text:style-name="P18">&lt;/env:Envelope&gt;</text:p>
      <text:p text:style-name="P18"/>
      <text:h text:style-name="P144" text:outline-level="5"><text:span text:style-name="Default_20_Paragraph_20_Font"><text:span text:style-name="T2">Päringu</text:span></text:span> vastus</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changeOrganizationData.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soapenv:Body&gt;</text:p>
      <text:p text:style-name="P18"><text:s text:c="4"/>&lt;dhl:changeOrganizationDataResponse&gt;</text:p>
      <text:p text:style-name="P18"><text:s text:c="6"/>&lt;paring xsi:type="SOAP-ENC:Array" SOAP-ENC:arrayType="xsd:string[3]"&gt;</text:p>
      <text:p text:style-name="P18"><text:s text:c="8"/>&lt;registrikood&gt;12345678&lt;/registrikood&gt;</text:p>
      <text:p text:style-name="P18"><text:s text:c="8"/>&lt;endine_registrikood&gt;12345&lt;/endine_registrikood&gt;</text:p>
      <text:p text:style-name="P18"><text:s text:c="8"/>&lt;korgemalseisva_asutuse_registrikood&gt;12322332 &lt;/korgemalseisva_asutuse_registrikood&gt;</text:p>
      <text:p text:style-name="P18"><text:s text:c="8"/>&lt;nimi&gt;Asutus AS&lt;/nimi&gt;</text:p>
      <text:p text:style-name="P18"><text:s text:c="8"/>&lt;nime_lyhend&gt;AAS&lt;/nime_lyhend&gt;</text:p>
      <text:p text:style-name="P18"><text:soft-page-break/><text:s text:c="8"/>&lt;liik1&gt;L1&lt;/liik1&gt;</text:p>
      <text:p text:style-name="P18"><text:s text:c="8"/>&lt;liik2&gt;L2&lt;/liik2&gt;</text:p>
      <text:p text:style-name="P18"><text:s text:c="8"/>&lt;tegevusala&gt;Kaubandus&lt;/tegevusala&gt;</text:p>
      <text:p text:style-name="P18"><text:s text:c="8"/>&lt;tegevuspiirkond&gt;Tallinn&lt;/tegevuspiirkond&gt;</text:p>
      <text:p text:style-name="P18"><text:s text:c="8"/>&lt;maakond&gt;Harjumaa&lt;/maakond&gt;</text:p>
      <text:p text:style-name="P18"><text:s text:c="8"/>&lt;asukoht&gt;Tallinn&lt;/asukoht&gt;</text:p>
      <text:p text:style-name="P18"><text:s text:c="8"/>&lt;aadress&gt;Akadeemia tee 21&lt;/aadress&gt;</text:p>
      <text:p text:style-name="P18"><text:s text:c="8"/>&lt;postikood&gt;12618&lt;/postikood&gt;</text:p>
      <text:p text:style-name="P18"><text:s text:c="8"/>&lt;telefon&gt;6543210&lt;/telefon&gt;</text:p>
      <text:p text:style-name="P18"><text:s text:c="8"/>&lt;faks&gt;6543211&lt;/faks&gt;</text:p>
      <text:p text:style-name="P18"><text:s text:c="8"/>&lt;e_post&gt;info@asutus.ee&lt;/e_post&gt;</text:p>
      <text:p text:style-name="P18"><text:s text:c="8"/>&lt;www&gt;http://www.asutus.ee&lt;/www&gt;</text:p>
      <text:p text:style-name="P18"><text:s text:c="8"/>&lt;logo/&gt;</text:p>
      <text:p text:style-name="P18"><text:s text:c="8"/>&lt;asutamise_kuupaev&gt;2008-01-11&lt;/asutamise_kuupaev&gt;</text:p>
      <text:p text:style-name="P18"><text:s text:c="8"/>&lt;moodustamise_akti_nimi&gt;Moodustamise akt&lt;/moodustamise_akti_nimi&gt;</text:p>
      <text:p text:style-name="P18"><text:s text:c="8"/>&lt;moodustamise_akti_number&gt;1A2&lt;/moodustamise_akti_number&gt;</text:p>
      <text:p text:style-name="P18"><text:s text:c="8"/>&lt;moodustamise_akti_kuupaev&gt;2008-02-01&lt;/moodustamise_akti_kuupaev&gt;</text:p>
      <text:p text:style-name="P18"><text:s text:c="8"/>&lt;pohimaaruse_akti_nimi&gt;Põhimäärus&lt;/pohimaaruse_akti_nimi&gt;</text:p>
      <text:p text:style-name="P18"><text:s text:c="8"/>&lt;pohimaaruse_akti_number&gt;2A3&lt;/pohimaaruse_akti_number&gt;</text:p>
      <text:p text:style-name="P18"><text:s text:c="8"/>&lt;pohimaaruse_kinnitamise_kuupaev&gt;2008-03-01 &lt;/pohimaaruse_kinnitamise_kuupaev&gt;</text:p>
      <text:p text:style-name="P18"><text:s text:c="8"/>&lt;pohimaaruse_kande_kuupaev&gt;2008-03-05&lt;/pohimaaruse_kande_kuupaev&gt;</text:p>
      <text:p text:style-name="P18"><text:s text:c="8"/>&lt;parameetrid&gt;Parameetrid 123&lt;/parameetrid&gt;</text:p>
      <text:p text:style-name="P18"><text:s text:c="8"/>&lt;dvk_saatmine&gt;1&lt;/dvk_saatmine&gt;</text:p>
      <text:p text:style-name="P18"><text:s text:c="8"/>&lt;dvk_otse_saatmine&gt;0&lt;/dvk_otse_saatmine&gt;</text:p>
      <text:p text:style-name="P18"><text:s text:c="8"/>&lt;toetatav_dvk_versioon&gt;1.5&lt;/toetatav_dvk_versioon&gt;</text:p>
      <text:p text:style-name="P18"><text:s text:c="8"/>&lt;dokumendihaldussysteemi_nimetus&gt;SuperDoc 2000 &lt;/dokumendihaldussysteemi_nimetus&gt;</text:p>
      <text:p text:style-name="P18"><text:s text:c="6"/>&lt;/paring&gt;</text:p>
      <text:p text:style-name="P18"><text:s text:c="6"/>&lt;keha&gt;OK&lt;/keha&gt;</text:p>
      <text:p text:style-name="P18"><text:s text:c="4"/>&lt;/dhl:changeOrganizationDataResponse&gt;</text:p>
      <text:p text:style-name="P18"><text:s text:c="2"/>&lt;/soapenv:Body&gt;</text:p>
      <text:p text:style-name="P18">&lt;/soapenv:Envelope&gt;</text:p>
      <text:p text:style-name="P18"/>
      <text:p text:style-name="P18"/>
      <text:h text:style-name="P136" text:outline-level="2"><text:bookmark-start text:name="_Toc256702633"/>deleteOldDocuments<text:bookmark-end text:name="_Toc256702633"/></text:h>
      <text:p text:style-name="P5">Päringu nimi: dhl.deleteOldDocuments.v1</text:p>
      <text:p text:style-name="P5">Sisendi keha: -</text:p>
      <text:p text:style-name="P5">Väljundi keha: string</text:p>
      <text:p text:style-name="P5"/>
      <text:p text:style-name="P5">Päring kustutab DVK andmebaasist säilitustähtaja ületanud dokumendid. Kui säilitustähtaja ületanud dokument on osadele adressaatidele veel saatmata, siis märgib DVK server dokumendi andmetesse, et dokumendi edastamine on katkestatud ning lükkab dokumendi säilitustähtaega mõnevõrra edasi (sõltub serveri seadistusest), et info saatmise katkestamisest jõuaks kindlasti ka dokumendi saatjale.</text:p>
      <text:p text:style-name="P5">Kui säilitustähtaja ületanud dokumentide kustutamine õnnestub, siis tagastab päring vastussõnumi kehas väärtuse „OK“</text:p>
      <text:p text:style-name="P5"/>
      <text:h text:style-name="P141" text:outline-level="3"><text:bookmark-start text:name="_Toc256702634"/>Näide<text:bookmark-end text:name="_Toc256702634"/></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oft-page-break/><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deleteOldDocument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env:Body&gt;</text:p>
      <text:p text:style-name="P18"><text:s text:c="4"/>&lt;dhl:deleteOldDocuments&gt;</text:p>
      <text:p text:style-name="P18"><text:s text:c="6"/>&lt;keha/&gt;</text:p>
      <text:p text:style-name="P18"><text:s text:c="4"/>&lt;/dhl:deleteOldDocuments&gt;</text:p>
      <text:p text:style-name="P18"><text:s text:c="2"/>&lt;/env:Body&gt;</text:p>
      <text:p text:style-name="P18">&lt;/env:Envelope&gt;</text:p>
      <text:p text:style-name="P18"/>
      <text:h text:style-name="P144" text:outline-level="5"><text:span text:style-name="Default_20_Paragraph_20_Font"><text:span text:style-name="T2">Päringu</text:span></text:span><text:span text:style-name="Default_20_Paragraph_20_Font"><text:span text:style-name="T52"> </text:span></text:span><text:span text:style-name="Default_20_Paragraph_20_Font"><text:span text:style-name="T2">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deleteOldDocuments.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deleteOldDocumentsResponse&gt;</text:p>
      <text:p text:style-name="P18"><text:s text:c="6"/>&lt;paring/&gt;</text:p>
      <text:p text:style-name="P18"><text:s text:c="6"/>&lt;keha&gt;OK&lt;/keha&gt;</text:p>
      <text:p text:style-name="P18"><text:s text:c="4"/>&lt;/dhl:deleteOldDocumentsResponse&gt;</text:p>
      <text:p text:style-name="P18"><text:s text:c="2"/>&lt;/soapenv:Body&gt;</text:p>
      <text:p text:style-name="P18">&lt;/soapenv:Envelope&gt;</text:p>
      <text:p text:style-name="P10"/>
      <text:h text:style-name="P136" text:outline-level="2"><text:bookmark-start text:name="_Toc256702635"/>runSystemCheck<text:bookmark-end text:name="_Toc256702635"/></text:h>
      <text:p text:style-name="P5">Päringu nimi: dhl.runSystemCheck.v1</text:p>
      <text:p text:style-name="P5">Sisendi keha: -</text:p>
      <text:p text:style-name="P5">Väljundi keha: string</text:p>
      <text:p text:style-name="P5"/>
      <text:p text:style-name="P5">Päring kontrollib DVK serveri kriitiliste funktsioonide toimimist (andmebaasi ligipääs, kettale kirjutamine, jne.). Kui kõik kontrollitavad funktsioonid toimivad, siis tagastab päring väärtuse „OK“. Avastatud vea korral tagastab <text:soft-page-break/>päring veateate SOAP veateate kujul.</text:p>
      <text:p text:style-name="P5"/>
      <text:h text:style-name="P141" text:outline-level="3"><text:bookmark-start text:name="_Toc256702636"/>Näide<text:bookmark-end text:name="_Toc256702636"/></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runSystemCheck.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env:Body&gt;</text:p>
      <text:p text:style-name="P18"><text:s text:c="4"/>&lt;dhl:runSystemCheck&gt;</text:p>
      <text:p text:style-name="P18"><text:s text:c="6"/>&lt;keha/&gt;</text:p>
      <text:p text:style-name="P18"><text:s text:c="4"/>&lt;/dhl:runSystemCheck&gt;</text:p>
      <text:p text:style-name="P18"><text:s text:c="2"/>&lt;/env:Body&gt;</text:p>
      <text:p text:style-name="P18">&lt;/env:Envelope&gt;</text:p>
      <text:p text:style-name="P10"/>
      <text:h text:style-name="P144" text:outline-level="5"><text:span text:style-name="Default_20_Paragraph_20_Font"><text:span text:style-name="T2">Päringu</text:span></text:span><text:span text:style-name="Default_20_Paragraph_20_Font"><text:span text:style-name="T52"> </text:span></text:span><text:span text:style-name="Default_20_Paragraph_20_Font"><text:span text:style-name="T2">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1181967&lt;/xtee:asutus&gt;</text:p>
      <text:p text:style-name="P18"><text:s text:c="4"/>&lt;xtee:andmekogu&gt;dhl&lt;/xtee:andmekogu&gt;</text:p>
      <text:p text:style-name="P18"><text:s text:c="4"/>&lt;xtee:ametnik&gt;38005130332&lt;/xtee:ametnik&gt;</text:p>
      <text:p text:style-name="P18"><text:s text:c="4"/>&lt;xtee:nimi&gt;dhl.runSystemCheck.v1&lt;/xtee:nimi&gt;</text:p>
      <text:p text:style-name="P18"><text:s text:c="4"/>&lt;xtee:id&gt;dhl_client_1&lt;/xtee:id&gt;</text:p>
      <text:p text:style-name="P18"><text:s text:c="4"/>&lt;xtee:toimik/&gt;</text:p>
      <text:p text:style-name="P18"><text:s text:c="4"/>&lt;xtee:isikukood&gt;EE38005130332&lt;/xtee:isikukood&gt;</text:p>
      <text:p text:style-name="P18"><text:s text:c="2"/>&lt;/env:Header&gt;</text:p>
      <text:p text:style-name="P18"/>
      <text:p text:style-name="P18"><text:s text:c="2"/>&lt;soapenv:Body&gt;</text:p>
      <text:p text:style-name="P18"><text:s text:c="4"/>&lt;dhl:runSystemCheckResponse&gt;</text:p>
      <text:p text:style-name="P18"><text:s text:c="6"/>&lt;paring/&gt;</text:p>
      <text:p text:style-name="P18"><text:soft-page-break/><text:s text:c="6"/>&lt;keha&gt;OK&lt;/keha&gt;</text:p>
      <text:p text:style-name="P18"><text:s text:c="4"/>&lt;/dhl:runSystemCheckResponse&gt;</text:p>
      <text:p text:style-name="P18"><text:s text:c="2"/>&lt;/soapenv:Body&gt;</text:p>
      <text:p text:style-name="P18">&lt;/soapenv:Envelope&gt;</text:p>
      <text:p text:style-name="P10"/>
      <text:h text:style-name="P139" text:outline-level="2"><text:bookmark-start text:name="_Toc256702637"/>getSubdivisionList<text:bookmark-end text:name="_Toc256702637"/></text:h>
      <text:h text:style-name="P141" text:outline-level="3"><text:bookmark-start text:name="_Toc256702638"/>getSubdivisionList.v1<text:bookmark-end text:name="_Toc256702638"/></text:h>
      <text:p text:style-name="P5">Päringu nimi: dhl.getSubdivisionList.v1</text:p>
      <text:p text:style-name="P5">Sisendi keha: stringide massiiv</text:p>
      <text:p text:style-name="P5">Väljundi keha: massiiv andmetüübist „allyksus”:</text:p>
      <text:p text:style-name="P62">kood<text:tab/>string</text:p>
      <text:p text:style-name="P62">nimetus<text:tab/>string</text:p>
      <text:p text:style-name="P62">asutuse_kood<text:tab/>string</text:p>
      <text:p text:style-name="P62">lyhinimetus<text:tab/>string</text:p>
      <text:p text:style-name="P62">ks_allyksuse_lyhinimetus<text:tab/>string<text:tab/><text:tab/>(kõrgemalseisva allüksuse lühinimetus)</text:p>
      <text:p text:style-name="P5"/>
      <text:p text:style-name="P5">Päring tagastab sisendparameetriga etteantud asutuste allüksuste nimekirja. Päring on vajalik selleks, et oleks võimalik dokumente adresseerida asutuse allüksusele (et oleks teada, millisele allüksusele DVK serveris milline unikaalne kood vastab).</text:p>
      <text:p text:style-name="P5"/>
      <text:p text:style-name="P5">Antud päringu puhul esitatakse nii sisend- kui väljundandmed pakkimata ja kodeerimata kujul.</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text:p>
      <text:p text:style-name="P18"><text:s text:c="2"/>xmlns:SOAP-ENC="http://schemas.xmlsoap.org/soap/encoding/"&gt;</text:p>
      <text:p text:style-name="P18"><text:s text:c="2"/></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env:Body&gt;</text:p>
      <text:p text:style-name="P18"><text:s text:c="4"/>&lt;dhl:getSubdivisionList&gt;</text:p>
      <text:p text:style-name="P18"><text:s text:c="6"/>&lt;keha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keha&gt;</text:p>
      <text:p text:style-name="P18"><text:s text:c="4"/>&lt;/dhl:getSubdivisionList&gt;</text:p>
      <text:p text:style-name="P18"><text:s text:c="2"/>&lt;/env:Body&gt;</text:p>
      <text:p text:style-name="P18">&lt;/env:Envelope&gt;</text:p>
      <text:p text:style-name="P18"/>
      <text:h text:style-name="P149" text:outline-level="5"><text:span text:style-name="Default_20_Paragraph_20_Font"><text:span text:style-name="T2">Päringu</text:span></text:span> vastus</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soapenv:Body&gt;</text:p>
      <text:p text:style-name="P18"><text:s text:c="4"/>&lt;dhl:getSubdivisionListResponse&gt;</text:p>
      <text:p text:style-name="P18"><text:s text:c="6"/>&lt;paring xsi:type="SOAP-ENC:Array" SOAP-ENC:arrayType="xsd:string[3]"&gt;</text:p>
      <text:p text:style-name="P18"><text:s text:c="8"/>&lt;asutus&gt;12345678&lt;/asutus&gt;</text:p>
      <text:p text:style-name="P18"><text:s text:c="8"/>&lt;asutus&gt;23456789&lt;/asutus&gt;</text:p>
      <text:p text:style-name="P18"><text:s text:c="8"/>&lt;asutus&gt;34567890&lt;/asutus&gt;</text:p>
      <text:p text:style-name="P18"><text:s text:c="6"/>&lt;/paring&gt;</text:p>
      <text:p text:style-name="P18"><text:s text:c="6"/>&lt;keha xsi:type="SOAP-ENC:Array" SOAP-ENC:arrayType="dhl:allyksus[4]"&gt;</text:p>
      <text:p text:style-name="P18"><text:s text:c="8"/>&lt;allyksus&gt;</text:p>
      <text:p text:style-name="P18"><text:s text:c="10"/>&lt;kood&gt;1&lt;/kood&gt;</text:p>
      <text:p text:style-name="P18"><text:s text:c="10"/>&lt;nimetus&gt;IT osakond&lt;/nimetus&gt;</text:p>
      <text:p text:style-name="P18"><text:s text:c="10"/>&lt;asutuse_kood&gt;12345678&lt;/asutuse_kood&gt;</text:p>
      <text:p text:style-name="P18"><text:s text:c="10"/>&lt;lyhinimetus&gt;IT&lt;/lyhinimetus&gt;</text:p>
      <text:p text:style-name="P18"><text:s text:c="10"/>&lt;ks_allyksuse_lyhinimetus&gt;YLD&lt;/ks_allyksuse_lyhinimetus&gt;</text:p>
      <text:p text:style-name="P18"><text:s text:c="8"/>&lt;/allyksus&gt;</text:p>
      <text:p text:style-name="P18"><text:s text:c="8"/>&lt;allyksus&gt;</text:p>
      <text:p text:style-name="P18"><text:s text:c="10"/>&lt;kood&gt;2&lt;/kood&gt;</text:p>
      <text:p text:style-name="P18"><text:s text:c="10"/>&lt;nimetus&gt;Üldosakond&lt;/nimetus&gt;</text:p>
      <text:p text:style-name="P18"><text:s text:c="10"/>&lt;asutuse_kood&gt;12345678&lt;/asutuse_kood&gt;</text:p>
      <text:p text:style-name="P18"><text:s text:c="10"/>&lt;lyhinimetus&gt;YLD&lt;/lyhinimetus&gt;</text:p>
      <text:p text:style-name="P18"><text:s text:c="10"/>&lt;ks_allyksuse_lyhinimetus/&gt;</text:p>
      <text:p text:style-name="P18"><text:s text:c="8"/>&lt;/allyksus&gt;</text:p>
      <text:p text:style-name="P18"><text:s text:c="8"/>&lt;allyksus&gt;</text:p>
      <text:p text:style-name="P18"><text:s text:c="10"/>&lt;kood&gt;12&lt;/kood&gt;</text:p>
      <text:p text:style-name="P18"><text:s text:c="10"/>&lt;nimetus&gt;Raamatupidamisosakond&lt;/nimetus&gt;</text:p>
      <text:p text:style-name="P18"><text:s text:c="10"/>&lt;asutuse_kood&gt;23456789&lt;/asutuse_kood&gt;</text:p>
      <text:p text:style-name="P18"><text:s text:c="10"/>&lt;lyhinimetus&gt;RMTP&lt;/lyhinimetus&gt;</text:p>
      <text:p text:style-name="P18"><text:s text:c="10"/>&lt;ks_allyksuse_lyhinimetus/&gt;</text:p>
      <text:p text:style-name="P18"><text:s text:c="8"/>&lt;/allyksus&gt;</text:p>
      <text:p text:style-name="P18"><text:s text:c="8"/>&lt;allyksus&gt;</text:p>
      <text:p text:style-name="P18"><text:s text:c="10"/>&lt;kood&gt;28&lt;/kood&gt;</text:p>
      <text:p text:style-name="P18"><text:s text:c="10"/>&lt;nimetus&gt;Haldusosakond&lt;/nimetus&gt;</text:p>
      <text:p text:style-name="P18"><text:s text:c="10"/>&lt;asutuse_kood&gt;34567890&lt;/asutuse_kood&gt;</text:p>
      <text:p text:style-name="P18"><text:s text:c="10"/>&lt;lyhinimetus&gt;haldus&lt;/lyhinimetus&gt;</text:p>
      <text:p text:style-name="P18"><text:s text:c="10"/>&lt;ks_allyksuse_lyhinimetus/&gt;</text:p>
      <text:p text:style-name="P18"><text:s text:c="8"/>&lt;/allyksus&gt;</text:p>
      <text:p text:style-name="P18"><text:s text:c="6"/>&lt;/keha&gt;</text:p>
      <text:p text:style-name="P18"><text:soft-page-break/><text:s text:c="4"/>&lt;/dhl:getSubdivisionListResponse&gt;</text:p>
      <text:p text:style-name="P18"><text:s text:c="2"/>&lt;/soapenv:Body&gt;</text:p>
      <text:p text:style-name="P18">&lt;/soapenv:Envelope&gt;</text:p>
      <text:p text:style-name="P10"/>
      <text:p text:style-name="P10"/>
      <text:h text:style-name="P141" text:outline-level="3"><text:bookmark-start text:name="_Toc256702639"/>getSubdivisionList.v2<text:bookmark-end text:name="_Toc256702639"/></text:h>
      <text:p text:style-name="P5">Päringu getSubdivisionList versioon v2 eelneb varasematest versioonidest selle poolest, et päringu ja vastuse andmed asuvad nüüd SOAP sõnumi manustes (varasemates versioonides asusid andmed SOAP sõnumi kehas).</text:p>
      <text:p text:style-name="P5"/>
      <text:p text:style-name="P5">Päringu nimi: dhl.getSubdivisionList.v2</text:p>
      <text:p text:style-name="P5">Sisendi keha:</text:p>
      <text:p text:style-name="P62">asutused<text:tab/>stringide massiiv päringu MIME manuses base64 kujul</text:p>
      <text:p text:style-name="P5">Väljundi keha:</text:p>
      <text:p text:style-name="P62">allyksused<text:tab/>massiiv andmetüübist allyksus päringu MIME manuses base64 kujul</text:p>
      <text:p text:style-name="P65"><text:tab/>kood<text:tab/>string</text:p>
      <text:p text:style-name="P65"><text:tab/>nimetus<text:tab/>string</text:p>
      <text:p text:style-name="P65"><text:tab/>asutuse_kood<text:tab/>string</text:p>
      <text:p text:style-name="P65"><text:tab/>lyhinimetus<text:tab/>string</text:p>
      <text:p text:style-name="P65"><text:tab/>ks_allyksuse_lyhinimetus<text:tab/>string<text:tab/><text:tab/>(kõrgemalseisva allüksuse lühinimetus)</text:p>
      <text:p text:style-name="P5"/>
      <text:p text:style-name="P5">Päring tagastab sisendparameetriga etteantud asutuste allüksuste nimekirja. Päring on vajalik selleks, et oleks võimalik dokumente adresseerida asutuse allüksusele (et oleks teada, millisele allüksusele DVK serveris milline unikaalne kood vastab).</text:p>
      <text:p text:style-name="P5"/>
      <text:p text:style-name="P5">Antud päringu sisend- ja väljundandmed saadetakse SOAP sõnumi MIME manustes. Enne SOAP sõnumi manusesse paigutamist pakitakse XML gzip-ga kokku ja kodeeritakse base64 kujule.</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env:Body&gt;</text:p>
      <text:p text:style-name="P18"><text:s text:c="4"/>&lt;dhl:getSubdivisionList&gt;</text:p>
      <text:p text:style-name="P18"><text:s text:c="6"/>&lt;keha&gt;</text:p>
      <text:p text:style-name="P18"><text:s text:c="8"/>&lt;asutused href="cid:1265809289328"/&gt;</text:p>
      <text:p text:style-name="P18"><text:s text:c="6"/>&lt;/keha&gt;</text:p>
      <text:p text:style-name="P18"><text:s text:c="4"/>&lt;/dhl:getSubdivisionList&gt;</text:p>
      <text:p text:style-name="P18"><text:s text:c="2"/>&lt;/env:Body&gt;</text:p>
      <text:p text:style-name="P18"><text:soft-page-break/>&lt;/env:Envelope&gt;</text:p>
      <text:p text:style-name="P18"/>
      <text:p text:style-name="P18">------=_Part_1_16862753.1265809289328</text:p>
      <text:p text:style-name="P18">Content-Type: {http://www.w3.org/2001/XMLSchema}base64Binary</text:p>
      <text:p text:style-name="P18">Content-Transfer-Encoding: binary</text:p>
      <text:p text:style-name="P18">Content-Id: &lt;1265809289328&gt;</text:p>
      <text:p text:style-name="P18">Content-Encoding: gzip</text:p>
      <text:p text:style-name="P18"/>
      <text:p text:style-name="P18">H4sIAAAAAAAAALNJLC4tKS1OTbGzgbDsLMzNTE2MjQxt9KECMAlDI2MTUzNzC4SEPlwzAG7f6Q9HAAAA</text:p>
      <text:p text:style-name="P18">------=_Part_1_16862753.1265809289328—</text:p>
      <text:p text:style-name="P10"/>
      <text:p text:style-name="P10"/>
      <text:h text:style-name="P144" text:outline-level="5"><text:span text:style-name="Default_20_Paragraph_20_Font"><text:span text:style-name="T2">Päringu</text:span></text:span> vastus</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Subdivis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soapenv:Body&gt;</text:p>
      <text:p text:style-name="P18"><text:s text:c="4"/>&lt;dhl:getSubdivisionListResponse&gt;</text:p>
      <text:p text:style-name="P18"><text:s text:c="6"/>&lt;paring&gt;</text:p>
      <text:p text:style-name="P18"><text:s text:c="8"/>&lt;asutused&gt;142E7683AA18F590EFEC96751000D91F&lt;/asutused&gt;</text:p>
      <text:p text:style-name="P18"><text:s text:c="6"/>&lt;/paring&gt;</text:p>
      <text:p text:style-name="P18"><text:s text:c="6"/>&lt;keha&gt;</text:p>
      <text:p text:style-name="P18"><text:s text:c="8"/>&lt;allyksused href="cid:B6EBE21AD4CC96D41942366EFADCFEFF"/&gt;</text:p>
      <text:p text:style-name="P18"><text:s text:c="6"/>&lt;/keha&gt;</text:p>
      <text:p text:style-name="P18"><text:s text:c="4"/>&lt;/dhl:getSubdivisionListResponse&gt;</text:p>
      <text:p text:style-name="P18"><text:s text:c="2"/>&lt;/soapenv:Body&gt;</text:p>
      <text:p text:style-name="P18">&lt;/soapenv:Envelope&gt;</text:p>
      <text:p text:style-name="P18"/>
      <text:p text:style-name="P18">------=_Part_22_9158501.1265809289375</text:p>
      <text:p text:style-name="P18">Content-Type: {http://www.w3.org/2001/XMLSchema}base64Binary</text:p>
      <text:p text:style-name="P18">Content-Transfer-Encoding: binary</text:p>
      <text:p text:style-name="P18">Content-Id: &lt;B6EBE21AD4CC96D41942366EFADCFEFF&gt;</text:p>
      <text:p text:style-name="P18">Content-Encoding: gzip</text:p>
      <text:p text:style-name="P18"/>
      <text:p text:style-name="P18">H4sIAAAAAAAAALXSzQqDMAwA4FfxDWTqfg5B2GGHocJwY1cJNGyltZXVDnz7FcWyyUAQPCVNmvAVCihlJ4w...</text:p>
      <text:p text:style-name="P18">Y6n+7x3eNW8N/z64R9dnckT7gIAAA==</text:p>
      <text:p text:style-name="P18">------=_Part_22_9158501.1265809289375--</text:p>
      <text:p text:style-name="P10"/>
      <text:p text:style-name="P10"/>
      <text:h text:style-name="P148" text:outline-level="5"><text:soft-page-break/>Päringu „keha“ elemendi sisu</text:h>
      <text:p text:style-name="P5">Elemendi „keha“ sisu kodeerimata kujul on:</text:p>
      <text:p text:style-name="P5"/>
      <text:p text:style-name="P20"><text:span text:style-name="Default_20_Paragraph_20_Font"><text:span text:style-name="T37">&lt;</text:span></text:span><text:span text:style-name="Default_20_Paragraph_20_Font"><text:span text:style-name="T42">asutused</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asutus</text:span></text:span><text:span text:style-name="Default_20_Paragraph_20_Font"><text:span text:style-name="T37">&gt;</text:span></text:span><text:span text:style-name="Default_20_Paragraph_20_Font"><text:span text:style-name="T45">87654321</text:span></text:span><text:span text:style-name="Default_20_Paragraph_20_Font"><text:span text:style-name="T37">&lt;/</text:span></text:span><text:span text:style-name="Default_20_Paragraph_20_Font"><text:span text:style-name="T42">asutus</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asutus</text:span></text:span><text:span text:style-name="Default_20_Paragraph_20_Font"><text:span text:style-name="T37">&gt;</text:span></text:span><text:span text:style-name="Default_20_Paragraph_20_Font"><text:span text:style-name="T45">12345678</text:span></text:span><text:span text:style-name="Default_20_Paragraph_20_Font"><text:span text:style-name="T37">&lt;/</text:span></text:span><text:span text:style-name="Default_20_Paragraph_20_Font"><text:span text:style-name="T42">asutus</text:span></text:span><text:span text:style-name="Default_20_Paragraph_20_Font"><text:span text:style-name="T37">&gt;</text:span></text:span></text:p>
      <text:p text:style-name="Normal"><text:span text:style-name="Default_20_Paragraph_20_Font"><text:span text:style-name="T37">&lt;/</text:span></text:span><text:span text:style-name="Default_20_Paragraph_20_Font"><text:span text:style-name="T42">asutused</text:span></text:span><text:span text:style-name="Default_20_Paragraph_20_Font"><text:span text:style-name="T37">&gt;</text:span></text:span></text:p>
      <text:p text:style-name="P5"/>
      <text:p text:style-name="P5"/>
      <text:h text:style-name="P148" text:outline-level="5">Vastuse „keha“ elemendi sisu</text:h>
      <text:p text:style-name="P5">Elemendi „keha“ sisu kodeerimata kujul on:</text:p>
      <text:p text:style-name="P5"/>
      <text:p text:style-name="P20"><text:span text:style-name="Default_20_Paragraph_20_Font"><text:span text:style-name="T40">&lt;</text:span></text:span><text:span text:style-name="Default_20_Paragraph_20_Font"><text:span text:style-name="T51">allyksused</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1</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IT osakond</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IT</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YLD</text:span></text:span><text:span text:style-name="Default_20_Paragraph_20_Font"><text:span text:style-name="T40">&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2</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Üldosakond</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YLD</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12</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Raamatupidamisosakond</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87654321</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28</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Haldusosakond</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87654321</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haldus</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llyksus</text:span></text:span><text:span text:style-name="Default_20_Paragraph_20_Font"><text:span text:style-name="T40">&gt;</text:span></text:span></text:p>
      <text:p text:style-name="P20"><text:span text:style-name="Default_20_Paragraph_20_Font"><text:span text:style-name="T40">&lt;/</text:span></text:span><text:span text:style-name="Default_20_Paragraph_20_Font"><text:span text:style-name="T51">allyksused</text:span></text:span><text:span text:style-name="Default_20_Paragraph_20_Font"><text:span text:style-name="T40">&gt;</text:span></text:span></text:p>
      <text:p text:style-name="P10"/>
      <text:p text:style-name="P10"/>
      <text:h text:style-name="P136" text:outline-level="2"><text:bookmark-start text:name="_Toc256702640"/>getOccupationList<text:bookmark-end text:name="_Toc256702640"/></text:h>
      <text:h text:style-name="P141" text:outline-level="3"><text:bookmark-start text:name="_Toc256702641"/>getOccupationList.v1<text:bookmark-end text:name="_Toc256702641"/></text:h>
      <text:p text:style-name="P5">Päringu nimi: dhl.getOccupationList.v1</text:p>
      <text:p text:style-name="P5">Sisendi keha: stringide massiiv</text:p>
      <text:p text:style-name="P5">Väljundi keha: massiiv andmetüübist „ametikoht”:</text:p>
      <text:p text:style-name="P62">kood<text:tab/>string</text:p>
      <text:p text:style-name="P62">nimetus<text:tab/>string</text:p>
      <text:p text:style-name="P62">asutuse_kood<text:tab/>string</text:p>
      <text:p text:style-name="P62">lyhinimetus<text:tab/>string</text:p>
      <text:p text:style-name="P62">ks_allyksuse_lyhinimetus<text:tab/>string<text:tab/><text:tab/>(kõrgemalseisva allüksuse lühinimetus)</text:p>
      <text:p text:style-name="P5"/>
      <text:p text:style-name="P5"><text:soft-page-break/>Päring tagastab sisendparameetriga etteantud asutuste ametikohtade nimekirja. Päring on vajalik selleks, et oleks võimalik dokumente adresseerida asutuse ametikohtadele (et oleks teada, millisele ametikohale DVK serveris milline unikaalne kood vastab).</text:p>
      <text:p text:style-name="P5"/>
      <text:p text:style-name="P5">Antud päringu puhul esitatakse nii sisend- kui väljundandmed pakkimata ja kodeerimata kujul.</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text:p>
      <text:p text:style-name="P18"><text:s text:c="2"/>xmlns:SOAP-ENC="http://schemas.xmlsoap.org/soap/encoding/"&gt;</text:p>
      <text:p text:style-name="P18"><text:s text:c="2"/></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env:Body&gt;</text:p>
      <text:p text:style-name="P18"><text:s text:c="4"/>&lt;dhl:getOccupationList&gt;</text:p>
      <text:p text:style-name="P18"><text:s text:c="6"/>&lt;keha xsi:type="SOAP-ENC:Array" SOAP-ENC:arrayType="xsd:string[2]"&gt;</text:p>
      <text:p text:style-name="P18"><text:s text:c="8"/>&lt;asutus&gt;12345678&lt;/asutus&gt;</text:p>
      <text:p text:style-name="P18"><text:s text:c="8"/>&lt;asutus&gt;23456789&lt;/asutus&gt;</text:p>
      <text:p text:style-name="P18"><text:s text:c="6"/>&lt;/keha&gt;</text:p>
      <text:p text:style-name="P18"><text:s text:c="4"/>&lt;/dhl:getOccupationList&gt;</text:p>
      <text:p text:style-name="P18"><text:s text:c="2"/>&lt;/env:Body&gt;</text:p>
      <text:p text:style-name="P18">&lt;/env:Envelope&gt;</text:p>
      <text:p text:style-name="P18"/>
      <text:h text:style-name="P149" text:outline-level="5"><text:span text:style-name="Default_20_Paragraph_20_Font"><text:span text:style-name="T2">Päringu</text:span></text:span><text:span text:style-name="Default_20_Paragraph_20_Font"><text:span text:style-name="T52"> vastus</text:span></text:span></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1&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soapenv:Body&gt;</text:p>
      <text:p text:style-name="P18"><text:s text:c="4"/>&lt;dhl:getOccupationListResponse&gt;</text:p>
      <text:p text:style-name="P18"><text:s text:c="6"/>&lt;paring xsi:type="SOAP-ENC:Array" SOAP-ENC:arrayType="xsd:string[2]"&gt;</text:p>
      <text:p text:style-name="P18"><text:s text:c="8"/>&lt;asutus&gt;12345678&lt;/asutus&gt;</text:p>
      <text:p text:style-name="P18"><text:s text:c="8"/>&lt;asutus&gt;23456789&lt;/asutus&gt;</text:p>
      <text:p text:style-name="P18"><text:s text:c="6"/>&lt;/paring&gt;</text:p>
      <text:p text:style-name="P18"><text:s text:c="6"/>&lt;keha xsi:type="SOAP-ENC:Array" SOAP-ENC:arrayType="dhl:ametikoht[4]"&gt;</text:p>
      <text:p text:style-name="P18"><text:s text:c="8"/>&lt;ametikoht&gt;</text:p>
      <text:p text:style-name="P18"><text:s text:c="10"/>&lt;kood&gt;2&lt;/kood&gt;</text:p>
      <text:p text:style-name="P18"><text:s text:c="10"/>&lt;nimetus&gt;Peadirektor&lt;/nimetus&gt;</text:p>
      <text:p text:style-name="P18"><text:s text:c="10"/>&lt;asutuse_kood&gt;12345678&lt;/asutuse_kood&gt;</text:p>
      <text:p text:style-name="P18"><text:s text:c="10"/>&lt;lyhinimetus&gt;DIR&lt;/lyhinimetus&gt;</text:p>
      <text:p text:style-name="P18"><text:s text:c="10"/>&lt;ks_allyksuse_lyhinimetus/&gt;</text:p>
      <text:p text:style-name="P18"><text:s text:c="8"/>&lt;/ametikoht&gt;</text:p>
      <text:p text:style-name="P18"><text:s text:c="8"/>&lt;ametikoht&gt;</text:p>
      <text:p text:style-name="P18"><text:s text:c="10"/>&lt;kood&gt;7&lt;/kood&gt;</text:p>
      <text:p text:style-name="P18"><text:s text:c="10"/>&lt;nimetus&gt;Finantsdirektor&lt;/nimetus&gt;</text:p>
      <text:p text:style-name="P18"><text:s text:c="10"/>&lt;asutuse_kood&gt;12345678&lt;/asutuse_kood&gt;</text:p>
      <text:p text:style-name="P18"><text:s text:c="10"/>&lt;lyhinimetus&gt;FIN-DIR&lt;/lyhinimetus&gt;</text:p>
      <text:p text:style-name="P18"><text:s text:c="10"/>&lt;ks_allyksuse_lyhinimetus/&gt;</text:p>
      <text:p text:style-name="P18"><text:s text:c="8"/>&lt;/ametikoht&gt;</text:p>
      <text:p text:style-name="P18"><text:s text:c="8"/>&lt;ametikoht&gt;</text:p>
      <text:p text:style-name="P18"><text:s text:c="10"/>&lt;kood&gt;46&lt;/kood&gt;</text:p>
      <text:p text:style-name="P18"><text:s text:c="10"/>&lt;nimetus&gt;Dokumendihaldusosakonna juhataja&lt;/nimetus&gt;</text:p>
      <text:p text:style-name="P18"><text:s text:c="10"/>&lt;asutuse_kood&gt;23456789&lt;/asutuse_kood&gt;</text:p>
      <text:p text:style-name="P18"><text:s text:c="10"/>&lt;lyhinimetus&gt;DH-JUH&lt;/lyhinimetus&gt;</text:p>
      <text:p text:style-name="P18"><text:s text:c="10"/>&lt;ks_allyksuse_lyhinimetus&gt;DH&lt;/ks_allyksuse_lyhinimetus&gt;</text:p>
      <text:p text:style-name="P18"><text:s text:c="8"/>&lt;/ametikoht&gt;</text:p>
      <text:p text:style-name="P18"><text:s text:c="8"/>&lt;ametikoht&gt;</text:p>
      <text:p text:style-name="P18"><text:s text:c="10"/>&lt;kood&gt;92&lt;/kood&gt;</text:p>
      <text:p text:style-name="P18"><text:s text:c="10"/>&lt;nimetus&gt;Raamatupidaja&lt;/nimetus&gt;</text:p>
      <text:p text:style-name="P18"><text:s text:c="10"/>&lt;asutuse_kood&gt;23456789&lt;/asutuse_kood&gt;</text:p>
      <text:p text:style-name="P18"><text:s text:c="10"/>&lt;lyhinimetus&gt;RMTP&lt;/lyhinimetus&gt;</text:p>
      <text:p text:style-name="P18"><text:s text:c="10"/>&lt;ks_allyksuse_lyhinimetus&gt;RMTP&lt;/ks_allyksuse_lyhinimetus&gt;</text:p>
      <text:p text:style-name="P18"><text:s text:c="8"/>&lt;/ametikoht&gt;</text:p>
      <text:p text:style-name="P18"><text:s text:c="6"/>&lt;/keha&gt;</text:p>
      <text:p text:style-name="P18"><text:s text:c="4"/>&lt;/dhl:getOccupationListResponse&gt;</text:p>
      <text:p text:style-name="P18"><text:soft-page-break/><text:s text:c="2"/>&lt;/soapenv:Body&gt;</text:p>
      <text:p text:style-name="P18">&lt;/soapenv:Envelope&gt;</text:p>
      <text:p text:style-name="P10"/>
      <text:p text:style-name="P10"/>
      <text:h text:style-name="P141" text:outline-level="3"><text:bookmark-start text:name="_Toc256702642"/>getOccupationList.v2<text:bookmark-end text:name="_Toc256702642"/></text:h>
      <text:p text:style-name="P5">Päringu getOccupationList versioon v2 eelneb varasematest versioonidest selle poolest, et päringu ja vastuse andmed asuvad nüüd SOAP sõnumi manustes (varasemates versioonides asusid andmed SOAP sõnumi kehas).</text:p>
      <text:p text:style-name="P5"/>
      <text:p text:style-name="P5">Päringu nimi: dhl. getOccupationList.v2</text:p>
      <text:p text:style-name="P5">Sisendi keha:</text:p>
      <text:p text:style-name="P62">asutused<text:tab/>stringide massiiv päringu MIME manuses base64 kujul</text:p>
      <text:p text:style-name="P5">Väljundi keha:</text:p>
      <text:p text:style-name="P62">ametikohad<text:tab/>massiiv andmetüübist allyksus päringu MIME manuses base64 kujul</text:p>
      <text:p text:style-name="P65"><text:tab/>kood<text:tab/>string</text:p>
      <text:p text:style-name="P65"><text:tab/>nimetus<text:tab/>string</text:p>
      <text:p text:style-name="P65"><text:tab/>asutuse_kood<text:tab/>string</text:p>
      <text:p text:style-name="P65"><text:tab/>lyhinimetus<text:tab/>string</text:p>
      <text:p text:style-name="P65"><text:tab/>ks_allyksuse_lyhinimetus<text:tab/>string<text:tab/><text:tab/>(kõrgemalseisva allüksuse lühinimetus)</text:p>
      <text:p text:style-name="P5"/>
      <text:p text:style-name="P5">Päring tagastab sisendparameetriga etteantud asutuste ametikohtade nimekirja. Päring on vajalik selleks, et oleks võimalik dokumente adresseerida asutuse ametikohtadele (et oleks teada, millisele ametikohale DVK serveris milline unikaalne kood vastab).</text:p>
      <text:p text:style-name="P5"/>
      <text:p text:style-name="P5">Antud päringu sisend- ja väljundandmed saadetakse SOAP sõnumi MIME manustes. Enne SOAP sõnumi manusesse paigutamist pakitakse XML gzip-ga kokku ja kodeeritakse base64 kujule.</text:p>
      <text:p text:style-name="P5"/>
      <text:h text:style-name="Heading_20_4" text:outline-level="4">Näide</text:h>
      <text:h text:style-name="P144" text:outline-level="5"><text:span text:style-name="Default_20_Paragraph_20_Font"><text:span text:style-name="T2">Päring</text:span></text:span></text:h>
      <text:p text:style-name="P18">POST /cgi-bin/consumer_proxy HTTP/1.0</text:p>
      <text:p text:style-name="P18">Content-Type: text/xml; charset=utf-8</text:p>
      <text:p text:style-name="P18"/>
      <text:p text:style-name="P18">&lt;?xml version="1.0" encoding="UTF-8"?&gt;</text:p>
      <text:p text:style-name="P18">&lt;env:Envelope xmlns:env="http://schemas.xmlsoap.org/soap/envelope/"</text:p>
      <text:p text:style-name="P18"><text:s text:c="2"/>xmlns:xsd="http://www.w3.org/2001/XMLSchema"</text:p>
      <text:p text:style-name="P18"><text:s text:c="2"/>xmlns:xsi="http://www.w3.org/2001/XMLSchema-instance"</text:p>
      <text:p text:style-name="P18"><text:s text:c="2"/>xmlns:dhl="http://producers.dhl.xtee.riik.ee/producer/dhl"</text:p>
      <text:p text:style-name="P18"><text:s text:c="2"/>xmlns:xtee="http://x-tee.riik.ee/xsd/xtee.xsd"&gt;</text:p>
      <text:p text:style-name="P18"><text:s text:c="2"/></text:p>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env:Body&gt;</text:p>
      <text:p text:style-name="P18"><text:s text:c="4"/>&lt;dhl:getOccupationList&gt;</text:p>
      <text:p text:style-name="P18"><text:s text:c="6"/>&lt;keha&gt;</text:p>
      <text:p text:style-name="P18"><text:s text:c="8"/>&lt;asutused href="cid:1265809289390"/&gt;</text:p>
      <text:p text:style-name="P18"><text:s text:c="6"/>&lt;/keha&gt;</text:p>
      <text:p text:style-name="P18"><text:s text:c="4"/>&lt;/dhl:getOccupationList&gt;</text:p>
      <text:p text:style-name="P18"><text:s text:c="2"/>&lt;/env:Body&gt;</text:p>
      <text:p text:style-name="P18">&lt;/env:Envelope&gt;</text:p>
      <text:p text:style-name="P18"><text:soft-page-break/></text:p>
      <text:p text:style-name="P18">------=_Part_2_11235685.1265809289406</text:p>
      <text:p text:style-name="P18">Content-Type: {http://www.w3.org/2001/XMLSchema}base64Binary</text:p>
      <text:p text:style-name="P18">Content-Transfer-Encoding: binary</text:p>
      <text:p text:style-name="P18">Content-Id: &lt;1265809289390&gt;</text:p>
      <text:p text:style-name="P18">Content-Encoding: gzip</text:p>
      <text:p text:style-name="P18"/>
      <text:p text:style-name="P18">H4sIAAAAAAAAALNJLC4tKS1OTbGzgbDsLMzNTE2MjQxt9KECMAlDI2MTUzNzC4SEPlwzAG7f6Q9HAAAA</text:p>
      <text:p text:style-name="P18">------=_Part_2_11235685.1265809289406—</text:p>
      <text:p text:style-name="P18"/>
      <text:p text:style-name="P18"/>
      <text:h text:style-name="P144" text:outline-level="5"><text:span text:style-name="Default_20_Paragraph_20_Font"><text:span text:style-name="T2">Päringu</text:span></text:span> vastus</text:h>
      <text:p text:style-name="P18">HTTP/1.1 200 OK</text:p>
      <text:p text:style-name="P18">SOAPAction: ""</text:p>
      <text:p text:style-name="P18">Content-Type: text/xml</text:p>
      <text:p text:style-name="P18"/>
      <text:p text:style-name="P18">&lt;?xml version="1.0" encoding="utf-8"?&gt;</text:p>
      <text:p text:style-name="P18">&lt;soapenv:Envelope xmlns:soapenv="http://schemas.xmlsoap.org/soap/envelope/"</text:p>
      <text:p text:style-name="P18"><text:s text:c="2"/>xmlns:xsd="http://www.w3.org/2001/XMLSchema"</text:p>
      <text:p text:style-name="P18"><text:s text:c="2"/>xmlns:xsi="http://www.w3.org/2001/XMLSchema-instance"</text:p>
      <text:p text:style-name="P18"><text:s text:c="2"/>xmlns:xtee="http://x-tee.riik.ee/xsd/xtee.xsd"</text:p>
      <text:p text:style-name="P18"><text:s text:c="2"/>xmlns:SOAP-ENC="http://schemas.xmlsoap.org/soap/encoding/"</text:p>
      <text:p text:style-name="P18"><text:s text:c="2"/>xmlns:dhl="http://www.riik.ee/schemas/dhl"&gt;</text:p>
      <text:p text:style-name="P18"/>
      <text:p text:style-name="P18"><text:s text:c="2"/>&lt;env:Header&gt;</text:p>
      <text:p text:style-name="P18"><text:s text:c="4"/>&lt;xtee:asutus&gt;12345678&lt;/xtee:asutus&gt;</text:p>
      <text:p text:style-name="P18"><text:s text:c="4"/>&lt;xtee:andmekogu&gt;dhl&lt;/xtee:andmekogu&gt;</text:p>
      <text:p text:style-name="P18"><text:s text:c="4"/>&lt;xtee:ametnik&gt;12345678901&lt;/xtee:ametnik&gt;</text:p>
      <text:p text:style-name="P18"><text:s text:c="4"/>&lt;xtee:nimi&gt;dhl.getOccupationList.v2&lt;/xtee:nimi&gt;</text:p>
      <text:p text:style-name="P18"><text:s text:c="4"/>&lt;xtee:id&gt;dhl_client_1&lt;/xtee:id&gt;</text:p>
      <text:p text:style-name="P18"><text:s text:c="4"/>&lt;xtee:toimik/&gt;</text:p>
      <text:p text:style-name="P18"><text:s text:c="4"/>&lt;xtee:isikukood&gt;EE12345678901&lt;/xtee:isikukood&gt;</text:p>
      <text:p text:style-name="P18"><text:s text:c="2"/>&lt;/env:Header&gt;</text:p>
      <text:p text:style-name="P18"/>
      <text:p text:style-name="P18"><text:s text:c="2"/>&lt;soapenv:Body&gt;</text:p>
      <text:p text:style-name="P18"><text:s text:c="4"/>&lt;dhl:getOccupationListResponse&gt;</text:p>
      <text:p text:style-name="P18"><text:s text:c="6"/>&lt;paring&gt;</text:p>
      <text:p text:style-name="P18"><text:s text:c="8"/>&lt;asutused&gt;142E7683AA18F590EFEC96751000D91F&lt;/asutused&gt;</text:p>
      <text:p text:style-name="P18"><text:s text:c="6"/>&lt;/paring&gt;</text:p>
      <text:p text:style-name="P18"><text:s text:c="6"/>&lt;keha&gt;</text:p>
      <text:p text:style-name="Normal"><text:span text:style-name="Default_20_Paragraph_20_Font"><text:span text:style-name="T35"><text:s text:c="8"/></text:span></text:span><text:span text:style-name="Default_20_Paragraph_20_Font"><text:span text:style-name="T35">&lt;</text:span></text:span><text:span text:style-name="Default_20_Paragraph_20_Font"><text:span text:style-name="T35">ametikohad</text:span></text:span><text:span text:style-name="Default_20_Paragraph_20_Font"><text:span text:style-name="T35"> href="cid:</text:span></text:span> <text:span text:style-name="Default_20_Paragraph_20_Font"><text:span text:style-name="T35">DD284357A5C7762760F2BA30D7AD3B48</text:span></text:span><text:span text:style-name="Default_20_Paragraph_20_Font"><text:span text:style-name="T35">"</text:span></text:span><text:span text:style-name="Default_20_Paragraph_20_Font"><text:span text:style-name="T35">/&gt;</text:span></text:span></text:p>
      <text:p text:style-name="P18"><text:s text:c="6"/>&lt;/keha&gt;</text:p>
      <text:p text:style-name="P18"><text:s text:c="4"/>&lt;/dhl:getOccupationListResponse&gt;</text:p>
      <text:p text:style-name="P18"><text:s text:c="2"/>&lt;/soapenv:Body&gt;</text:p>
      <text:p text:style-name="P18">&lt;/soapenv:Envelope&gt;</text:p>
      <text:p text:style-name="P18"/>
      <text:p text:style-name="P18">------=_Part_22_9158501.1265809289375</text:p>
      <text:p text:style-name="P18">Content-Type: {http://www.w3.org/2001/XMLSchema}base64Binary</text:p>
      <text:p text:style-name="P18">Content-Transfer-Encoding: binary</text:p>
      <text:p text:style-name="Normal"><text:span text:style-name="Default_20_Paragraph_20_Font"><text:span text:style-name="T35">Content-Id: &lt;</text:span></text:span> <text:span text:style-name="Default_20_Paragraph_20_Font"><text:span text:style-name="T35">DD284357A5C7762760F2BA30D7AD3B48</text:span></text:span><text:span text:style-name="Default_20_Paragraph_20_Font"><text:span text:style-name="T35">&gt;</text:span></text:span></text:p>
      <text:p text:style-name="P18">Content-Encoding: gzip</text:p>
      <text:p text:style-name="P18"/>
      <text:p text:style-name="P18">H4sIAAAAAAAAALNJzE0tyczOz0hMsbOBsUvsbLLz81PsDG30wbRNXiZQprTYLvjwnpyUTIWy/KLczKxEG32...</text:p>
      <text:p text:style-name="P18">Y4VR/JCwDpUv8hzwAAAA==</text:p>
      <text:p text:style-name="P18">------=_Part_22_9158501.1265809289375--</text:p>
      <text:p text:style-name="P10"/>
      <text:p text:style-name="P10"/>
      <text:h text:style-name="P148" text:outline-level="5">Päringu „keha“ elemendi sisu</text:h>
      <text:p text:style-name="P5"><text:soft-page-break/>Elemendi „keha“ sisu kodeerimata kujul on:</text:p>
      <text:p text:style-name="P5"/>
      <text:p text:style-name="P20"><text:span text:style-name="Default_20_Paragraph_20_Font"><text:span text:style-name="T37">&lt;</text:span></text:span><text:span text:style-name="Default_20_Paragraph_20_Font"><text:span text:style-name="T42">asutused</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asutus</text:span></text:span><text:span text:style-name="Default_20_Paragraph_20_Font"><text:span text:style-name="T37">&gt;</text:span></text:span><text:span text:style-name="Default_20_Paragraph_20_Font"><text:span text:style-name="T45">87654321</text:span></text:span><text:span text:style-name="Default_20_Paragraph_20_Font"><text:span text:style-name="T37">&lt;/</text:span></text:span><text:span text:style-name="Default_20_Paragraph_20_Font"><text:span text:style-name="T42">asutus</text:span></text:span><text:span text:style-name="Default_20_Paragraph_20_Font"><text:span text:style-name="T37">&gt;</text:span></text:span></text:p>
      <text:p text:style-name="P20"><text:span text:style-name="Default_20_Paragraph_20_Font"><text:span text:style-name="T37"><text:tab/>&lt;</text:span></text:span><text:span text:style-name="Default_20_Paragraph_20_Font"><text:span text:style-name="T42">asutus</text:span></text:span><text:span text:style-name="Default_20_Paragraph_20_Font"><text:span text:style-name="T37">&gt;</text:span></text:span><text:span text:style-name="Default_20_Paragraph_20_Font"><text:span text:style-name="T45">12345678</text:span></text:span><text:span text:style-name="Default_20_Paragraph_20_Font"><text:span text:style-name="T37">&lt;/</text:span></text:span><text:span text:style-name="Default_20_Paragraph_20_Font"><text:span text:style-name="T42">asutus</text:span></text:span><text:span text:style-name="Default_20_Paragraph_20_Font"><text:span text:style-name="T37">&gt;</text:span></text:span></text:p>
      <text:p text:style-name="Normal"><text:span text:style-name="Default_20_Paragraph_20_Font"><text:span text:style-name="T37">&lt;/</text:span></text:span><text:span text:style-name="Default_20_Paragraph_20_Font"><text:span text:style-name="T42">asutused</text:span></text:span><text:span text:style-name="Default_20_Paragraph_20_Font"><text:span text:style-name="T37">&gt;</text:span></text:span></text:p>
      <text:p text:style-name="P5"/>
      <text:p text:style-name="P5"/>
      <text:h text:style-name="P148" text:outline-level="5">Vastuse „keha“ elemendi sisu</text:h>
      <text:p text:style-name="P5">Elemendi „keha“ sisu kodeerimata kujul on:</text:p>
      <text:p text:style-name="P5"/>
      <text:p text:style-name="P20"><text:span text:style-name="Default_20_Paragraph_20_Font"><text:span text:style-name="T40">&lt;</text:span></text:span><text:span text:style-name="Default_20_Paragraph_20_Font"><text:span text:style-name="T51">ametikohad</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2</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Peadirektor</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DIR</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7</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Finantsdirektor</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12345678</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FIN-DIR</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46</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Dokumendihaldusosakonna juhataja</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87654321</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DH-JUH</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DH</text:span></text:span><text:span text:style-name="Default_20_Paragraph_20_Font"><text:span text:style-name="T40">&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ood</text:span></text:span><text:span text:style-name="Default_20_Paragraph_20_Font"><text:span text:style-name="T40">&gt;</text:span></text:span><text:span text:style-name="Default_20_Paragraph_20_Font"><text:span text:style-name="T29">92</text:span></text:span><text:span text:style-name="Default_20_Paragraph_20_Font"><text:span text:style-name="T40">&lt;/</text:span></text:span><text:span text:style-name="Default_20_Paragraph_20_Font"><text:span text:style-name="T51">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nimetus</text:span></text:span><text:span text:style-name="Default_20_Paragraph_20_Font"><text:span text:style-name="T40">&gt;</text:span></text:span><text:span text:style-name="Default_20_Paragraph_20_Font"><text:span text:style-name="T29">Raamatupidaja</text:span></text:span><text:span text:style-name="Default_20_Paragraph_20_Font"><text:span text:style-name="T40">&lt;/</text:span></text:span><text:span text:style-name="Default_20_Paragraph_20_Font"><text:span text:style-name="T51">nim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asutuse_kood</text:span></text:span><text:span text:style-name="Default_20_Paragraph_20_Font"><text:span text:style-name="T40">&gt;</text:span></text:span><text:span text:style-name="Default_20_Paragraph_20_Font"><text:span text:style-name="T29">87654321</text:span></text:span><text:span text:style-name="Default_20_Paragraph_20_Font"><text:span text:style-name="T40">&lt;/</text:span></text:span><text:span text:style-name="Default_20_Paragraph_20_Font"><text:span text:style-name="T51">asutuse_kood</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text:span></text:span><text:span text:style-name="Default_20_Paragraph_20_Font"><text:span text:style-name="T40"><text:tab/>&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span text:style-name="Default_20_Paragraph_20_Font"><text:span text:style-name="T29">RMTP</text:span></text:span><text:span text:style-name="Default_20_Paragraph_20_Font"><text:span text:style-name="T40">&lt;/</text:span></text:span><text:span text:style-name="Default_20_Paragraph_20_Font"><text:span text:style-name="T51">ks_allyksuse_lyhinim</text:span></text:span><text:span text:style-name="Default_20_Paragraph_20_Font"><text:span text:style-name="T51">etus</text:span></text:span><text:span text:style-name="Default_20_Paragraph_20_Font"><text:span text:style-name="T40">&gt;</text:span></text:span></text:p>
      <text:p text:style-name="P20"><text:span text:style-name="Default_20_Paragraph_20_Font"><text:span text:style-name="T40"><text:tab/>&lt;/</text:span></text:span><text:span text:style-name="Default_20_Paragraph_20_Font"><text:span text:style-name="T51">ametikoht</text:span></text:span><text:span text:style-name="Default_20_Paragraph_20_Font"><text:span text:style-name="T40">&gt;</text:span></text:span></text:p>
      <text:p text:style-name="P20"><text:span text:style-name="Default_20_Paragraph_20_Font"><text:span text:style-name="T40">&lt;/</text:span></text:span><text:span text:style-name="Default_20_Paragraph_20_Font"><text:span text:style-name="T51">ametikohad</text:span></text:span><text:span text:style-name="Default_20_Paragraph_20_Font"><text:span text:style-name="T40">&gt;</text:span></text:span></text:p>
      <text:p text:style-name="P18"/>
      <text:p text:style-name="P18"/>
      <text:p text:style-name="P10"/>
      <text:p text:style-name="P10"/>
      <text:h text:style-name="P135" text:outline-level="1"><text:bookmark-start text:name="_Toc256702643"/>Kasutusõiguste süsteem DVK rakenduses<text:bookmark-end text:name="_Toc256702643"/></text:h>
      <text:p text:style-name="P58">Dokumendivahetuskeskuses kasutatakse kahetasemelist kasutusõiguste süsteemi:</text:p>
      <text:list xml:id="list35509057" text:style-name="L20">
        <text:list-item>
          <text:p text:style-name="P153">X-Tee vahenditega autentimine ja autoriseerimine</text:p>
        </text:list-item>
        <text:list-item>
          <text:p text:style-name="P153">DVK kasutajate andmebaasi põhjal autentimine ja autoriseerimine</text:p>
        </text:list-item>
      </text:list>
      <text:p text:style-name="P70">DVK serveri kasutamiseks peavad seega esmajoones olema RIA turvaserveris asutusele avatud DVK päringud. Vastasel juhul ei jõua DVK serverile saadetud päringud DVK serverisse kohale.</text:p>
      <text:p text:style-name="P70">Kui DVK päringud on RIA turvaserveris lubatud, siis jõuavad päringud DVK serverisse ja läbivad seal järgmise kontrolli:</text:p>
      <text:list xml:id="list35488059" text:style-name="L21">
        <text:list-item>
          <text:p text:style-name="P155"><text:span text:style-name="Default_20_Paragraph_20_Font"><text:span text:style-name="T11">Kas päringu saatnud asutus on registreeritud DVK asutuste registris?</text:span></text:span><text:span text:style-name="Default_20_Paragraph_20_Font"><text:span text:style-name="T8"><text:line-break/>Kui asutus ei ole DVK asutuste registris registreeritud, siis </text:span></text:span><text:span text:style-name="Default_20_Paragraph_20_Font"><text:span text:style-name="T8">päringu töötlemine katkestatakse, kuna päringu töötlemiseks (näit. adresseerimiseks) vajalikke andmeid ei ole olemas.</text:span></text:span></text:p>
        </text:list-item>
      </text:list>
      <text:list xml:id="list35503560" text:style-name="L22">
        <text:list-item>
          <text:p text:style-name="P156"><text:span text:style-name="Default_20_Paragraph_20_Font"><text:span text:style-name="T11">Kas päringu saatnud isik on registreeritud DVK isikute registris?</text:span></text:span><text:span text:style-name="Default_20_Paragraph_20_Font"><text:span text:style-name="T8"><text:line-break/>Kui päringu saatja ei ole isikute registris registreeritud, siis päringu töötlemine katkestatakse, kuna pole võimalik määrata konkreetse isiku kasutajaõigusi.</text:span></text:span></text:p>
        </text:list-item>
      </text:list>
      <text:p text:style-name="P71">Sõltuvalt tehtavast päringust kontrollib DVK server veel järgmisi tingimusi:</text:p>
      <text:list xml:id="list35487329" text:style-name="L23">
        <text:list-item>
          <text:p text:style-name="P157">sendDocuments</text:p>
        </text:list-item>
      </text:list>
      <text:list xml:id="list35503836" text:style-name="L8">
        <text:list-item>
          <text:list>
            <text:list-item>
              <text:p text:style-name="P100">Saadetava dokumendi adressaadiks olev asutus peab olema registreeritud DVK asutuste registrisse.</text:p>
            </text:list-item>
          </text:list>
        </text:list-item>
      </text:list>
      <text:list xml:id="list35508203" text:style-name="L23">
        <text:list-item>
          <text:p text:style-name="P157">receiveDocuments</text:p>
        </text:list-item>
      </text:list>
      <text:list xml:id="list354983641" text:style-name="L8">
        <text:list-item>
          <text:list>
            <text:list-item>
              <text:p text:style-name="P100">Kui päringu teinud isik täidab oma asutuses ametikohta, mille rolliks on „DHL: Asutuse administraator“, siis saab ta alla laadida kõik antud asutusele adresseeritud dokumendid.</text:p>
            </text:list-item>
            <text:list-item>
              <text:p text:style-name="P100">Kui päringu teinud isik töötab oma asutuses mingis allüksuses, siis saab ta alla laadida kõik antud allüksusele adresseeritud dokumendid.</text:p>
            </text:list-item>
            <text:list-item>
              <text:p text:style-name="P100">Kui päringu teinud isik täidab oma asutuses mingit ametikohta, siis saab ta alla laadida kõik antud ametikohale adresseeritud dokumendid.</text:p>
            </text:list-item>
            <text:list-item>
              <text:p text:style-name="P100">Päringu teinud isik saab alla laadida kõik isiklikult talle adresseeritud dokumendid.</text:p>
            </text:list-item>
          </text:list>
        </text:list-item>
      </text:list>
      <text:list xml:id="list35510715" text:style-name="L23">
        <text:list-item>
          <text:p text:style-name="P157">getSendStatus</text:p>
        </text:list-item>
      </text:list>
      <text:list xml:id="list35498135" text:style-name="L8">
        <text:list-item>
          <text:list>
            <text:list-item>
              <text:p text:style-name="P100">Dokumendi staatust saab pärida ainult nende dokumentide kohta, mille on saatnud antud päringu teinud asutus (s.t. teiste asutuste poolt saadetud dokumentide kohta tagasisidet küsida ei saa).</text:p>
            </text:list-item>
          </text:list>
        </text:list-item>
      </text:list>
      <text:p text:style-name="P71">Üldjuhul, kus DVK andmevahetuse eest hoolitseb tarkvara ja reaalsed isikud otseselt DVK-le päringuid ei esita, on DVK andmevahetuse korrektseks toimimiseks seega vaja, et isik, kelle nimel DVK-le päringuid esitatakse, täidaks DVK ametikohtade registris ametikohta, mille rolliks on määratud „DHL: Asutuse administraator“.</text:p>
      <text:p text:style-name="P58"/>
      <text:p text:style-name="P58"/>
      <text:h text:style-name="P134" text:outline-level="1"><text:bookmark-start text:name="_Toc256702644"/>Adressaatide automaatne lisamine DVK serveris<text:bookmark-end text:name="_Toc256702644"/></text:h>
      <text:p text:style-name="P58">DVK serverit on võimalik seadistada nii, et kui saadetav dokumendikonteiner vastab etteantud tingimustele, siis lisatakse dokumendi adressaatide hulka üks või mitu täiendavat adressaati. Nimetatud lahendus on vajalik näiteks selleks, et garanteerida mingi projektiga seotud dokumentide jõudmine kõigile asjassepuutuvatele osapooltele.</text:p>
      <text:p text:style-name="P58">Automaatse adressaatide lisamise korral muudab DVK server saadetava dokumendikonteineri XML andmeid, s.t. lisatud adressaadid on nähtavad ka kõigile teistele adressaatidele ja dokumendi esialgsele saatjale.</text:p>
      <text:h text:style-name="P137" text:outline-level="2"><text:bookmark-start text:name="_Toc256702645"/>Adressaatide automaatse lisamise seadistamine<text:bookmark-end text:name="_Toc256702645"/></text:h>
      <text:p text:style-name="P58">DVK serveri poolt automaatselt lisatavaid aadressaate saab seadistada DVK serveri andmetabelis VASTUVOTJA_MALL. Nimetatud andmetabeli struktuur näeb välja järgmine:</text:p>
      <table:table table:name="Table2" table:style-name="Table2">
        <table:table-column table:style-name="Table2.A"/>
        <table:table-column table:style-name="Table2.B"/>
        <table:table-row>
          <table:table-cell table:style-name="Table2.A1" office:value-type="string">
            <text:p text:style-name="P37">Andmevälja nimi</text:p>
          </table:table-cell>
          <table:table-cell table:style-name="Table2.A1" office:value-type="string">
            <text:p text:style-name="P37">Kirjeldus</text:p>
          </table:table-cell>
        </table:table-row>
        <table:table-row>
          <table:table-cell table:style-name="Table2.A1" office:value-type="string">
            <text:p text:style-name="P39">vastuvotja_mall_id</text:p>
          </table:table-cell>
          <table:table-cell table:style-name="Table2.A1" office:value-type="string">
            <text:p text:style-name="P38">Kirje unikaalne ID. Selle määrab andmebaas automaatselt.</text:p>
          </table:table-cell>
        </table:table-row>
        <table:table-row>
          <table:table-cell table:style-name="Table2.A1" office:value-type="string">
            <text:p text:style-name="P39">asutus_id</text:p>
          </table:table-cell>
          <table:table-cell table:style-name="Table2.A1" office:value-type="string">
            <text:p text:style-name="P38">Lisatava adressaadi asutuse ID. Viitab tabelisse ASUTUS.<text:line-break/>Vähemalt see lahter peaks adressaadi puhul alati täidetud olema.</text:p>
          </table:table-cell>
        </table:table-row>
        <table:table-row>
          <table:table-cell table:style-name="Table2.A1" office:value-type="string">
            <text:p text:style-name="P39">asutuse_nimi</text:p>
          </table:table-cell>
          <table:table-cell table:style-name="Table2.A1" office:value-type="string">
            <text:p text:style-name="P38">Lisatava adressaadi asutuse nimi.</text:p>
          </table:table-cell>
        </table:table-row>
        <table:table-row>
          <table:table-cell table:style-name="Table2.A1" office:value-type="string">
            <text:p text:style-name="P39">ametikoht_id</text:p>
          </table:table-cell>
          <table:table-cell table:style-name="Table2.A1" office:value-type="string">
            <text:p text:style-name="P38">Lisatava adressaadi ametikoha ID. Viitab tabelisse AMETIKOHT.</text:p>
          </table:table-cell>
        </table:table-row>
        <table:table-row>
          <table:table-cell table:style-name="Table2.A1" office:value-type="string">
            <text:p text:style-name="P39">isikukood</text:p>
          </table:table-cell>
          <table:table-cell table:style-name="Table2.A1" office:value-type="string">
            <text:p text:style-name="P38">Lisatava adressaadi isikukood.</text:p>
          </table:table-cell>
        </table:table-row>
        <table:table-row>
          <table:table-cell table:style-name="Table2.A1" office:value-type="string">
            <text:p text:style-name="P39">nimi</text:p>
          </table:table-cell>
          <table:table-cell table:style-name="Table2.A1" office:value-type="string">
            <text:p text:style-name="P38">Lisatava adressaadi nimi (isiku nimi)</text:p>
          </table:table-cell>
        </table:table-row>
        <table:table-row>
          <table:table-cell table:style-name="Table2.A1" office:value-type="string">
            <text:p text:style-name="P39">email</text:p>
          </table:table-cell>
          <table:table-cell table:style-name="Table2.A1" office:value-type="string">
            <text:p text:style-name="P38">Lisatava adressaadi e-posti aadress.</text:p>
          </table:table-cell>
        </table:table-row>
        <table:table-row>
          <table:table-cell table:style-name="Table2.A1" office:value-type="string">
            <text:p text:style-name="P39">osakonna_nr</text:p>
          </table:table-cell>
          <table:table-cell table:style-name="Table2.A1" office:value-type="string">
            <text:p text:style-name="P38">Lisatava adressaadi osakonna kood.<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9">osakonna_nimi</text:p>
          </table:table-cell>
          <table:table-cell table:style-name="Table2.A1" office:value-type="string">
            <text:p text:style-name="P38">Lisatava adressaadi osakonna nimetus.<text:line-break/>Selle lahtri väärtust DVK server dokumentide edastamisel otseselt ei kasuta ja see on mõeldud pigem dokumendi vastuvõtnud infosüsteemile.</text:p>
          </table:table-cell>
        </table:table-row>
        <table:table-row>
          <table:table-cell table:style-name="Table2.A1" office:value-type="string">
            <text:p text:style-name="P39">saatmisviis_id</text:p>
          </table:table-cell>
          <table:table-cell table:style-name="Table2.A1" office:value-type="string">
            <text:p text:style-name="P38">Saatmisviisi ID. Viitab tabelisse KLASSIFIKAATOR.<text:line-break/>DVK kaudu saatmise korral on selle lahtri väärtuseks 1.</text:p>
          </table:table-cell>
        </table:table-row>
        <table:table-row>
          <table:table-cell table:style-name="Table2.A1" office:value-type="string">
            <text:p text:style-name="P39">allyksus_id</text:p>
          </table:table-cell>
          <table:table-cell table:style-name="Table2.A1" office:value-type="string">
            <text:p text:style-name="P38">Lisatava adressaadi allüksuse ID. Viitab tabelisse ALLYKSUS.</text:p>
          </table:table-cell>
        </table:table-row>
        <table:table-row>
          <table:table-cell table:style-name="Table2.A1" office:value-type="string">
            <text:p text:style-name="P39">tingimus_xpath</text:p>
          </table:table-cell>
          <table:table-cell table:style-name="Table2.A1" office:value-type="string">
            <text:p text:style-name="P38">XPATH tingimus, millele vastavale XML konteinerile lisatakse ülejäänud lahtrites kirjeldatud adressaat. XPATH tingimuse kirjeldamisel tuleks ignoreerida DVK konteineri XML nimeruumide lühendeid ning kasutada XPATH stringis ainult elementide ja atribuutide lokaalseid nimesid.</text:p>
            <text:p text:style-name="P38">DVK server lisab adressaadi dokumendile siis, kui konteineri XML struktuurist õnnestub leida XPATH tingimusele vastav element.</text:p>
          </table:table-cell>
        </table:table-row>
      </table:table>
      <text:p text:style-name="P58"/>
      <text:p text:style-name="P59">XPATH tingimuse näiteid:</text:p>
      <text:list xml:id="list35494380" text:style-name="L24">
        <text:list-item>
          <text:p text:style-name="P150"><text:span text:style-name="Default_20_Paragraph_20_Font"><text:span text:style-name="T8">Oletame, et adressaat tuleks lisada dokumendile, mille adressaatide hulgas on juba olemas asutus registrikoodiga 12345678. Sellisel juhul näeks andmevälja TINGIMUS_XPATH väärtus välja järgmine:</text:span></text:span><text:span text:style-name="Default_20_Paragraph_20_Font"><text:span text:style-name="T8"><text:line-break/></text:span></text:span><text:span text:style-name="Default_20_Paragraph_20_Font"><text:span text:style-name="T23">/dokument/transport/saaja[regnr='12345678']</text:span></text:span></text:p>
        </text:list-item>
        <text:list-item>
          <text:p text:style-name="P150"><text:span text:style-name="Default_20_Paragraph_20_Font"><text:span text:style-name="T8">Oletame, et adressaat tuleks lisada dokumendile, mille saatjaks on asutus registrikoodiga 23456789. Sellisel juhul näeks andmevälja TINGIMUS_XPATH väärtus välja järgmine:</text:span></text:span><text:span text:style-name="Default_20_Paragraph_20_Font"><text:span text:style-name="T8"><text:line-break/></text:span></text:span><text:span text:style-name="Default_20_Paragraph_20_Font"><text:span text:style-name="T23">/dokument/transport/saatja[regnr='23456789']</text:span></text:span></text:p>
        </text:list-item>
        <text:list-item>
          <text:p text:style-name="P150"><text:span text:style-name="Default_20_Paragraph_20_Font"><text:span text:style-name="T8">Oletame, et adressaat t</text:span></text:span><text:span text:style-name="Default_20_Paragraph_20_Font"><text:span text:style-name="T8">uleks lisada dokumendile, mille metainfo blokis on saatja defineeritud andmeväli </text:span></text:span><text:span text:style-name="Default_20_Paragraph_20_Font"><text:span text:style-name="T8">„Lisa mulle aadress“ ja väärtusega „Jah“. Sellisel juhul näeks andmeväli TINGIMUS_XPATH väärtus </text:span></text:span><text:soft-page-break/><text:span text:style-name="Default_20_Paragraph_20_Font"><text:span text:style-name="T8">välja järgmine:</text:span></text:span><text:span text:style-name="Default_20_Paragraph_20_Font"><text:span text:style-name="T8"><text:line-break/></text:span></text:span><text:span text:style-name="Default_20_Paragraph_20_Font"><text:span text:style-name="T23">/dokument/metainfo[saatja_defineeritud='Jah']/saatja_defineeritud[@valjanimi='Lisa mulle aadress']</text:span></text:span></text:p>
        </text:list-item>
        <text:list-item>
          <text:p text:style-name="P150"><text:span text:style-name="Default_20_Paragraph_20_Font"><text:span text:style-name="T8">Oletame, et adressaat tuleks lisada dokumendile, mille metainfo blokis on saatja defineeritud andmeväli „Projekt“ ja väärtusega „DVK“. Sellisel juhul näeks andmeväli TINGIMUS_XPATH väärtus välja järgmine:</text:span></text:span><text:span text:style-name="Default_20_Paragraph_20_Font"><text:span text:style-name="T8"><text:line-break/></text:span></text:span><text:span text:style-name="Default_20_Paragraph_20_Font"><text:span text:style-name="T23">/dokument/metainfo[saatja_defineeritud='</text:span></text:span><text:span text:style-name="Default_20_Paragraph_20_Font"><text:span text:style-name="T23">DVK</text:span></text:span><text:span text:style-name="Default_20_Paragraph_20_Font"><text:span text:style-name="T23">']/saatja_defineeritud[@valjanimi='</text:span></text:span><text:span text:style-name="Default_20_Paragraph_20_Font"><text:span text:style-name="T23">Projekt</text:span></text:span><text:span text:style-name="Default_20_Paragraph_20_Font"><text:span text:style-name="T23">']</text:span></text:span></text:p>
        </text:list-item>
        <text:list-item>
          <text:p text:style-name="P151">Oletame, et adressaat tuleks lisada dokumendile, mille metaxml blokk sisaldab järgmises XML näites paksemas kirjas esitatud väärtust:</text:p>
        </text:list-item>
      </text:list>
      <text:p text:style-name="P72"><text:span text:style-name="Default_20_Paragraph_20_Font"><text:span text:style-name="T26">&lt;dokument&gt;</text:span></text:span><text:span text:style-name="Default_20_Paragraph_20_Font"><text:span text:style-name="T26"><text:line-break/> <text:s text:c="3"/>...</text:span></text:span><text:span text:style-name="Default_20_Paragraph_20_Font"><text:span text:style-name="T26"><text:line-break/> <text:s text:c="3"/>&lt;metaxml&gt;</text:span></text:span><text:span text:style-name="Default_20_Paragraph_20_Font"><text:span text:style-name="T26"><text:line-break/> <text:s text:c="7"/>&lt;lepingu_andmed&gt;</text:span></text:span><text:span text:style-name="Default_20_Paragraph_20_Font"><text:span text:style-name="T26"><text:line-break/> <text:s text:c="11"/>&lt;osapooled&gt;</text:span></text:span><text:span text:style-name="Default_20_Paragraph_20_Font"><text:span text:style-name="T26"><text:line-break/> <text:s text:c="15"/>&lt;osapool&gt;</text:span></text:span><text:span text:style-name="Default_20_Paragraph_20_Font"><text:span text:style-name="T26"><text:line-break/> <text:s text:c="19"/>&lt;registrikood&gt;</text:span></text:span><text:span text:style-name="Default_20_Paragraph_20_Font"><text:span text:style-name="T22">12345678</text:span></text:span><text:span text:style-name="Default_20_Paragraph_20_Font"><text:span text:style-name="T26">&lt;/registrikood&gt;</text:span></text:span><text:span text:style-name="Default_20_Paragraph_20_Font"><text:span text:style-name="T26"><text:line-break/> <text:s text:c="19"/>&lt;nimetus&gt;Ettevote1 AS&lt;/nimetus&gt;</text:span></text:span><text:span text:style-name="Default_20_Paragraph_20_Font"><text:span text:style-name="T26"><text:line-break/> <text:s text:c="15"/>&lt;/osapool&gt;</text:span></text:span><text:span text:style-name="Default_20_Paragraph_20_Font"><text:span text:style-name="T26"><text:line-break/> <text:s text:c="11"/>&lt;/osapooled&gt;</text:span></text:span><text:span text:style-name="Default_20_Paragraph_20_Font"><text:span text:style-name="T26"><text:line-break/> <text:s text:c="7"/>&lt;/lepingu_andmed&gt;</text:span></text:span><text:span text:style-name="Default_20_Paragraph_20_Font"><text:span text:style-name="T26"><text:line-break/> <text:s text:c="3"/>&lt;/metaxml&gt;</text:span></text:span><text:span text:style-name="Default_20_Paragraph_20_Font"><text:span text:style-name="T26"><text:line-break/> <text:s text:c="3"/>...</text:span></text:span><text:span text:style-name="Default_20_Paragraph_20_Font"><text:span text:style-name="T26"><text:line-break/>&lt;/dokument&gt;</text:span></text:span></text:p>
      <text:p text:style-name="P72"><text:span text:style-name="Default_20_Paragraph_20_Font"><text:span text:style-name="T8">Sellisel juhul näeks andmeväli TINGIMUS_XPATH väärtus välja järgmine:</text:span></text:span><text:span text:style-name="Default_20_Paragraph_20_Font"><text:span text:style-name="T8"><text:line-break/></text:span></text:span><text:span text:style-name="Default_20_Paragraph_20_Font"><text:span text:style-name="T23">/dokument/meta</text:span></text:span><text:span text:style-name="Default_20_Paragraph_20_Font"><text:span text:style-name="T23">xml</text:span></text:span><text:span text:style-name="Default_20_Paragraph_20_Font"><text:span text:style-name="T23">/</text:span></text:span><text:span text:style-name="Default_20_Paragraph_20_Font"><text:span text:style-name="T23">lepingu_andmed/osapooled/osapool</text:span></text:span><text:span text:style-name="Default_20_Paragraph_20_Font"><text:span text:style-name="T23">[reg</text:span></text:span><text:span text:style-name="Default_20_Paragraph_20_Font"><text:span text:style-name="T23">istrikood</text:span></text:span><text:span text:style-name="Default_20_Paragraph_20_Font"><text:span text:style-name="T23">='</text:span></text:span><text:span text:style-name="Default_20_Paragraph_20_Font"><text:span text:style-name="T23">1</text:span></text:span><text:span text:style-name="Default_20_Paragraph_20_Font"><text:span text:style-name="T23">2345678']</text:span></text:span></text:p>
      <text:p text:style-name="P58"/>
      <text:h text:style-name="P134" text:outline-level="1"><text:bookmark-start text:name="_Toc256702646"/>Dokumentide edastamine DVK serverite vahel (DVK lüüsid)<text:bookmark-end text:name="_Toc256702646"/></text:h>
      <text:h text:style-name="P136" text:outline-level="2"><text:bookmark-start text:name="_Toc256702647"/><text:bookmark-start text:name="_Toc199931615"/>Sissejuhatus<text:bookmark-end text:name="_Toc256702647"/><text:bookmark-end text:name="_Toc199931615"/></text:h>
      <text:p text:style-name="P5">DVK lüüsid kujutavad endast võimalust edastada DVK serverisse saadetud dokumente mõnda teise DVK serverisse või mõnda teise dokumendivahetussüsteemi. Esmases tehnilises lahenduses toetab DVK dokumentide edastamist DVK andmevahetusspetsifikatsioonile vastavatesse dokumendivahetussüsteemidesse.</text:p>
      <text:p text:style-name="P47">Sellise dokumentide edastamise peamiseks eesmärgiks on, et saaks eksisteerida eraldi dokumendivahetuskeskkonnad näiteks riigisektori ja erasektori jaoks. Dokumentide vahetamine kirjeldatud juhul toimiks siis joonisel 1 toodud skeemi alusel:</text:p>
      <text:p text:style-name="P5"/>
      <text:p text:style-name="P28"><text:span text:style-name="Default_20_Paragraph_20_Font"><text:span text:style-name="T2"><draw:frame draw:style-name="fr3" draw:name="Object 1" text:anchor-type="as-char" svg:y="0cm" svg:width="14.499cm" style:rel-width="scale" svg:height="13.097cm" style:rel-height="scale" draw:z-index="0"><draw:object-ole xlink:href="./Object 1" xlink:type="simple" xlink:show="embed" xlink:actuate="onLoad"/><draw:image xlink:href="./ObjectReplacements/Object 1" xlink:type="simple" xlink:show="embed" xlink:actuate="onLoad"/></draw:frame></text:span></text:span></text:p>
      <text:p text:style-name="P73"><text:span text:style-name="Default_20_Paragraph_20_Font"><text:span text:style-name="T2">Joonis </text:span></text:span><text:span text:style-name="Default_20_Paragraph_20_Font"><text:span text:style-name="T2">1</text:span></text:span></text:p>
      <text:p text:style-name="P5"/>
      <text:p text:style-name="P5"/>
      <text:p text:style-name="P5"/>
      <text:p text:style-name="P29"><text:span text:style-name="Default_20_Paragraph_20_Font"><text:span text:style-name="T2">DVK serverisse saadetud dokumendi (päring </text:span></text:span><text:span text:style-name="Default_20_Paragraph_20_Font"><text:span text:style-name="T4">sendDocuments</text:span></text:span><text:span text:style-name="Default_20_Paragraph_20_Font"><text:span text:style-name="T2">) edastamise protsess on esitatud joonisel 2.</text:span></text:span></text:p>
      <text:p text:style-name="P28"><text:span text:style-name="Default_20_Paragraph_20_Font"><text:span text:style-name="T2"><draw:frame draw:style-name="fr3" draw:name="Object 2" text:anchor-type="as-char" svg:y="0cm" svg:width="12.7cm" style:rel-width="scale" svg:height="14.817cm" style:rel-height="scale" draw:z-index="1"><draw:object-ole xlink:href="./Object 2" xlink:type="simple" xlink:show="embed" xlink:actuate="onLoad"/><draw:image xlink:href="./ObjectReplacements/Object 2" xlink:type="simple" xlink:show="embed" xlink:actuate="onLoad"/></draw:frame></text:span></text:span></text:p>
      <text:p text:style-name="P73"><text:span text:style-name="Default_20_Paragraph_20_Font"><text:span text:style-name="T2">Joonis </text:span></text:span><text:span text:style-name="Default_20_Paragraph_20_Font"><text:span text:style-name="T2">2</text:span></text:span></text:p>
      <text:p text:style-name="P5"/>
      <text:p text:style-name="P5"/>
      <text:p text:style-name="Normal"><text:span text:style-name="Default_20_Paragraph_20_Font"><text:span text:style-name="T2">Analoogilist protsessi rakendatakse ka olukorras, kus dokumendi saatja pärib andmeid dokumendi staatuse kohta (päring </text:span></text:span><text:span text:style-name="Default_20_Paragraph_20_Font"><text:span text:style-name="T4">getSendStatus</text:span></text:span><text:span text:style-name="Default_20_Paragraph_20_Font"><text:span text:style-name="T2">).</text:span></text:span></text:p>
      <text:p text:style-name="P5"/>
      <text:p text:style-name="P5"/>
      <text:h text:style-name="P139" text:outline-level="2"><text:bookmark-start text:name="_Toc256702648"/><text:bookmark-start text:name="_Toc199931616"/>Tehnilised piirangud<text:bookmark-end text:name="_Toc199931616"/> DVK lüüside kasutamisele<text:bookmark-end text:name="_Toc256702648"/></text:h>
      <text:p text:style-name="P5">DVK arhitektuurist tingitult on DVK lüüsidele seatud järgmised tehnilised piirangud:</text:p>
      <text:list xml:id="list35500840" text:style-name="L25">
        <text:list-item>
          <text:p text:style-name="P126">Dokumendivahetussüsteem, kuhu DVK server dokumente edastab, peab toetama DVK andmevahetusspetsifikatsioonile sarnast transaktsiooniloogikat. S.t. DVK-ga liidestatav dokumendivahetussüsteem peab suutma anda ja vastu võtta andmeid dokumendi kohaletoimetamise kohta.<text:line-break/>Vastasel juhul puudub DVK kaudu dokumendi välja saatnud asutusel või isikul võimalus teada saada, kas tema poolt saadetud dokument on edukalt kohale toimetatud.</text:p>
        </text:list-item>
        <text:list-item>
          <text:p text:style-name="P126">Dokumendivahetussüsteem, kuhu DVK server dokumente edastab, peab toetama DVK dokumendikonteineri spetsifikatsioonile vastavate XML andmevahetuskonteinerite kasutamist. Alternatiivina võib liidestatav dokumendivahetussüsteem kasutada andmevahetuskonteinerit, mis on andmevahetuse toimimise seisukohast kriitiliste andmete osas teisendatav DVK andmevahetuskonteineriks (ja vastupidi).</text:p>
        </text:list-item>
        <text:list-item>
          <text:p text:style-name="P126">Iga DVK server peab omama kõigi teiste liidestatud dokumendivahetusserverite nimekirja ning omama ligipääsu nendes serverites seadistatud asutuste nimekirjale.<text:line-break/>Kui eeldada, et iga DVK server ei ole teadlik kõigist teistest DVK serveritest, siis tuleks dokumendi edastamisel arvestada vajadusega edastada dokument adressaadile läbi mitme serveri. Iga serveritevaheline edastus tähendaks aga saatmisele kuluva aja täiendavat kasvu (dokumendi edastamine läbi 10 serveri oleks kõigi serverite vahel sama andmesidekiirust eeldades ca. 11 korda aeglasem kui otse saatmine).<text:line-break/>Kui eeldada, et iga DVK server ei oma ligipääsu võimalike adressaatide nimekirjale, siis ei ole võimalik dokumente edastada.</text:p>
        </text:list-item>
        <text:list-item>
          <text:p text:style-name="P126">Iga DVK server, mis on võimeline dokumente edastama, peab omama asutuse registrikoodi ja isikukoodi, mida kasutades dokumente edasi saadetakse.<text:line-break/>Vastasel juhul ei ole võimalik DVK serverist andmeid üle X-Tee edastada.</text:p>
        </text:list-item>
      </text:list>
      <text:p text:style-name="P47"/>
      <text:h text:style-name="P136" text:outline-level="2"><text:bookmark-start text:name="_Toc199931617"/></text:h>
      <text:list xml:id="list35511612" text:style-name="L6">
        <text:list-item>
          <text:list>
            <text:list-item>
              <text:h text:style-name="P140" text:outline-level="2"><text:bookmark-start text:name="_Toc256702649"/>DVK lüüside lahendusest tingitud muudatused<text:bookmark-end text:name="_Toc199931617"/> DVK spetsifikatsioonis<text:bookmark-end text:name="_Toc256702649"/></text:h>
            </text:list-item>
          </text:list>
        </text:list-item>
      </text:list>
      <text:p text:style-name="P47">Tehniline lahendus jääb dokumendi saatja seisukohast täpselt samasuguseks nagu varem. S.t. saatja koostab saadetavatest dokumentidest DVK konteineri, lisab enda andmed ja adressaatide andmed ning saadab konteineri oma DVK serverisse. Dokumendi kohaletoimetamine on sellest hetkest alates DVK serverite omavaheline asi.</text:p>
      <text:h text:style-name="P141" text:outline-level="3"><text:bookmark-start text:name="_Toc256702650"/><text:bookmark-start text:name="_Toc199931618"/>Vahendaja kirje DVK konteineri transport andmestruktuuris<text:bookmark-end text:name="_Toc256702650"/><text:bookmark-end text:name="_Toc199931618"/></text:h>
      <text:p text:style-name="P74">Vastuvõtja seisukohast lisandub käesoleva lahendusega täiendav kirje „vahendaja“ DVK konteineri transport plokis. Antud kirje näol on tegemist automaatselt täidetavate andmetega, mille lisab DVK dokumendikonteinerisse dokumendi edastanud DVK server.</text:p>
      <text:p text:style-name="P77"/>
      <text:p text:style-name="P75"><text:span text:style-name="Default_20_Paragraph_20_Font"><text:span text:style-name="T23"><text:s text:c="4"/></text:span></text:span><text:span text:style-name="Default_20_Paragraph_20_Font"><text:span text:style-name="T38">&lt;dhl:transport&gt;</text:span></text:span></text:p>
      <text:p text:style-name="P75"><text:span text:style-name="Default_20_Paragraph_20_Font"><text:span text:style-name="T23"><text:s text:c="8"/></text:span></text:span><text:span text:style-name="Default_20_Paragraph_20_Font"><text:span text:style-name="T38">&lt;dhl:saatja&gt;</text:span></text:span></text:p>
      <text:p text:style-name="P75"><text:span text:style-name="Default_20_Paragraph_20_Font"><text:span text:style-name="T23"><text:s text:c="12"/></text:span></text:span><text:span text:style-name="Default_20_Paragraph_20_Font"><text:span text:style-name="T38">&lt;dhl:regnr&gt;</text:span></text:span><text:span text:style-name="Default_20_Paragraph_20_Font"><text:span text:style-name="T23">11111111</text:span></text:span><text:span text:style-name="Default_20_Paragraph_20_Font"><text:span text:style-name="T38">&lt;/dhl:regnr&gt;</text:span></text:span></text:p>
      <text:p text:style-name="P75"><text:span text:style-name="Default_20_Paragraph_20_Font"><text:span text:style-name="T38"><text:s text:c="12"/>&lt;dhl:asutuse_nimi&gt;</text:span></text:span><text:span text:style-name="Default_20_Paragraph_20_Font"><text:span text:style-name="T23">Asutuse nimi</text:span></text:span><text:span text:style-name="Default_20_Paragraph_20_Font"><text:span text:style-name="T38">&lt;/dhl:asutuse_nimi&gt;</text:span></text:span></text:p>
      <text:p text:style-name="P75"><text:span text:style-name="Default_20_Paragraph_20_Font"><text:span text:style-name="T38"><text:s text:c="12"/>&lt;dhl:allyksuse_kood&gt;</text:span></text:span><text:span text:style-name="Default_20_Paragraph_20_Font"><text:span text:style-name="T23">10</text:span></text:span><text:span text:style-name="Default_20_Paragraph_20_Font"><text:span text:style-name="T38">&lt;/dhl:allyksuse_kood&gt;</text:span></text:span></text:p>
      <text:p text:style-name="P75"><text:span text:style-name="Default_20_Paragraph_20_Font"><text:span text:style-name="T38"><text:s text:c="12"/>&lt;dhl:allyksuse_</text:span></text:span><text:span text:style-name="Default_20_Paragraph_20_Font"><text:span text:style-name="T38">nimetus</text:span></text:span><text:span text:style-name="Default_20_Paragraph_20_Font"><text:span text:style-name="T38">&gt;</text:span></text:span><text:span text:style-name="Default_20_Paragraph_20_Font"><text:span text:style-name="T23">Saatmisosakond</text:span></text:span><text:span text:style-name="Default_20_Paragraph_20_Font"><text:span text:style-name="T38">&lt;/dhl:allyksuse_</text:span></text:span><text:span text:style-name="Default_20_Paragraph_20_Font"><text:span text:style-name="T38">nimetus</text:span></text:span><text:span text:style-name="Default_20_Paragraph_20_Font"><text:span text:style-name="T38">&gt;</text:span></text:span></text:p>
      <text:p text:style-name="P75"><text:span text:style-name="Default_20_Paragraph_20_Font"><text:span text:style-name="T38"><text:s text:c="12"/>&lt;dhl:ametikoha_kood&gt;</text:span></text:span><text:span text:style-name="Default_20_Paragraph_20_Font"><text:span text:style-name="T23">20</text:span></text:span><text:span text:style-name="Default_20_Paragraph_20_Font"><text:span text:style-name="T38">&lt;/dhl:ametikoha_kood&gt;</text:span></text:span></text:p>
      <text:p text:style-name="P75"><text:span text:style-name="Default_20_Paragraph_20_Font"><text:span text:style-name="T38"><text:s text:c="12"/>&lt;dhl:ametikoha_</text:span></text:span><text:span text:style-name="Default_20_Paragraph_20_Font"><text:span text:style-name="T38">nimetus</text:span></text:span><text:span text:style-name="Default_20_Paragraph_20_Font"><text:span text:style-name="T38">&gt;</text:span></text:span><text:span text:style-name="Default_20_Paragraph_20_Font"><text:span text:style-name="T23">Saatja</text:span></text:span><text:span text:style-name="Default_20_Paragraph_20_Font"><text:span text:style-name="T38">&lt;/dhl:ametikoha_</text:span></text:span><text:span text:style-name="Default_20_Paragraph_20_Font"><text:span text:style-name="T38">nimetus</text:span></text:span><text:span text:style-name="Default_20_Paragraph_20_Font"><text:span text:style-name="T38">&gt;</text:span></text:span></text:p>
      <text:p text:style-name="P75"><text:span text:style-name="Default_20_Paragraph_20_Font"><text:span text:style-name="T23"><text:s text:c="12"/></text:span></text:span><text:span text:style-name="Default_20_Paragraph_20_Font"><text:span text:style-name="T38">&lt;dhl:isikukood&gt;</text:span></text:span><text:span text:style-name="Default_20_Paragraph_20_Font"><text:span text:style-name="T23">30000000001</text:span></text:span><text:span text:style-name="Default_20_Paragraph_20_Font"><text:span text:style-name="T38">&lt;/dhl:isikukood&gt;</text:span></text:span></text:p>
      <text:p text:style-name="P75"><text:span text:style-name="Default_20_Paragraph_20_Font"><text:span text:style-name="T23"><text:s text:c="12"/></text:span></text:span><text:span text:style-name="Default_20_Paragraph_20_Font"><text:span text:style-name="T38">&lt;dhl:nimi&gt;</text:span></text:span><text:span text:style-name="Default_20_Paragraph_20_Font"><text:span text:style-name="T23">Isiku nimi</text:span></text:span><text:span text:style-name="Default_20_Paragraph_20_Font"><text:span text:style-name="T38">&lt;/dhl:nimi&gt;</text:span></text:span></text:p>
      <text:p text:style-name="P75"><text:span text:style-name="Default_20_Paragraph_20_Font"><text:span text:style-name="T23"><text:s text:c="12"/></text:span></text:span><text:span text:style-name="Default_20_Paragraph_20_Font"><text:span text:style-name="T38">&lt;dhl:epost&gt;</text:span></text:span><text:span text:style-name="Default_20_Paragraph_20_Font"><text:span text:style-name="T23">epost@saatja.ee</text:span></text:span><text:span text:style-name="Default_20_Paragraph_20_Font"><text:span text:style-name="T38">&lt;/dhl:epost&gt;</text:span></text:span></text:p>
      <text:p text:style-name="P75"><text:span text:style-name="Default_20_Paragraph_20_Font"><text:span text:style-name="T23"><text:s text:c="12"/></text:span></text:span><text:span text:style-name="Default_20_Paragraph_20_Font"><text:span text:style-name="T38">&lt;dhl:osakonna_kood&gt;</text:span></text:span><text:span text:style-name="Default_20_Paragraph_20_Font"><text:span text:style-name="T23">Osakonna kood</text:span></text:span><text:span text:style-name="Default_20_Paragraph_20_Font"><text:span text:style-name="T38">&lt;/dhl:osakonna_kood&gt;</text:span></text:span></text:p>
      <text:p text:style-name="P75"><text:span text:style-name="Default_20_Paragraph_20_Font"><text:span text:style-name="T23"><text:s text:c="12"/></text:span></text:span><text:span text:style-name="Default_20_Paragraph_20_Font"><text:span text:style-name="T38">&lt;dhl:osakonna_nimi&gt;</text:span></text:span><text:span text:style-name="Default_20_Paragraph_20_Font"><text:span text:style-name="T23">Osakonna nimi</text:span></text:span><text:span text:style-name="Default_20_Paragraph_20_Font"><text:span text:style-name="T38">&lt;/dhl:osakonna_nimi&gt;</text:span></text:span></text:p>
      <text:p text:style-name="P75"><text:span text:style-name="Default_20_Paragraph_20_Font"><text:span text:style-name="T23"><text:s text:c="8"/></text:span></text:span><text:span text:style-name="Default_20_Paragraph_20_Font"><text:span text:style-name="T38">&lt;/dhl:saatja&gt;</text:span></text:span></text:p>
      <text:p text:style-name="P75"><text:span text:style-name="Default_20_Paragraph_20_Font"><text:span text:style-name="T23"><text:s text:c="8"/></text:span></text:span><text:span text:style-name="Default_20_Paragraph_20_Font"><text:span text:style-name="T38">&lt;dhl:saaja&gt;</text:span></text:span></text:p>
      <text:p text:style-name="P75"><text:span text:style-name="Default_20_Paragraph_20_Font"><text:span text:style-name="T23"><text:s text:c="12"/></text:span></text:span><text:span text:style-name="Default_20_Paragraph_20_Font"><text:span text:style-name="T38">&lt;dhl:regnr&gt;</text:span></text:span><text:span text:style-name="Default_20_Paragraph_20_Font"><text:span text:style-name="T23">33333333</text:span></text:span><text:span text:style-name="Default_20_Paragraph_20_Font"><text:span text:style-name="T38">&lt;/dhl:regnr&gt;</text:span></text:span></text:p>
      <text:p text:style-name="P75"><text:span text:style-name="Default_20_Paragraph_20_Font"><text:span text:style-name="T38"><text:s text:c="12"/>&lt;dhl:asutuse_nimi&gt;</text:span></text:span><text:span text:style-name="Default_20_Paragraph_20_Font"><text:span text:style-name="T23">Asutuse nimi</text:span></text:span><text:span text:style-name="Default_20_Paragraph_20_Font"><text:span text:style-name="T38">&lt;/dhl:asutuse_nimi&gt;</text:span></text:span></text:p>
      <text:p text:style-name="P75"><text:span text:style-name="Default_20_Paragraph_20_Font"><text:span text:style-name="T38"><text:s text:c="12"/>&lt;dhl:allyksuse_kood&gt;</text:span></text:span><text:span text:style-name="Default_20_Paragraph_20_Font"><text:span text:style-name="T23">11</text:span></text:span><text:span text:style-name="Default_20_Paragraph_20_Font"><text:span text:style-name="T38">&lt;/dhl:allyksuse_kood&gt;</text:span></text:span></text:p>
      <text:p text:style-name="P75"><text:span text:style-name="Default_20_Paragraph_20_Font"><text:span text:style-name="T38"><text:s text:c="12"/>&lt;dhl:allyksuse_</text:span></text:span><text:span text:style-name="Default_20_Paragraph_20_Font"><text:span text:style-name="T38">nimetus</text:span></text:span><text:span text:style-name="Default_20_Paragraph_20_Font"><text:span text:style-name="T38">&gt;</text:span></text:span><text:span text:style-name="Default_20_Paragraph_20_Font"><text:span text:style-name="T23">Vastuvõtuosakond</text:span></text:span><text:span text:style-name="Default_20_Paragraph_20_Font"><text:span text:style-name="T38">&lt;/dhl:allyksuse_</text:span></text:span><text:span text:style-name="Default_20_Paragraph_20_Font"><text:span text:style-name="T38">nimetus</text:span></text:span><text:span text:style-name="Default_20_Paragraph_20_Font"><text:span text:style-name="T38">&gt;</text:span></text:span></text:p>
      <text:p text:style-name="P75"><text:span text:style-name="Default_20_Paragraph_20_Font"><text:span text:style-name="T38"><text:s text:c="12"/>&lt;dhl:ametikoha_kood&gt;</text:span></text:span><text:span text:style-name="Default_20_Paragraph_20_Font"><text:span text:style-name="T23">21</text:span></text:span><text:span text:style-name="Default_20_Paragraph_20_Font"><text:span text:style-name="T38">&lt;/dhl:ametikoha_kood&gt;</text:span></text:span></text:p>
      <text:p text:style-name="P75"><text:span text:style-name="Default_20_Paragraph_20_Font"><text:span text:style-name="T38"><text:s text:c="12"/>&lt;dhl:ametikoha_</text:span></text:span><text:span text:style-name="Default_20_Paragraph_20_Font"><text:span text:style-name="T38">nimetus</text:span></text:span><text:span text:style-name="Default_20_Paragraph_20_Font"><text:span text:style-name="T38">&gt;</text:span></text:span><text:span text:style-name="Default_20_Paragraph_20_Font"><text:span text:style-name="T23">Vastuvõtja</text:span></text:span><text:span text:style-name="Default_20_Paragraph_20_Font"><text:span text:style-name="T38">&lt;/dhl:ametikoha_</text:span></text:span><text:span text:style-name="Default_20_Paragraph_20_Font"><text:span text:style-name="T38">nimetus</text:span></text:span><text:span text:style-name="Default_20_Paragraph_20_Font"><text:span text:style-name="T38">&gt;</text:span></text:span></text:p>
      <text:p text:style-name="P75"><text:span text:style-name="Default_20_Paragraph_20_Font"><text:span text:style-name="T23"><text:s text:c="12"/></text:span></text:span><text:span text:style-name="Default_20_Paragraph_20_Font"><text:span text:style-name="T38">&lt;dhl:isikukood&gt;</text:span></text:span><text:span text:style-name="Default_20_Paragraph_20_Font"><text:span text:style-name="T23">31111111112</text:span></text:span><text:span text:style-name="Default_20_Paragraph_20_Font"><text:span text:style-name="T38">&lt;/dhl:isikukood&gt;</text:span></text:span></text:p>
      <text:p text:style-name="P75"><text:span text:style-name="Default_20_Paragraph_20_Font"><text:span text:style-name="T23"><text:s text:c="12"/></text:span></text:span><text:span text:style-name="Default_20_Paragraph_20_Font"><text:span text:style-name="T38">&lt;dhl:nimi&gt;</text:span></text:span><text:span text:style-name="Default_20_Paragraph_20_Font"><text:span text:style-name="T23">Isiku nimi</text:span></text:span><text:span text:style-name="Default_20_Paragraph_20_Font"><text:span text:style-name="T38">&lt;/dhl:nimi&gt;</text:span></text:span></text:p>
      <text:p text:style-name="P75"><text:span text:style-name="Default_20_Paragraph_20_Font"><text:span text:style-name="T23"><text:s text:c="12"/></text:span></text:span><text:span text:style-name="Default_20_Paragraph_20_Font"><text:span text:style-name="T38">&lt;dhl:epost&gt;</text:span></text:span><text:span text:style-name="Default_20_Paragraph_20_Font"><text:span text:style-name="T23">epost@vastuvotja.ee</text:span></text:span><text:span text:style-name="Default_20_Paragraph_20_Font"><text:span text:style-name="T38">&lt;/dhl:epost&gt;</text:span></text:span></text:p>
      <text:p text:style-name="P75"><text:span text:style-name="Default_20_Paragraph_20_Font"><text:span text:style-name="T23"><text:s text:c="12"/></text:span></text:span><text:span text:style-name="Default_20_Paragraph_20_Font"><text:span text:style-name="T38">&lt;dhl:osakonna_kood&gt;</text:span></text:span><text:span text:style-name="Default_20_Paragraph_20_Font"><text:span text:style-name="T23">Osakonna kood</text:span></text:span><text:span text:style-name="Default_20_Paragraph_20_Font"><text:span text:style-name="T38">&lt;/dhl:osakonna_kood&gt;</text:span></text:span></text:p>
      <text:p text:style-name="P75"><text:span text:style-name="Default_20_Paragraph_20_Font"><text:span text:style-name="T23"><text:s text:c="12"/></text:span></text:span><text:span text:style-name="Default_20_Paragraph_20_Font"><text:span text:style-name="T38">&lt;dhl:osakonna_nimi&gt;</text:span></text:span><text:span text:style-name="Default_20_Paragraph_20_Font"><text:span text:style-name="T23">Osakonna nimi</text:span></text:span><text:span text:style-name="Default_20_Paragraph_20_Font"><text:span text:style-name="T38">&lt;/dhl:osakonna_nimi&gt;</text:span></text:span></text:p>
      <text:p text:style-name="P75"><text:span text:style-name="Default_20_Paragraph_20_Font"><text:span text:style-name="T23"><text:s text:c="8"/></text:span></text:span><text:span text:style-name="Default_20_Paragraph_20_Font"><text:span text:style-name="T38">&lt;/dhl:saaja&gt;</text:span></text:span></text:p>
      <text:p text:style-name="P75"><text:span text:style-name="Default_20_Paragraph_20_Font"><text:span text:style-name="T19"><text:s text:c="8"/></text:span></text:span><text:span text:style-name="Default_20_Paragraph_20_Font"><text:span text:style-name="T39">&lt;dhl:vahendaja&gt;</text:span></text:span></text:p>
      <text:p text:style-name="P75"><text:span text:style-name="Default_20_Paragraph_20_Font"><text:span text:style-name="T19"><text:s text:c="12"/></text:span></text:span><text:span text:style-name="Default_20_Paragraph_20_Font"><text:span text:style-name="T39">&lt;dhl:regnr&gt;</text:span></text:span><text:span text:style-name="Default_20_Paragraph_20_Font"><text:span text:style-name="T19">22222222</text:span></text:span><text:span text:style-name="Default_20_Paragraph_20_Font"><text:span text:style-name="T39">&lt;/dhl:regnr&gt;</text:span></text:span></text:p>
      <text:p text:style-name="P75"><text:span text:style-name="Default_20_Paragraph_20_Font"><text:span text:style-name="T39"><text:s text:c="12"/>&lt;dhl:asutuse_nimi&gt;</text:span></text:span><text:span text:style-name="Default_20_Paragraph_20_Font"><text:span text:style-name="T19">Asutuse nimi</text:span></text:span><text:span text:style-name="Default_20_Paragraph_20_Font"><text:span text:style-name="T39">&lt;/dhl:asutuse_nimi&gt;</text:span></text:span></text:p>
      <text:p text:style-name="P78"><text:s text:c="12"/>&lt;dhl:allyksuse_kood/&gt;</text:p>
      <text:p text:style-name="P75"><text:span text:style-name="Default_20_Paragraph_20_Font"><text:span text:style-name="T39"><text:s text:c="12"/>&lt;dhl:allyksuse_</text:span></text:span><text:span text:style-name="Default_20_Paragraph_20_Font"><text:span text:style-name="T39">nimetus</text:span></text:span><text:span text:style-name="Default_20_Paragraph_20_Font"><text:span text:style-name="T39">/&gt;</text:span></text:span></text:p>
      <text:p text:style-name="P78"><text:s text:c="12"/>&lt;dhl:ametikoha_kood/&gt;</text:p>
      <text:p text:style-name="P75"><text:span text:style-name="Default_20_Paragraph_20_Font"><text:span text:style-name="T39"><text:s text:c="12"/>&lt;dhl:ametikoha_</text:span></text:span><text:span text:style-name="Default_20_Paragraph_20_Font"><text:span text:style-name="T39">nimetus</text:span></text:span><text:span text:style-name="Default_20_Paragraph_20_Font"><text:span text:style-name="T39">/&gt;</text:span></text:span></text:p>
      <text:p text:style-name="P75"><text:span text:style-name="Default_20_Paragraph_20_Font"><text:span text:style-name="T19"><text:s text:c="12"/></text:span></text:span><text:span text:style-name="Default_20_Paragraph_20_Font"><text:span text:style-name="T39">&lt;dhl:isikukood&gt;</text:span></text:span><text:span text:style-name="Default_20_Paragraph_20_Font"><text:span text:style-name="T19">40000000001</text:span></text:span><text:span text:style-name="Default_20_Paragraph_20_Font"><text:span text:style-name="T39">&lt;/dhl:isikukood&gt;</text:span></text:span></text:p>
      <text:p text:style-name="P75"><text:span text:style-name="Default_20_Paragraph_20_Font"><text:span text:style-name="T19"><text:s text:c="12"/></text:span></text:span><text:span text:style-name="Default_20_Paragraph_20_Font"><text:span text:style-name="T39">&lt;dhl:nimi&gt;</text:span></text:span><text:span text:style-name="Default_20_Paragraph_20_Font"><text:span text:style-name="T19">Isiku nimi</text:span></text:span><text:span text:style-name="Default_20_Paragraph_20_Font"><text:span text:style-name="T39">&lt;/dhl:nimi&gt;</text:span></text:span></text:p>
      <text:p text:style-name="P75"><text:span text:style-name="Default_20_Paragraph_20_Font"><text:span text:style-name="T19"><text:s text:c="12"/></text:span></text:span><text:span text:style-name="Default_20_Paragraph_20_Font"><text:span text:style-name="T39">&lt;dhl:epost&gt;</text:span></text:span><text:span text:style-name="Default_20_Paragraph_20_Font"><text:span text:style-name="T19">epost@vahendaja.ee</text:span></text:span><text:span text:style-name="Default_20_Paragraph_20_Font"><text:span text:style-name="T39">&lt;/dhl:epost&gt;</text:span></text:span></text:p>
      <text:p text:style-name="P75"><text:span text:style-name="Default_20_Paragraph_20_Font"><text:span text:style-name="T19"><text:s text:c="12"/></text:span></text:span><text:span text:style-name="Default_20_Paragraph_20_Font"><text:span text:style-name="T39">&lt;dhl:osakonna_kood/&gt;</text:span></text:span></text:p>
      <text:p text:style-name="P75"><text:span text:style-name="Default_20_Paragraph_20_Font"><text:span text:style-name="T19"><text:s text:c="12"/></text:span></text:span><text:span text:style-name="Default_20_Paragraph_20_Font"><text:span text:style-name="T39">&lt;dhl:osakonna_nimi/&gt;</text:span></text:span></text:p>
      <text:p text:style-name="P75"><text:span text:style-name="Default_20_Paragraph_20_Font"><text:span text:style-name="T19"><text:s text:c="8"/></text:span></text:span><text:span text:style-name="Default_20_Paragraph_20_Font"><text:span text:style-name="T39">&lt;/dhl:vahendaja&gt;</text:span></text:span></text:p>
      <text:p text:style-name="P75"><text:span text:style-name="Default_20_Paragraph_20_Font"><text:span text:style-name="T23"><text:s text:c="4"/></text:span></text:span><text:span text:style-name="Default_20_Paragraph_20_Font"><text:span text:style-name="T38">&lt;/dhl:transport&gt;</text:span></text:span></text:p>
      <text:p text:style-name="P77"/>
      <text:p text:style-name="P47">Vahendaja kirje on ennekõike vajalik selleks, et DVK server lubaks dokumendiedastuse vahendajaks olnud asutusel teostada dokumendi edastuse staatust puudutavaid päringuid (üldjuhul on see õigus üksnes dokumendi saatjal).</text:p>
      <text:p text:style-name="P47"><text:soft-page-break/>Teine oluline põhjus vahendaja kirje lisamiseks on asjaolu, et vastasel juhul peaks DVK server olema valmis vastu võtma dokumente, mille saatja andmed ei klapi X-tee päringu teinud asutuse andmetega. See aga annaks võimaluse tahtmatuteks (või ka tahtlikeks) identiteedivargusteks, mille lahendamine oleks võimalik üksnes X-Tee logide abil.</text:p>
      <text:h text:style-name="P141" text:outline-level="3"><text:bookmark-start text:name="_Toc256702651"/><text:bookmark-start text:name="_Toc199931619"/>DVK serveri täiendavad seadistused<text:bookmark-end text:name="_Toc256702651"/><text:bookmark-end text:name="_Toc199931619"/></text:h>
      <text:p text:style-name="P5">Et DVK server saaks teistesse serveritesse dokumente edastada, peavad olema täidetud järgmised tingimused:</text:p>
      <text:list xml:id="list35486792" text:style-name="L26">
        <text:list-item>
          <text:p text:style-name="P101">Server peab saama teostada X-Tee päringuid</text:p>
        </text:list-item>
        <text:list-item>
          <text:p text:style-name="P101">Server peab teadma teiste dokumendivahetussüsteemide serverite aadresse (s.t. peab teadma, kuhu dokumente saata saab)</text:p>
        </text:list-item>
        <text:list-item>
          <text:p text:style-name="P101">Asutuse turvaserver peab lubama DVK päringuid teistest DVK serveritest ja teiste DVK serverite turvaserverid peavad lubama päringuid antud asutuse turvaserverist.</text:p>
        </text:list-item>
      </text:list>
      <text:h text:style-name="Heading_20_4" text:outline-level="4"><text:bookmark-start text:name="_Toc199931620"/>DVK serveri seadistamine X-Tee päringute teostamiseks<text:bookmark-end text:name="_Toc199931620"/></text:h>
      <text:p text:style-name="P47">Kuna dokumentide edastamine ühest DVK serverist teise toimub X-Tee päringutega, siis peab DVK serveril olema seadistatud asutuse registrikood ja isikukood, mille nimel X-Tee päringuid teostatakse.</text:p>
      <text:p text:style-name="P74">Selleks tuleb DVK serveri konfiguratsioonifaili dhl.properties lisada järgmised read:</text:p>
      <text:p text:style-name="P76"/>
      <text:p text:style-name="P75"><text:span text:style-name="Default_20_Paragraph_20_Font"><text:span text:style-name="T18"><text:s text:c="4"/></text:span></text:span><text:span text:style-name="Default_20_Paragraph_20_Font"><text:span text:style-name="T36">client_</text:span></text:span><text:span text:style-name="Default_20_Paragraph_20_Font"><text:span text:style-name="T36">default</text:span></text:span><text:span text:style-name="Default_20_Paragraph_20_Font"><text:span text:style-name="T36">_org_code</text:span></text:span><text:span text:style-name="Default_20_Paragraph_20_Font"><text:span text:style-name="T18"> = 12345678</text:span></text:span></text:p>
      <text:p text:style-name="P75"><text:span text:style-name="Default_20_Paragraph_20_Font"><text:span text:style-name="T18"><text:s text:c="4"/></text:span></text:span><text:span text:style-name="Default_20_Paragraph_20_Font"><text:span text:style-name="T36">client_</text:span></text:span><text:span text:style-name="Default_20_Paragraph_20_Font"><text:span text:style-name="T36">default</text:span></text:span><text:span text:style-name="Default_20_Paragraph_20_Font"><text:span text:style-name="T36">_person_code</text:span></text:span><text:span text:style-name="Default_20_Paragraph_20_Font"><text:span text:style-name="T18"> = 11111111111</text:span></text:span></text:p>
      <text:p text:style-name="P76"/>
      <text:h text:style-name="Heading_20_4" text:outline-level="4"><text:bookmark-start text:name="_Toc199931621"/>Väliste serverite aadresside lisamine DVK serverisse<text:bookmark-end text:name="_Toc199931621"/></text:h>
      <text:p text:style-name="P47">Et DVK server teaks, millised teised DVK serverid olemas on ja kus need asuvad, tuleb DVK serverile ette anda teadaolevate teiste DVK serverite nimekiri.</text:p>
      <text:p text:style-name="P47">Selleks tuleks iga teadaoleva teise DVK serveri kohta lisada andmetabelisse „Server“ järgmised andmed:</text:p>
      <text:list xml:id="list35509850" text:style-name="L27">
        <text:list-item>
          <text:p text:style-name="P128">andmekogu nimetus<text:tab/>näiteks „dhl“. Ei pea olema täidetud, kui server ei kasuta andmevahetuseks X-Teed.</text:p>
        </text:list-item>
        <text:list-item>
          <text:p text:style-name="P128">aadress<text:tab/>X-Tee andmevahetuse puhul reeglina:<text:line-break/>http://[TURVASERVER]/cgi-bin/consumer_proxy<text:line-break/>Ilma X-Tee vahenduseta andmevahetuse puhul oleks siin serveri reaalne URL.</text:p>
        </text:list-item>
      </text:list>
      <text:p text:style-name="P47"/>
      <text:p text:style-name="P58"/>
      <text:h text:style-name="P134" text:outline-level="1"><text:bookmark-start text:name="_Toc256702652"/>Dokumentide edastamine fragmentidena<text:bookmark-end text:name="_Toc256702652"/></text:h>
      <text:p text:style-name="P58">DVK päringuid sendDocuments.v2 ja receiveDocuments.v2 saab kasutada nii, et dokumendid edastataks kliendilt serverile või serverilt kliendile tükkhaaval.</text:p>
      <text:p text:style-name="P79">Dokumentide tükkhaaval saatmine ja vastuvõtmine on kasulik ennekõike suuremahuliste dokumentide puhul, kui:</text:p>
      <text:list xml:id="list35484368" text:style-name="L23">
        <text:list-item>
          <text:p text:style-name="P154">suuremahulise dokumendi saatmine või vastuvõtmine võtab kaua aega, mistõttu DVK server, infosüsteem või mõni vahepealne X-Tee turvaserver võib timeout’i tõttu andmete edastamise katkestada.</text:p>
        </text:list-item>
        <text:list-item>
          <text:p text:style-name="P152">suuremahulise dokumendi jaotamine väiksemateks tükkideks aitab vähendada DVK serveri või klientrakenduse töökoormust.</text:p>
        </text:list-item>
      </text:list>
      <text:p text:style-name="P58">Dokumentide tükkhaaval saatmisel on eeldatud, et saadetavad andmed on esmalt GZIP-iga kokku pakitud ja alles seejärel tükkideks jaotatud. Analoogilist loogikat on rakendatud ka dokumentide vastuvõtmisel, s.t. DVK server pakib andmed esmalt kokku ning jaotab alles seejärel tükkideks.</text:p>
      <text:p text:style-name="P79">Dokumentide tükkhaaval saatmisel tuleks kasutada järgmisi päringu sendDocuments.v2 parameetreid:</text:p>
      <text:list xml:id="list35502817" text:style-name="L28">
        <text:list-item>
          <text:p text:style-name="P158">fragmente_kokku<text:tab/>Edastatavate fragmentide hulk (s.t. mitmeks tükiks dokument on jagatud)</text:p>
        </text:list-item>
        <text:list-item>
          <text:p text:style-name="P158">fragment_nr<text:tab/>Edastatava fragmendi järjekorranumber alates 0-st (s.t. 0, 1, 2, jne.)</text:p>
        </text:list-item>
        <text:list-item>
          <text:p text:style-name="P159">edastus_id<text:tab/>Edastussessiooni ID. Saatja poolt vabalt valitav võimalikult unikaalne string, mis on ühiseks nimetajaks kõigile edastatavatele tükkidele.</text:p>
        </text:list-item>
      </text:list>
      <text:p text:style-name="P58">Dokumentide tükkhaaval vastuvõtmiseks tuleks kasutada järgmisi päringu receiveDocuments.v2 parameetreid:</text:p>
      <text:list xml:id="list35645766" text:continue-numbering="true" text:style-name="L28">
        <text:list-item>
          <text:p text:style-name="P158">fragmendi_suurus_baitides<text:tab/>Fragmendi soovitav suurus baitides. Annab DVK serverile teada, kui suurteks tükkideks see peaks kliendile saadetavad andmed jaotama.</text:p>
        </text:list-item>
        <text:list-item>
          <text:p text:style-name="P158">fragment_nr<text:tab/>Järgmise oodatava fragmendi järjekorranumber alates 0-st (s.t. 0, 1, 2, jne.)</text:p>
        </text:list-item>
        <text:list-item>
          <text:p text:style-name="P159">edastus_id<text:tab/>Edastussessiooni ID. Vastuvõtja poolt vabalt valitav võimalikult unikaalne string, mis on ühiseks nimetajaks kõigile edastatavatele tükkidele (ja mille alusel saab hiljem kõik tükid tuvastada ja kokku panna).</text:p>
        </text:list-item>
      </text:list>
      <text:p text:style-name="P58"/>
      <text:h text:style-name="P131" text:outline-level="1"><text:bookmark-start text:name="_Toc256702653"/>Teadaolevad vead DVK rakenduses<text:bookmark-end text:name="_Toc256702653"/></text:h>
      <text:h text:style-name="P136" text:outline-level="2"><text:bookmark-start text:name="_Toc256702654"/>Content-Transfer-Encoding päise vigane esitus<text:bookmark-end text:name="_Toc256702654"/></text:h>
      <text:p text:style-name="P10">DVK rakendus sisaldab kasutatavatest tarkvarakomponentidest (Axis 1.3 teegist) tingituna järgmist viga MIME sõnumimanuste Content-Transfer-Encoding päises:</text:p>
      <text:p text:style-name="P10">Et MIME manustena saadetakse Base64 kodeeritud binaarfaile, siis peaks manused saama endale järgmise päise:</text:p>
      <text:p text:style-name="P82">Content-Type:{http://www.w3.org/2001/XMLSchema}base64Binary</text:p>
      <text:p text:style-name="P83"><text:span text:style-name="Default_20_Paragraph_20_Font"><text:span text:style-name="T35">Content-Transfer-Encoding:</text:span></text:span><text:span text:style-name="Default_20_Paragraph_20_Font"><text:span text:style-name="T33">base64</text:span></text:span></text:p>
      <text:p text:style-name="P82">Content-Encoding: gzip</text:p>
      <text:p text:style-name="P82">Content-ID: ...</text:p>
      <text:p text:style-name="P18"/>
      <text:p text:style-name="P10">DVK rakendus väljastab aga kõik MIME manused järgmise päisega:</text:p>
      <text:p text:style-name="P82">Content-Type:{http://www.w3.org/2001/XMLSchema}base64Binary</text:p>
      <text:p text:style-name="P83"><text:span text:style-name="Default_20_Paragraph_20_Font"><text:span text:style-name="T35">Content-Transfer-Encoding:</text:span></text:span><text:span text:style-name="Default_20_Paragraph_20_Font"><text:span text:style-name="T33">binary</text:span></text:span></text:p>
      <text:p text:style-name="P82">Content-Encoding: gzip</text:p>
      <text:p text:style-name="P83"><text:span text:style-name="Default_20_Paragraph_20_Font"><text:span text:style-name="T35">Content-ID: ...</text:span></text:span><text:span text:style-name="Default_20_Paragraph_20_Font"><text:span text:style-name="T8"> </text:span></text:span></text:p>
      <text:p text:style-name="P10"/>
      <text:p text:style-name="Normal"><text:span text:style-name="Default_20_Paragraph_20_Font"><text:span text:style-name="T8">Antud juhul tuleks arvestada, et hoolimata päises märgitud </text:span></text:span><text:span text:style-name="Default_20_Paragraph_20_Font"><text:span text:style-name="T7">binary</text:span></text:span><text:span text:style-name="Default_20_Paragraph_20_Font"><text:span text:style-name="T8"> kodeeringust saadab DVK MIME manuseid ikkagi </text:span></text:span><text:span text:style-name="Default_20_Paragraph_20_Font"><text:span text:style-name="T8">Base64 kodeeritult.</text:span></text:span><text:span text:style-name="Default_20_Paragraph_20_Font"><text:span text:style-name="T8"> Samuti ignoreerib DVK rakendus antud päist saabuvate sõnumite puhul ning eeldab, et manus on saadetud Base64 kodeeritud kujul.</text:span></text:span></text:p>
      <text:p text:style-name="P10"/>
      <text:h text:style-name="P136" text:outline-level="2"><text:bookmark-start text:name="_Toc256702655"/><text:soft-page-break/>Tundlikkus Content-Type päise kirjapildi suhtes<text:bookmark-end text:name="_Toc256702655"/></text:h>
      <text:p text:style-name="Normal"><text:span text:style-name="Default_20_Paragraph_20_Font"><text:span text:style-name="T2">DVK rakendus ei suuda päringut korrektselt vastu võtta, kui saadetava sõnumi HTTP päises puuduvad jutumärgid </text:span></text:span><text:span text:style-name="Default_20_Paragraph_20_Font"><text:span text:style-name="T6">Content-Type</text:span></text:span><text:span text:style-name="Default_20_Paragraph_20_Font"><text:span text:style-name="T2"> päises parameetri </text:span></text:span><text:span text:style-name="Default_20_Paragraph_20_Font"><text:span text:style-name="T6">type</text:span></text:span><text:span text:style-name="Default_20_Paragraph_20_Font"><text:span text:style-name="T2"> väärtuse ümber. Puuduvate jutumärkide korral ei suuda DVK rakendus sõnumit töödelda ning tagastab veateate.</text:span></text:span></text:p>
      <text:p text:style-name="P5"/>
      <text:p text:style-name="P5">DVK päringud töötavad korrektselt näiteks järgmise päise korral:</text:p>
      <text:p text:style-name="P82">POST /cgi-bin/consumer_proxy HTTP/1.0</text:p>
      <text:p text:style-name="P83"><text:span text:style-name="Default_20_Paragraph_20_Font"><text:span text:style-name="T35">Content-Type: multipart/related; </text:span></text:span><text:span text:style-name="Default_20_Paragraph_20_Font"><text:span text:style-name="T33">type="text/xml";</text:span></text:span><text:span text:style-name="Default_20_Paragraph_20_Font"><text:span text:style-name="T35"> start="&lt;FC392E97EB481BFCEB435125AA3B5B51&gt;"; </text:span></text:span><text:span text:style-name="Default_20_Paragraph_20_Font"><text:span text:style-name="T35"><text:tab/>boundary="----=_Part_0_20230270.1171971312715"</text:span></text:span></text:p>
      <text:p text:style-name="P82">User-Agent: Axis/1.3</text:p>
      <text:p text:style-name="P82">...</text:p>
      <text:p text:style-name="P82"/>
      <text:p text:style-name="P5">DVK päringud ei tööta aga korrektselt näiteks järgmise päise korral:</text:p>
      <text:p text:style-name="P82">POST /cgi-bin/consumer_proxy HTTP/1.0</text:p>
      <text:p text:style-name="P83"><text:span text:style-name="Default_20_Paragraph_20_Font"><text:span text:style-name="T35">Content-Type: multipart/related; </text:span></text:span><text:span text:style-name="Default_20_Paragraph_20_Font"><text:span text:style-name="T33">type=text/xml</text:span></text:span><text:span text:style-name="Default_20_Paragraph_20_Font"><text:span text:style-name="T35">; start="&lt;FC392E97EB481BFCEB435125AA3B5B51&gt;"; </text:span></text:span><text:span text:style-name="Default_20_Paragraph_20_Font"><text:span text:style-name="T35"><text:tab/>boundary="----=_Part_0_20230270.1171971312715"</text:span></text:span></text:p>
      <text:p text:style-name="P82">User-Agent: Axis/1.3</text:p>
      <text:p text:style-name="P82">...</text:p>
      <text:p text:style-name="P82"/>
      <text:p text:style-name="Normal"><text:span text:style-name="Default_20_Paragraph_20_Font"><text:span text:style-name="T2">Antud viga põhjustab Apache Axis 1.3 koosseisus kasutatav JavaMail teek, mis eeldab nimetatud jutumärkide olemasolu.</text:span></text:span></text:p>
      <text:p text:style-name="P10"/>
      <text:p text:style-name="P30"/>
      <text:h text:style-name="P130" text:outline-level="1"><text:bookmark-start text:name="_Toc256702656"/><text:bookmark-start text:name="_Toc115025267"/><text:bookmark-start text:name="_Toc115016780"/>LISA 1: Kasutatavate andmete XML Schema kirjeldused<text:bookmark-end text:name="_Toc256702656"/><text:bookmark-end text:name="_Toc115025267"/><text:bookmark-end text:name="_Toc115016780"/><text:bookmark-start text:name="_Toc115025268"/><text:bookmark-start text:name="_Toc115016781"/></text:h>
      <text:p text:style-name="P57">Alates versioonist 1.6.0 on kasutusel uus versioon DVK konteinerist. Seoses uue versiooni kasutuselevõtuga tekkisid ka uued nimeruumid manuaalsete metaandmete ja dokumenti kirjeldavate elementide jaoks. DVK konteineri uus versioon (2) töötab paralleelselt vanema versiooniga (1). Olenevalt päringu versioonist on kasutusel kas DVK konteineri versioon 1 või 2.</text:p>
      <text:h text:style-name="P136" text:outline-level="2"><text:bookmark-end text:name="_Toc115025268"/><text:bookmark-end text:name="_Toc115016781"/><text:bookmark-start text:name="_Toc256702657"/>Automaatsete metaandmete nimeruumid<text:bookmark-end text:name="_Toc256702657"/></text:h>
      <text:p text:style-name="P57">Automaatsete metaandmete koosseis ei muutunud seoses DVK konteineri versiooni 2 kasutuselevõtuga.</text:p>
      <text:p text:style-name="Body_20_Text"><text:span text:style-name="Default_20_Paragraph_20_Font"><text:span text:style-name="T2">Selle nimeruumi väärtuseks on</text:span></text:span><text:span text:style-name="Default_20_Paragraph_20_Font"><text:span text:style-name="T2">:</text:span></text:span><text:span text:style-name="Default_20_Paragraph_20_Font"><text:span text:style-name="T2"> </text:span></text:span><text:span text:style-name="Default_20_Paragraph_20_Font"><text:span text:style-name="T2"><text:s/></text:span></text:span><text:span text:style-name="Default_20_Paragraph_20_Font"><text:span text:style-name="T28">http://www.riik.ee/schemas/dhl-meta-automatic</text:span></text:span></text:p>
      <text:h text:style-name="P136" text:outline-level="2"><text:bookmark-start text:name="_Toc256702658"/>Manuaalsete metaandmete nimeruumid<text:bookmark-end text:name="_Toc256702658"/></text:h>
      <text:p text:style-name="P57">Manuaalsete metaandmete koosseis muutus seoses DVK konteineri versiooni 2 kasutuselevõtuga. Toimivad järgmised nimeruumid:</text:p>
      <text:p text:style-name="Body_20_Text"><text:span text:style-name="Default_20_Paragraph_20_Font"><text:span text:style-name="T2">DVK konteineri versioon 1 puhul: </text:span></text:span><text:span text:style-name="Default_20_Paragraph_20_Font"><text:span text:style-name="T28">http://www.riik.ee/schemas/dhl-meta-manual</text:span></text:span></text:p>
      <text:p text:style-name="Body_20_Text"><text:span text:style-name="Default_20_Paragraph_20_Font"><text:span text:style-name="T2">DVK konteineri versioon 2 puhul:</text:span></text:span><text:span text:style-name="Default_20_Paragraph_20_Font"><text:span text:style-name="T2"> </text:span></text:span><text:span text:style-name="Default_20_Paragraph_20_Font"><text:span text:style-name="T28">http://www.riik.ee/schemas/dhl-meta-manual/2010/2</text:span></text:span></text:p>
      <text:h text:style-name="P136" text:outline-level="2"><text:bookmark-start text:name="_Toc256702659"/>DVK dokumendi nimeruum<text:bookmark-end text:name="_Toc256702659"/></text:h>
      <text:p text:style-name="P57">Dokumendi nimeruumi andmete koosseis muutus seoses DVK konteineri versiooni 2 kasutuselevõtuga. Toimivad järgmised nimeruumid:</text:p>
      <text:p text:style-name="Body_20_Text"><text:span text:style-name="Default_20_Paragraph_20_Font"><text:span text:style-name="T2">DVK konteineri versioon 1 puhul: </text:span></text:span><text:span text:style-name="Default_20_Paragraph_20_Font"><text:span text:style-name="T28">http://www.riik.ee/schemas/dhl</text:span></text:span></text:p>
      <text:p text:style-name="Body_20_Text"><text:span text:style-name="Default_20_Paragraph_20_Font"><text:span text:style-name="T2">DVK konteineri versioon 2 puhul</text:span></text:span><text:span text:style-name="Default_20_Paragraph_20_Font"><text:span text:style-name="T2">: </text:span></text:span><text:span text:style-name="Default_20_Paragraph_20_Font"><text:span text:style-name="T28">http://www.riik.ee/schemas/dhl/2010/2</text:span></text:span></text:p>
      <text:h text:style-name="P136" text:outline-level="2"><text:bookmark-start text:name="_Toc256702660"/><text:bookmark-start text:name="_Toc115025271"/><text:bookmark-start text:name="_Toc115016784"/>Päringute WSDL kirjeldus<text:bookmark-end text:name="_Toc256702660"/><text:bookmark-end text:name="_Toc115025271"/><text:bookmark-end text:name="_Toc115016784"/></text:h>
      <text:p text:style-name="P11">Päringute WSDL kirjeldus asub failis dhl.wsdl. See fail asub DVK serveri paketis juurkaustas. SVN-is: „[DVK_SERVER_SVN_DIR]\src\main\webapp\dhl.wsdl“.<text:bookmark-start text:name="_Toc256702661"/></text:p>
      <text:p text:style-name="P11"/>
      <text:p text:style-name="P29"><text:span text:style-name="Heading_20_1_20_Char">LISA 2: &lt;dokument&gt; XML struktuuri kasutusnäide</text:span><text:span text:style-name="Heading_20_1_20_Char"> (DVK konteineri versioon 1)</text:span><text:bookmark-end text:name="_Toc256702661"/></text:p>
      <text:p text:style-name="P12"/>
      <text:p text:style-name="P23"><text:span text:style-name="Default_20_Paragraph_20_Font"><text:span text:style-name="T41">&lt;</text:span></text:span><text:span text:style-name="Default_20_Paragraph_20_Font"><text:span text:style-name="T44">dhl:dokument</text:span></text:span><text:span text:style-name="Default_20_Paragraph_20_Font"><text:span text:style-name="T54"> </text:span></text:span><text:span text:style-name="Default_20_Paragraph_20_Font"><text:span text:style-name="T44">xmlns</text:span></text:span><text:span text:style-name="Default_20_Paragraph_20_Font"><text:span text:style-name="T54">:</text:span></text:span><text:span text:style-name="Default_20_Paragraph_20_Font"><text:span text:style-name="T48">dhl</text:span></text:span><text:span text:style-name="Default_20_Paragraph_20_Font"><text:span text:style-name="T41">="http://www.riik.ee/schemas/dhl"&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metainfo</text:span></text:span><text:span text:style-name="Default_20_Paragraph_20_Font"><text:span text:style-name="T54"> </text:span></text:span><text:span text:style-name="Default_20_Paragraph_20_Font"><text:span text:style-name="T44">xmlns</text:span></text:span><text:span text:style-name="Default_20_Paragraph_20_Font"><text:span text:style-name="T54">:</text:span></text:span><text:span text:style-name="Default_20_Paragraph_20_Font"><text:span text:style-name="T48">ma</text:span></text:span><text:span text:style-name="Default_20_Paragraph_20_Font"><text:span text:style-name="T41">="http://www.riik.ee/schemas/dhl-meta-automatic"</text:span></text:span></text:p>
      <text:p text:style-name="P23"><text:span text:style-name="Default_20_Paragraph_20_Font"><text:span text:style-name="T44"><text:s text:c="4"/>xmlns</text:span></text:span><text:span text:style-name="Default_20_Paragraph_20_Font"><text:span text:style-name="T54">:</text:span></text:span><text:span text:style-name="Default_20_Paragraph_20_Font"><text:span text:style-name="T48">mm</text:span></text:span><text:span text:style-name="Default_20_Paragraph_20_Font"><text:span text:style-name="T41">="http://www.riik.ee/schemas/dhl-meta-manual"&gt;</text:span></text:span></text:p>
      <text:p text:style-name="P17"><text:s text:c="8"/></text:p>
      <text:p text:style-name="P23"><text:span text:style-name="Default_20_Paragraph_20_Font"><text:span text:style-name="T30"><text:s text:c="4"/></text:span></text:span><text:span text:style-name="Default_20_Paragraph_20_Font"><text:span text:style-name="T55">&lt;!— Seda osa pole ise vaja täita, selle täidab D</text:span></text:span><text:span text:style-name="Default_20_Paragraph_20_Font"><text:span text:style-name="T55">VK</text:span></text:span><text:span text:style-name="Default_20_Paragraph_20_Font"><text:span text:style-name="T55"> väljuval sõnumil ise --&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id</text:span></text:span><text:span text:style-name="Default_20_Paragraph_20_Font"><text:span text:style-name="T41">&gt;</text:span></text:span><text:span text:style-name="Default_20_Paragraph_20_Font"><text:span text:style-name="T30">100</text:span></text:span><text:span text:style-name="Default_20_Paragraph_20_Font"><text:span text:style-name="T41">&lt;/</text:span></text:span><text:span text:style-name="Default_20_Paragraph_20_Font"><text:span text:style-name="T44">ma:dhl_i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bumisviis</text:span></text:span><text:span text:style-name="Default_20_Paragraph_20_Font"><text:span text:style-name="T41">&gt;</text:span></text:span><text:span text:style-name="Default_20_Paragraph_20_Font"><text:span text:style-name="T30">xtee</text:span></text:span><text:span text:style-name="Default_20_Paragraph_20_Font"><text:span text:style-name="T41">&lt;/</text:span></text:span><text:span text:style-name="Default_20_Paragraph_20_Font"><text:span text:style-name="T44">ma:dhl_saabumisvii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bumisaeg</text:span></text:span><text:span text:style-name="Default_20_Paragraph_20_Font"><text:span text:style-name="T41">&gt;</text:span></text:span><text:span text:style-name="Default_20_Paragraph_20_Font"><text:span text:style-name="T30">2006-03-16T14:11:23+02:00</text:span></text:span><text:span text:style-name="Default_20_Paragraph_20_Font"><text:span text:style-name="T41">&lt;/</text:span></text:span><text:span text:style-name="Default_20_Paragraph_20_Font"><text:span text:style-name="T44">ma:dhl_saabumisaeg</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tmisviis</text:span></text:span><text:span text:style-name="Default_20_Paragraph_20_Font"><text:span text:style-name="T41">&gt;</text:span></text:span><text:span text:style-name="Default_20_Paragraph_20_Font"><text:span text:style-name="T30">xtee</text:span></text:span><text:span text:style-name="Default_20_Paragraph_20_Font"><text:span text:style-name="T41">&lt;/</text:span></text:span><text:span text:style-name="Default_20_Paragraph_20_Font"><text:span text:style-name="T44">ma:dhl_saatmisvii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tmisaeg</text:span></text:span><text:span text:style-name="Default_20_Paragraph_20_Font"><text:span text:style-name="T41">&gt;</text:span></text:span><text:span text:style-name="Default_20_Paragraph_20_Font"><text:span text:style-name="T30">2006-03-15T18:17:00+02:00</text:span></text:span><text:span text:style-name="Default_20_Paragraph_20_Font"><text:span text:style-name="T41">&lt;/</text:span></text:span><text:span text:style-name="Default_20_Paragraph_20_Font"><text:span text:style-name="T44">ma:dhl_saatmisaeg</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tja_asutuse_nr</text:span></text:span><text:span text:style-name="Default_20_Paragraph_20_Font"><text:span text:style-name="T41">&gt;</text:span></text:span><text:span text:style-name="Default_20_Paragraph_20_Font"><text:span text:style-name="T30">12345678</text:span></text:span><text:span text:style-name="Default_20_Paragraph_20_Font"><text:span text:style-name="T41">&lt;/</text:span></text:span><text:span text:style-name="Default_20_Paragraph_20_Font"><text:span text:style-name="T44">ma:dhl_saatja_asutuse_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tja_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501010001</text:span></text:span><text:span text:style-name="Default_20_Paragraph_20_Font"><text:span text:style-name="T41">&lt;/</text:span></text:span><text:span text:style-name="Default_20_Paragraph_20_Font"><text:span text:style-name="T44">ma:dhl_saatja_isikukoo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ja_asutuse_nr</text:span></text:span><text:span text:style-name="Default_20_Paragraph_20_Font"><text:span text:style-name="T41">&gt;</text:span></text:span><text:span text:style-name="Default_20_Paragraph_20_Font"><text:span text:style-name="T30">87654321</text:span></text:span><text:span text:style-name="Default_20_Paragraph_20_Font"><text:span text:style-name="T41">&lt;/</text:span></text:span><text:span text:style-name="Default_20_Paragraph_20_Font"><text:span text:style-name="T44">ma:dhl_saaja_asutuse_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ja_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005050005</text:span></text:span><text:span text:style-name="Default_20_Paragraph_20_Font"><text:span text:style-name="T41">&lt;/</text:span></text:span><text:span text:style-name="Default_20_Paragraph_20_Font"><text:span text:style-name="T44">ma:dhl_saaja_isikukoo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tja_epost</text:span></text:span><text:span text:style-name="Default_20_Paragraph_20_Font"><text:span text:style-name="T41">&gt;</text:span></text:span><text:span text:style-name="Default_20_Paragraph_20_Font"><text:span text:style-name="T30">hunt.kriimsilm</text:span></text:span><text:span text:style-name="Default_20_Paragraph_20_Font"><text:span text:style-name="T30">@</text:span></text:span><text:span text:style-name="Default_20_Paragraph_20_Font"><text:span text:style-name="T30">kuivendus</text:span></text:span><text:span text:style-name="Default_20_Paragraph_20_Font"><text:span text:style-name="T30">.</text:span></text:span><text:span text:style-name="Default_20_Paragraph_20_Font"><text:span text:style-name="T30">ee</text:span></text:span><text:span text:style-name="Default_20_Paragraph_20_Font"><text:span text:style-name="T41">&lt;/</text:span></text:span><text:span text:style-name="Default_20_Paragraph_20_Font"><text:span text:style-name="T44">ma:dhl_saatja_epos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saaja_epost</text:span></text:span><text:span text:style-name="Default_20_Paragraph_20_Font"><text:span text:style-name="T41">&gt;</text:span></text:span><text:span text:style-name="Default_20_Paragraph_20_Font"><text:span text:style-name="T30">karupoeg.puhh</text:span></text:span><text:span text:style-name="Default_20_Paragraph_20_Font"><text:span text:style-name="T30">@</text:span></text:span><text:span text:style-name="Default_20_Paragraph_20_Font"><text:span text:style-name="T30">vallavalitsus</text:span></text:span><text:span text:style-name="Default_20_Paragraph_20_Font"><text:span text:style-name="T30">.</text:span></text:span><text:span text:style-name="Default_20_Paragraph_20_Font"><text:span text:style-name="T30">ee</text:span></text:span><text:span text:style-name="Default_20_Paragraph_20_Font"><text:span text:style-name="T41">&lt;/</text:span></text:span><text:span text:style-name="Default_20_Paragraph_20_Font"><text:span text:style-name="T44">ma:dhl_saaja_epos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a:dhl_kaust</text:span></text:span><text:span text:style-name="Default_20_Paragraph_20_Font"><text:span text:style-name="T41">&gt;</text:span></text:span><text:span text:style-name="Default_20_Paragraph_20_Font"><text:span text:style-name="T30">/KIRJAD</text:span></text:span><text:span text:style-name="Default_20_Paragraph_20_Font"><text:span text:style-name="T41">&lt;/</text:span></text:span><text:span text:style-name="Default_20_Paragraph_20_Font"><text:span text:style-name="T44">ma:dhl_kaus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55">&lt;!— Automaatselt täidetava osa lõpp --&gt;</text:span></text:span></text:p>
      <text:p text:style-name="P22"><text:s text:c="4"/></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asutuse_nr</text:span></text:span><text:span text:style-name="Default_20_Paragraph_20_Font"><text:span text:style-name="T41">&gt;</text:span></text:span><text:span text:style-name="Default_20_Paragraph_20_Font"><text:span text:style-name="T30">12345678</text:span></text:span><text:span text:style-name="Default_20_Paragraph_20_Font"><text:span text:style-name="T41">&lt;/</text:span></text:span><text:span text:style-name="Default_20_Paragraph_20_Font"><text:span text:style-name="T44">mm:koostaja_asutuse_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ja_asutuse_nr</text:span></text:span><text:span text:style-name="Default_20_Paragraph_20_Font"><text:span text:style-name="T41">&gt;</text:span></text:span><text:span text:style-name="Default_20_Paragraph_20_Font"><text:span text:style-name="T30">87654321</text:span></text:span><text:span text:style-name="Default_20_Paragraph_20_Font"><text:span text:style-name="T41">&lt;/</text:span></text:span><text:span text:style-name="Default_20_Paragraph_20_Font"><text:span text:style-name="T44">mm:saaja_asutuse_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dokumendinimi</text:span></text:span><text:span text:style-name="Default_20_Paragraph_20_Font"><text:span text:style-name="T41">&gt;</text:span></text:span><text:span text:style-name="Default_20_Paragraph_20_Font"><text:span text:style-name="T30">Kaeveloa</text:span></text:span><text:span text:style-name="Default_20_Paragraph_20_Font"><text:span text:style-name="T30"> taotlus, </text:span></text:span><text:span text:style-name="Default_20_Paragraph_20_Font"><text:span text:style-name="T30">H. Kriimsilm</text:span></text:span><text:span text:style-name="Default_20_Paragraph_20_Font"><text:span text:style-name="T41">&lt;/</text:span></text:span><text:span text:style-name="Default_20_Paragraph_20_Font"><text:span text:style-name="T44">mm:koostaja_dokumendi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dokumendityyp</text:span></text:span><text:span text:style-name="Default_20_Paragraph_20_Font"><text:span text:style-name="T41">&gt;</text:span></text:span><text:span text:style-name="Default_20_Paragraph_20_Font"><text:span text:style-name="T30">Taotlus</text:span></text:span><text:span text:style-name="Default_20_Paragraph_20_Font"><text:span text:style-name="T41">&lt;/</text:span></text:span><text:span text:style-name="Default_20_Paragraph_20_Font"><text:span text:style-name="T44">mm:koostaja_dokumendityyp</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dokumendinr</text:span></text:span><text:span text:style-name="Default_20_Paragraph_20_Font"><text:span text:style-name="T41">&gt;</text:span></text:span><text:span text:style-name="Default_20_Paragraph_20_Font"><text:span text:style-name="T30">A-101</text:span></text:span><text:span text:style-name="Default_20_Paragraph_20_Font"><text:span text:style-name="T41">&lt;/</text:span></text:span><text:span text:style-name="Default_20_Paragraph_20_Font"><text:span text:style-name="T44">mm:koostaja_dokumendi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failinimi</text:span></text:span><text:span text:style-name="Default_20_Paragraph_20_Font"><text:span text:style-name="T41">&gt;</text:span></text:span><text:span text:style-name="Default_20_Paragraph_20_Font"><text:span text:style-name="T30">taotlus_</text:span></text:span><text:span text:style-name="Default_20_Paragraph_20_Font"><text:span text:style-name="T30">hkriimsilm</text:span></text:span><text:span text:style-name="Default_20_Paragraph_20_Font"><text:span text:style-name="T30">_110306</text:span></text:span><text:span text:style-name="Default_20_Paragraph_20_Font"><text:span text:style-name="T30">.doc</text:span></text:span><text:span text:style-name="Default_20_Paragraph_20_Font"><text:span text:style-name="T41">&lt;/</text:span></text:span><text:span text:style-name="Default_20_Paragraph_20_Font"><text:span text:style-name="T44">mm:koostaja_faili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kataloog</text:span></text:span><text:span text:style-name="Default_20_Paragraph_20_Font"><text:span text:style-name="T41">&gt;</text:span></text:span><text:span text:style-name="Default_20_Paragraph_20_Font"><text:span text:style-name="T30">/home/users/</text:span></text:span><text:span text:style-name="Default_20_Paragraph_20_Font"><text:span text:style-name="T30">kriimsilm</text:span></text:span><text:span text:style-name="Default_20_Paragraph_20_Font"><text:span text:style-name="T30">/dokumendid</text:span></text:span><text:span text:style-name="Default_20_Paragraph_20_Font"><text:span text:style-name="T41">&lt;/</text:span></text:span><text:span text:style-name="Default_20_Paragraph_20_Font"><text:span text:style-name="T44">mm:koostaja_kataloog</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votmesona</text:span></text:span><text:span text:style-name="Default_20_Paragraph_20_Font"><text:span text:style-name="T41">&gt;</text:span></text:span><text:span text:style-name="Default_20_Paragraph_20_Font"><text:span text:style-name="T30">taotlus, kraav</text:span></text:span><text:span text:style-name="Default_20_Paragraph_20_Font"><text:span text:style-name="T41">&lt;/</text:span></text:span><text:span text:style-name="Default_20_Paragraph_20_Font"><text:span text:style-name="T44">mm:koostaja_votmesona</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kokkuvote</text:span></text:span><text:span text:style-name="Default_20_Paragraph_20_Font"><text:span text:style-name="T41">&gt;</text:span></text:span></text:p>
      <text:p text:style-name="P23"><text:span text:style-name="Default_20_Paragraph_20_Font"><text:span text:style-name="T41"><text:s text:c="4"/></text:span></text:span><text:span text:style-name="Default_20_Paragraph_20_Font"><text:span text:style-name="T41"><text:s text:c="2"/></text:span></text:span><text:span text:style-name="Default_20_Paragraph_20_Font"><text:span text:style-name="T30">Kaeveloa taotlus 200m kraavi kaevamiseks kahe kinnistu</text:span></text:span></text:p>
      <text:p text:style-name="P17"><text:s text:c="6"/>piirile N maakonna X vallas.</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kokkuvote</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kuupaev</text:span></text:span><text:span text:style-name="Default_20_Paragraph_20_Font"><text:span text:style-name="T41">&gt;</text:span></text:span><text:span text:style-name="Default_20_Paragraph_20_Font"><text:span text:style-name="T30">2006-02-11T14:11:23+02:00</text:span></text:span><text:span text:style-name="Default_20_Paragraph_20_Font"><text:span text:style-name="T41">&lt;/</text:span></text:span><text:span text:style-name="Default_20_Paragraph_20_Font"><text:span text:style-name="T44">mm:koostaja_kuupaev</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asutuse_nimi</text:span></text:span><text:span text:style-name="Default_20_Paragraph_20_Font"><text:span text:style-name="T41">&gt;</text:span></text:span><text:span text:style-name="Default_20_Paragraph_20_Font"><text:span text:style-name="T30">Kuivendusekspert OÜ</text:span></text:span><text:span text:style-name="Default_20_Paragraph_20_Font"><text:span text:style-name="T41">&lt;/</text:span></text:span><text:span text:style-name="Default_20_Paragraph_20_Font"><text:span text:style-name="T44">mm:koostaja_asutuse_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koostaja_asutuse_kontakt</text:span></text:span><text:span text:style-name="Default_20_Paragraph_20_Font"><text:span text:style-name="T41">&gt;</text:span></text:span><text:span text:style-name="Default_20_Paragraph_20_Font"><text:span text:style-name="T30">6</text:span></text:span><text:span text:style-name="Default_20_Paragraph_20_Font"><text:span text:style-name="T30"> 543 210</text:span></text:span><text:span text:style-name="Default_20_Paragraph_20_Font"><text:span text:style-name="T41">&lt;/</text:span></text:span><text:span text:style-name="Default_20_Paragraph_20_Font"><text:span text:style-name="T44">mm:koostaja_asutuse_kontak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autori_osakond</text:span></text:span><text:span text:style-name="Default_20_Paragraph_20_Font"><text:span text:style-name="T41">&gt;</text:span></text:span><text:span text:style-name="Default_20_Paragraph_20_Font"><text:span text:style-name="T30">Projekteerimisosakond</text:span></text:span><text:span text:style-name="Default_20_Paragraph_20_Font"><text:span text:style-name="T41">&lt;/</text:span></text:span><text:span text:style-name="Default_20_Paragraph_20_Font"><text:span text:style-name="T44">mm:autori_osakon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autori_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5</text:span></text:span><text:span text:style-name="Default_20_Paragraph_20_Font"><text:span text:style-name="T30">0</text:span></text:span><text:span text:style-name="Default_20_Paragraph_20_Font"><text:span text:style-name="T30">101</text:span></text:span><text:span text:style-name="Default_20_Paragraph_20_Font"><text:span text:style-name="T30">0</text:span></text:span><text:span text:style-name="Default_20_Paragraph_20_Font"><text:span text:style-name="T30">001</text:span></text:span><text:span text:style-name="Default_20_Paragraph_20_Font"><text:span text:style-name="T41">&lt;/</text:span></text:span><text:span text:style-name="Default_20_Paragraph_20_Font"><text:span text:style-name="T44">mm:autori_isikukoo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autori_nimi</text:span></text:span><text:span text:style-name="Default_20_Paragraph_20_Font"><text:span text:style-name="T41">&gt;</text:span></text:span><text:span text:style-name="Default_20_Paragraph_20_Font"><text:span text:style-name="T30">Hunt Kriimsilm</text:span></text:span><text:span text:style-name="Default_20_Paragraph_20_Font"><text:span text:style-name="T41">&lt;/</text:span></text:span><text:span text:style-name="Default_20_Paragraph_20_Font"><text:span text:style-name="T44">mm:autori_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autori_kontakt</text:span></text:span><text:span text:style-name="Default_20_Paragraph_20_Font"><text:span text:style-name="T41">&gt;</text:span></text:span><text:span text:style-name="Default_20_Paragraph_20_Font"><text:span text:style-name="T30">56</text:span></text:span><text:span text:style-name="Default_20_Paragraph_20_Font"><text:span text:style-name="T30"> 123 456</text:span></text:span><text:span text:style-name="Default_20_Paragraph_20_Font"><text:span text:style-name="T41">&lt;/</text:span></text:span><text:span text:style-name="Default_20_Paragraph_20_Font"><text:span text:style-name="T44">mm:autori_kontak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eotud_dokumendinr_koostajal</text:span></text:span><text:span text:style-name="Default_20_Paragraph_20_Font"><text:span text:style-name="T41">&gt;</text:span></text:span><text:span text:style-name="Default_20_Paragraph_20_Font"><text:span text:style-name="T30">B-005</text:span></text:span><text:span text:style-name="Default_20_Paragraph_20_Font"><text:span text:style-name="T41">&lt;/</text:span></text:span><text:span text:style-name="Default_20_Paragraph_20_Font"><text:span text:style-name="T44">mm:seotud_dokumendinr_koostajal</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eotud_dokumendinr_saajal</text:span></text:span><text:span text:style-name="Default_20_Paragraph_20_Font"><text:span text:style-name="T41">&gt;</text:span></text:span><text:span text:style-name="Default_20_Paragraph_20_Font"><text:span text:style-name="T30">KT-2006-14</text:span></text:span><text:span text:style-name="Default_20_Paragraph_20_Font"><text:span text:style-name="T41">&lt;/</text:span></text:span><text:span text:style-name="Default_20_Paragraph_20_Font"><text:span text:style-name="T44">mm:seotud_dokumendinr_saajal</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tja_dokumendinr</text:span></text:span><text:span text:style-name="Default_20_Paragraph_20_Font"><text:span text:style-name="T41">&gt;</text:span></text:span><text:span text:style-name="Default_20_Paragraph_20_Font"><text:span text:style-name="T30">A-101</text:span></text:span><text:span text:style-name="Default_20_Paragraph_20_Font"><text:span text:style-name="T41">&lt;/</text:span></text:span><text:span text:style-name="Default_20_Paragraph_20_Font"><text:span text:style-name="T44">mm:saatja_dokumendin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tja_kuupaev</text:span></text:span><text:span text:style-name="Default_20_Paragraph_20_Font"><text:span text:style-name="T41">&gt;</text:span></text:span><text:span text:style-name="Default_20_Paragraph_20_Font"><text:span text:style-name="T30">2006-02-12T01:02:03+02:00</text:span></text:span><text:span text:style-name="Default_20_Paragraph_20_Font"><text:span text:style-name="T41">&lt;/</text:span></text:span><text:span text:style-name="Default_20_Paragraph_20_Font"><text:span text:style-name="T44">mm:saatja_kuupaev</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tja_asutuse_kontakt</text:span></text:span><text:span text:style-name="Default_20_Paragraph_20_Font"><text:span text:style-name="T41">&gt;</text:span></text:span><text:span text:style-name="Default_20_Paragraph_20_Font"><text:span text:style-name="T30">6</text:span></text:span><text:span text:style-name="Default_20_Paragraph_20_Font"><text:span text:style-name="T30"> 543 210</text:span></text:span><text:span text:style-name="Default_20_Paragraph_20_Font"><text:span text:style-name="T41">&lt;/</text:span></text:span><text:span text:style-name="Default_20_Paragraph_20_Font"><text:span text:style-name="T44">mm:saatja_asutuse_kontak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ja_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005050005</text:span></text:span><text:span text:style-name="Default_20_Paragraph_20_Font"><text:span text:style-name="T41">&lt;/</text:span></text:span><text:span text:style-name="Default_20_Paragraph_20_Font"><text:span text:style-name="T44">mm:saaja_isikukoo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ja_nimi</text:span></text:span><text:span text:style-name="Default_20_Paragraph_20_Font"><text:span text:style-name="T41">&gt;</text:span></text:span><text:span text:style-name="Default_20_Paragraph_20_Font"><text:span text:style-name="T30">Karupoeg Puhh</text:span></text:span><text:span text:style-name="Default_20_Paragraph_20_Font"><text:span text:style-name="T41">&lt;/</text:span></text:span><text:span text:style-name="Default_20_Paragraph_20_Font"><text:span text:style-name="T44">mm:saaja_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ja_osakond</text:span></text:span><text:span text:style-name="Default_20_Paragraph_20_Font"><text:span text:style-name="T41">&gt;</text:span></text:span><text:span text:style-name="Default_20_Paragraph_20_Font"><text:span text:style-name="T30">Maaparandusosakond</text:span></text:span><text:span text:style-name="Default_20_Paragraph_20_Font"><text:span text:style-name="T41">&lt;/</text:span></text:span><text:span text:style-name="Default_20_Paragraph_20_Font"><text:span text:style-name="T44">mm:saaja_osakon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tja_defineeritud</text:span></text:span><text:span text:style-name="Default_20_Paragraph_20_Font"><text:span text:style-name="T54"> </text:span></text:span><text:span text:style-name="Default_20_Paragraph_20_Font"><text:span text:style-name="T44">mm</text:span></text:span><text:span text:style-name="Default_20_Paragraph_20_Font"><text:span text:style-name="T54">:</text:span></text:span><text:span text:style-name="Default_20_Paragraph_20_Font"><text:span text:style-name="T48">valjanimi</text:span></text:span><text:span text:style-name="Default_20_Paragraph_20_Font"><text:span text:style-name="T41">="</text:span></text:span><text:span text:style-name="Default_20_Paragraph_20_Font"><text:span text:style-name="T41">PlaneeringuNr</text:span></text:span><text:span text:style-name="Default_20_Paragraph_20_Font"><text:span text:style-name="T41">"&gt;</text:span></text:span><text:span text:style-name="Default_20_Paragraph_20_Font"><text:span text:style-name="T30">1825/1</text:span></text:span><text:span text:style-name="Default_20_Paragraph_20_Font"><text:span text:style-name="T41">&lt;/</text:span></text:span><text:span text:style-name="Default_20_Paragraph_20_Font"><text:span text:style-name="T44">mm:saatja_defineeritud</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mm:saatja_defineeritud</text:span></text:span><text:span text:style-name="Default_20_Paragraph_20_Font"><text:span text:style-name="T54"> </text:span></text:span><text:span text:style-name="Default_20_Paragraph_20_Font"><text:span text:style-name="T44">mm</text:span></text:span><text:span text:style-name="Default_20_Paragraph_20_Font"><text:span text:style-name="T54">:</text:span></text:span><text:span text:style-name="Default_20_Paragraph_20_Font"><text:span text:style-name="T48">valjanimi</text:span></text:span><text:span text:style-name="Default_20_Paragraph_20_Font"><text:span text:style-name="T41">="</text:span></text:span><text:span text:style-name="Default_20_Paragraph_20_Font"><text:span text:style-name="T41">EhitusloaNr</text:span></text:span><text:span text:style-name="Default_20_Paragraph_20_Font"><text:span text:style-name="T41">"&gt;</text:span></text:span><text:span text:style-name="Default_20_Paragraph_20_Font"><text:span text:style-name="T30">2005-195</text:span></text:span><text:span text:style-name="Default_20_Paragraph_20_Font"><text:span text:style-name="T41">&lt;/</text:span></text:span><text:span text:style-name="Default_20_Paragraph_20_Font"><text:span text:style-name="T44">mm:saatja_defineeritud</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metainfo</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transport</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dhl:saatja</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regnr</text:span></text:span><text:span text:style-name="Default_20_Paragraph_20_Font"><text:span text:style-name="T41">&gt;</text:span></text:span><text:span text:style-name="Default_20_Paragraph_20_Font"><text:span text:style-name="T30">12345678</text:span></text:span><text:span text:style-name="Default_20_Paragraph_20_Font"><text:span text:style-name="T41">&lt;/</text:span></text:span><text:span text:style-name="Default_20_Paragraph_20_Font"><text:span text:style-name="T44">dhl:regnr</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5</text:span></text:span><text:span text:style-name="Default_20_Paragraph_20_Font"><text:span text:style-name="T30">0</text:span></text:span><text:span text:style-name="Default_20_Paragraph_20_Font"><text:span text:style-name="T30">101</text:span></text:span><text:span text:style-name="Default_20_Paragraph_20_Font"><text:span text:style-name="T30">0</text:span></text:span><text:span text:style-name="Default_20_Paragraph_20_Font"><text:span text:style-name="T30">001</text:span></text:span><text:span text:style-name="Default_20_Paragraph_20_Font"><text:span text:style-name="T41">&lt;/</text:span></text:span><text:span text:style-name="Default_20_Paragraph_20_Font"><text:span text:style-name="T44">dhl:isikukood</text:span></text:span><text:span text:style-name="Default_20_Paragraph_20_Font"><text:span text:style-name="T41">&gt;</text:span></text:span></text:p>
      <text:p text:style-name="P23"><text:span text:style-name="Default_20_Paragraph_20_Font"><text:span text:style-name="T41"><text:s text:c="6"/>&lt;</text:span></text:span><text:span text:style-name="Default_20_Paragraph_20_Font"><text:span text:style-name="T44">dhl:ametikoha_kood</text:span></text:span><text:span text:style-name="Default_20_Paragraph_20_Font"><text:span text:style-name="T41">&gt;</text:span></text:span><text:span text:style-name="Default_20_Paragraph_20_Font"><text:span text:style-name="T30">171</text:span></text:span><text:span text:style-name="Default_20_Paragraph_20_Font"><text:span text:style-name="T41">&lt;/</text:span></text:span><text:span text:style-name="Default_20_Paragraph_20_Font"><text:span text:style-name="T44">dhl:ametikoha_kood</text:span></text:span><text:span text:style-name="Default_20_Paragraph_20_Font"><text:span text:style-name="T41">&gt;</text:span></text:span></text:p>
      <text:p text:style-name="P23"><text:span text:style-name="Default_20_Paragraph_20_Font"><text:span text:style-name="T41"><text:s text:c="6"/>&lt;</text:span></text:span><text:span text:style-name="Default_20_Paragraph_20_Font"><text:span text:style-name="T44">dhl:ametikoha_</text:span></text:span><text:span text:style-name="Default_20_Paragraph_20_Font"><text:span text:style-name="T44">nimetus</text:span></text:span><text:span text:style-name="Default_20_Paragraph_20_Font"><text:span text:style-name="T41">&gt;</text:span></text:span><text:span text:style-name="Default_20_Paragraph_20_Font"><text:span text:style-name="T30">Noorembrigadir</text:span></text:span><text:span text:style-name="Default_20_Paragraph_20_Font"><text:span text:style-name="T41">&lt;/</text:span></text:span><text:span text:style-name="Default_20_Paragraph_20_Font"><text:span text:style-name="T44">dhl:ametikoha_</text:span></text:span><text:span text:style-name="Default_20_Paragraph_20_Font"><text:span text:style-name="T44">nimetu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epost</text:span></text:span><text:span text:style-name="Default_20_Paragraph_20_Font"><text:span text:style-name="T41">&gt;</text:span></text:span><text:span text:style-name="Default_20_Paragraph_20_Font"><text:span text:style-name="T30">hunt.kriimsilm@kuivendus.ee</text:span></text:span><text:span text:style-name="Default_20_Paragraph_20_Font"><text:span text:style-name="T41">&lt;/</text:span></text:span><text:span text:style-name="Default_20_Paragraph_20_Font"><text:span text:style-name="T44">dhl:epost</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nimi</text:span></text:span><text:span text:style-name="Default_20_Paragraph_20_Font"><text:span text:style-name="T41">&gt;</text:span></text:span><text:span text:style-name="Default_20_Paragraph_20_Font"><text:span text:style-name="T30">Hunt Kriimsilm</text:span></text:span><text:span text:style-name="Default_20_Paragraph_20_Font"><text:span text:style-name="T41">&lt;/</text:span></text:span><text:span text:style-name="Default_20_Paragraph_20_Font"><text:span text:style-name="T44">dhl:nimi</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sutuse_</text:span></text:span><text:span text:style-name="Default_20_Paragraph_20_Font"><text:span text:style-name="T44">nimi</text:span></text:span><text:span text:style-name="Default_20_Paragraph_20_Font"><text:span text:style-name="T41">&gt;</text:span></text:span><text:span text:style-name="Default_20_Paragraph_20_Font"><text:span text:style-name="T30">Kuivendusekspert OÜ</text:span></text:span><text:span text:style-name="Default_20_Paragraph_20_Font"><text:span text:style-name="T41">&lt;/</text:span></text:span><text:span text:style-name="Default_20_Paragraph_20_Font"><text:span text:style-name="T44">dhl:</text:span></text:span><text:span text:style-name="Default_20_Paragraph_20_Font"><text:span text:style-name="T44">asutuse_</text:span></text:span><text:span text:style-name="Default_20_Paragraph_20_Font"><text:span text:style-name="T44">nimi</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kood</text:span></text:span><text:span text:style-name="Default_20_Paragraph_20_Font"><text:span text:style-name="T41">&gt;</text:span></text:span><text:span text:style-name="Default_20_Paragraph_20_Font"><text:span text:style-name="T30">10</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kood</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nimetus</text:span></text:span><text:span text:style-name="Default_20_Paragraph_20_Font"><text:span text:style-name="T41">&gt;</text:span></text:span><text:span text:style-name="Default_20_Paragraph_20_Font"><text:span text:style-name="T30">Planeerimisosakond</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nimetu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osakonna_kood</text:span></text:span><text:span text:style-name="Default_20_Paragraph_20_Font"><text:span text:style-name="T41">&gt;</text:span></text:span><text:span text:style-name="Default_20_Paragraph_20_Font"><text:span text:style-name="T30">1</text:span></text:span><text:span text:style-name="Default_20_Paragraph_20_Font"><text:span text:style-name="T41">&lt;/</text:span></text:span><text:span text:style-name="Default_20_Paragraph_20_Font"><text:span text:style-name="T44">dhl:osakonna_kood</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osakonna_nimi</text:span></text:span><text:span text:style-name="Default_20_Paragraph_20_Font"><text:span text:style-name="T41">&gt;</text:span></text:span><text:span text:style-name="Default_20_Paragraph_20_Font"><text:span text:style-name="T30">Planeerimisosakond</text:span></text:span><text:span text:style-name="Default_20_Paragraph_20_Font"><text:span text:style-name="T41">&lt;/</text:span></text:span><text:span text:style-name="Default_20_Paragraph_20_Font"><text:span text:style-name="T44">dhl:osakonna_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dhl:saatja</text:span></text:span><text:span text:style-name="Default_20_Paragraph_20_Font"><text:span text:style-name="T41">&gt;</text:span></text:span></text:p>
      <text:p text:style-name="P23"><text:soft-page-break/><text:span text:style-name="Default_20_Paragraph_20_Font"><text:span text:style-name="T30"><text:s text:c="4"/></text:span></text:span><text:span text:style-name="Default_20_Paragraph_20_Font"><text:span text:style-name="T41">&lt;</text:span></text:span><text:span text:style-name="Default_20_Paragraph_20_Font"><text:span text:style-name="T44">dhl:saaja</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dhl:regnr</text:span></text:span><text:span text:style-name="Default_20_Paragraph_20_Font"><text:span text:style-name="T41">&gt;</text:span></text:span><text:span text:style-name="Default_20_Paragraph_20_Font"><text:span text:style-name="T30">87654321</text:span></text:span><text:span text:style-name="Default_20_Paragraph_20_Font"><text:span text:style-name="T41">&lt;/</text:span></text:span><text:span text:style-name="Default_20_Paragraph_20_Font"><text:span text:style-name="T44">dhl:regnr</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isikukood</text:span></text:span><text:span text:style-name="Default_20_Paragraph_20_Font"><text:span text:style-name="T41">&gt;</text:span></text:span><text:span text:style-name="Default_20_Paragraph_20_Font"><text:span text:style-name="T30">3</text:span></text:span><text:span text:style-name="Default_20_Paragraph_20_Font"><text:span text:style-name="T30">7005050005</text:span></text:span><text:span text:style-name="Default_20_Paragraph_20_Font"><text:span text:style-name="T41">&lt;/</text:span></text:span><text:span text:style-name="Default_20_Paragraph_20_Font"><text:span text:style-name="T44">dhl:isikukood</text:span></text:span><text:span text:style-name="Default_20_Paragraph_20_Font"><text:span text:style-name="T41">&gt;</text:span></text:span></text:p>
      <text:p text:style-name="P23"><text:span text:style-name="Default_20_Paragraph_20_Font"><text:span text:style-name="T41"><text:s text:c="6"/>&lt;</text:span></text:span><text:span text:style-name="Default_20_Paragraph_20_Font"><text:span text:style-name="T44">dhl:ametikoha_kood</text:span></text:span><text:span text:style-name="Default_20_Paragraph_20_Font"><text:span text:style-name="T41">&gt;</text:span></text:span><text:span text:style-name="Default_20_Paragraph_20_Font"><text:span text:style-name="T30">411</text:span></text:span><text:span text:style-name="Default_20_Paragraph_20_Font"><text:span text:style-name="T41">&lt;/</text:span></text:span><text:span text:style-name="Default_20_Paragraph_20_Font"><text:span text:style-name="T44">dhl:ametikoha_kood</text:span></text:span><text:span text:style-name="Default_20_Paragraph_20_Font"><text:span text:style-name="T41">&gt;</text:span></text:span></text:p>
      <text:p text:style-name="P23"><text:span text:style-name="Default_20_Paragraph_20_Font"><text:span text:style-name="T41"><text:s text:c="6"/>&lt;</text:span></text:span><text:span text:style-name="Default_20_Paragraph_20_Font"><text:span text:style-name="T44">dhl:ametikoha_kood</text:span></text:span><text:span text:style-name="Default_20_Paragraph_20_Font"><text:span text:style-name="T41">&gt;</text:span></text:span><text:span text:style-name="Default_20_Paragraph_20_Font"><text:span text:style-name="T30">Peaspetsialist</text:span></text:span><text:span text:style-name="Default_20_Paragraph_20_Font"><text:span text:style-name="T41">&lt;/</text:span></text:span><text:span text:style-name="Default_20_Paragraph_20_Font"><text:span text:style-name="T44">dhl:ametikoha_kood</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epost</text:span></text:span><text:span text:style-name="Default_20_Paragraph_20_Font"><text:span text:style-name="T41">&gt;</text:span></text:span><text:span text:style-name="Default_20_Paragraph_20_Font"><text:span text:style-name="T30">karupoeg.puhh</text:span></text:span><text:span text:style-name="Default_20_Paragraph_20_Font"><text:span text:style-name="T30">@vallavalitsus.ee</text:span></text:span><text:span text:style-name="Default_20_Paragraph_20_Font"><text:span text:style-name="T41">&lt;/</text:span></text:span><text:span text:style-name="Default_20_Paragraph_20_Font"><text:span text:style-name="T44">dhl:epost</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nimi</text:span></text:span><text:span text:style-name="Default_20_Paragraph_20_Font"><text:span text:style-name="T41">&gt;</text:span></text:span><text:span text:style-name="Default_20_Paragraph_20_Font"><text:span text:style-name="T30">Karupoeg Puhh</text:span></text:span><text:span text:style-name="Default_20_Paragraph_20_Font"><text:span text:style-name="T41">&lt;/</text:span></text:span><text:span text:style-name="Default_20_Paragraph_20_Font"><text:span text:style-name="T44">dhl:nimi</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sutuse_</text:span></text:span><text:span text:style-name="Default_20_Paragraph_20_Font"><text:span text:style-name="T44">nimi</text:span></text:span><text:span text:style-name="Default_20_Paragraph_20_Font"><text:span text:style-name="T41">&gt;</text:span></text:span><text:span text:style-name="Default_20_Paragraph_20_Font"><text:span text:style-name="T30">Vallavalitsus</text:span></text:span><text:span text:style-name="Default_20_Paragraph_20_Font"><text:span text:style-name="T41">&lt;/</text:span></text:span><text:span text:style-name="Default_20_Paragraph_20_Font"><text:span text:style-name="T44">dhl:</text:span></text:span><text:span text:style-name="Default_20_Paragraph_20_Font"><text:span text:style-name="T44">asutuse_</text:span></text:span><text:span text:style-name="Default_20_Paragraph_20_Font"><text:span text:style-name="T44">nimi</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kood</text:span></text:span><text:span text:style-name="Default_20_Paragraph_20_Font"><text:span text:style-name="T41">&gt;</text:span></text:span><text:span text:style-name="Default_20_Paragraph_20_Font"><text:span text:style-name="T30">7</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kood</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nimetus</text:span></text:span><text:span text:style-name="Default_20_Paragraph_20_Font"><text:span text:style-name="T41">&gt;</text:span></text:span><text:span text:style-name="Default_20_Paragraph_20_Font"><text:span text:style-name="T30">Maaparandusosakond</text:span></text:span><text:span text:style-name="Default_20_Paragraph_20_Font"><text:span text:style-name="T41">&lt;/</text:span></text:span><text:span text:style-name="Default_20_Paragraph_20_Font"><text:span text:style-name="T44">dhl:</text:span></text:span><text:span text:style-name="Default_20_Paragraph_20_Font"><text:span text:style-name="T44">allyksuse_nimetu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osakonna_kood</text:span></text:span><text:span text:style-name="Default_20_Paragraph_20_Font"><text:span text:style-name="T41">&gt;</text:span></text:span><text:span text:style-name="Default_20_Paragraph_20_Font"><text:span text:style-name="T30">MP</text:span></text:span><text:span text:style-name="Default_20_Paragraph_20_Font"><text:span text:style-name="T41">&lt;/</text:span></text:span><text:span text:style-name="Default_20_Paragraph_20_Font"><text:span text:style-name="T44">dhl:osakonna_kood</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dhl:osakonna_nimi</text:span></text:span><text:span text:style-name="Default_20_Paragraph_20_Font"><text:span text:style-name="T41">&gt;</text:span></text:span><text:span text:style-name="Default_20_Paragraph_20_Font"><text:span text:style-name="T30">Maaparandusosakond</text:span></text:span><text:span text:style-name="Default_20_Paragraph_20_Font"><text:span text:style-name="T41">&lt;/</text:span></text:span><text:span text:style-name="Default_20_Paragraph_20_Font"><text:span text:style-name="T44">dhl:osakonna_nimi</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dhl:saaja</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transport</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ajalugu</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41">&lt;</text:span></text:span><text:span text:style-name="Default_20_Paragraph_20_Font"><text:span text:style-name="T44">dhl:metaxml</text:span></text:span><text:span text:style-name="Default_20_Paragraph_20_Font"><text:span text:style-name="T23"> </text:span></text:span><text:span text:style-name="Default_20_Paragraph_20_Font"><text:span text:style-name="T44">xmlns</text:span></text:span><text:span text:style-name="Default_20_Paragraph_20_Font"><text:span text:style-name="T41">="http://www.riik.ee/schemas/dhl/rkel_letter"</text:span></text:span></text:p>
      <text:p text:style-name="P23"><text:span text:style-name="Default_20_Paragraph_20_Font"><text:span text:style-name="T48"><text:s text:c="4"/>schemaLocation</text:span></text:span><text:span text:style-name="Default_20_Paragraph_20_Font"><text:span text:style-name="T41">="http://www.riik.ee/schemas/dhl/rkel_letter</text:span></text:span></text:p>
      <text:p text:style-name="P22"><text:s text:c="4"/>http://www.riik.ee/schemas/dhl/rkel_letter.xsd"&gt;</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Addressee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Addresse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Organisati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organisationName</text:span></text:span><text:span text:style-name="Default_20_Paragraph_20_Font"><text:span text:style-name="T41">&gt;</text:span></text:span><text:span text:style-name="Default_20_Paragraph_20_Font"><text:span text:style-name="T30">Vallavalitsus</text:span></text:span><text:span text:style-name="Default_20_Paragraph_20_Font"><text:span text:style-name="T41">&lt;/</text:span></text:span><text:span text:style-name="Default_20_Paragraph_20_Font"><text:span text:style-name="T44">organisation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departmentName</text:span></text:span><text:span text:style-name="Default_20_Paragraph_20_Font"><text:span text:style-name="T41">&gt;</text:span></text:span><text:span text:style-name="Default_20_Paragraph_20_Font"><text:span text:style-name="T30">Maaparandusosakond</text:span></text:span><text:span text:style-name="Default_20_Paragraph_20_Font"><text:span text:style-name="T41">&lt;/</text:span></text:span><text:span text:style-name="Default_20_Paragraph_20_Font"><text:span text:style-name="T44">departmentNa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Organisati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span text:style-name="Default_20_Paragraph_20_Font"><text:span text:style-name="T30">Karupoeg</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span text:style-name="Default_20_Paragraph_20_Font"><text:span text:style-name="T30">Puhh</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span text:style-name="Default_20_Paragraph_20_Font"><text:span text:style-name="T30">Peaspetsialist</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span text:style-name="Default_20_Paragraph_20_Font"><text:span text:style-name="T30">karupoeg.puhh@vallavalitsus.ee</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span text:style-name="Default_20_Paragraph_20_Font"><text:span text:style-name="T30">53</text:span></text:span><text:span text:style-name="Default_20_Paragraph_20_Font"><text:span text:style-name="T30"> </text:span></text:span><text:span text:style-name="Default_20_Paragraph_20_Font"><text:span text:style-name="T30">535</text:span></text:span><text:span text:style-name="Default_20_Paragraph_20_Font"><text:span text:style-name="T30"> </text:span></text:span><text:span text:style-name="Default_20_Paragraph_20_Font"><text:span text:style-name="T30">353</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Addressee</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Addressee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Autho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Organisation</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organisationName</text:span></text:span><text:span text:style-name="Default_20_Paragraph_20_Font"><text:span text:style-name="T41">&gt;</text:span></text:span><text:span text:style-name="Default_20_Paragraph_20_Font"><text:span text:style-name="T30">Kuivendusekspert OÜ</text:span></text:span><text:span text:style-name="Default_20_Paragraph_20_Font"><text:span text:style-name="T41">&lt;/</text:span></text:span><text:span text:style-name="Default_20_Paragraph_20_Font"><text:span text:style-name="T44">organisationNa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departmentName</text:span></text:span><text:span text:style-name="Default_20_Paragraph_20_Font"><text:span text:style-name="T41">&gt;</text:span></text:span><text:span text:style-name="Default_20_Paragraph_20_Font"><text:span text:style-name="T30">Planeerimisosakond</text:span></text:span><text:span text:style-name="Default_20_Paragraph_20_Font"><text:span text:style-name="T41">&lt;/</text:span></text:span><text:span text:style-name="Default_20_Paragraph_20_Font"><text:span text:style-name="T44">departmentNam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Organisation</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span text:style-name="Default_20_Paragraph_20_Font"><text:span text:style-name="T30">Hunt</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span text:style-name="Default_20_Paragraph_20_Font"><text:span text:style-name="T30">Kriimsilm</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span text:style-name="Default_20_Paragraph_20_Font"><text:span text:style-name="T30">Noorembrigadir</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span text:style-name="Default_20_Paragraph_20_Font"><text:span text:style-name="T30">hunt.kriimsilm</text:span></text:span><text:span text:style-name="Default_20_Paragraph_20_Font"><text:span text:style-name="T30">@</text:span></text:span><text:span text:style-name="Default_20_Paragraph_20_Font"><text:span text:style-name="T30">kuivendus</text:span></text:span><text:span text:style-name="Default_20_Paragraph_20_Font"><text:span text:style-name="T30">.ee</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span text:style-name="Default_20_Paragraph_20_Font"><text:span text:style-name="T30">6 543 2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Author</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Signature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Signatur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span text:style-name="Default_20_Paragraph_20_Font"><text:span text:style-name="T30">Krokodill</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span text:style-name="Default_20_Paragraph_20_Font"><text:span text:style-name="T30">Gena</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span text:style-name="Default_20_Paragraph_20_Font"><text:span text:style-name="T30">Tegevjuht</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span text:style-name="Default_20_Paragraph_20_Font"><text:span text:style-name="T30">krokodill.gena@kuivendus.ee</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span text:style-name="Default_20_Paragraph_20_Font"><text:span text:style-name="T30">6 543 20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SignatureData</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SignatureDate</text:span></text:span><text:span text:style-name="Default_20_Paragraph_20_Font"><text:span text:style-name="T41">&gt;</text:span></text:span><text:span text:style-name="Default_20_Paragraph_20_Font"><text:span text:style-name="T30">200</text:span></text:span><text:span text:style-name="Default_20_Paragraph_20_Font"><text:span text:style-name="T30">6</text:span></text:span><text:span text:style-name="Default_20_Paragraph_20_Font"><text:span text:style-name="T30">-0</text:span></text:span><text:span text:style-name="Default_20_Paragraph_20_Font"><text:span text:style-name="T30">3</text:span></text:span><text:span text:style-name="Default_20_Paragraph_20_Font"><text:span text:style-name="T30">-11</text:span></text:span><text:span text:style-name="Default_20_Paragraph_20_Font"><text:span text:style-name="T41">&lt;/</text:span></text:span><text:span text:style-name="Default_20_Paragraph_20_Font"><text:span text:style-name="T44">SignatureDat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ignatureTime</text:span></text:span><text:span text:style-name="Default_20_Paragraph_20_Font"><text:span text:style-name="T41">&gt;</text:span></text:span><text:span text:style-name="Default_20_Paragraph_20_Font"><text:span text:style-name="T30">18:11:10</text:span></text:span><text:span text:style-name="Default_20_Paragraph_20_Font"><text:span text:style-name="T41">&lt;/</text:span></text:span><text:span text:style-name="Default_20_Paragraph_20_Font"><text:span text:style-name="T44">SignatureTi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SignatureData</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Signatur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Signature</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span text:style-name="Default_20_Paragraph_20_Font"><text:span text:style-name="T30">P</text:span></text:span><text:span text:style-name="Default_20_Paragraph_20_Font"><text:span text:style-name="T30">iilupart</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span text:style-name="Default_20_Paragraph_20_Font"><text:span text:style-name="T30">Donald</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span text:style-name="Default_20_Paragraph_20_Font"><text:span text:style-name="T30">Ehitusjärelvalve inspektor</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span text:style-name="Default_20_Paragraph_20_Font"><text:span text:style-name="T30">piilupart.donald@maavalitsus.ee</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span text:style-name="Default_20_Paragraph_20_Font"><text:span text:style-name="T30">77 43 2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Person</text:span></text:span><text:span text:style-name="Default_20_Paragraph_20_Font"><text:span text:style-name="T41">&gt;</text:span></text:span></text:p>
      <text:p text:style-name="P23"><text:soft-page-break/><text:span text:style-name="Default_20_Paragraph_20_Font"><text:span text:style-name="T30"><text:s text:c="8"/></text:span></text:span><text:span text:style-name="Default_20_Paragraph_20_Font"><text:span text:style-name="T41">&lt;</text:span></text:span><text:span text:style-name="Default_20_Paragraph_20_Font"><text:span text:style-name="T44">SignatureData</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SignatureDate</text:span></text:span><text:span text:style-name="Default_20_Paragraph_20_Font"><text:span text:style-name="T41">&gt;</text:span></text:span><text:span text:style-name="Default_20_Paragraph_20_Font"><text:span text:style-name="T30">2006</text:span></text:span><text:span text:style-name="Default_20_Paragraph_20_Font"><text:span text:style-name="T30">-0</text:span></text:span><text:span text:style-name="Default_20_Paragraph_20_Font"><text:span text:style-name="T30">3</text:span></text:span><text:span text:style-name="Default_20_Paragraph_20_Font"><text:span text:style-name="T30">-</text:span></text:span><text:span text:style-name="Default_20_Paragraph_20_Font"><text:span text:style-name="T30">14</text:span></text:span><text:span text:style-name="Default_20_Paragraph_20_Font"><text:span text:style-name="T41">&lt;/</text:span></text:span><text:span text:style-name="Default_20_Paragraph_20_Font"><text:span text:style-name="T44">SignatureDat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ignatureTime</text:span></text:span><text:span text:style-name="Default_20_Paragraph_20_Font"><text:span text:style-name="T41">&gt;</text:span></text:span><text:span text:style-name="Default_20_Paragraph_20_Font"><text:span text:style-name="T30">23:59:59</text:span></text:span><text:span text:style-name="Default_20_Paragraph_20_Font"><text:span text:style-name="T41">&lt;/</text:span></text:span><text:span text:style-name="Default_20_Paragraph_20_Font"><text:span text:style-name="T44">SignatureTim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SignatureData</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Signature</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Signature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Compilators</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Compilator</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span text:style-name="Default_20_Paragraph_20_Font"><text:span text:style-name="T30">Hunt</text:span></text:span><text:span text:style-name="Default_20_Paragraph_20_Font"><text:span text:style-name="T41">&lt;/</text:span></text:span><text:span text:style-name="Default_20_Paragraph_20_Font"><text:span text:style-name="T44">first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span text:style-name="Default_20_Paragraph_20_Font"><text:span text:style-name="T30">K</text:span></text:span><text:span text:style-name="Default_20_Paragraph_20_Font"><text:span text:style-name="T30">riimsilm</text:span></text:span><text:span text:style-name="Default_20_Paragraph_20_Font"><text:span text:style-name="T41">&lt;/</text:span></text:span><text:span text:style-name="Default_20_Paragraph_20_Font"><text:span text:style-name="T44">surnam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span text:style-name="Default_20_Paragraph_20_Font"><text:span text:style-name="T30">Noorembrigadir</text:span></text:span><text:span text:style-name="Default_20_Paragraph_20_Font"><text:span text:style-name="T41">&lt;/</text:span></text:span><text:span text:style-name="Default_20_Paragraph_20_Font"><text:span text:style-name="T44">jobtitl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span text:style-name="Default_20_Paragraph_20_Font"><text:span text:style-name="T30">hunt.kriimsilm@</text:span></text:span><text:span text:style-name="Default_20_Paragraph_20_Font"><text:span text:style-name="T30">kuivendus.ee</text:span></text:span><text:span text:style-name="Default_20_Paragraph_20_Font"><text:span text:style-name="T41">&lt;/</text:span></text:span><text:span text:style-name="Default_20_Paragraph_20_Font"><text:span text:style-name="T44">email</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span text:style-name="Default_20_Paragraph_20_Font"><text:span text:style-name="T30">6 543 210</text:span></text:span><text:span text:style-name="Default_20_Paragraph_20_Font"><text:span text:style-name="T41">&lt;/</text:span></text:span><text:span text:style-name="Default_20_Paragraph_20_Font"><text:span text:style-name="T44">telephon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Compilator</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Compilator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LetterMetaData</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SignDate</text:span></text:span><text:span text:style-name="Default_20_Paragraph_20_Font"><text:span text:style-name="T41">&gt;</text:span></text:span><text:span text:style-name="Default_20_Paragraph_20_Font"><text:span text:style-name="T30">2006-02-11</text:span></text:span><text:span text:style-name="Default_20_Paragraph_20_Font"><text:span text:style-name="T41">&lt;/</text:span></text:span><text:span text:style-name="Default_20_Paragraph_20_Font"><text:span text:style-name="T44">SignDat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SenderIdentifier</text:span></text:span><text:span text:style-name="Default_20_Paragraph_20_Font"><text:span text:style-name="T41">&gt;</text:span></text:span><text:span text:style-name="Default_20_Paragraph_20_Font"><text:span text:style-name="T30">A-1</text:span></text:span><text:span text:style-name="Default_20_Paragraph_20_Font"><text:span text:style-name="T30">01</text:span></text:span><text:span text:style-name="Default_20_Paragraph_20_Font"><text:span text:style-name="T41">&lt;/</text:span></text:span><text:span text:style-name="Default_20_Paragraph_20_Font"><text:span text:style-name="T44">SenderIdentifier</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OriginalIdentifier</text:span></text:span><text:span text:style-name="Default_20_Paragraph_20_Font"><text:span text:style-name="T41">&gt;</text:span></text:span><text:span text:style-name="Default_20_Paragraph_20_Font"><text:span text:style-name="T30">A</text:span></text:span><text:span text:style-name="Default_20_Paragraph_20_Font"><text:span text:style-name="T30">-1</text:span></text:span><text:span text:style-name="Default_20_Paragraph_20_Font"><text:span text:style-name="T30">01</text:span></text:span><text:span text:style-name="Default_20_Paragraph_20_Font"><text:span text:style-name="T41">&lt;/</text:span></text:span><text:span text:style-name="Default_20_Paragraph_20_Font"><text:span text:style-name="T44">OriginalIdentifier</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Type</text:span></text:span><text:span text:style-name="Default_20_Paragraph_20_Font"><text:span text:style-name="T41">&gt;</text:span></text:span><text:span text:style-name="Default_20_Paragraph_20_Font"><text:span text:style-name="T30">Taotlus</text:span></text:span><text:span text:style-name="Default_20_Paragraph_20_Font"><text:span text:style-name="T41">&lt;/</text:span></text:span><text:span text:style-name="Default_20_Paragraph_20_Font"><text:span text:style-name="T44">Typ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Language</text:span></text:span><text:span text:style-name="Default_20_Paragraph_20_Font"><text:span text:style-name="T41">&gt;</text:span></text:span><text:span text:style-name="Default_20_Paragraph_20_Font"><text:span text:style-name="T30">Eesti keel</text:span></text:span><text:span text:style-name="Default_20_Paragraph_20_Font"><text:span text:style-name="T41">&lt;/</text:span></text:span><text:span text:style-name="Default_20_Paragraph_20_Font"><text:span text:style-name="T44">Languag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Title</text:span></text:span><text:span text:style-name="Default_20_Paragraph_20_Font"><text:span text:style-name="T41">&gt;</text:span></text:span><text:span text:style-name="Default_20_Paragraph_20_Font"><text:span text:style-name="T30">Kaeveloa taotlus, H. Kriimsilm</text:span></text:span><text:span text:style-name="Default_20_Paragraph_20_Font"><text:span text:style-name="T41">&lt;/</text:span></text:span><text:span text:style-name="Default_20_Paragraph_20_Font"><text:span text:style-name="T44">Titl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Deadline</text:span></text:span><text:span text:style-name="Default_20_Paragraph_20_Font"><text:span text:style-name="T41">&gt;</text:span></text:span><text:span text:style-name="Default_20_Paragraph_20_Font"><text:span text:style-name="T30">20</text:span></text:span><text:span text:style-name="Default_20_Paragraph_20_Font"><text:span text:style-name="T30">06</text:span></text:span><text:span text:style-name="Default_20_Paragraph_20_Font"><text:span text:style-name="T30">-</text:span></text:span><text:span text:style-name="Default_20_Paragraph_20_Font"><text:span text:style-name="T30">04</text:span></text:span><text:span text:style-name="Default_20_Paragraph_20_Font"><text:span text:style-name="T30">-</text:span></text:span><text:span text:style-name="Default_20_Paragraph_20_Font"><text:span text:style-name="T30">20</text:span></text:span><text:span text:style-name="Default_20_Paragraph_20_Font"><text:span text:style-name="T41">&lt;/</text:span></text:span><text:span text:style-name="Default_20_Paragraph_20_Font"><text:span text:style-name="T44">Deadlin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Enclosures</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30"><text:s text:c="2"/></text:span></text:span><text:span text:style-name="Default_20_Paragraph_20_Font"><text:span text:style-name="T41">&lt;</text:span></text:span><text:span text:style-name="Default_20_Paragraph_20_Font"><text:span text:style-name="T44">EnclosureTitle</text:span></text:span><text:span text:style-name="Default_20_Paragraph_20_Font"><text:span text:style-name="T41">&gt;</text:span></text:span><text:span text:style-name="Default_20_Paragraph_20_Font"><text:span text:style-name="T30">Kraavi projekt</text:span></text:span><text:span text:style-name="Default_20_Paragraph_20_Font"><text:span text:style-name="T41">&lt;/</text:span></text:span><text:span text:style-name="Default_20_Paragraph_20_Font"><text:span text:style-name="T44">EnclosureTitl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EnclosureTitle</text:span></text:span><text:span text:style-name="Default_20_Paragraph_20_Font"><text:span text:style-name="T41">&gt;</text:span></text:span><text:span text:style-name="Default_20_Paragraph_20_Font"><text:span text:style-name="T30">Ehitusjärelvalve osakonna luba</text:span></text:span><text:span text:style-name="Default_20_Paragraph_20_Font"><text:span text:style-name="T41">&lt;/</text:span></text:span><text:span text:style-name="Default_20_Paragraph_20_Font"><text:span text:style-name="T44">EnclosureTitle</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Enclosures</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A</text:span></text:span><text:span text:style-name="Default_20_Paragraph_20_Font"><text:span text:style-name="T44">ccessRights</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30"><text:s text:c="8"/></text:span></text:span><text:span text:style-name="Default_20_Paragraph_20_Font"><text:span text:style-name="T41">&lt;</text:span></text:span><text:span text:style-name="Default_20_Paragraph_20_Font"><text:span text:style-name="T44">Restriction</text:span></text:span><text:span text:style-name="Default_20_Paragraph_20_Font"><text:span text:style-name="T41">&gt;</text:span></text:span><text:span text:style-name="Default_20_Paragraph_20_Font"><text:span text:style-name="T30">Asutusesiseseks kasutamiseks</text:span></text:span><text:span text:style-name="Default_20_Paragraph_20_Font"><text:span text:style-name="T41">&lt;/</text:span></text:span><text:span text:style-name="Default_20_Paragraph_20_Font"><text:span text:style-name="T44">Restriction</text:span></text:span><text:span text:style-name="Default_20_Paragraph_20_Font"><text:span text:style-name="T41">&gt;</text:span></text:span></text:p>
      <text:p text:style-name="P23"><text:span text:style-name="Default_20_Paragraph_20_Font"><text:span text:style-name="T30"><text:s text:c="2"/></text:span></text:span><text:span text:style-name="Default_20_Paragraph_20_Font"><text:span text:style-name="T30"><text:s/></text:span></text:span><text:span text:style-name="Default_20_Paragraph_20_Font"><text:span text:style-name="T30"><text:s text:c="7"/></text:span></text:span><text:span text:style-name="Default_20_Paragraph_20_Font"><text:span text:style-name="T41">&lt;</text:span></text:span><text:span text:style-name="Default_20_Paragraph_20_Font"><text:span text:style-name="T44">BeginDate</text:span></text:span><text:span text:style-name="Default_20_Paragraph_20_Font"><text:span text:style-name="T41">&gt;</text:span></text:span><text:span text:style-name="Default_20_Paragraph_20_Font"><text:span text:style-name="T30">2006-</text:span></text:span><text:span text:style-name="Default_20_Paragraph_20_Font"><text:span text:style-name="T30">03</text:span></text:span><text:span text:style-name="Default_20_Paragraph_20_Font"><text:span text:style-name="T30">-</text:span></text:span><text:span text:style-name="Default_20_Paragraph_20_Font"><text:span text:style-name="T30">16</text:span></text:span><text:span text:style-name="Default_20_Paragraph_20_Font"><text:span text:style-name="T41">&lt;/</text:span></text:span><text:span text:style-name="Default_20_Paragraph_20_Font"><text:span text:style-name="T44">BeginDate</text:span></text:span><text:span text:style-name="Default_20_Paragraph_20_Font"><text:span text:style-name="T41">&gt;</text:span></text:span></text:p>
      <text:p text:style-name="P23"><text:span text:style-name="Default_20_Paragraph_20_Font"><text:span text:style-name="T30"><text:s text:c="3"/></text:span></text:span><text:span text:style-name="Default_20_Paragraph_20_Font"><text:span text:style-name="T30"><text:s/></text:span></text:span><text:span text:style-name="Default_20_Paragraph_20_Font"><text:span text:style-name="T30"><text:s text:c="6"/></text:span></text:span><text:span text:style-name="Default_20_Paragraph_20_Font"><text:span text:style-name="T41">&lt;</text:span></text:span><text:span text:style-name="Default_20_Paragraph_20_Font"><text:span text:style-name="T44">EndDate</text:span></text:span><text:span text:style-name="Default_20_Paragraph_20_Font"><text:span text:style-name="T41">&gt;</text:span></text:span><text:span text:style-name="Default_20_Paragraph_20_Font"><text:span text:style-name="T30">2011-0</text:span></text:span><text:span text:style-name="Default_20_Paragraph_20_Font"><text:span text:style-name="T30">3</text:span></text:span><text:span text:style-name="Default_20_Paragraph_20_Font"><text:span text:style-name="T30">-</text:span></text:span><text:span text:style-name="Default_20_Paragraph_20_Font"><text:span text:style-name="T30">16</text:span></text:span><text:span text:style-name="Default_20_Paragraph_20_Font"><text:span text:style-name="T41">&lt;/</text:span></text:span><text:span text:style-name="Default_20_Paragraph_20_Font"><text:span text:style-name="T44">EndDate</text:span></text:span><text:span text:style-name="Default_20_Paragraph_20_Font"><text:span text:style-name="T41">&gt;</text:span></text:span></text:p>
      <text:p text:style-name="P23"><text:span text:style-name="Default_20_Paragraph_20_Font"><text:span text:style-name="T30"><text:s text:c="10"/></text:span></text:span><text:span text:style-name="Default_20_Paragraph_20_Font"><text:span text:style-name="T41">&lt;</text:span></text:span><text:span text:style-name="Default_20_Paragraph_20_Font"><text:span text:style-name="T44">Reason</text:span></text:span><text:span text:style-name="Default_20_Paragraph_20_Font"><text:span text:style-name="T41">&gt;</text:span></text:span><text:span text:style-name="Default_20_Paragraph_20_Font"><text:span text:style-name="T30">S</text:span></text:span><text:span text:style-name="Default_20_Paragraph_20_Font"><text:span text:style-name="T30">eadus</text:span></text:span><text:span text:style-name="Default_20_Paragraph_20_Font"><text:span text:style-name="T30"> §67</text:span></text:span><text:span text:style-name="Default_20_Paragraph_20_Font"><text:span text:style-name="T30"> lg. 3</text:span></text:span><text:span text:style-name="Default_20_Paragraph_20_Font"><text:span text:style-name="T41">&lt;/</text:span></text:span><text:span text:style-name="Default_20_Paragraph_20_Font"><text:span text:style-name="T44">Reason</text:span></text:span><text:span text:style-name="Default_20_Paragraph_20_Font"><text:span text:style-name="T41">&gt;</text:span></text:span></text:p>
      <text:p text:style-name="P23"><text:span text:style-name="Default_20_Paragraph_20_Font"><text:span text:style-name="T30"><text:s text:c="8"/></text:span></text:span><text:span text:style-name="Default_20_Paragraph_20_Font"><text:span text:style-name="T41">&lt;/</text:span></text:span><text:span text:style-name="Default_20_Paragraph_20_Font"><text:span text:style-name="T44">A</text:span></text:span><text:span text:style-name="Default_20_Paragraph_20_Font"><text:span text:style-name="T44">ccessRights</text:span></text:span><text:span text:style-name="Default_20_Paragraph_20_Font"><text:span text:style-name="T41">&gt;</text:span></text:span></text:p>
      <text:p text:style-name="P23"><text:span text:style-name="Default_20_Paragraph_20_Font"><text:span text:style-name="T30"><text:s text:c="6"/></text:span></text:span><text:span text:style-name="Default_20_Paragraph_20_Font"><text:span text:style-name="T41">&lt;/</text:span></text:span><text:span text:style-name="Default_20_Paragraph_20_Font"><text:span text:style-name="T44">LetterMetaData</text:span></text:span><text:span text:style-name="Default_20_Paragraph_20_Font"><text:span text:style-name="T41">&gt;</text:span></text:span></text:p>
      <text:p text:style-name="P23"><text:span text:style-name="Default_20_Paragraph_20_Font"><text:span text:style-name="T30"><text:s text:c="4"/></text:span></text:span><text:span text:style-name="Default_20_Paragraph_20_Font"><text:span text:style-name="T41">&lt;/</text:span></text:span><text:span text:style-name="Default_20_Paragraph_20_Font"><text:span text:style-name="T44">dhl:metaxml</text:span></text:span><text:span text:style-name="Default_20_Paragraph_20_Font"><text:span text:style-name="T41">&gt;</text:span></text:span></text:p>
      <text:p text:style-name="P20"><text:span text:style-name="Default_20_Paragraph_20_Font"><text:span text:style-name="T41"><text:s text:c="4"/>&lt;</text:span></text:span><text:span text:style-name="Default_20_Paragraph_20_Font"><text:span text:style-name="T44">SignedDoc</text:span></text:span><text:span text:style-name="Default_20_Paragraph_20_Font"><text:span text:style-name="T41">/&gt;</text:span></text:span></text:p>
      <text:p text:style-name="P20"><text:span text:style-name="Default_20_Paragraph_20_Font"><text:span text:style-name="T41">&lt;/</text:span></text:span><text:span text:style-name="Default_20_Paragraph_20_Font"><text:span text:style-name="T44">dhl:dokument</text:span></text:span><text:span text:style-name="Default_20_Paragraph_20_Font"><text:span text:style-name="T41">&gt;</text:span></text:span></text:p>
      <text:p text:style-name="P5"/>
      <text:p text:style-name="P5"/>
      <text:h text:style-name="P130" text:outline-level="1"><text:bookmark-start text:name="_Toc256702662"/>LISA 3: &lt;dokument&gt; XML struktuuri kasutusnäide (DVK konteineri versioon 2)<text:bookmark-end text:name="_Toc256702662"/></text:h>
      <text:p text:style-name="P23"><text:span text:style-name="Default_20_Paragraph_20_Font"><text:span text:style-name="T56">&lt;</text:span></text:span><text:span text:style-name="Default_20_Paragraph_20_Font"><text:span text:style-name="T57">dhl:dokument</text:span></text:span><text:span text:style-name="Default_20_Paragraph_20_Font"><text:span text:style-name="T27"> </text:span></text:span><text:span text:style-name="Default_20_Paragraph_20_Font"><text:span text:style-name="T58">xmlns:dhl</text:span></text:span><text:span text:style-name="Default_20_Paragraph_20_Font"><text:span text:style-name="T46">=</text:span></text:span><text:span text:style-name="Default_20_Paragraph_20_Font"><text:span text:style-name="T59">"http://www.riik.ee/schemas/dhl/2010/2"</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metainfo</text:span></text:span><text:span text:style-name="Default_20_Paragraph_20_Font"><text:span text:style-name="T27"> </text:span></text:span><text:span text:style-name="Default_20_Paragraph_20_Font"><text:span text:style-name="T58">xmlns:ma</text:span></text:span><text:span text:style-name="Default_20_Paragraph_20_Font"><text:span text:style-name="T46">=</text:span></text:span><text:span text:style-name="Default_20_Paragraph_20_Font"><text:span text:style-name="T59">"http://www.riik.ee/schemas/dhl-meta-automatic"</text:span></text:span><text:span text:style-name="Default_20_Paragraph_20_Font"><text:span text:style-name="T27"> </text:span></text:span><text:span text:style-name="Default_20_Paragraph_20_Font"><text:span text:style-name="T58">xmlns:mm</text:span></text:span><text:span text:style-name="Default_20_Paragraph_20_Font"><text:span text:style-name="T46">=</text:span></text:span><text:span text:style-name="Default_20_Paragraph_20_Font"><text:span text:style-name="T59">"http://www.riik.ee/schemas/dhl-meta-manual/2010/2"</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asutuse_nr</text:span></text:span><text:span text:style-name="Default_20_Paragraph_20_Font"><text:span text:style-name="T56">&gt;</text:span></text:span><text:span text:style-name="Default_20_Paragraph_20_Font"><text:span text:style-name="T46">87654321</text:span></text:span><text:span text:style-name="Default_20_Paragraph_20_Font"><text:span text:style-name="T56">&lt;/</text:span></text:span><text:span text:style-name="Default_20_Paragraph_20_Font"><text:span text:style-name="T57">mm:koostaja_asutuse_n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ja_asutuse_nr</text:span></text:span><text:span text:style-name="Default_20_Paragraph_20_Font"><text:span text:style-name="T56">&gt;</text:span></text:span><text:span text:style-name="Default_20_Paragraph_20_Font"><text:span text:style-name="T46">99954321</text:span></text:span><text:span text:style-name="Default_20_Paragraph_20_Font"><text:span text:style-name="T56">&lt;/</text:span></text:span><text:span text:style-name="Default_20_Paragraph_20_Font"><text:span text:style-name="T57">mm:saaja_asutuse_n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dokumendinimi</text:span></text:span><text:span text:style-name="Default_20_Paragraph_20_Font"><text:span text:style-name="T56">&gt;</text:span></text:span><text:span text:style-name="Default_20_Paragraph_20_Font"><text:span text:style-name="T46">Avaldus üritus</text:span></text:span><text:span text:style-name="Default_20_Paragraph_20_Font"><text:span text:style-name="T56">&lt;/</text:span></text:span><text:span text:style-name="Default_20_Paragraph_20_Font"><text:span text:style-name="T57">mm:koostaja_dokumendi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dokumendityyp</text:span></text:span><text:span text:style-name="Default_20_Paragraph_20_Font"><text:span text:style-name="T56">&gt;</text:span></text:span><text:span text:style-name="Default_20_Paragraph_20_Font"><text:span text:style-name="T46">Avaldus</text:span></text:span><text:span text:style-name="Default_20_Paragraph_20_Font"><text:span text:style-name="T56">&lt;/</text:span></text:span><text:span text:style-name="Default_20_Paragraph_20_Font"><text:span text:style-name="T57">mm:koostaja_dokumendityyp</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dokumendinr</text:span></text:span><text:span text:style-name="Default_20_Paragraph_20_Font"><text:span text:style-name="T56">&gt;</text:span></text:span><text:span text:style-name="Default_20_Paragraph_20_Font"><text:span text:style-name="T46">A-101</text:span></text:span><text:span text:style-name="Default_20_Paragraph_20_Font"><text:span text:style-name="T56">&lt;/</text:span></text:span><text:span text:style-name="Default_20_Paragraph_20_Font"><text:span text:style-name="T57">mm:koostaja_dokumendin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failinimi</text:span></text:span><text:span text:style-name="Default_20_Paragraph_20_Font"><text:span text:style-name="T56">&gt;</text:span></text:span><text:span text:style-name="Default_20_Paragraph_20_Font"><text:span text:style-name="T46">document.doc</text:span></text:span><text:span text:style-name="Default_20_Paragraph_20_Font"><text:span text:style-name="T56">&lt;/</text:span></text:span><text:span text:style-name="Default_20_Paragraph_20_Font"><text:span text:style-name="T57">mm:koostaja_faili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kataloog</text:span></text:span><text:span text:style-name="Default_20_Paragraph_20_Font"><text:span text:style-name="T56">&gt;</text:span></text:span><text:span text:style-name="Default_20_Paragraph_20_Font"><text:span text:style-name="T46">C:\Dokumendid</text:span></text:span><text:span text:style-name="Default_20_Paragraph_20_Font"><text:span text:style-name="T56">&lt;/</text:span></text:span><text:span text:style-name="Default_20_Paragraph_20_Font"><text:span text:style-name="T57">mm:koostaja_kataloog</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votmesona</text:span></text:span><text:span text:style-name="Default_20_Paragraph_20_Font"><text:span text:style-name="T56">&gt;</text:span></text:span><text:span text:style-name="Default_20_Paragraph_20_Font"><text:span text:style-name="T46">avaldus</text:span></text:span><text:span text:style-name="Default_20_Paragraph_20_Font"><text:span text:style-name="T56">&lt;/</text:span></text:span><text:span text:style-name="Default_20_Paragraph_20_Font"><text:span text:style-name="T57">mm:koostaja_votmesona</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kokkuvote</text:span></text:span><text:span text:style-name="Default_20_Paragraph_20_Font"><text:span text:style-name="T56">&gt;</text:span></text:span><text:span text:style-name="Default_20_Paragraph_20_Font"><text:span text:style-name="T46">Avaldus massiürituse korraldamiseks</text:span></text:span><text:span text:style-name="Default_20_Paragraph_20_Font"><text:span text:style-name="T56">&lt;/</text:span></text:span><text:span text:style-name="Default_20_Paragraph_20_Font"><text:span text:style-name="T57">mm:koostaja_kokkuvote</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kuupaev</text:span></text:span><text:span text:style-name="Default_20_Paragraph_20_Font"><text:span text:style-name="T56">&gt;</text:span></text:span><text:span text:style-name="Default_20_Paragraph_20_Font"><text:span text:style-name="T46">2006-02-11T14:11:23+02:00</text:span></text:span><text:span text:style-name="Default_20_Paragraph_20_Font"><text:span text:style-name="T56">&lt;/</text:span></text:span><text:span text:style-name="Default_20_Paragraph_20_Font"><text:span text:style-name="T57">mm:koostaja_kuupaev</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asutuse_nimi</text:span></text:span><text:span text:style-name="Default_20_Paragraph_20_Font"><text:span text:style-name="T56">&gt;</text:span></text:span><text:span text:style-name="Default_20_Paragraph_20_Font"><text:span text:style-name="T46">Asutus AS</text:span></text:span><text:span text:style-name="Default_20_Paragraph_20_Font"><text:span text:style-name="T56">&lt;/</text:span></text:span><text:span text:style-name="Default_20_Paragraph_20_Font"><text:span text:style-name="T57">mm:koostaja_asutuse_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_asutuse_kontakt</text:span></text:span><text:span text:style-name="Default_20_Paragraph_20_Font"><text:span text:style-name="T56">&gt;</text:span></text:span><text:span text:style-name="Default_20_Paragraph_20_Font"><text:span text:style-name="T46">Lauteri 21a</text:span></text:span><text:span text:style-name="Default_20_Paragraph_20_Font"><text:span text:style-name="T56">&lt;/</text:span></text:span><text:span text:style-name="Default_20_Paragraph_20_Font"><text:span text:style-name="T57">mm:koostaja_asutuse_kontak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autori_osakond</text:span></text:span><text:span text:style-name="Default_20_Paragraph_20_Font"><text:span text:style-name="T56">&gt;</text:span></text:span><text:span text:style-name="Default_20_Paragraph_20_Font"><text:span text:style-name="T46">Haldusosakond</text:span></text:span><text:span text:style-name="Default_20_Paragraph_20_Font"><text:span text:style-name="T56">&lt;/</text:span></text:span><text:span text:style-name="Default_20_Paragraph_20_Font"><text:span text:style-name="T57">mm:autori_osakon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autori_isikukood</text:span></text:span><text:span text:style-name="Default_20_Paragraph_20_Font"><text:span text:style-name="T56">&gt;</text:span></text:span><text:span text:style-name="Default_20_Paragraph_20_Font"><text:span text:style-name="T46">45604020013</text:span></text:span><text:span text:style-name="Default_20_Paragraph_20_Font"><text:span text:style-name="T56">&lt;/</text:span></text:span><text:span text:style-name="Default_20_Paragraph_20_Font"><text:span text:style-name="T57">mm:autori_isikukoo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autori_nimi</text:span></text:span><text:span text:style-name="Default_20_Paragraph_20_Font"><text:span text:style-name="T56">&gt;</text:span></text:span><text:span text:style-name="Default_20_Paragraph_20_Font"><text:span text:style-name="T46">Jaana Lind</text:span></text:span><text:span text:style-name="Default_20_Paragraph_20_Font"><text:span text:style-name="T56">&lt;/</text:span></text:span><text:span text:style-name="Default_20_Paragraph_20_Font"><text:span text:style-name="T57">mm:autori_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autori_kontakt</text:span></text:span><text:span text:style-name="Default_20_Paragraph_20_Font"><text:span text:style-name="T56">&gt;</text:span></text:span><text:span text:style-name="Default_20_Paragraph_20_Font"><text:span text:style-name="T46">51 22 762</text:span></text:span><text:span text:style-name="Default_20_Paragraph_20_Font"><text:span text:style-name="T56">&lt;/</text:span></text:span><text:span text:style-name="Default_20_Paragraph_20_Font"><text:span text:style-name="T57">mm:autori_kontak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eotud_dokumendinr_koostajal</text:span></text:span><text:span text:style-name="Default_20_Paragraph_20_Font"><text:span text:style-name="T56">&gt;</text:span></text:span><text:span text:style-name="Default_20_Paragraph_20_Font"><text:span text:style-name="T46">XY-123</text:span></text:span><text:span text:style-name="Default_20_Paragraph_20_Font"><text:span text:style-name="T56">&lt;/</text:span></text:span><text:span text:style-name="Default_20_Paragraph_20_Font"><text:span text:style-name="T57">mm:seotud_dokumendinr_koostajal</text:span></text:span><text:span text:style-name="Default_20_Paragraph_20_Font"><text:span text:style-name="T56">&gt;</text:span></text:span></text:p>
      <text:p text:style-name="P23"><text:soft-page-break/><text:span text:style-name="Default_20_Paragraph_20_Font"><text:span text:style-name="T46"><text:s text:c="8"/></text:span></text:span><text:span text:style-name="Default_20_Paragraph_20_Font"><text:span text:style-name="T56">&lt;</text:span></text:span><text:span text:style-name="Default_20_Paragraph_20_Font"><text:span text:style-name="T57">mm:seotud_dokumendinr_saajal</text:span></text:span><text:span text:style-name="Default_20_Paragraph_20_Font"><text:span text:style-name="T56">&gt;</text:span></text:span><text:span text:style-name="Default_20_Paragraph_20_Font"><text:span text:style-name="T46">?Õ-ZŠ//Ä</text:span></text:span><text:span text:style-name="Default_20_Paragraph_20_Font"><text:span text:style-name="T56">&lt;/</text:span></text:span><text:span text:style-name="Default_20_Paragraph_20_Font"><text:span text:style-name="T57">mm:seotud_dokumendinr_saajal</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dokumendinr</text:span></text:span><text:span text:style-name="Default_20_Paragraph_20_Font"><text:span text:style-name="T56">&gt;</text:span></text:span><text:span text:style-name="Default_20_Paragraph_20_Font"><text:span text:style-name="T46">AB-123</text:span></text:span><text:span text:style-name="Default_20_Paragraph_20_Font"><text:span text:style-name="T56">&lt;/</text:span></text:span><text:span text:style-name="Default_20_Paragraph_20_Font"><text:span text:style-name="T57">mm:saatja_dokumendin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kuupaev</text:span></text:span><text:span text:style-name="Default_20_Paragraph_20_Font"><text:span text:style-name="T56">&gt;</text:span></text:span><text:span text:style-name="Default_20_Paragraph_20_Font"><text:span text:style-name="T46">2006-02-12T01:02:03+02:00</text:span></text:span><text:span text:style-name="Default_20_Paragraph_20_Font"><text:span text:style-name="T56">&lt;/</text:span></text:span><text:span text:style-name="Default_20_Paragraph_20_Font"><text:span text:style-name="T57">mm:saatja_kuupaev</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asutuse_kontakt</text:span></text:span><text:span text:style-name="Default_20_Paragraph_20_Font"><text:span text:style-name="T56">&gt;</text:span></text:span><text:span text:style-name="Default_20_Paragraph_20_Font"><text:span text:style-name="T46">Pärnu mnt. 176a</text:span></text:span><text:span text:style-name="Default_20_Paragraph_20_Font"><text:span text:style-name="T56">&lt;/</text:span></text:span><text:span text:style-name="Default_20_Paragraph_20_Font"><text:span text:style-name="T57">mm:saatja_asutuse_kontak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ja_isikukood</text:span></text:span><text:span text:style-name="Default_20_Paragraph_20_Font"><text:span text:style-name="T56">&gt;</text:span></text:span><text:span text:style-name="Default_20_Paragraph_20_Font"><text:span text:style-name="T46">38802280237</text:span></text:span><text:span text:style-name="Default_20_Paragraph_20_Font"><text:span text:style-name="T56">&lt;/</text:span></text:span><text:span text:style-name="Default_20_Paragraph_20_Font"><text:span text:style-name="T57">mm:saaja_isikukoo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ja_nimi</text:span></text:span><text:span text:style-name="Default_20_Paragraph_20_Font"><text:span text:style-name="T56">&gt;</text:span></text:span><text:span text:style-name="Default_20_Paragraph_20_Font"><text:span text:style-name="T46">Eino Muidugi</text:span></text:span><text:span text:style-name="Default_20_Paragraph_20_Font"><text:span text:style-name="T56">&lt;/</text:span></text:span><text:span text:style-name="Default_20_Paragraph_20_Font"><text:span text:style-name="T57">mm:saaja_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ja_osakond</text:span></text:span><text:span text:style-name="Default_20_Paragraph_20_Font"><text:span text:style-name="T56">&gt;</text:span></text:span><text:span text:style-name="Default_20_Paragraph_20_Font"><text:span text:style-name="T46">Sanitaarosakond</text:span></text:span><text:span text:style-name="Default_20_Paragraph_20_Font"><text:span text:style-name="T56">&lt;/</text:span></text:span><text:span text:style-name="Default_20_Paragraph_20_Font"><text:span text:style-name="T57">mm:saaja_osakon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27"> </text:span></text:span><text:span text:style-name="Default_20_Paragraph_20_Font"><text:span text:style-name="T58">mm:valjanimi</text:span></text:span><text:span text:style-name="Default_20_Paragraph_20_Font"><text:span text:style-name="T46">=</text:span></text:span><text:span text:style-name="Default_20_Paragraph_20_Font"><text:span text:style-name="T59">"Koosolekul osaleja 1"</text:span></text:span><text:span text:style-name="Default_20_Paragraph_20_Font"><text:span text:style-name="T56">&gt;</text:span></text:span><text:span text:style-name="Default_20_Paragraph_20_Font"><text:span text:style-name="T46">Aksel</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27"> </text:span></text:span><text:span text:style-name="Default_20_Paragraph_20_Font"><text:span text:style-name="T58">mm:valjanimi</text:span></text:span><text:span text:style-name="Default_20_Paragraph_20_Font"><text:span text:style-name="T46">=</text:span></text:span><text:span text:style-name="Default_20_Paragraph_20_Font"><text:span text:style-name="T59">"Koosolekul osaleja 2"</text:span></text:span><text:span text:style-name="Default_20_Paragraph_20_Font"><text:span text:style-name="T56">&gt;</text:span></text:span><text:span text:style-name="Default_20_Paragraph_20_Font"><text:span text:style-name="T46">Heldur</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27"> </text:span></text:span><text:span text:style-name="Default_20_Paragraph_20_Font"><text:span text:style-name="T58">mm:valjanimi</text:span></text:span><text:span text:style-name="Default_20_Paragraph_20_Font"><text:span text:style-name="T46">=</text:span></text:span><text:span text:style-name="Default_20_Paragraph_20_Font"><text:span text:style-name="T59">"Koosolekul osaleja 3"</text:span></text:span><text:span text:style-name="Default_20_Paragraph_20_Font"><text:span text:style-name="T56">&gt;</text:span></text:span><text:span text:style-name="Default_20_Paragraph_20_Font"><text:span text:style-name="T46">Mari</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27"> </text:span></text:span><text:span text:style-name="Default_20_Paragraph_20_Font"><text:span text:style-name="T58">mm:valjanimi</text:span></text:span><text:span text:style-name="Default_20_Paragraph_20_Font"><text:span text:style-name="T46">=</text:span></text:span><text:span text:style-name="Default_20_Paragraph_20_Font"><text:span text:style-name="T59">"Koosolekul osaleja 4"</text:span></text:span><text:span text:style-name="Default_20_Paragraph_20_Font"><text:span text:style-name="T56">&gt;</text:span></text:span><text:span text:style-name="Default_20_Paragraph_20_Font"><text:span text:style-name="T46">Loreida</text:span></text:span><text:span text:style-name="Default_20_Paragraph_20_Font"><text:span text:style-name="T56">&lt;/</text:span></text:span><text:span text:style-name="Default_20_Paragraph_20_Font"><text:span text:style-name="T57">mm:saatja_defineeritu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test</text:span></text:span><text:span text:style-name="Default_20_Paragraph_20_Font"><text:span text:style-name="T56">&gt;</text:span></text:span><text:span text:style-name="Default_20_Paragraph_20_Font"><text:span text:style-name="T46">false</text:span></text:span><text:span text:style-name="Default_20_Paragraph_20_Font"><text:span text:style-name="T56">&lt;/</text:span></text:span><text:span text:style-name="Default_20_Paragraph_20_Font"><text:span text:style-name="T57">mm:tes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dokument_liik</text:span></text:span><text:span text:style-name="Default_20_Paragraph_20_Font"><text:span text:style-name="T56">&gt;</text:span></text:span><text:span text:style-name="Default_20_Paragraph_20_Font"><text:span text:style-name="T46">Kiri</text:span></text:span><text:span text:style-name="Default_20_Paragraph_20_Font"><text:span text:style-name="T56">&lt;/</text:span></text:span><text:span text:style-name="Default_20_Paragraph_20_Font"><text:span text:style-name="T57">mm:dokument_liik</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dokument_keel</text:span></text:span><text:span text:style-name="Default_20_Paragraph_20_Font"><text:span text:style-name="T56">&gt;</text:span></text:span><text:span text:style-name="Default_20_Paragraph_20_Font"><text:span text:style-name="T46">Eesti</text:span></text:span><text:span text:style-name="Default_20_Paragraph_20_Font"><text:span text:style-name="T56">&lt;/</text:span></text:span><text:span text:style-name="Default_20_Paragraph_20_Font"><text:span text:style-name="T57">mm:dokument_keel</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dokument_pealkiri</text:span></text:span><text:span text:style-name="Default_20_Paragraph_20_Font"><text:span text:style-name="T56">&gt;</text:span></text:span><text:span text:style-name="Default_20_Paragraph_20_Font"><text:span text:style-name="T46">Test dokument</text:span></text:span><text:span text:style-name="Default_20_Paragraph_20_Font"><text:span text:style-name="T56">&lt;/</text:span></text:span><text:span text:style-name="Default_20_Paragraph_20_Font"><text:span text:style-name="T57">mm:dokument_pealkir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versioon_number</text:span></text:span><text:span text:style-name="Default_20_Paragraph_20_Font"><text:span text:style-name="T56">&gt;</text:span></text:span><text:span text:style-name="Default_20_Paragraph_20_Font"><text:span text:style-name="T46">1</text:span></text:span><text:span text:style-name="Default_20_Paragraph_20_Font"><text:span text:style-name="T56">&lt;/</text:span></text:span><text:span text:style-name="Default_20_Paragraph_20_Font"><text:span text:style-name="T57">mm:versioon_numbe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dokument_guid</text:span></text:span><text:span text:style-name="Default_20_Paragraph_20_Font"><text:span text:style-name="T56">&gt;</text:span></text:span><text:span text:style-name="Default_20_Paragraph_20_Font"><text:span text:style-name="T46">cd171f7c-560d-4a62-8d65-16b87419a58c</text:span></text:span><text:span text:style-name="Default_20_Paragraph_20_Font"><text:span text:style-name="T56">&lt;/</text:span></text:span><text:span text:style-name="Default_20_Paragraph_20_Font"><text:span text:style-name="T57">mm:dokument_gui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dokument_viit</text:span></text:span><text:span text:style-name="Default_20_Paragraph_20_Font"><text:span text:style-name="T56">&gt;</text:span></text:span><text:span text:style-name="Default_20_Paragraph_20_Font"><text:span text:style-name="T46">1.2/4-6</text:span></text:span><text:span text:style-name="Default_20_Paragraph_20_Font"><text:span text:style-name="T56">&lt;/</text:span></text:span><text:span text:style-name="Default_20_Paragraph_20_Font"><text:span text:style-name="T57">mm:dokument_vii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uupaev_registreerimine</text:span></text:span><text:span text:style-name="Default_20_Paragraph_20_Font"><text:span text:style-name="T56">&gt;</text:span></text:span><text:span text:style-name="Default_20_Paragraph_20_Font"><text:span text:style-name="T46">2010-02-12T01:02:03+02:00</text:span></text:span><text:span text:style-name="Default_20_Paragraph_20_Font"><text:span text:style-name="T56">&lt;/</text:span></text:span><text:span text:style-name="Default_20_Paragraph_20_Font"><text:span text:style-name="T57">mm:kuupaev_registreerimine</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uupaev_saatmine</text:span></text:span><text:span text:style-name="Default_20_Paragraph_20_Font"><text:span text:style-name="T56">&gt;</text:span></text:span><text:span text:style-name="Default_20_Paragraph_20_Font"><text:span text:style-name="T46">2010-02-14T01:02:03+02:00</text:span></text:span><text:span text:style-name="Default_20_Paragraph_20_Font"><text:span text:style-name="T56">&lt;/</text:span></text:span><text:span text:style-name="Default_20_Paragraph_20_Font"><text:span text:style-name="T57">mm:kuupaev_saatmine</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tahtaeg</text:span></text:span><text:span text:style-name="Default_20_Paragraph_20_Font"><text:span text:style-name="T56">&gt;</text:span></text:span><text:span text:style-name="Default_20_Paragraph_20_Font"><text:span text:style-name="T46">2010-02-28T01:02:03+02:00</text:span></text:span><text:span text:style-name="Default_20_Paragraph_20_Font"><text:span text:style-name="T56">&lt;/</text:span></text:span><text:span text:style-name="Default_20_Paragraph_20_Font"><text:span text:style-name="T57">mm:tahtaeg</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kontekst</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seosviit</text:span></text:span><text:span text:style-name="Default_20_Paragraph_20_Font"><text:span text:style-name="T56">&gt;</text:span></text:span><text:span text:style-name="Default_20_Paragraph_20_Font"><text:span text:style-name="T46">1.1/5-7</text:span></text:span><text:span text:style-name="Default_20_Paragraph_20_Font"><text:span text:style-name="T56">&lt;/</text:span></text:span><text:span text:style-name="Default_20_Paragraph_20_Font"><text:span text:style-name="T57">mm:seosviit</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kuupaev_saatja_registreerimine</text:span></text:span><text:span text:style-name="Default_20_Paragraph_20_Font"><text:span text:style-name="T56">&gt;</text:span></text:span><text:span text:style-name="Default_20_Paragraph_20_Font"><text:span text:style-name="T46">2010-02-04T01:02:03+02:00</text:span></text:span><text:span text:style-name="Default_20_Paragraph_20_Font"><text:span text:style-name="T56">&lt;/</text:span></text:span><text:span text:style-name="Default_20_Paragraph_20_Font"><text:span text:style-name="T57">mm:kuupaev_saatja_registreerimine</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dokument_saatja_guid</text:span></text:span><text:span text:style-name="Default_20_Paragraph_20_Font"><text:span text:style-name="T56">&gt;</text:span></text:span><text:span text:style-name="Default_20_Paragraph_20_Font"><text:span text:style-name="T46">17084b40-08f5-4bcd-a739-c0d08c176bad</text:span></text:span><text:span text:style-name="Default_20_Paragraph_20_Font"><text:span text:style-name="T56">&lt;/</text:span></text:span><text:span text:style-name="Default_20_Paragraph_20_Font"><text:span text:style-name="T57">mm:dokument_saatja_gui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saatja_konteks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ipr</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ipr_tahtaeg</text:span></text:span><text:span text:style-name="Default_20_Paragraph_20_Font"><text:span text:style-name="T56">&gt;</text:span></text:span><text:span text:style-name="Default_20_Paragraph_20_Font"><text:span text:style-name="T46">2012-01-01T00:00:00+02:00</text:span></text:span><text:span text:style-name="Default_20_Paragraph_20_Font"><text:span text:style-name="T56">&lt;/</text:span></text:span><text:span text:style-name="Default_20_Paragraph_20_Font"><text:span text:style-name="T57">mm:ipr_tahtaeg</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ipr_omanik</text:span></text:span><text:span text:style-name="Default_20_Paragraph_20_Font"><text:span text:style-name="T56">&gt;&lt;/</text:span></text:span><text:span text:style-name="Default_20_Paragraph_20_Font"><text:span text:style-name="T57">mm:ipr_omanik</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reprodutseerimine_keelatud</text:span></text:span><text:span text:style-name="Default_20_Paragraph_20_Font"><text:span text:style-name="T56">&gt;</text:span></text:span><text:span text:style-name="Default_20_Paragraph_20_Font"><text:span text:style-name="T46">true</text:span></text:span><text:span text:style-name="Default_20_Paragraph_20_Font"><text:span text:style-name="T56">&lt;/</text:span></text:span><text:span text:style-name="Default_20_Paragraph_20_Font"><text:span text:style-name="T57">mm:reprodutseerimine_keelatud</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ip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juurdepaas_piirang</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piirang</text:span></text:span><text:span text:style-name="Default_20_Paragraph_20_Font"><text:span text:style-name="T56">&gt;</text:span></text:span><text:span text:style-name="Default_20_Paragraph_20_Font"><text:span text:style-name="T46">Salastatud</text:span></text:span><text:span text:style-name="Default_20_Paragraph_20_Font"><text:span text:style-name="T56">&lt;/</text:span></text:span><text:span text:style-name="Default_20_Paragraph_20_Font"><text:span text:style-name="T57">mm:piirang</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piirang_algus</text:span></text:span><text:span text:style-name="Default_20_Paragraph_20_Font"><text:span text:style-name="T56">&gt;</text:span></text:span><text:span text:style-name="Default_20_Paragraph_20_Font"><text:span text:style-name="T46">2009-01-01T00:00:00+02:00</text:span></text:span><text:span text:style-name="Default_20_Paragraph_20_Font"><text:span text:style-name="T56">&lt;/</text:span></text:span><text:span text:style-name="Default_20_Paragraph_20_Font"><text:span text:style-name="T57">mm:piirang_algus</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piirang_lopp</text:span></text:span><text:span text:style-name="Default_20_Paragraph_20_Font"><text:span text:style-name="T56">&gt;</text:span></text:span><text:span text:style-name="Default_20_Paragraph_20_Font"><text:span text:style-name="T46">2020-01-01T00:00:00+02:00</text:span></text:span><text:span text:style-name="Default_20_Paragraph_20_Font"><text:span text:style-name="T56">&lt;/</text:span></text:span><text:span text:style-name="Default_20_Paragraph_20_Font"><text:span text:style-name="T57">mm:piirang_lopp</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piirang_alus</text:span></text:span><text:span text:style-name="Default_20_Paragraph_20_Font"><text:span text:style-name="T56">&gt;</text:span></text:span><text:span text:style-name="Default_20_Paragraph_20_Font"><text:span text:style-name="T46">Riigisaladus</text:span></text:span><text:span text:style-name="Default_20_Paragraph_20_Font"><text:span text:style-name="T56">&lt;/</text:span></text:span><text:span text:style-name="Default_20_Paragraph_20_Font"><text:span text:style-name="T57">mm:piirang_alus</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juurdepaas_piirang</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d</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koostaja</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mm:eesnimi</text:span></text:span><text:span text:style-name="Default_20_Paragraph_20_Font"><text:span text:style-name="T56">&gt;</text:span></text:span><text:span text:style-name="Default_20_Paragraph_20_Font"><text:span text:style-name="T46">Marko</text:span></text:span><text:span text:style-name="Default_20_Paragraph_20_Font"><text:span text:style-name="T56">&lt;/</text:span></text:span><text:span text:style-name="Default_20_Paragraph_20_Font"><text:span text:style-name="T57">mm:eesnimi</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mm:perenimi</text:span></text:span><text:span text:style-name="Default_20_Paragraph_20_Font"><text:span text:style-name="T56">&gt;</text:span></text:span><text:span text:style-name="Default_20_Paragraph_20_Font"><text:span text:style-name="T46">Kurm</text:span></text:span><text:span text:style-name="Default_20_Paragraph_20_Font"><text:span text:style-name="T56">&lt;/</text:span></text:span><text:span text:style-name="Default_20_Paragraph_20_Font"><text:span text:style-name="T57">mm:perenimi</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mm:ametinimetus</text:span></text:span><text:span text:style-name="Default_20_Paragraph_20_Font"><text:span text:style-name="T56">&gt;</text:span></text:span><text:span text:style-name="Default_20_Paragraph_20_Font"><text:span text:style-name="T46">Arendaja</text:span></text:span><text:span text:style-name="Default_20_Paragraph_20_Font"><text:span text:style-name="T56">&lt;/</text:span></text:span><text:span text:style-name="Default_20_Paragraph_20_Font"><text:span text:style-name="T57">mm:ameti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mm:epost</text:span></text:span><text:span text:style-name="Default_20_Paragraph_20_Font"><text:span text:style-name="T56">&gt;</text:span></text:span><text:span text:style-name="Default_20_Paragraph_20_Font"><text:span text:style-name="T46">marko.kurm@microlink.ee</text:span></text:span><text:span text:style-name="Default_20_Paragraph_20_Font"><text:span text:style-name="T56">&lt;/</text:span></text:span><text:span text:style-name="Default_20_Paragraph_20_Font"><text:span text:style-name="T57">mm:epost</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mm:telefon</text:span></text:span><text:span text:style-name="Default_20_Paragraph_20_Font"><text:span text:style-name="T56">&gt;</text:span></text:span><text:span text:style-name="Default_20_Paragraph_20_Font"><text:span text:style-name="T46">543322556</text:span></text:span><text:span text:style-name="Default_20_Paragraph_20_Font"><text:span text:style-name="T56">&lt;/</text:span></text:span><text:span text:style-name="Default_20_Paragraph_20_Font"><text:span text:style-name="T57">mm:telefon</text:span></text:span><text:span text:style-name="Default_20_Paragraph_20_Font"><text:span text:style-name="T56">&gt;</text:span></text:span></text:p>
      <text:p text:style-name="P23"><text:span text:style-name="Default_20_Paragraph_20_Font"><text:span text:style-name="T46"><text:s text:c="10"/></text:span></text:span><text:span text:style-name="Default_20_Paragraph_20_Font"><text:span text:style-name="T56">&lt;/</text:span></text:span><text:span text:style-name="Default_20_Paragraph_20_Font"><text:span text:style-name="T57">mm:koostaja</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mm:koostajad</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metainfo</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transport</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saatja</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regnr</text:span></text:span><text:span text:style-name="Default_20_Paragraph_20_Font"><text:span text:style-name="T56">&gt;</text:span></text:span><text:span text:style-name="Default_20_Paragraph_20_Font"><text:span text:style-name="T46">87654321</text:span></text:span><text:span text:style-name="Default_20_Paragraph_20_Font"><text:span text:style-name="T56">&lt;/</text:span></text:span><text:span text:style-name="Default_20_Paragraph_20_Font"><text:span text:style-name="T57">dhl:regnr</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nimi</text:span></text:span><text:span text:style-name="Default_20_Paragraph_20_Font"><text:span text:style-name="T56">&gt;</text:span></text:span><text:span text:style-name="Default_20_Paragraph_20_Font"><text:span text:style-name="T46">Jaak Lember</text:span></text:span><text:span text:style-name="Default_20_Paragraph_20_Font"><text:span text:style-name="T56">&lt;/</text:span></text:span><text:span text:style-name="Default_20_Paragraph_20_Font"><text:span text:style-name="T57">dhl:nimi</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sutuse_nimi</text:span></text:span><text:span text:style-name="Default_20_Paragraph_20_Font"><text:span text:style-name="T56">&gt;</text:span></text:span><text:span text:style-name="Default_20_Paragraph_20_Font"><text:span text:style-name="T46">Asutus</text:span></text:span><text:span text:style-name="Default_20_Paragraph_20_Font"><text:span text:style-name="T56">&lt;/</text:span></text:span><text:span text:style-name="Default_20_Paragraph_20_Font"><text:span text:style-name="T57">dhl:asutuse_nimi</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metikoha_nimetus</text:span></text:span><text:span text:style-name="Default_20_Paragraph_20_Font"><text:span text:style-name="T56">&gt;</text:span></text:span><text:span text:style-name="Default_20_Paragraph_20_Font"><text:span text:style-name="T46">Insenser</text:span></text:span><text:span text:style-name="Default_20_Paragraph_20_Font"><text:span text:style-name="T56">&lt;/</text:span></text:span><text:span text:style-name="Default_20_Paragraph_20_Font"><text:span text:style-name="T57">dhl:ametikoha_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metikoha_lyhinimetus</text:span></text:span><text:span text:style-name="Default_20_Paragraph_20_Font"><text:span text:style-name="T56">&gt;</text:span></text:span><text:span text:style-name="Default_20_Paragraph_20_Font"><text:span text:style-name="T46">INSENER</text:span></text:span><text:span text:style-name="Default_20_Paragraph_20_Font"><text:span text:style-name="T56">&lt;/</text:span></text:span><text:span text:style-name="Default_20_Paragraph_20_Font"><text:span text:style-name="T57">dhl:ametikoha_lyhinimetus</text:span></text:span><text:span text:style-name="Default_20_Paragraph_20_Font"><text:span text:style-name="T56">&gt;</text:span></text:span></text:p>
      <text:p text:style-name="P23"><text:soft-page-break/><text:span text:style-name="Default_20_Paragraph_20_Font"><text:span text:style-name="T46"><text:s text:c="12"/></text:span></text:span><text:span text:style-name="Default_20_Paragraph_20_Font"><text:span text:style-name="T56">&lt;</text:span></text:span><text:span text:style-name="Default_20_Paragraph_20_Font"><text:span text:style-name="T57">dhl:allyksuse_nimetus</text:span></text:span><text:span text:style-name="Default_20_Paragraph_20_Font"><text:span text:style-name="T56">&gt;</text:span></text:span><text:span text:style-name="Default_20_Paragraph_20_Font"><text:span text:style-name="T46">Sepikoda</text:span></text:span><text:span text:style-name="Default_20_Paragraph_20_Font"><text:span text:style-name="T56">&lt;/</text:span></text:span><text:span text:style-name="Default_20_Paragraph_20_Font"><text:span text:style-name="T57">dhl:allyksuse_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llyksuse_lyhinimetus</text:span></text:span><text:span text:style-name="Default_20_Paragraph_20_Font"><text:span text:style-name="T56">&gt;</text:span></text:span><text:span text:style-name="Default_20_Paragraph_20_Font"><text:span text:style-name="T46">SEPIKODA</text:span></text:span><text:span text:style-name="Default_20_Paragraph_20_Font"><text:span text:style-name="T56">&lt;/</text:span></text:span><text:span text:style-name="Default_20_Paragraph_20_Font"><text:span text:style-name="T57">dhl:allyksuse_lyhinimetus</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saatja</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saaja</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regnr</text:span></text:span><text:span text:style-name="Default_20_Paragraph_20_Font"><text:span text:style-name="T56">&gt;</text:span></text:span><text:span text:style-name="Default_20_Paragraph_20_Font"><text:span text:style-name="T46">99954321</text:span></text:span><text:span text:style-name="Default_20_Paragraph_20_Font"><text:span text:style-name="T56">&lt;/</text:span></text:span><text:span text:style-name="Default_20_Paragraph_20_Font"><text:span text:style-name="T57">dhl:regnr</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sutuse_nimi</text:span></text:span><text:span text:style-name="Default_20_Paragraph_20_Font"><text:span text:style-name="T56">&gt;</text:span></text:span><text:span text:style-name="Default_20_Paragraph_20_Font"><text:span text:style-name="T46">Maa-amet</text:span></text:span><text:span text:style-name="Default_20_Paragraph_20_Font"><text:span text:style-name="T56">&lt;/</text:span></text:span><text:span text:style-name="Default_20_Paragraph_20_Font"><text:span text:style-name="T57">dhl:asutuse_nimi</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llyksuse_lyhinimetus</text:span></text:span><text:span text:style-name="Default_20_Paragraph_20_Font"><text:span text:style-name="T56">&gt;</text:span></text:span><text:span text:style-name="Default_20_Paragraph_20_Font"><text:span text:style-name="T46">SEPIKODA</text:span></text:span><text:span text:style-name="Default_20_Paragraph_20_Font"><text:span text:style-name="T56">&lt;/</text:span></text:span><text:span text:style-name="Default_20_Paragraph_20_Font"><text:span text:style-name="T57">dhl:allyksuse_lyhi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llyksuse_nimetus</text:span></text:span><text:span text:style-name="Default_20_Paragraph_20_Font"><text:span text:style-name="T56">&gt;</text:span></text:span><text:span text:style-name="Default_20_Paragraph_20_Font"><text:span text:style-name="T46">Sepikoda</text:span></text:span><text:span text:style-name="Default_20_Paragraph_20_Font"><text:span text:style-name="T56">&lt;/</text:span></text:span><text:span text:style-name="Default_20_Paragraph_20_Font"><text:span text:style-name="T57">dhl:allyksuse_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teadmiseks</text:span></text:span><text:span text:style-name="Default_20_Paragraph_20_Font"><text:span text:style-name="T56">&gt;</text:span></text:span><text:span text:style-name="Default_20_Paragraph_20_Font"><text:span text:style-name="T46">teadmiseks</text:span></text:span><text:span text:style-name="Default_20_Paragraph_20_Font"><text:span text:style-name="T56">&lt;/</text:span></text:span><text:span text:style-name="Default_20_Paragraph_20_Font"><text:span text:style-name="T57">dhl:teadmisek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metikoha_nimetus</text:span></text:span><text:span text:style-name="Default_20_Paragraph_20_Font"><text:span text:style-name="T56">&gt;</text:span></text:span><text:span text:style-name="Default_20_Paragraph_20_Font"><text:span text:style-name="T46">Sepp</text:span></text:span><text:span text:style-name="Default_20_Paragraph_20_Font"><text:span text:style-name="T56">&lt;/</text:span></text:span><text:span text:style-name="Default_20_Paragraph_20_Font"><text:span text:style-name="T57">dhl:ametikoha_nimetus</text:span></text:span><text:span text:style-name="Default_20_Paragraph_20_Font"><text:span text:style-name="T56">&gt;</text:span></text:span></text:p>
      <text:p text:style-name="P23"><text:span text:style-name="Default_20_Paragraph_20_Font"><text:span text:style-name="T46"><text:s text:c="12"/></text:span></text:span><text:span text:style-name="Default_20_Paragraph_20_Font"><text:span text:style-name="T56">&lt;</text:span></text:span><text:span text:style-name="Default_20_Paragraph_20_Font"><text:span text:style-name="T57">dhl:ametikoha_lyhinimetus</text:span></text:span><text:span text:style-name="Default_20_Paragraph_20_Font"><text:span text:style-name="T56">&gt;</text:span></text:span><text:span text:style-name="Default_20_Paragraph_20_Font"><text:span text:style-name="T46">SEPP</text:span></text:span><text:span text:style-name="Default_20_Paragraph_20_Font"><text:span text:style-name="T56">&lt;/</text:span></text:span><text:span text:style-name="Default_20_Paragraph_20_Font"><text:span text:style-name="T57">dhl:ametikoha_lyhinimetus</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saaja</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transport</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ajalugu</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metaxml</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46"><text:tab/></text:span></text:span><text:span text:style-name="Default_20_Paragraph_20_Font"><text:span text:style-name="T46">...</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metaxml</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failid</text:span></text:span><text:span text:style-name="Default_20_Paragraph_20_Font"><text:span text:style-name="T56">&gt;</text:span></text:span></text:p>
      <text:p text:style-name="P23"><text:span text:style-name="Default_20_Paragraph_20_Font"><text:span text:style-name="T46"><text:s text:c="6"/></text:span></text:span><text:span text:style-name="Default_20_Paragraph_20_Font"><text:span text:style-name="T56">&lt;</text:span></text:span><text:span text:style-name="Default_20_Paragraph_20_Font"><text:span text:style-name="T57">dhl:kokku</text:span></text:span><text:span text:style-name="Default_20_Paragraph_20_Font"><text:span text:style-name="T56">&gt;</text:span></text:span><text:span text:style-name="Default_20_Paragraph_20_Font"><text:span text:style-name="T56">1</text:span></text:span><text:span text:style-name="Default_20_Paragraph_20_Font"><text:span text:style-name="T56">&lt;/</text:span></text:span><text:span text:style-name="Default_20_Paragraph_20_Font"><text:span text:style-name="T57">dhl:kokku</text:span></text:span><text:span text:style-name="Default_20_Paragraph_20_Font"><text:span text:style-name="T56">&gt;</text:span></text:span></text:p>
      <text:p text:style-name="P23"><text:span text:style-name="Default_20_Paragraph_20_Font"><text:span text:style-name="T46"><text:s text:c="6"/></text:span></text:span><text:span text:style-name="Default_20_Paragraph_20_Font"><text:span text:style-name="T56">&lt;</text:span></text:span><text:span text:style-name="Default_20_Paragraph_20_Font"><text:span text:style-name="T57">dhl:fail</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jrknr</text:span></text:span><text:span text:style-name="Default_20_Paragraph_20_Font"><text:span text:style-name="T56">&gt;</text:span></text:span><text:span text:style-name="Default_20_Paragraph_20_Font"><text:span text:style-name="T46">1</text:span></text:span><text:span text:style-name="Default_20_Paragraph_20_Font"><text:span text:style-name="T56">&lt;/</text:span></text:span><text:span text:style-name="Default_20_Paragraph_20_Font"><text:span text:style-name="T57">dhl:jrknr</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fail_pealkiri</text:span></text:span><text:span text:style-name="Default_20_Paragraph_20_Font"><text:span text:style-name="T56">&gt;</text:span></text:span><text:span text:style-name="Default_20_Paragraph_20_Font"><text:span text:style-name="T46">Test dokument</text:span></text:span><text:span text:style-name="Default_20_Paragraph_20_Font"><text:span text:style-name="T56">&lt;/</text:span></text:span><text:span text:style-name="Default_20_Paragraph_20_Font"><text:span text:style-name="T57">dhl:fail_pealkir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fail_suurus</text:span></text:span><text:span text:style-name="Default_20_Paragraph_20_Font"><text:span text:style-name="T56">&gt;</text:span></text:span><text:span text:style-name="Default_20_Paragraph_20_Font"><text:span text:style-name="T46">779</text:span></text:span><text:span text:style-name="Default_20_Paragraph_20_Font"><text:span text:style-name="T56">&lt;/</text:span></text:span><text:span text:style-name="Default_20_Paragraph_20_Font"><text:span text:style-name="T57">dhl:fail_suurus</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fail_tyyp</text:span></text:span><text:span text:style-name="Default_20_Paragraph_20_Font"><text:span text:style-name="T56">&gt;</text:span></text:span><text:span text:style-name="Default_20_Paragraph_20_Font"><text:span text:style-name="T46">text/plain</text:span></text:span><text:span text:style-name="Default_20_Paragraph_20_Font"><text:span text:style-name="T56">&lt;/</text:span></text:span><text:span text:style-name="Default_20_Paragraph_20_Font"><text:span text:style-name="T57">dhl:fail_tyyp</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fail_nimi</text:span></text:span><text:span text:style-name="Default_20_Paragraph_20_Font"><text:span text:style-name="T56">&gt;</text:span></text:span><text:span text:style-name="Default_20_Paragraph_20_Font"><text:span text:style-name="T46">testdoc.txt</text:span></text:span><text:span text:style-name="Default_20_Paragraph_20_Font"><text:span text:style-name="T56">&lt;/</text:span></text:span><text:span text:style-name="Default_20_Paragraph_20_Font"><text:span text:style-name="T57">dhl:fail_nimi</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zip_base64_sisu</text:span></text:span><text:span text:style-name="Default_20_Paragraph_20_Font"><text:span text:style-name="T56">&gt;</text:span></text:span><text:span text:style-name="Default_20_Paragraph_20_Font"><text:span text:style-name="T46">...</text:span></text:span><text:span text:style-name="Default_20_Paragraph_20_Font"><text:span text:style-name="T56">&lt;/</text:span></text:span><text:span text:style-name="Default_20_Paragraph_20_Font"><text:span text:style-name="T57">dhl:zip_base64_sisu</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krypteering</text:span></text:span><text:span text:style-name="Default_20_Paragraph_20_Font"><text:span text:style-name="T56">&gt;</text:span></text:span><text:span text:style-name="Default_20_Paragraph_20_Font"><text:span text:style-name="T46">false</text:span></text:span><text:span text:style-name="Default_20_Paragraph_20_Font"><text:span text:style-name="T56">&lt;/</text:span></text:span><text:span text:style-name="Default_20_Paragraph_20_Font"><text:span text:style-name="T57">dhl:krypteering</text:span></text:span><text:span text:style-name="Default_20_Paragraph_20_Font"><text:span text:style-name="T56">&gt;</text:span></text:span></text:p>
      <text:p text:style-name="P23"><text:span text:style-name="Default_20_Paragraph_20_Font"><text:span text:style-name="T46"><text:s text:c="8"/></text:span></text:span><text:span text:style-name="Default_20_Paragraph_20_Font"><text:span text:style-name="T56">&lt;</text:span></text:span><text:span text:style-name="Default_20_Paragraph_20_Font"><text:span text:style-name="T57">dhl:pohi_dokument</text:span></text:span><text:span text:style-name="Default_20_Paragraph_20_Font"><text:span text:style-name="T56">&gt;</text:span></text:span><text:span text:style-name="Default_20_Paragraph_20_Font"><text:span text:style-name="T46">true</text:span></text:span><text:span text:style-name="Default_20_Paragraph_20_Font"><text:span text:style-name="T56">&lt;/</text:span></text:span><text:span text:style-name="Default_20_Paragraph_20_Font"><text:span text:style-name="T57">dhl:pohi_dokument</text:span></text:span><text:span text:style-name="Default_20_Paragraph_20_Font"><text:span text:style-name="T56">&gt;</text:span></text:span></text:p>
      <text:p text:style-name="P23"><text:span text:style-name="Default_20_Paragraph_20_Font"><text:span text:style-name="T46"><text:s text:c="6"/></text:span></text:span><text:span text:style-name="Default_20_Paragraph_20_Font"><text:span text:style-name="T56">&lt;/</text:span></text:span><text:span text:style-name="Default_20_Paragraph_20_Font"><text:span text:style-name="T57">dhl:fail</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failid</text:span></text:span><text:span text:style-name="Default_20_Paragraph_20_Font"><text:span text:style-name="T56">&gt;</text:span></text:span></text:p>
      <text:p text:style-name="P23"><text:span text:style-name="Default_20_Paragraph_20_Font"><text:span text:style-name="T46"><text:s text:c="4"/></text:span></text:span><text:span text:style-name="Default_20_Paragraph_20_Font"><text:span text:style-name="T56">&lt;</text:span></text:span><text:span text:style-name="Default_20_Paragraph_20_Font"><text:span text:style-name="T57">dhl:konteineri_versioon</text:span></text:span><text:span text:style-name="Default_20_Paragraph_20_Font"><text:span text:style-name="T56">&gt;</text:span></text:span><text:span text:style-name="Default_20_Paragraph_20_Font"><text:span text:style-name="T46">2</text:span></text:span><text:span text:style-name="Default_20_Paragraph_20_Font"><text:span text:style-name="T56">&lt;/</text:span></text:span><text:span text:style-name="Default_20_Paragraph_20_Font"><text:span text:style-name="T57">dhl:konteineri_versioon</text:span></text:span><text:span text:style-name="Default_20_Paragraph_20_Font"><text:span text:style-name="T56">&gt;</text:span></text:span><text:span text:style-name="Default_20_Paragraph_20_Font"><text:span text:style-name="T56"><text:line-break/></text:span></text:span><text:span text:style-name="Default_20_Paragraph_20_Font"><text:span text:style-name="T60">&lt;/dhl:dokument&gt;</text:span></text:span></text:p>
      <text:p text:style-name="P31"><text:bookmark-start text:name="_Toc115025272"/><text:bookmark-start text:name="_Toc115016785"/><text:span text:style-name="Default_20_Paragraph_20_Font"><text:span text:style-name="T2">Lisa </text:span></text:span><text:span text:style-name="Default_20_Paragraph_20_Font"><text:span text:style-name="T2">4</text:span></text:span><text:span text:style-name="Default_20_Paragraph_20_Font"><text:span text:style-name="T2">: D</text:span></text:span><text:span text:style-name="Default_20_Paragraph_20_Font"><text:span text:style-name="T2">VK</text:span></text:span><text:span text:style-name="Default_20_Paragraph_20_Font"><text:span text:style-name="T2"> üldvaade</text:span></text:span><text:span text:style-name="Default_20_Paragraph_20_Font"><text:span text:style-name="T2"> </text:span></text:span><text:span text:style-name="Default_20_Paragraph_20_Font"><text:span text:style-name="T2">Tellija (RIA) poolt</text:span></text:span><text:bookmark-end text:name="_Toc115025272"/><text:bookmark-end text:name="_Toc115016785"/></text:p>
      <text:p text:style-name="P84">TÖÖDE KIRJELDUS</text:p>
      <text:p text:style-name="P80"><text:bookmark-start text:name="_Toc115016786"/>1. Ülevaade<text:bookmark-end text:name="_Toc115016786"/></text:p>
      <text:p text:style-name="P5">Dokumendivahetuskeskus (edaspidi DVK) on infosüsteem hajutatult paiknevate dokumendihaldussüsteemide (edaspidi DHS) liidestamiseks X-tee vahendusel, dokumentide säilitamiseks ja menetlemiseks. DHS –de liidestamiseks on kaks alternatiivi:</text:p>
      <text:p text:style-name="P5"/>
      <text:p text:style-name="P24"><text:span text:style-name="Default_20_Paragraph_20_Font"><text:span text:style-name="T8"><text:bookmark-ref text:reference-format="text" text:ref-name="SHAPE">Error: Reference source not found</text:bookmark-ref></text:span></text:span></text:p>
      <text:p text:style-name="P13"/>
      <text:p text:style-name="P13">Joonis 1: Bilateraalsetel seostel põhinev arhitektuur</text:p>
      <text:p text:style-name="P13"/>
      <text:p text:style-name="P24"><text:span text:style-name="Default_20_Paragraph_20_Font"><text:span text:style-name="T8"><text:bookmark-ref text:reference-format="text" text:ref-name="SHAPE">Error: Reference source not found</text:bookmark-ref></text:span></text:span></text:p>
      <text:p text:style-name="P13">Joonis 2: Multilateraalsetel seostel põhinev arhitektuur</text:p>
      <text:p text:style-name="P5"/>
      <text:p text:style-name="P47">Arvestades X-tee ülesehitust on DHS seostamiseks valitud joonisel 2 kujutatud arhitektuur. </text:p>
      <text:p text:style-name="P47">Andmevahetuse seisukohast on DVK puhver dokumentide asünkroonseks vahetamiseks DHS –de vahel. DVK poole X-tee kaudu pöördumise algatajaks on alati DHS. Seega ei eelda arhitektuur X-tee teenuste pakkumist DHS –de poolt.</text:p>
      <text:p text:style-name="P47">DVK peab tagama dokumentide edastamise võimalikult üldises XML konteineris, mille struktuur ei sõltu dokumendi struktuurist.</text:p>
      <text:p text:style-name="P47">DVK peab võimaldama lisaks DHS –de vahel dokumentide vahetamisele ka kasutamist dokumentide baasina DHS-idele, mis ei sisalda lokaalset dokumendiregistrit.</text:p>
      <text:p text:style-name="P5"/>
      <text:p text:style-name="Normal"><text:span text:style-name="Default_20_Paragraph_20_Font"><text:span text:style-name="T8"><text:bookmark-ref text:reference-format="text" text:ref-name="SHAPE">Error: Reference source not found</text:bookmark-ref></text:span></text:span></text:p>
      <text:p text:style-name="P13"/>
      <text:p text:style-name="P13">Joonis 3: Detailne arhitektuur</text:p>
      <text:p text:style-name="P13"/>
      <text:p text:style-name="P5">DVK teenused on:</text:p>
      <text:list xml:id="list35508804" text:style-name="L29">
        <text:list-item>
          <text:p text:style-name="P102">Dokumentide logistika</text:p>
        </text:list-item>
      </text:list>
      <text:list xml:id="list35482256" text:style-name="L30">
        <text:list-item>
          <text:p text:style-name="P103">Menetlusteenused</text:p>
        </text:list-item>
      </text:list>
      <text:list xml:id="list35512715" text:style-name="L31">
        <text:list-item>
          <text:p text:style-name="P104">DVK sisesed operatsioonid dokumentidega</text:p>
        </text:list-item>
      </text:list>
      <text:list xml:id="list35495314" text:style-name="L32">
        <text:list-item>
          <text:p text:style-name="P105">Dokumendihaldusfunktsioonid</text:p>
        </text:list-item>
      </text:list>
      <text:list xml:id="list35500841" text:style-name="L33">
        <text:list-item>
          <text:p text:style-name="P106">Päringud ja teavitusteenused</text:p>
        </text:list-item>
      </text:list>
      <text:list xml:id="list35508331" text:style-name="L34">
        <text:list-item>
          <text:p text:style-name="P107">Süsteemi haldustoimingud</text:p>
        </text:list-item>
      </text:list>
      <text:p text:style-name="P47">Dokumentide logistika teenused on:</text:p>
      <text:list xml:id="list35509446" text:style-name="L35">
        <text:list-item>
          <text:p text:style-name="P108">Üleslaadimine</text:p>
        </text:list-item>
        <text:list-item>
          <text:p text:style-name="P108">Dokumendi üleandmine</text:p>
        </text:list-item>
      </text:list>
      <text:list xml:id="list35487671" text:style-name="L36">
        <text:list-item>
          <text:p text:style-name="P109">Allalaadimine</text:p>
        </text:list-item>
        <text:list-item>
          <text:p text:style-name="P109">Kustutamine </text:p>
        </text:list-item>
      </text:list>
      <text:list xml:id="list35501678" text:style-name="L37">
        <text:list-item>
          <text:p text:style-name="P110">Edastamine sidussüsteemile (mitte X-tee kaudu; e-posti teel DVK –ga liidestamata DHS -le)</text:p>
        </text:list-item>
      </text:list>
      <text:p text:style-name="P5"/>
      <text:p text:style-name="P81">Dokument</text:p>
      <text:list xml:id="list35495803" text:style-name="L38">
        <text:list-item>
          <text:p text:style-name="P111">Dokumendiks loetakse käesolevas PKD -s tuvastatavast allikast pärit kindla isiku valduses olevat terviklikku andmekogumit (elektroonilises esituses), millel on järgmised komponendid:</text:p>
          <text:list>
            <text:list-item>
              <text:p text:style-name="P111">sisu ja/või selle metaandmed (sh dokumendi liik)</text:p>
            </text:list-item>
            <text:list-item>
              <text:p text:style-name="P111">ühest arusaadavust tagav vormi kirjeldus või viide sellele</text:p>
            </text:list-item>
            <text:list-item>
              <text:p text:style-name="P111">failimanus(ed) (võivad puududa)</text:p>
            </text:list-item>
            <text:list-item>
              <text:p text:style-name="P111">allkiri või allkirjad (võivad puududa)</text:p>
            </text:list-item>
          </text:list>
        </text:list-item>
      </text:list>
      <text:p text:style-name="P5"/>
      <text:list xml:id="list35645155" text:continue-numbering="true" text:style-name="L38">
        <text:list-item>
          <text:p text:style-name="P111">Dokumendiga on seotud järgmised andmed:</text:p>
          <text:list>
            <text:list-item>
              <text:p text:style-name="P111">andmed valdaja kohta</text:p>
            </text:list-item>
            <text:list-item>
              <text:p text:style-name="P111">andmed dokumendi päritolu kohta</text:p>
            </text:list-item>
            <text:list-item>
              <text:p text:style-name="P111"><text:soft-page-break/>ligipääsuõiguste kirjeldus</text:p>
            </text:list-item>
            <text:list-item>
              <text:p text:style-name="P111">dokumendi kuuluvus kausta koosseisu</text:p>
            </text:list-item>
            <text:list-item>
              <text:p text:style-name="P111">andmed dokumendi liikumise ja ajaloo kohta (menetluskäik)</text:p>
            </text:list-item>
            <text:list-item>
              <text:p text:style-name="P111">kommentaarid ja dokumendivälised manused</text:p>
            </text:list-item>
          </text:list>
        </text:list-item>
      </text:list>
      <text:p text:style-name="P5"/>
      <text:list xml:id="list35659589" text:continue-numbering="true" text:style-name="L38">
        <text:list-item>
          <text:p text:style-name="P111">Dokument võib olla mõni alljärgnevatest liikidest:</text:p>
          <text:list>
            <text:list-item>
              <text:p text:style-name="P111">vabalt valitud tekstiformaadis sisu koos manus(t)e ja allkirja(de)ga</text:p>
            </text:list-item>
            <text:list-item>
              <text:p text:style-name="P111">fail;</text:p>
            </text:list-item>
            <text:list-item>
              <text:p text:style-name="P111">e-kiri;</text:p>
            </text:list-item>
            <text:list-item>
              <text:p text:style-name="P111">foorumi postitus;</text:p>
            </text:list-item>
            <text:list-item>
              <text:p text:style-name="P111">tööülesanne;</text:p>
            </text:list-item>
            <text:list-item>
              <text:p text:style-name="P111">kalendrikirje;</text:p>
            </text:list-item>
            <text:list-item>
              <text:p text:style-name="P111">kontaktandmestik;</text:p>
            </text:list-item>
            <text:list-item>
              <text:p text:style-name="P111">viide veebileheküljele;</text:p>
            </text:list-item>
            <text:list-item>
              <text:p text:style-name="P111">vm.</text:p>
            </text:list-item>
          </text:list>
        </text:list-item>
      </text:list>
      <text:p text:style-name="P5"/>
      <text:p text:style-name="P81">Dokumendirepositoorium</text:p>
      <text:p text:style-name="P5">Dokumendirepositoorium on DHS –ga X-tee kaudu liidestatav infosüsteem, mille eesmärgiks on dokumentide lühi- ja pikaajaline säilitamine, muutmine, logistika, vahendamine (erinevate dokumendihaldusrakenduste liidestamine) ja arhiveerimine. Funktsionaalsus peab olema sõltumatu dokumendi formaadist. Kõik DVK funktsioonid on kättesaadavad X-tee teenuste vahendusel. DVK ei tohi seada piiranguid dokumendi liigile. DVK peab iseseisvate X-tee teenustena toetama järgmisi elementaaroperatsioone dokumentidega:</text:p>
      <text:list xml:id="list35500204" text:style-name="L39">
        <text:list-item>
          <text:p text:style-name="P112">lisamine</text:p>
        </text:list-item>
        <text:list-item>
          <text:p text:style-name="P112">manuse lisamine/kustutamine</text:p>
        </text:list-item>
        <text:list-item>
          <text:p text:style-name="P112">digitaalallkirja lisamine ja sellega seotud räsioperatsioonid</text:p>
        </text:list-item>
        <text:list-item>
          <text:p text:style-name="P112">üleandmine DVK siseselt</text:p>
        </text:list-item>
        <text:list-item>
          <text:p text:style-name="P112">kustutamine</text:p>
        </text:list-item>
        <text:list-item>
          <text:p text:style-name="P112">arhiveerimine</text:p>
        </text:list-item>
        <text:list-item>
          <text:p text:style-name="P112">kopeerimine</text:p>
        </text:list-item>
        <text:list-item>
          <text:p text:style-name="P112">allalaadimine</text:p>
        </text:list-item>
        <text:list-item>
          <text:p text:style-name="P112">dokumendi ja selle metaandmete muutmine ja versioonihaldus</text:p>
        </text:list-item>
        <text:list-item>
          <text:p text:style-name="P112">otsimine</text:p>
        </text:list-item>
        <text:list-item>
          <text:p text:style-name="P112">krüpteerimine</text:p>
        </text:list-item>
        <text:list-item>
          <text:p text:style-name="P112">digitaalallkirja(de) kontrollimine</text:p>
        </text:list-item>
        <text:list-item>
          <text:p text:style-name="P112">dokumendi edastamine sidussüsteemile või edasisaatmine e-kirjana X-tee päringu vahendusel</text:p>
        </text:list-item>
      </text:list>
      <text:p text:style-name="P47">DVK peab toetama reeglite kirjeldamist, mille kohaselt DVK siseste sündmuste toimumisel käivituvad elementaaroperatsioonid dokumendiga ilma kasutaja sekkumiseta (menetlusloogikate kirjeldamine), teavitamist reeglite rakendumisest (nt meeldetuletuse vormis) või X-tee päringud. Sh automaatarhiveerimise reeglite kirjeldamine.</text:p>
      <text:p text:style-name="P5"/>
      <text:p text:style-name="P81">DVK funktsioonid ja omadused</text:p>
      <text:p text:style-name="P5">Kaustade funktsionaalsus järgmiste omadustega:</text:p>
      <text:list xml:id="list35500942" text:style-name="L40">
        <text:list-item>
          <text:p text:style-name="P113">dokumendi lisamine kausta ja eemaldamine sellest</text:p>
        </text:list-item>
        <text:list-item>
          <text:p text:style-name="P113">kausta lisamine teise kausta alamkaustaks</text:p>
        </text:list-item>
        <text:list-item>
          <text:p text:style-name="P113">kausta allalaadimine koos alamkaustade ja dokumentidega või nende metaandmetega</text:p>
        </text:list-item>
      </text:list>
      <text:p text:style-name="P47">Päringud DVK –st:</text:p>
      <text:list xml:id="list35508212" text:style-name="L41">
        <text:list-item>
          <text:p text:style-name="P114">dokumentide ja kaustade loetelu moodustamine etteantud kriteeriumite alusel</text:p>
        </text:list-item>
        <text:list-item>
          <text:p text:style-name="P114">dokumendi menetluskäigu ja staatuse päring</text:p>
        </text:list-item>
      </text:list>
      <text:p text:style-name="P47">Muud funktsioonid ja omadused:</text:p>
      <text:list xml:id="list35508421" text:style-name="L42">
        <text:list-item>
          <text:p text:style-name="P115">dokumentide ja kaustadega seotud tegevuste logimine</text:p>
        </text:list-item>
        <text:list-item>
          <text:p text:style-name="P115">kasutaja ja asutusepõhiste mahupiirangute rakendamine, jälgimine ja haldamine</text:p>
        </text:list-item>
        <text:list-item>
          <text:p text:style-name="P115">dokumendi metaandmete tekitamine lähtuvalt dokumendi sisust</text:p>
        </text:list-item>
        <text:list-item>
          <text:p text:style-name="P115">iga dokument peab olema seotud isikuga, ametikoha või asutusega</text:p>
        </text:list-item>
        <text:list-item>
          <text:p text:style-name="P115">dokumendi esitus DVK –s peab olema XML-põhine</text:p>
        </text:list-item>
        <text:list-item>
          <text:p text:style-name="P115">dokumendi või dokumentide loetelu import ja eksport XML formaadis</text:p>
        </text:list-item>
        <text:list-item>
          <text:p text:style-name="P115">kasutajagruppide lisamine ja muutmine</text:p>
        </text:list-item>
        <text:list-item>
          <text:p text:style-name="P115"><text:soft-page-break/>dokumendile peab olema võimalik lisada teavet ligipääsuõiguste kohta valdajast erinevate isikute, ametikohtade või asutuse esindajate või eelnimetatute gruppide suhtes. Õigused võivad olla seotud ajaperioodi(de)ga kuupäevaliselt ja kellaajaliselt</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Times-Roman" svg:font-family="Times-Roman" style:font-family-generic="system"/>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Mincho" svg:font-family="Mincho" style:font-family-generic="roma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ucidasans" svg:font-family="Lucidasans" style:font-family-generic="system" style:font-pitch="variable"/>
    <style:font-face style:name="Utopia" svg:font-family="Utopia"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t" fo:country="EE" fo:font-style="normal" fo:text-shadow="none" style:text-underline-style="none" fo:font-weight="normal" style:letter-kerning="false" style:font-size-asian="11pt" style:language-asian="et" style:country-asian="EE"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4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t" fo:country="EE" fo:font-style="normal" fo:text-shadow="none" style:text-underline-style="none" fo:font-weight="normal" style:letter-kerning="false" fo:background-color="transparent" style:font-name-asian="Times New Roman" style:font-size-asian="11pt" style:language-asian="et" style:country-asian="EE" style:font-style-asian="normal" style:font-weight-asian="normal" style:font-name-complex="Times New Roman" style:font-size-complex="11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0.212cm" fo:hyphenation-ladder-count="no-limit" fo:keep-with-next="always"/>
      <style:text-properties style:font-name="Bitstream Vera Sans" fo:font-size="14pt" style:font-name-asian="Mincho" style:font-size-asian="14pt" style:font-name-complex="Bitstream Vera San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Body_20_Text" style:class="text" style:default-outline-level="1">
      <style:paragraph-properties fo:hyphenation-ladder-count="no-limit"/>
      <style:text-properties style:font-name="Arial" fo:font-weight="bold" style:font-weight-asian="bold" style:font-size-complex="16pt" style:font-weight-complex="bold" fo:hyphenate="false" fo:hyphenation-remain-char-count="0" fo:hyphenation-push-char-count="0"/>
    </style:style>
    <style:style style:name="Heading_20_2" style:display-name="Heading 2" style:family="paragraph" style:parent-style-name="Heading" style:next-style-name="Body_20_Text" style:class="text" style:default-outline-level="2">
      <style:paragraph-properties fo:hyphenation-ladder-count="no-limit"/>
      <style:text-properties style:font-name="Arial" fo:font-size="12pt" fo:font-weight="bold" style:font-size-asian="12pt" style:font-weight-asian="bold" style:font-style-complex="italic" style:font-weight-complex="bold" fo:hyphenate="false" fo:hyphenation-remain-char-count="0" fo:hyphenation-push-char-count="0"/>
    </style:style>
    <style:style style:name="Heading_20_3" style:display-name="Heading 3" style:family="paragraph" style:parent-style-name="Normal" style:next-style-name="Normal" style:class="text" style:default-outline-level="3">
      <style:paragraph-properties fo:margin-top="0.423cm" fo:margin-bottom="0.106cm" fo:hyphenation-ladder-count="no-limit" fo:keep-with-next="always"/>
      <style:text-properties fo:font-size="11pt" fo:font-weight="bold" style:font-size-asian="11pt" style:font-weight-asian="bold" style:font-name-complex="Arial" style:font-size-complex="13pt" style:font-weight-complex="bold" fo:hyphenate="false" fo:hyphenation-remain-char-count="0" fo:hyphenation-push-char-count="0"/>
    </style:style>
    <style:style style:name="Heading_20_4" style:display-name="Heading 4" style:family="paragraph" style:parent-style-name="Normal" style:next-style-name="Normal" style:class="text" style:default-outline-level="4">
      <style:paragraph-properties fo:margin-top="0.423cm" fo:margin-bottom="0.106cm" fo:orphans="2" fo:widows="2" fo:hyphenation-ladder-count="no-limit" fo:keep-with-next="always" style:text-autospace="ideograph-alpha"/>
      <style:text-properties fo:language="et" fo:country="EE" fo:font-weight="bold" style:language-asian="en" style:country-asian="US" style:font-weight-asian="bold" style:font-size-complex="14pt" style:font-weight-complex="bold" fo:hyphenate="false" fo:hyphenation-remain-char-count="0" fo:hyphenation-push-char-count="0"/>
    </style:style>
    <style:style style:name="Heading_20_5" style:display-name="Heading 5" style:family="paragraph" style:parent-style-name="Normal" style:next-style-name="Normal" style:class="text" style:default-outline-level="5">
      <style:paragraph-properties fo:margin-top="0.423cm" fo:margin-bottom="0.106cm" fo:hyphenation-ladder-count="no-limit"/>
      <style:text-properties fo:font-weight="bold" style:font-weight-asian="bold" style:font-size-complex="13pt" style:font-style-complex="italic" style:font-weight-complex="bold" fo:hyphenate="false" fo:hyphenation-remain-char-count="0" fo:hyphenation-push-char-count="0"/>
    </style:style>
    <style:style style:name="Heading_20_6" style:display-name="Heading 6" style:family="paragraph" style:parent-style-name="Normal" style:next-style-name="Normal" style:class="text" style:default-outline-level="6">
      <style:paragraph-properties fo:margin-top="0.423cm" fo:margin-bottom="0.106cm" fo:hyphenation-ladder-count="no-limit"/>
      <style:text-properties style:font-name="Times New Roman" fo:font-size="11pt" fo:font-weight="bold" style:font-size-asian="11pt" style:font-weight-asian="bold" style:font-size-complex="11pt" style:font-weight-complex="bold" fo:hyphenate="false" fo:hyphenation-remain-char-count="0" fo:hyphenation-push-char-count="0"/>
    </style:style>
    <style:style style:name="Heading_20_7" style:display-name="Heading 7" style:family="paragraph" style:parent-style-name="Normal" style:next-style-name="Normal" style:class="text" style:default-outline-level="7">
      <style:paragraph-properties fo:margin-top="0.423cm" fo:margin-bottom="0.106cm" fo:hyphenation-ladder-count="no-limit"/>
      <style:text-properties style:font-name="Times New Roman" fo:font-size="12pt" style:font-size-asian="12pt" fo:hyphenate="false" fo:hyphenation-remain-char-count="0" fo:hyphenation-push-char-count="0"/>
    </style:style>
    <style:style style:name="Heading_20_8" style:display-name="Heading 8" style:family="paragraph" style:parent-style-name="Normal" style:next-style-name="Normal" style:class="text" style:default-outline-level="8">
      <style:paragraph-properties fo:margin-top="0.423cm" fo:margin-bottom="0.106cm" fo:hyphenation-ladder-count="no-limit"/>
      <style:text-properties style:font-name="Times New Roman" fo:font-size="12pt" fo:font-style="italic" style:font-size-asian="12pt" style:font-style-asian="italic" style:font-style-complex="italic" fo:hyphenate="false" fo:hyphenation-remain-char-count="0" fo:hyphenation-push-char-count="0"/>
    </style:style>
    <style:style style:name="Heading_20_9" style:display-name="Heading 9" style:family="paragraph" style:parent-style-name="Normal" style:next-style-name="Normal" style:class="text" style:default-outline-level="9">
      <style:paragraph-properties fo:margin-top="0.423cm" fo:margin-bottom="0.106cm" fo:hyphenation-ladder-count="no-limit"/>
      <style:text-properties fo:font-size="11pt" style:font-size-asian="11pt" style:font-name-complex="Arial" style:font-size-complex="11pt" fo:hyphenate="false" fo:hyphenation-remain-char-count="0" fo:hyphenation-push-char-count="0"/>
    </style:style>
    <style:style style:name="Normal" style:family="paragraph">
      <style:paragraph-properties fo:margin-top="0cm" fo:margin-bottom="0cm" fo:line-height="100%" fo:orphans="0" fo:widows="0" fo:hyphenation-ladder-count="no-limit" style:text-autospace="none"/>
      <style:text-properties style:font-name="Arial" fo:font-size="10pt" fo:language="en" fo:country="US" style:font-size-asian="10pt" style:font-size-complex="12pt" fo:hyphenate="false" fo:hyphenation-remain-char-count="0" fo:hyphenation-push-char-count="0"/>
    </style:style>
    <style:style style:name="Body_20_Text" style:display-name="Body Text" style:family="paragraph" style:parent-style-name="Normal">
      <style:paragraph-properties fo:margin-top="0cm" fo:margin-bottom="0.212cm" fo:hyphenation-ladder-count="no-limit"/>
      <style:text-properties fo:hyphenate="false" fo:hyphenation-remain-char-count="0" fo:hyphenation-push-char-count="0"/>
    </style:style>
    <style:style style:name="List" style:family="paragraph" style:parent-style-name="Body_20_Text" style:class="list">
      <style:paragraph-properties fo:hyphenation-ladder-count="no-limit"/>
      <style:text-properties style:font-name="Lucidasans" style:font-name-complex="Lucidasans" fo:hyphenate="false" fo:hyphenation-remain-char-count="0" fo:hyphenation-push-char-count="0"/>
    </style:style>
    <style:style style:name="Caption" style:family="paragraph" style:parent-style-name="Normal" style:class="extra">
      <style:paragraph-properties fo:margin-top="0.212cm" fo:margin-bottom="0.212cm" fo:hyphenation-ladder-count="no-limit"/>
      <style:text-properties style:font-name="Lucidasans" fo:font-style="italic" style:font-style-asian="italic" style:font-name-complex="Lucidasans" style:font-size-complex="10pt" style:font-style-complex="italic" fo:hyphenate="false" fo:hyphenation-remain-char-count="0" fo:hyphenation-push-char-count="0"/>
    </style:style>
    <style:style style:name="Index" style:family="paragraph" style:parent-style-name="Normal" style:class="index">
      <style:paragraph-properties fo:hyphenation-ladder-count="no-limit"/>
      <style:text-properties style:font-name="Lucidasans" style:font-name-complex="Lucidasans" fo:hyphenate="false" fo:hyphenation-remain-char-count="0" fo:hyphenation-push-char-count="0"/>
    </style:style>
    <style:style style:name="Preformatted_20_Text" style:display-name="Preformatted Text" style:family="paragraph" style:parent-style-name="Normal" style:class="html">
      <style:paragraph-properties fo:hyphenation-ladder-count="no-limit"/>
      <style:text-properties style:font-name="Bitstream Vera Sans Mono" style:font-name-complex="Bitstream Vera Sans Mono" style:font-size-complex="10pt" fo:hyphenate="false" fo:hyphenation-remain-char-count="0" fo:hyphenation-push-char-count="0"/>
    </style:style>
    <style:style style:name="lep_20_tavatekst" style:display-name="lep tavatekst" style:family="paragraph" style:parent-style-name="Normal">
      <style:paragraph-properties fo:hyphenation-ladder-count="no-limit"/>
      <style:text-properties style:font-name="Utopia" fo:font-size="9pt" style:font-size-asian="9pt" style:font-name-complex="Utopia" style:font-size-complex="9pt" fo:hyphenate="false" fo:hyphenation-remain-char-count="0" fo:hyphenation-push-char-count="0"/>
    </style:style>
    <style:style style:name="TOC_20_1" style:display-name="TOC 1" style:family="paragraph" style:parent-style-name="Normal" style:next-style-name="Normal" style:auto-update="true">
      <style:paragraph-properties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hyphenation-ladder-count="no-limit" fo:text-indent="0cm" style:auto-text-indent="false">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OC_20_5" style:display-name="TOC 5" style:family="paragraph" style:parent-style-name="Normal" style:next-style-name="Normal" style:auto-update="true">
      <style:paragraph-properties fo:margin-left="1.693cm" fo:margin-right="0cm" fo:hyphenation-ladder-count="no-limit" fo:text-indent="0cm" style:auto-text-indent="false">
        <style:tab-stops/>
      </style:paragraph-properties>
      <style:text-properties fo:hyphenate="false" fo:hyphenation-remain-char-count="0" fo:hyphenation-push-char-count="0"/>
    </style:style>
    <style:style style:name="TOC_20_6" style:display-name="TOC 6" style:family="paragraph" style:parent-style-name="Normal" style:next-style-name="Normal" style:auto-update="true">
      <style:paragraph-properties fo:margin-left="2.117cm" fo:margin-right="0cm" fo:hyphenation-ladder-count="no-limit" fo:text-indent="0cm" style:auto-text-indent="false">
        <style:tab-stops/>
      </style:paragraph-properties>
      <style:text-properties fo:hyphenate="false" fo:hyphenation-remain-char-count="0" fo:hyphenation-push-char-count="0"/>
    </style:style>
    <style:style style:name="TOC_20_7" style:display-name="TOC 7" style:family="paragraph" style:parent-style-name="Normal" style:next-style-name="Normal" style:auto-update="true">
      <style:paragraph-properties fo:margin-left="2.54cm" fo:margin-right="0cm" fo:hyphenation-ladder-count="no-limit" fo:text-indent="0cm" style:auto-text-indent="false">
        <style:tab-stops/>
      </style:paragraph-properties>
      <style:text-properties fo:hyphenate="false" fo:hyphenation-remain-char-count="0" fo:hyphenation-push-char-count="0"/>
    </style:style>
    <style:style style:name="TOC_20_8" style:display-name="TOC 8" style:family="paragraph" style:parent-style-name="Normal" style:next-style-name="Normal" style:auto-update="true">
      <style:paragraph-properties fo:margin-left="2.963cm" fo:margin-right="0cm" fo:hyphenation-ladder-count="no-limit" fo:text-indent="0cm" style:auto-text-indent="false">
        <style:tab-stops/>
      </style:paragraph-properties>
      <style:text-properties fo:hyphenate="false" fo:hyphenation-remain-char-count="0" fo:hyphenation-push-char-count="0"/>
    </style:style>
    <style:style style:name="TOC_20_9" style:display-name="TOC 9" style:family="paragraph" style:parent-style-name="Normal" style:next-style-name="Normal" style:auto-update="true">
      <style:paragraph-properties fo:margin-left="3.387cm" fo:margin-right="0cm" fo:hyphenation-ladder-count="no-limit" fo:text-indent="0cm" style:auto-text-indent="false">
        <style:tab-stops/>
      </style:paragraph-properties>
      <style:text-properties fo:hyphenate="false" fo:hyphenation-remain-char-count="0" fo:hyphenation-push-char-count="0"/>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Comment_20_Text" style:display-name="Comment Text" style:family="paragraph" style:parent-style-name="Normal">
      <style:paragraph-properties fo:hyphenation-ladder-count="no-limit"/>
      <style:text-properties style:font-size-complex="10pt" fo:hyphenate="false" fo:hyphenation-remain-char-count="0" fo:hyphenation-push-char-count="0"/>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name-complex="Times New Roman"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name-asian="Times New Roman" style:font-size-asian="14pt" style:font-weight-asian="bold" style:font-name-complex="Times New Roman"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name-asian="Times New Roman" style:font-weight-asian="bold" style:font-name-complex="Times New Roman" style:font-weight-complex="bold"/>
    </style:style>
    <style:style style:name="Heading_20_7_20_Char" style:display-name="Heading 7 Char" style:family="text" style:parent-style-name="Default_20_Paragraph_20_Font">
      <style:text-properties style:font-name="Calibri" fo:font-size="12pt" style:font-name-asian="Times New Roman" style:font-size-asian="12pt" style:font-name-complex="Times New Roman" style:font-size-complex="12pt"/>
    </style:style>
    <style:style style:name="Heading_20_8_20_Char" style:display-name="Heading 8 Char" style:family="text" style:parent-style-name="Default_20_Paragraph_20_Font">
      <style:text-properties style:font-name="Calibri" fo:font-size="12pt" fo:font-style="italic" style:font-name-asian="Times New Roman" style:font-size-asian="12pt" style:font-style-asian="italic" style:font-name-complex="Times New Roman" style:font-size-complex="12pt" style:font-style-complex="italic"/>
    </style:style>
    <style:style style:name="Heading_20_9_20_Char" style:display-name="Heading 9 Char" style:family="text" style:parent-style-name="Default_20_Paragraph_20_Font">
      <style:text-properties style:font-name="Cambria" style:font-name-asian="Times New Roman" style:font-name-complex="Times New Roman"/>
    </style:style>
    <style:style style:name="Body_20_Text_20_Char" style:display-name="Body Text Char" style:family="text" style:parent-style-name="Default_20_Paragraph_20_Font">
      <style:text-properties style:font-name="Arial" fo:font-size="12pt" style:font-size-asian="12pt" style:font-name-complex="Times New Roman" style:font-size-complex="12pt"/>
    </style:style>
    <style:style style:name="WW8Num6z0" style:family="text">
      <style:text-properties fo:font-size="12pt" style:font-size-asian="12pt"/>
    </style:style>
    <style:style style:name="WW8Num16z0" style:family="text">
      <style:text-properties fo:font-size="12pt" style:font-size-asian="12pt"/>
    </style:style>
    <style:style style:name="WW8Num20z0" style:family="text">
      <style:text-properties fo:font-size="12pt" style:font-size-asian="12pt"/>
    </style:style>
    <style:style style:name="WW8Num3z0" style:family="text">
      <style:text-properties fo:font-size="12pt" style:font-size-asian="12pt"/>
    </style:style>
    <style:style style:name="Bullet_20_Symbols" style:display-name="Bullet Symbols" style:family="text">
      <style:text-properties style:font-name="StarSymbol" fo:font-size="9pt" style:font-name-asian="StarSymbol" style:font-size-asian="9pt"/>
    </style:style>
    <style:style style:name="Hyperlink" style:family="text" style:parent-style-name="Default_20_Paragraph_20_Font">
      <style:text-properties fo:color="#0000ff" style:text-underline-style="solid" style:text-underline-width="auto" style:text-underline-color="font-color" style:text-underline-mode="continuous" style:text-line-through-mode="continuous" style:font-name-complex="Times New Roman"/>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line-through-mode="continuous" style:font-name-complex="Times New Roman"/>
    </style:style>
    <style:style style:name="Footer_20_Char" style:display-name="Footer Char" style:family="text" style:parent-style-name="Default_20_Paragraph_20_Font">
      <style:text-properties style:font-name="Arial" fo:font-size="12pt" style:font-size-asian="12pt"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Comment_20_Reference" style:display-name="Comment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style:font-name="Arial" fo:font-size="10pt" style:font-size-asian="10pt" style:font-name-complex="Times New Roman"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_5f_CharOUTLINELVL1" style:display-name="WW_CharOUTLINELVL1" style:family="text">
      <style:text-properties style:font-name-complex="Times New Roman"/>
    </style:style>
    <style:style style:name="WW_5f_CharOUTLINELVL2" style:display-name="WW_CharOUTLINELVL2" style:family="text">
      <style:text-properties style:font-name-complex="Times New Roman"/>
    </style:style>
    <style:style style:name="WW_5f_CharOUTLINELVL3" style:display-name="WW_CharOUTLINELVL3" style:family="text">
      <style:text-properties style:font-name-complex="Times New Roman"/>
    </style:style>
    <style:style style:name="WW_5f_CharOUTLINELVL4" style:display-name="WW_CharOUTLINELVL4" style:family="text">
      <style:text-properties style:font-name-complex="Times New Roman"/>
    </style:style>
    <style:style style:name="WW_5f_CharOUTLINELVL5" style:display-name="WW_CharOUTLINELVL5" style:family="text">
      <style:text-properties style:font-name-complex="Times New Roman"/>
    </style:style>
    <style:style style:name="WW_5f_CharOUTLINELVL6" style:display-name="WW_CharOUTLINELVL6" style:family="text">
      <style:text-properties style:font-name-complex="Times New Roman"/>
    </style:style>
    <style:style style:name="WW_5f_CharOUTLINELVL7" style:display-name="WW_CharOUTLINELVL7" style:family="text">
      <style:text-properties style:font-name-complex="Times New Roman"/>
    </style:style>
    <style:style style:name="WW_5f_CharOUTLINELVL8" style:display-name="WW_CharOUTLINELVL8" style:family="text">
      <style:text-properties style:font-name-complex="Times New Roman"/>
    </style:style>
    <style:style style:name="WW_5f_CharOUTLINELVL9" style:display-name="WW_CharOUTLINELVL9" style:family="text">
      <style:text-properties style:font-name-complex="Times New Roman"/>
    </style:style>
    <style:style style:name="WW_5f_CharLFO1LVL1" style:display-name="WW_CharLFO1LVL1" style:family="text">
      <style:text-properties style:font-name="Times New Roman"/>
    </style:style>
    <style:style style:name="WW_5f_CharLFO2LVL1" style:display-name="WW_CharLFO2LVL1" style:family="text">
      <style:text-properties style:font-name="Times New Roman"/>
    </style:style>
    <style:style style:name="WW_5f_CharLFO3LVL1" style:display-name="WW_CharLFO3LVL1" style:family="text">
      <style:text-properties style:font-name="Times New Roman" style:font-name-complex="Times New Roman"/>
    </style:style>
    <style:style style:name="WW_5f_CharLFO3LVL2" style:display-name="WW_CharLFO3LVL2" style:family="text">
      <style:text-properties style:font-name="Times New Roman" style:font-name-complex="Times New Roman"/>
    </style:style>
    <style:style style:name="WW_5f_CharLFO3LVL3" style:display-name="WW_CharLFO3LVL3" style:family="text">
      <style:text-properties style:font-name="Times New Roman" style:font-name-complex="Times New Roman"/>
    </style:style>
    <style:style style:name="WW_5f_CharLFO3LVL4" style:display-name="WW_CharLFO3LVL4" style:family="text">
      <style:text-properties style:font-name="Times New Roman" style:font-name-complex="Times New Roman"/>
    </style:style>
    <style:style style:name="WW_5f_CharLFO3LVL5" style:display-name="WW_CharLFO3LVL5" style:family="text">
      <style:text-properties style:font-name="Times New Roman" style:font-name-complex="Times New Roman"/>
    </style:style>
    <style:style style:name="WW_5f_CharLFO3LVL6" style:display-name="WW_CharLFO3LVL6" style:family="text">
      <style:text-properties style:font-name="Times New Roman" style:font-name-complex="Times New Roman"/>
    </style:style>
    <style:style style:name="WW_5f_CharLFO3LVL7" style:display-name="WW_CharLFO3LVL7" style:family="text">
      <style:text-properties style:font-name="Times New Roman" style:font-name-complex="Times New Roman"/>
    </style:style>
    <style:style style:name="WW_5f_CharLFO3LVL8" style:display-name="WW_CharLFO3LVL8" style:family="text">
      <style:text-properties style:font-name="Times New Roman" style:font-name-complex="Times New Roman"/>
    </style:style>
    <style:style style:name="WW_5f_CharLFO3LVL9" style:display-name="WW_CharLFO3LVL9" style:family="text">
      <style:text-properties style:font-name="Times New Roman" style:font-name-complex="Times New Roman"/>
    </style:style>
    <style:style style:name="WW_5f_CharLFO4LVL1" style:display-name="WW_CharLFO4LVL1" style:family="text">
      <style:text-properties style:font-name="Times New Roman"/>
    </style:style>
    <style:style style:name="WW_5f_CharLFO4LVL2" style:display-name="WW_CharLFO4LVL2" style:family="text">
      <style:text-properties style:font-name="Times New Roman"/>
    </style:style>
    <style:style style:name="WW_5f_CharLFO4LVL3" style:display-name="WW_CharLFO4LVL3" style:family="text">
      <style:text-properties style:font-name="Times New Roman"/>
    </style:style>
    <style:style style:name="WW_5f_CharLFO4LVL4" style:display-name="WW_CharLFO4LVL4" style:family="text">
      <style:text-properties style:font-name="Times New Roman"/>
    </style:style>
    <style:style style:name="WW_5f_CharLFO4LVL5" style:display-name="WW_CharLFO4LVL5" style:family="text">
      <style:text-properties style:font-name="Times New Roman"/>
    </style:style>
    <style:style style:name="WW_5f_CharLFO4LVL6" style:display-name="WW_CharLFO4LVL6" style:family="text">
      <style:text-properties style:font-name="Times New Roman"/>
    </style:style>
    <style:style style:name="WW_5f_CharLFO4LVL7" style:display-name="WW_CharLFO4LVL7" style:family="text">
      <style:text-properties style:font-name="Times New Roman"/>
    </style:style>
    <style:style style:name="WW_5f_CharLFO4LVL8" style:display-name="WW_CharLFO4LVL8" style:family="text">
      <style:text-properties style:font-name="Times New Roman"/>
    </style:style>
    <style:style style:name="WW_5f_CharLFO4LVL9" style:display-name="WW_CharLFO4LVL9" style:family="text">
      <style:text-properties style:font-name="Times New Roman"/>
    </style:style>
    <style:style style:name="WW_5f_CharLFO5LVL1" style:display-name="WW_CharLFO5LVL1" style:family="text">
      <style:text-properties style:font-name="Times New Roman"/>
    </style:style>
    <style:style style:name="WW_5f_CharLFO5LVL2" style:display-name="WW_CharLFO5LVL2" style:family="text">
      <style:text-properties style:font-name="Times New Roman"/>
    </style:style>
    <style:style style:name="WW_5f_CharLFO5LVL3" style:display-name="WW_CharLFO5LVL3" style:family="text">
      <style:text-properties style:font-name="Times New Roman"/>
    </style:style>
    <style:style style:name="WW_5f_CharLFO5LVL4" style:display-name="WW_CharLFO5LVL4" style:family="text">
      <style:text-properties style:font-name="Times New Roman"/>
    </style:style>
    <style:style style:name="WW_5f_CharLFO5LVL5" style:display-name="WW_CharLFO5LVL5" style:family="text">
      <style:text-properties style:font-name="Times New Roman"/>
    </style:style>
    <style:style style:name="WW_5f_CharLFO5LVL6" style:display-name="WW_CharLFO5LVL6" style:family="text">
      <style:text-properties style:font-name="Times New Roman"/>
    </style:style>
    <style:style style:name="WW_5f_CharLFO5LVL7" style:display-name="WW_CharLFO5LVL7" style:family="text">
      <style:text-properties style:font-name="Times New Roman"/>
    </style:style>
    <style:style style:name="WW_5f_CharLFO5LVL8" style:display-name="WW_CharLFO5LVL8" style:family="text">
      <style:text-properties style:font-name="Times New Roman"/>
    </style:style>
    <style:style style:name="WW_5f_CharLFO5LVL9" style:display-name="WW_CharLFO5LVL9" style:family="text">
      <style:text-properties style:font-name="Times New Roman"/>
    </style:style>
    <style:style style:name="WW_5f_CharLFO6LVL1" style:display-name="WW_CharLFO6LVL1" style:family="text">
      <style:text-properties style:font-name="Times New Roman"/>
    </style:style>
    <style:style style:name="WW_5f_CharLFO6LVL2" style:display-name="WW_CharLFO6LVL2" style:family="text">
      <style:text-properties style:font-name="Times New Roman"/>
    </style:style>
    <style:style style:name="WW_5f_CharLFO6LVL3" style:display-name="WW_CharLFO6LVL3" style:family="text">
      <style:text-properties style:font-name="Times New Roman"/>
    </style:style>
    <style:style style:name="WW_5f_CharLFO6LVL4" style:display-name="WW_CharLFO6LVL4" style:family="text">
      <style:text-properties style:font-name="Times New Roman"/>
    </style:style>
    <style:style style:name="WW_5f_CharLFO6LVL5" style:display-name="WW_CharLFO6LVL5" style:family="text">
      <style:text-properties style:font-name="Times New Roman"/>
    </style:style>
    <style:style style:name="WW_5f_CharLFO6LVL6" style:display-name="WW_CharLFO6LVL6" style:family="text">
      <style:text-properties style:font-name="Times New Roman"/>
    </style:style>
    <style:style style:name="WW_5f_CharLFO6LVL7" style:display-name="WW_CharLFO6LVL7" style:family="text">
      <style:text-properties style:font-name="Times New Roman"/>
    </style:style>
    <style:style style:name="WW_5f_CharLFO6LVL8" style:display-name="WW_CharLFO6LVL8" style:family="text">
      <style:text-properties style:font-name="Times New Roman"/>
    </style:style>
    <style:style style:name="WW_5f_CharLFO6LVL9" style:display-name="WW_CharLFO6LVL9" style:family="text">
      <style:text-properties style:font-name="Times New Roman"/>
    </style:style>
    <style:style style:name="WW_5f_CharLFO7LVL1" style:display-name="WW_CharLFO7LVL1" style:family="text">
      <style:text-properties style:font-name="Times New Roman"/>
    </style:style>
    <style:style style:name="WW_5f_CharLFO7LVL2" style:display-name="WW_CharLFO7LVL2" style:family="text">
      <style:text-properties style:font-name="Times New Roman"/>
    </style:style>
    <style:style style:name="WW_5f_CharLFO7LVL3" style:display-name="WW_CharLFO7LVL3" style:family="text">
      <style:text-properties style:font-name="Times New Roman"/>
    </style:style>
    <style:style style:name="WW_5f_CharLFO7LVL4" style:display-name="WW_CharLFO7LVL4" style:family="text">
      <style:text-properties style:font-name="Times New Roman"/>
    </style:style>
    <style:style style:name="WW_5f_CharLFO7LVL5" style:display-name="WW_CharLFO7LVL5" style:family="text">
      <style:text-properties style:font-name="Times New Roman"/>
    </style:style>
    <style:style style:name="WW_5f_CharLFO7LVL6" style:display-name="WW_CharLFO7LVL6" style:family="text">
      <style:text-properties style:font-name="Times New Roman"/>
    </style:style>
    <style:style style:name="WW_5f_CharLFO7LVL7" style:display-name="WW_CharLFO7LVL7" style:family="text">
      <style:text-properties style:font-name="Times New Roman"/>
    </style:style>
    <style:style style:name="WW_5f_CharLFO7LVL8" style:display-name="WW_CharLFO7LVL8" style:family="text">
      <style:text-properties style:font-name="Times New Roman"/>
    </style:style>
    <style:style style:name="WW_5f_CharLFO7LVL9" style:display-name="WW_CharLFO7LVL9" style:family="text">
      <style:text-properties style:font-name="Times New Roman"/>
    </style:style>
    <style:style style:name="WW_5f_CharLFO8LVL1" style:display-name="WW_CharLFO8LVL1" style:family="text">
      <style:text-properties style:font-name="Times New Roman"/>
    </style:style>
    <style:style style:name="WW_5f_CharLFO8LVL2" style:display-name="WW_CharLFO8LVL2" style:family="text">
      <style:text-properties style:font-name="Times New Roman"/>
    </style:style>
    <style:style style:name="WW_5f_CharLFO8LVL3" style:display-name="WW_CharLFO8LVL3" style:family="text">
      <style:text-properties style:font-name="Times New Roman"/>
    </style:style>
    <style:style style:name="WW_5f_CharLFO8LVL4" style:display-name="WW_CharLFO8LVL4" style:family="text">
      <style:text-properties style:font-name="Times New Roman"/>
    </style:style>
    <style:style style:name="WW_5f_CharLFO8LVL5" style:display-name="WW_CharLFO8LVL5" style:family="text">
      <style:text-properties style:font-name="Times New Roman"/>
    </style:style>
    <style:style style:name="WW_5f_CharLFO8LVL6" style:display-name="WW_CharLFO8LVL6" style:family="text">
      <style:text-properties style:font-name="Times New Roman"/>
    </style:style>
    <style:style style:name="WW_5f_CharLFO8LVL7" style:display-name="WW_CharLFO8LVL7" style:family="text">
      <style:text-properties style:font-name="Times New Roman"/>
    </style:style>
    <style:style style:name="WW_5f_CharLFO8LVL8" style:display-name="WW_CharLFO8LVL8" style:family="text">
      <style:text-properties style:font-name="Times New Roman"/>
    </style:style>
    <style:style style:name="WW_5f_CharLFO8LVL9" style:display-name="WW_CharLFO8LVL9" style:family="text">
      <style:text-properties style:font-name="Times New Roman"/>
    </style:style>
    <style:style style:name="WW_5f_CharLFO9LVL1" style:display-name="WW_CharLFO9LVL1" style:family="text">
      <style:text-properties style:font-name="Times New Roman"/>
    </style:style>
    <style:style style:name="WW_5f_CharLFO9LVL2" style:display-name="WW_CharLFO9LVL2" style:family="text">
      <style:text-properties style:font-name="Times New Roman"/>
    </style:style>
    <style:style style:name="WW_5f_CharLFO9LVL3" style:display-name="WW_CharLFO9LVL3" style:family="text">
      <style:text-properties style:font-name="Times New Roman"/>
    </style:style>
    <style:style style:name="WW_5f_CharLFO9LVL4" style:display-name="WW_CharLFO9LVL4" style:family="text">
      <style:text-properties style:font-name="Times New Roman"/>
    </style:style>
    <style:style style:name="WW_5f_CharLFO9LVL5" style:display-name="WW_CharLFO9LVL5" style:family="text">
      <style:text-properties style:font-name="Times New Roman"/>
    </style:style>
    <style:style style:name="WW_5f_CharLFO9LVL6" style:display-name="WW_CharLFO9LVL6" style:family="text">
      <style:text-properties style:font-name="Times New Roman"/>
    </style:style>
    <style:style style:name="WW_5f_CharLFO9LVL7" style:display-name="WW_CharLFO9LVL7" style:family="text">
      <style:text-properties style:font-name="Times New Roman"/>
    </style:style>
    <style:style style:name="WW_5f_CharLFO9LVL8" style:display-name="WW_CharLFO9LVL8" style:family="text">
      <style:text-properties style:font-name="Times New Roman"/>
    </style:style>
    <style:style style:name="WW_5f_CharLFO9LVL9" style:display-name="WW_CharLFO9LVL9" style:family="text">
      <style:text-properties style:font-name="Times New Roman"/>
    </style:style>
    <style:style style:name="WW_5f_CharLFO10LVL1" style:display-name="WW_CharLFO10LVL1" style:family="text">
      <style:text-properties style:font-name="Times New Roman"/>
    </style:style>
    <style:style style:name="WW_5f_CharLFO10LVL2" style:display-name="WW_CharLFO10LVL2" style:family="text">
      <style:text-properties style:font-name="Times New Roman"/>
    </style:style>
    <style:style style:name="WW_5f_CharLFO10LVL3" style:display-name="WW_CharLFO10LVL3" style:family="text">
      <style:text-properties style:font-name="Times New Roman"/>
    </style:style>
    <style:style style:name="WW_5f_CharLFO10LVL4" style:display-name="WW_CharLFO10LVL4" style:family="text">
      <style:text-properties style:font-name="Times New Roman"/>
    </style:style>
    <style:style style:name="WW_5f_CharLFO10LVL5" style:display-name="WW_CharLFO10LVL5" style:family="text">
      <style:text-properties style:font-name="Times New Roman"/>
    </style:style>
    <style:style style:name="WW_5f_CharLFO10LVL6" style:display-name="WW_CharLFO10LVL6" style:family="text">
      <style:text-properties style:font-name="Times New Roman"/>
    </style:style>
    <style:style style:name="WW_5f_CharLFO10LVL7" style:display-name="WW_CharLFO10LVL7" style:family="text">
      <style:text-properties style:font-name="Times New Roman"/>
    </style:style>
    <style:style style:name="WW_5f_CharLFO10LVL8" style:display-name="WW_CharLFO10LVL8" style:family="text">
      <style:text-properties style:font-name="Times New Roman"/>
    </style:style>
    <style:style style:name="WW_5f_CharLFO10LVL9" style:display-name="WW_CharLFO10LVL9" style:family="text">
      <style:text-properties style:font-name="Times New Roman"/>
    </style:style>
    <style:style style:name="WW_5f_CharLFO11LVL1" style:display-name="WW_CharLFO11LVL1" style:family="text">
      <style:text-properties style:font-name="Times New Roman"/>
    </style:style>
    <style:style style:name="WW_5f_CharLFO11LVL2" style:display-name="WW_CharLFO11LVL2" style:family="text">
      <style:text-properties style:font-name="Times New Roman"/>
    </style:style>
    <style:style style:name="WW_5f_CharLFO11LVL3" style:display-name="WW_CharLFO11LVL3" style:family="text">
      <style:text-properties style:font-name="Times New Roman"/>
    </style:style>
    <style:style style:name="WW_5f_CharLFO11LVL4" style:display-name="WW_CharLFO11LVL4" style:family="text">
      <style:text-properties style:font-name="Times New Roman"/>
    </style:style>
    <style:style style:name="WW_5f_CharLFO11LVL5" style:display-name="WW_CharLFO11LVL5" style:family="text">
      <style:text-properties style:font-name="Times New Roman"/>
    </style:style>
    <style:style style:name="WW_5f_CharLFO11LVL6" style:display-name="WW_CharLFO11LVL6" style:family="text">
      <style:text-properties style:font-name="Times New Roman"/>
    </style:style>
    <style:style style:name="WW_5f_CharLFO11LVL7" style:display-name="WW_CharLFO11LVL7" style:family="text">
      <style:text-properties style:font-name="Times New Roman"/>
    </style:style>
    <style:style style:name="WW_5f_CharLFO11LVL8" style:display-name="WW_CharLFO11LVL8" style:family="text">
      <style:text-properties style:font-name="Times New Roman"/>
    </style:style>
    <style:style style:name="WW_5f_CharLFO11LVL9" style:display-name="WW_CharLFO11LVL9" style:family="text">
      <style:text-properties style:font-name="Times New Roman"/>
    </style:style>
    <style:style style:name="WW_5f_CharLFO12LVL1" style:display-name="WW_CharLFO12LVL1" style:family="text">
      <style:text-properties style:font-name="Times New Roman"/>
    </style:style>
    <style:style style:name="WW_5f_CharLFO12LVL2" style:display-name="WW_CharLFO12LVL2" style:family="text">
      <style:text-properties style:font-name="Times New Roman"/>
    </style:style>
    <style:style style:name="WW_5f_CharLFO12LVL3" style:display-name="WW_CharLFO12LVL3" style:family="text">
      <style:text-properties style:font-name="Times New Roman"/>
    </style:style>
    <style:style style:name="WW_5f_CharLFO12LVL4" style:display-name="WW_CharLFO12LVL4" style:family="text">
      <style:text-properties style:font-name="Times New Roman"/>
    </style:style>
    <style:style style:name="WW_5f_CharLFO12LVL5" style:display-name="WW_CharLFO12LVL5" style:family="text">
      <style:text-properties style:font-name="Times New Roman"/>
    </style:style>
    <style:style style:name="WW_5f_CharLFO12LVL6" style:display-name="WW_CharLFO12LVL6" style:family="text">
      <style:text-properties style:font-name="Times New Roman"/>
    </style:style>
    <style:style style:name="WW_5f_CharLFO12LVL7" style:display-name="WW_CharLFO12LVL7" style:family="text">
      <style:text-properties style:font-name="Times New Roman"/>
    </style:style>
    <style:style style:name="WW_5f_CharLFO12LVL8" style:display-name="WW_CharLFO12LVL8" style:family="text">
      <style:text-properties style:font-name="Times New Roman"/>
    </style:style>
    <style:style style:name="WW_5f_CharLFO12LVL9" style:display-name="WW_CharLFO12LVL9" style:family="text">
      <style:text-properties style:font-name="Times New Roman"/>
    </style:style>
    <style:style style:name="WW_5f_CharLFO13LVL1" style:display-name="WW_CharLFO13LVL1" style:family="text">
      <style:text-properties style:font-name-complex="Times New Roman"/>
    </style:style>
    <style:style style:name="WW_5f_CharLFO13LVL2" style:display-name="WW_CharLFO13LVL2" style:family="text">
      <style:text-properties style:font-name-complex="Times New Roman"/>
    </style:style>
    <style:style style:name="WW_5f_CharLFO13LVL3" style:display-name="WW_CharLFO13LVL3" style:family="text">
      <style:text-properties style:font-name-complex="Times New Roman"/>
    </style:style>
    <style:style style:name="WW_5f_CharLFO13LVL4" style:display-name="WW_CharLFO13LVL4" style:family="text">
      <style:text-properties style:font-name-complex="Times New Roman"/>
    </style:style>
    <style:style style:name="WW_5f_CharLFO13LVL5" style:display-name="WW_CharLFO13LVL5" style:family="text">
      <style:text-properties style:font-name-complex="Times New Roman"/>
    </style:style>
    <style:style style:name="WW_5f_CharLFO13LVL6" style:display-name="WW_CharLFO13LVL6" style:family="text">
      <style:text-properties style:font-name-complex="Times New Roman"/>
    </style:style>
    <style:style style:name="WW_5f_CharLFO13LVL7" style:display-name="WW_CharLFO13LVL7" style:family="text">
      <style:text-properties style:font-name-complex="Times New Roman"/>
    </style:style>
    <style:style style:name="WW_5f_CharLFO13LVL8" style:display-name="WW_CharLFO13LVL8" style:family="text">
      <style:text-properties style:font-name-complex="Times New Roman"/>
    </style:style>
    <style:style style:name="WW_5f_CharLFO13LVL9" style:display-name="WW_CharLFO13LVL9" style:family="text">
      <style:text-properties style:font-name-complex="Times New Roman"/>
    </style:style>
    <style:style style:name="WW_5f_CharLFO14LVL1" style:display-name="WW_CharLFO14LVL1" style:family="text">
      <style:text-properties style:font-name-complex="Times New Roman"/>
    </style:style>
    <style:style style:name="WW_5f_CharLFO14LVL2" style:display-name="WW_CharLFO14LVL2" style:family="text">
      <style:text-properties style:font-name-complex="Times New Roman"/>
    </style:style>
    <style:style style:name="WW_5f_CharLFO14LVL3" style:display-name="WW_CharLFO14LVL3" style:family="text">
      <style:text-properties style:font-name-complex="Times New Roman"/>
    </style:style>
    <style:style style:name="WW_5f_CharLFO14LVL4" style:display-name="WW_CharLFO14LVL4" style:family="text">
      <style:text-properties style:font-name-complex="Times New Roman"/>
    </style:style>
    <style:style style:name="WW_5f_CharLFO14LVL5" style:display-name="WW_CharLFO14LVL5" style:family="text">
      <style:text-properties style:font-name-complex="Times New Roman"/>
    </style:style>
    <style:style style:name="WW_5f_CharLFO14LVL6" style:display-name="WW_CharLFO14LVL6" style:family="text">
      <style:text-properties style:font-name-complex="Times New Roman"/>
    </style:style>
    <style:style style:name="WW_5f_CharLFO14LVL7" style:display-name="WW_CharLFO14LVL7" style:family="text">
      <style:text-properties style:font-name-complex="Times New Roman"/>
    </style:style>
    <style:style style:name="WW_5f_CharLFO14LVL8" style:display-name="WW_CharLFO14LVL8" style:family="text">
      <style:text-properties style:font-name-complex="Times New Roman"/>
    </style:style>
    <style:style style:name="WW_5f_CharLFO14LVL9" style:display-name="WW_CharLFO14LVL9" style:family="text">
      <style:text-properties style:font-name-complex="Times New Roman"/>
    </style:style>
    <style:style style:name="WW_5f_CharLFO15LVL1" style:display-name="WW_CharLFO15LVL1" style:family="text">
      <style:text-properties style:font-name-complex="Times New Roman"/>
    </style:style>
    <style:style style:name="WW_5f_CharLFO15LVL2" style:display-name="WW_CharLFO15LVL2" style:family="text">
      <style:text-properties style:font-name-complex="Times New Roman"/>
    </style:style>
    <style:style style:name="WW_5f_CharLFO15LVL3" style:display-name="WW_CharLFO15LVL3" style:family="text">
      <style:text-properties style:font-name-complex="Times New Roman"/>
    </style:style>
    <style:style style:name="WW_5f_CharLFO15LVL4" style:display-name="WW_CharLFO15LVL4" style:family="text">
      <style:text-properties style:font-name-complex="Times New Roman"/>
    </style:style>
    <style:style style:name="WW_5f_CharLFO15LVL5" style:display-name="WW_CharLFO15LVL5" style:family="text">
      <style:text-properties style:font-name-complex="Times New Roman"/>
    </style:style>
    <style:style style:name="WW_5f_CharLFO15LVL6" style:display-name="WW_CharLFO15LVL6" style:family="text">
      <style:text-properties style:font-name-complex="Times New Roman"/>
    </style:style>
    <style:style style:name="WW_5f_CharLFO15LVL7" style:display-name="WW_CharLFO15LVL7" style:family="text">
      <style:text-properties style:font-name-complex="Times New Roman"/>
    </style:style>
    <style:style style:name="WW_5f_CharLFO15LVL8" style:display-name="WW_CharLFO15LVL8" style:family="text">
      <style:text-properties style:font-name-complex="Times New Roman"/>
    </style:style>
    <style:style style:name="WW_5f_CharLFO15LVL9" style:display-name="WW_CharLFO15LVL9" style:family="text">
      <style:text-properties style:font-name-complex="Times New Roman"/>
    </style:style>
    <style:style style:name="WW_5f_CharLFO16LVL1" style:display-name="WW_CharLFO16LVL1" style:family="text">
      <style:text-properties style:font-name-complex="Times New Roman"/>
    </style:style>
    <style:style style:name="WW_5f_CharLFO16LVL2" style:display-name="WW_CharLFO16LVL2" style:family="text">
      <style:text-properties style:font-name-complex="Times New Roman"/>
    </style:style>
    <style:style style:name="WW_5f_CharLFO16LVL3" style:display-name="WW_CharLFO16LVL3" style:family="text">
      <style:text-properties style:font-name-complex="Times New Roman"/>
    </style:style>
    <style:style style:name="WW_5f_CharLFO16LVL4" style:display-name="WW_CharLFO16LVL4" style:family="text">
      <style:text-properties style:font-name-complex="Times New Roman"/>
    </style:style>
    <style:style style:name="WW_5f_CharLFO16LVL5" style:display-name="WW_CharLFO16LVL5" style:family="text">
      <style:text-properties style:font-name-complex="Times New Roman"/>
    </style:style>
    <style:style style:name="WW_5f_CharLFO16LVL6" style:display-name="WW_CharLFO16LVL6" style:family="text">
      <style:text-properties style:font-name-complex="Times New Roman"/>
    </style:style>
    <style:style style:name="WW_5f_CharLFO16LVL7" style:display-name="WW_CharLFO16LVL7" style:family="text">
      <style:text-properties style:font-name-complex="Times New Roman"/>
    </style:style>
    <style:style style:name="WW_5f_CharLFO16LVL8" style:display-name="WW_CharLFO16LVL8" style:family="text">
      <style:text-properties style:font-name-complex="Times New Roman"/>
    </style:style>
    <style:style style:name="WW_5f_CharLFO16LVL9" style:display-name="WW_CharLFO16LVL9" style:family="text">
      <style:text-properties style:font-name-complex="Times New Roman"/>
    </style:style>
    <style:style style:name="WW_5f_CharLFO17LVL1" style:display-name="WW_CharLFO17LVL1" style:family="text">
      <style:text-properties style:font-name-complex="Times New Roman"/>
    </style:style>
    <style:style style:name="WW_5f_CharLFO17LVL2" style:display-name="WW_CharLFO17LVL2" style:family="text">
      <style:text-properties style:font-name-complex="Times New Roman"/>
    </style:style>
    <style:style style:name="WW_5f_CharLFO17LVL3" style:display-name="WW_CharLFO17LVL3" style:family="text">
      <style:text-properties style:font-name-complex="Times New Roman"/>
    </style:style>
    <style:style style:name="WW_5f_CharLFO17LVL4" style:display-name="WW_CharLFO17LVL4" style:family="text">
      <style:text-properties style:font-name-complex="Times New Roman"/>
    </style:style>
    <style:style style:name="WW_5f_CharLFO17LVL5" style:display-name="WW_CharLFO17LVL5" style:family="text">
      <style:text-properties style:font-name-complex="Times New Roman"/>
    </style:style>
    <style:style style:name="WW_5f_CharLFO17LVL6" style:display-name="WW_CharLFO17LVL6" style:family="text">
      <style:text-properties style:font-name-complex="Times New Roman"/>
    </style:style>
    <style:style style:name="WW_5f_CharLFO17LVL7" style:display-name="WW_CharLFO17LVL7" style:family="text">
      <style:text-properties style:font-name-complex="Times New Roman"/>
    </style:style>
    <style:style style:name="WW_5f_CharLFO17LVL8" style:display-name="WW_CharLFO17LVL8" style:family="text">
      <style:text-properties style:font-name-complex="Times New Roman"/>
    </style:style>
    <style:style style:name="WW_5f_CharLFO17LVL9" style:display-name="WW_CharLFO17LVL9" style:family="text">
      <style:text-properties style:font-name-complex="Times New Roman"/>
    </style:style>
    <style:style style:name="WW_5f_CharLFO18LVL1" style:display-name="WW_CharLFO18LVL1" style:family="text">
      <style:text-properties style:font-name="Symbol"/>
    </style:style>
    <style:style style:name="WW_5f_CharLFO18LVL2" style:display-name="WW_CharLFO18LVL2" style:family="text">
      <style:text-properties style:font-name="Courier New"/>
    </style:style>
    <style:style style:name="WW_5f_CharLFO18LVL3" style:display-name="WW_CharLFO18LVL3" style:family="text">
      <style:text-properties style:font-name="Wingdings"/>
    </style:style>
    <style:style style:name="WW_5f_CharLFO18LVL4" style:display-name="WW_CharLFO18LVL4" style:family="text">
      <style:text-properties style:font-name="Symbol"/>
    </style:style>
    <style:style style:name="WW_5f_CharLFO18LVL5" style:display-name="WW_CharLFO18LVL5" style:family="text">
      <style:text-properties style:font-name="Courier New"/>
    </style:style>
    <style:style style:name="WW_5f_CharLFO18LVL6" style:display-name="WW_CharLFO18LVL6" style:family="text">
      <style:text-properties style:font-name="Wingdings"/>
    </style:style>
    <style:style style:name="WW_5f_CharLFO18LVL7" style:display-name="WW_CharLFO18LVL7" style:family="text">
      <style:text-properties style:font-name="Symbol"/>
    </style:style>
    <style:style style:name="WW_5f_CharLFO18LVL8" style:display-name="WW_CharLFO18LVL8" style:family="text">
      <style:text-properties style:font-name="Courier New"/>
    </style:style>
    <style:style style:name="WW_5f_CharLFO18LVL9" style:display-name="WW_CharLFO18LVL9" style:family="text">
      <style:text-properties style:font-name="Wingdings"/>
    </style:style>
    <style:style style:name="WW_5f_CharLFO19LVL1" style:display-name="WW_CharLFO19LVL1" style:family="text">
      <style:text-properties style:use-window-font-color="true" style:font-name="Symbol"/>
    </style:style>
    <style:style style:name="WW_5f_CharLFO19LVL2" style:display-name="WW_CharLFO19LVL2" style:family="text">
      <style:text-properties style:font-name="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Symbol"/>
    </style:style>
    <style:style style:name="WW_5f_CharLFO20LVL2" style:display-name="WW_CharLFO20LVL2" style:family="text">
      <style:text-properties style:font-name="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style>
    <style:style style:name="WW_5f_CharLFO20LVL9" style:display-name="WW_CharLFO20LVL9" style:family="text">
      <style:text-properties style:font-name="Wingdings"/>
    </style:style>
    <style:style style:name="WW_5f_CharLFO21LVL1" style:display-name="WW_CharLFO21LVL1" style:family="text">
      <style:text-properties style:font-name="Symbol"/>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Symbol"/>
    </style:style>
    <style:style style:name="WW_5f_CharLFO23LVL2" style:display-name="WW_CharLFO23LVL2" style:family="text">
      <style:text-properties style:font-name="Times New Roman" style:font-name-asian="Times New Roman"/>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Symbol"/>
    </style:style>
    <style:style style:name="WW_5f_CharLFO24LVL2" style:display-name="WW_CharLFO24LVL2" style:family="text">
      <style:text-properties style:font-name="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Symbol"/>
    </style:style>
    <style:style style:name="WW_5f_CharLFO25LVL2" style:display-name="WW_CharLFO25LVL2" style:family="text">
      <style:text-properties style:font-name="Courier New"/>
    </style:style>
    <style:style style:name="WW_5f_CharLFO25LVL3" style:display-name="WW_CharLFO25LVL3" style:family="text">
      <style:text-properties style:font-name="Symbol"/>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style>
    <style:style style:name="WW_5f_CharLFO25LVL9" style:display-name="WW_CharLFO25LVL9" style:family="text">
      <style:text-properties style:font-name="Wingdings"/>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style:style>
    <style:style style:name="WW_5f_CharLFO27LVL2" style:display-name="WW_CharLFO27LVL2" style:family="text">
      <style:text-properties style:font-name="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Symbol"/>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Symbol"/>
    </style:style>
    <style:style style:name="WW_5f_CharLFO30LVL2" style:display-name="WW_CharLFO30LVL2" style:family="text">
      <style:text-properties style:font-name="Courier New"/>
    </style:style>
    <style:style style:name="WW_5f_CharLFO30LVL3" style:display-name="WW_CharLFO30LVL3" style:family="text">
      <style:text-properties style:font-name="Wingdings"/>
    </style:style>
    <style:style style:name="WW_5f_CharLFO30LVL4" style:display-name="WW_CharLFO30LVL4" style:family="text">
      <style:text-properties style:font-name="Symbol"/>
    </style:style>
    <style:style style:name="WW_5f_CharLFO30LVL5" style:display-name="WW_CharLFO30LVL5" style:family="text">
      <style:text-properties style:font-name="Courier New"/>
    </style:style>
    <style:style style:name="WW_5f_CharLFO30LVL6" style:display-name="WW_CharLFO30LVL6" style:family="text">
      <style:text-properties style:font-name="Wingdings"/>
    </style:style>
    <style:style style:name="WW_5f_CharLFO30LVL7" style:display-name="WW_CharLFO30LVL7" style:family="text">
      <style:text-properties style:font-name="Symbol"/>
    </style:style>
    <style:style style:name="WW_5f_CharLFO30LVL8" style:display-name="WW_CharLFO30LVL8" style:family="text">
      <style:text-properties style:font-name="Courier New"/>
    </style:style>
    <style:style style:name="WW_5f_CharLFO30LVL9" style:display-name="WW_CharLFO30LVL9" style:family="text">
      <style:text-properties style:font-name="Wingdings"/>
    </style:style>
    <style:style style:name="WW_5f_CharLFO31LVL1" style:display-name="WW_CharLFO31LVL1" style:family="text">
      <style:text-properties style:font-name="Symbol"/>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complex="Times New Roman"/>
    </style:style>
    <style:style style:name="WW_5f_CharLFO32LVL2" style:display-name="WW_CharLFO32LVL2" style:family="text">
      <style:text-properties style:font-name-complex="Times New Roman"/>
    </style:style>
    <style:style style:name="WW_5f_CharLFO32LVL3" style:display-name="WW_CharLFO32LVL3" style:family="text">
      <style:text-properties style:font-name-complex="Times New Roman"/>
    </style:style>
    <style:style style:name="WW_5f_CharLFO32LVL4" style:display-name="WW_CharLFO32LVL4" style:family="text">
      <style:text-properties style:font-name-complex="Times New Roman"/>
    </style:style>
    <style:style style:name="WW_5f_CharLFO32LVL5" style:display-name="WW_CharLFO32LVL5" style:family="text">
      <style:text-properties style:font-name-complex="Times New Roman"/>
    </style:style>
    <style:style style:name="WW_5f_CharLFO32LVL6" style:display-name="WW_CharLFO32LVL6" style:family="text">
      <style:text-properties style:font-name-complex="Times New Roman"/>
    </style:style>
    <style:style style:name="WW_5f_CharLFO32LVL7" style:display-name="WW_CharLFO32LVL7" style:family="text">
      <style:text-properties style:font-name-complex="Times New Roman"/>
    </style:style>
    <style:style style:name="WW_5f_CharLFO32LVL8" style:display-name="WW_CharLFO32LVL8" style:family="text">
      <style:text-properties style:font-name-complex="Times New Roman"/>
    </style:style>
    <style:style style:name="WW_5f_CharLFO32LVL9" style:display-name="WW_CharLFO32LVL9" style:family="text">
      <style:text-properties style:font-name-complex="Times New Roman"/>
    </style:style>
    <style:style style:name="WW_5f_CharLFO33LVL1" style:display-name="WW_CharLFO33LVL1" style:family="text">
      <style:text-properties style:font-name="Symbol"/>
    </style:style>
    <style:style style:name="WW_5f_CharLFO33LVL2" style:display-name="WW_CharLFO33LVL2" style:family="text">
      <style:text-properties style:font-name="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style>
    <style:style style:name="WW_5f_CharLFO33LVL9" style:display-name="WW_CharLFO33LVL9" style:family="text">
      <style:text-properties style:font-name="Wingdings"/>
    </style:style>
    <style:style style:name="WW_5f_CharLFO34LVL1" style:display-name="WW_CharLFO34LVL1" style:family="text">
      <style:text-properties style:font-name="Symbol"/>
    </style:style>
    <style:style style:name="WW_5f_CharLFO34LVL2" style:display-name="WW_CharLFO34LVL2" style:family="text">
      <style:text-properties style:font-name-complex="Times New Roman"/>
    </style:style>
    <style:style style:name="WW_5f_CharLFO34LVL3" style:display-name="WW_CharLFO34LVL3" style:family="text">
      <style:text-properties style:font-name-complex="Times New Roman"/>
    </style:style>
    <style:style style:name="WW_5f_CharLFO34LVL4" style:display-name="WW_CharLFO34LVL4" style:family="text">
      <style:text-properties style:font-name-complex="Times New Roman"/>
    </style:style>
    <style:style style:name="WW_5f_CharLFO34LVL5" style:display-name="WW_CharLFO34LVL5" style:family="text">
      <style:text-properties style:font-name-complex="Times New Roman"/>
    </style:style>
    <style:style style:name="WW_5f_CharLFO34LVL6" style:display-name="WW_CharLFO34LVL6" style:family="text">
      <style:text-properties style:font-name-complex="Times New Roman"/>
    </style:style>
    <style:style style:name="WW_5f_CharLFO34LVL7" style:display-name="WW_CharLFO34LVL7" style:family="text">
      <style:text-properties style:font-name-complex="Times New Roman"/>
    </style:style>
    <style:style style:name="WW_5f_CharLFO34LVL8" style:display-name="WW_CharLFO34LVL8" style:family="text">
      <style:text-properties style:font-name-complex="Times New Roman"/>
    </style:style>
    <style:style style:name="WW_5f_CharLFO34LVL9" style:display-name="WW_CharLFO34LVL9" style:family="text">
      <style:text-properties style:font-name-complex="Times New Roman"/>
    </style:style>
    <style:style style:name="WW_5f_CharLFO35LVL1" style:display-name="WW_CharLFO35LVL1" style:family="text">
      <style:text-properties style:font-name="Symbol"/>
    </style:style>
    <style:style style:name="WW_5f_CharLFO35LVL2" style:display-name="WW_CharLFO35LVL2" style:family="text">
      <style:text-properties style:font-name-complex="Times New Roman"/>
    </style:style>
    <style:style style:name="WW_5f_CharLFO35LVL3" style:display-name="WW_CharLFO35LVL3" style:family="text">
      <style:text-properties style:font-name-complex="Times New Roman"/>
    </style:style>
    <style:style style:name="WW_5f_CharLFO35LVL4" style:display-name="WW_CharLFO35LVL4" style:family="text">
      <style:text-properties style:font-name-complex="Times New Roman"/>
    </style:style>
    <style:style style:name="WW_5f_CharLFO35LVL5" style:display-name="WW_CharLFO35LVL5" style:family="text">
      <style:text-properties style:font-name-complex="Times New Roman"/>
    </style:style>
    <style:style style:name="WW_5f_CharLFO35LVL6" style:display-name="WW_CharLFO35LVL6" style:family="text">
      <style:text-properties style:font-name-complex="Times New Roman"/>
    </style:style>
    <style:style style:name="WW_5f_CharLFO35LVL7" style:display-name="WW_CharLFO35LVL7" style:family="text">
      <style:text-properties style:font-name-complex="Times New Roman"/>
    </style:style>
    <style:style style:name="WW_5f_CharLFO35LVL8" style:display-name="WW_CharLFO35LVL8" style:family="text">
      <style:text-properties style:font-name-complex="Times New Roman"/>
    </style:style>
    <style:style style:name="WW_5f_CharLFO35LVL9" style:display-name="WW_CharLFO35LVL9" style:family="text">
      <style:text-properties style:font-name-complex="Times New Roman"/>
    </style:style>
    <style:style style:name="WW_5f_CharLFO36LVL1" style:display-name="WW_CharLFO36LVL1" style:family="text">
      <style:text-properties style:font-name="Symbol"/>
    </style:style>
    <style:style style:name="WW_5f_CharLFO36LVL2" style:display-name="WW_CharLFO36LVL2" style:family="text">
      <style:text-properties style:font-name-complex="Times New Roman"/>
    </style:style>
    <style:style style:name="WW_5f_CharLFO36LVL3" style:display-name="WW_CharLFO36LVL3" style:family="text">
      <style:text-properties style:font-name-complex="Times New Roman"/>
    </style:style>
    <style:style style:name="WW_5f_CharLFO36LVL4" style:display-name="WW_CharLFO36LVL4" style:family="text">
      <style:text-properties style:font-name-complex="Times New Roman"/>
    </style:style>
    <style:style style:name="WW_5f_CharLFO36LVL5" style:display-name="WW_CharLFO36LVL5" style:family="text">
      <style:text-properties style:font-name-complex="Times New Roman"/>
    </style:style>
    <style:style style:name="WW_5f_CharLFO36LVL6" style:display-name="WW_CharLFO36LVL6" style:family="text">
      <style:text-properties style:font-name-complex="Times New Roman"/>
    </style:style>
    <style:style style:name="WW_5f_CharLFO36LVL7" style:display-name="WW_CharLFO36LVL7" style:family="text">
      <style:text-properties style:font-name-complex="Times New Roman"/>
    </style:style>
    <style:style style:name="WW_5f_CharLFO36LVL8" style:display-name="WW_CharLFO36LVL8" style:family="text">
      <style:text-properties style:font-name-complex="Times New Roman"/>
    </style:style>
    <style:style style:name="WW_5f_CharLFO36LVL9" style:display-name="WW_CharLFO36LVL9" style:family="text">
      <style:text-properties style:font-name-complex="Times New Roman"/>
    </style:style>
    <style:style style:name="WW_5f_CharLFO37LVL1" style:display-name="WW_CharLFO37LVL1" style:family="text">
      <style:text-properties style:font-name="Symbol"/>
    </style:style>
    <style:style style:name="WW_5f_CharLFO37LVL2" style:display-name="WW_CharLFO37LVL2" style:family="text">
      <style:text-properties style:font-name="Courier New"/>
    </style:style>
    <style:style style:name="WW_5f_CharLFO37LVL3" style:display-name="WW_CharLFO37LVL3" style:family="text">
      <style:text-properties style:font-name="Wingdings"/>
    </style:style>
    <style:style style:name="WW_5f_CharLFO37LVL4" style:display-name="WW_CharLFO37LVL4" style:family="text">
      <style:text-properties style:font-name="Symbol"/>
    </style:style>
    <style:style style:name="WW_5f_CharLFO37LVL5" style:display-name="WW_CharLFO37LVL5" style:family="text">
      <style:text-properties style:font-name="Courier New"/>
    </style:style>
    <style:style style:name="WW_5f_CharLFO37LVL6" style:display-name="WW_CharLFO37LVL6" style:family="text">
      <style:text-properties style:font-name="Wingdings"/>
    </style:style>
    <style:style style:name="WW_5f_CharLFO37LVL7" style:display-name="WW_CharLFO37LVL7" style:family="text">
      <style:text-properties style:font-name="Symbol"/>
    </style:style>
    <style:style style:name="WW_5f_CharLFO37LVL8" style:display-name="WW_CharLFO37LVL8" style:family="text">
      <style:text-properties style:font-name="Courier New"/>
    </style:style>
    <style:style style:name="WW_5f_CharLFO37LVL9" style:display-name="WW_CharLFO37LVL9" style:family="text">
      <style:text-properties style:font-name="Wingdings"/>
    </style:style>
    <style:style style:name="WW_5f_CharLFO38LVL1" style:display-name="WW_CharLFO38LVL1" style:family="text">
      <style:text-properties style:font-name-complex="Times New Roman"/>
    </style:style>
    <style:style style:name="WW_5f_CharLFO38LVL2" style:display-name="WW_CharLFO38LVL2" style:family="text">
      <style:text-properties style:font-name-complex="Times New Roman"/>
    </style:style>
    <style:style style:name="WW_5f_CharLFO38LVL3" style:display-name="WW_CharLFO38LVL3" style:family="text">
      <style:text-properties style:font-name-complex="Times New Roman"/>
    </style:style>
    <style:style style:name="WW_5f_CharLFO38LVL4" style:display-name="WW_CharLFO38LVL4" style:family="text">
      <style:text-properties style:font-name-complex="Times New Roman"/>
    </style:style>
    <style:style style:name="WW_5f_CharLFO38LVL5" style:display-name="WW_CharLFO38LVL5" style:family="text">
      <style:text-properties style:font-name-complex="Times New Roman"/>
    </style:style>
    <style:style style:name="WW_5f_CharLFO38LVL6" style:display-name="WW_CharLFO38LVL6" style:family="text">
      <style:text-properties style:font-name-complex="Times New Roman"/>
    </style:style>
    <style:style style:name="WW_5f_CharLFO38LVL7" style:display-name="WW_CharLFO38LVL7" style:family="text">
      <style:text-properties style:font-name-complex="Times New Roman"/>
    </style:style>
    <style:style style:name="WW_5f_CharLFO38LVL8" style:display-name="WW_CharLFO38LVL8" style:family="text">
      <style:text-properties style:font-name-complex="Times New Roman"/>
    </style:style>
    <style:style style:name="WW_5f_CharLFO38LVL9" style:display-name="WW_CharLFO38LVL9" style:family="text">
      <style:text-properties style:font-name-complex="Times New Roman"/>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complex="Times New Roman"/>
    </style:style>
    <style:style style:name="WW_5f_CharLFO40LVL2" style:display-name="WW_CharLFO40LVL2" style:family="text">
      <style:text-properties style:font-name-complex="Times New Roman"/>
    </style:style>
    <style:style style:name="WW_5f_CharLFO40LVL3" style:display-name="WW_CharLFO40LVL3" style:family="text">
      <style:text-properties style:font-name-complex="Times New Roman"/>
    </style:style>
    <style:style style:name="WW_5f_CharLFO40LVL4" style:display-name="WW_CharLFO40LVL4" style:family="text">
      <style:text-properties style:font-name-complex="Times New Roman"/>
    </style:style>
    <style:style style:name="WW_5f_CharLFO40LVL5" style:display-name="WW_CharLFO40LVL5" style:family="text">
      <style:text-properties style:font-name-complex="Times New Roman"/>
    </style:style>
    <style:style style:name="WW_5f_CharLFO40LVL6" style:display-name="WW_CharLFO40LVL6" style:family="text">
      <style:text-properties style:font-name-complex="Times New Roman"/>
    </style:style>
    <style:style style:name="WW_5f_CharLFO40LVL7" style:display-name="WW_CharLFO40LVL7" style:family="text">
      <style:text-properties style:font-name-complex="Times New Roman"/>
    </style:style>
    <style:style style:name="WW_5f_CharLFO40LVL8" style:display-name="WW_CharLFO40LVL8" style:family="text">
      <style:text-properties style:font-name-complex="Times New Roman"/>
    </style:style>
    <style:style style:name="WW_5f_CharLFO40LVL9" style:display-name="WW_CharLFO40LVL9" style:family="text">
      <style:text-properties style:font-name-complex="Times New Roman"/>
    </style:style>
    <style:style style:name="WW_5f_CharLFO41LVL1" style:display-name="WW_CharLFO41LVL1" style:family="text">
      <style:text-properties style:font-name-complex="Times New Roman"/>
    </style:style>
    <style:style style:name="WW_5f_CharLFO41LVL2" style:display-name="WW_CharLFO41LVL2" style:family="text">
      <style:text-properties style:font-name-complex="Times New Roman"/>
    </style:style>
    <style:style style:name="WW_5f_CharLFO41LVL3" style:display-name="WW_CharLFO41LVL3" style:family="text">
      <style:text-properties style:font-name-complex="Times New Roman"/>
    </style:style>
    <style:style style:name="WW_5f_CharLFO41LVL4" style:display-name="WW_CharLFO41LVL4" style:family="text">
      <style:text-properties style:font-name-complex="Times New Roman"/>
    </style:style>
    <style:style style:name="WW_5f_CharLFO41LVL5" style:display-name="WW_CharLFO41LVL5" style:family="text">
      <style:text-properties style:font-name-complex="Times New Roman"/>
    </style:style>
    <style:style style:name="WW_5f_CharLFO41LVL6" style:display-name="WW_CharLFO41LVL6" style:family="text">
      <style:text-properties style:font-name-complex="Times New Roman"/>
    </style:style>
    <style:style style:name="WW_5f_CharLFO41LVL7" style:display-name="WW_CharLFO41LVL7" style:family="text">
      <style:text-properties style:font-name-complex="Times New Roman"/>
    </style:style>
    <style:style style:name="WW_5f_CharLFO41LVL8" style:display-name="WW_CharLFO41LVL8" style:family="text">
      <style:text-properties style:font-name-complex="Times New Roman"/>
    </style:style>
    <style:style style:name="WW_5f_CharLFO41LVL9" style:display-name="WW_CharLFO41LVL9" style:family="text">
      <style:text-properties style:font-name-complex="Times New Roman"/>
    </style:style>
    <style:style style:name="WW_5f_CharLFO42LVL1" style:display-name="WW_CharLFO42LVL1" style:family="text">
      <style:text-properties style:font-name="Symbol"/>
    </style:style>
    <style:style style:name="WW_5f_CharLFO42LVL2" style:display-name="WW_CharLFO42LVL2" style:family="text">
      <style:text-properties style:font-name="Courier New"/>
    </style:style>
    <style:style style:name="WW_5f_CharLFO42LVL3" style:display-name="WW_CharLFO42LVL3" style:family="text">
      <style:text-properties style:font-name="Wingdings"/>
    </style:style>
    <style:style style:name="WW_5f_CharLFO42LVL4" style:display-name="WW_CharLFO42LVL4" style:family="text">
      <style:text-properties style:font-name="Symbol"/>
    </style:style>
    <style:style style:name="WW_5f_CharLFO42LVL5" style:display-name="WW_CharLFO42LVL5" style:family="text">
      <style:text-properties style:font-name="Courier New"/>
    </style:style>
    <style:style style:name="WW_5f_CharLFO42LVL6" style:display-name="WW_CharLFO42LVL6" style:family="text">
      <style:text-properties style:font-name="Wingdings"/>
    </style:style>
    <style:style style:name="WW_5f_CharLFO42LVL7" style:display-name="WW_CharLFO42LVL7" style:family="text">
      <style:text-properties style:font-name="Symbol"/>
    </style:style>
    <style:style style:name="WW_5f_CharLFO42LVL8" style:display-name="WW_CharLFO42LVL8" style:family="text">
      <style:text-properties style:font-name="Courier New"/>
    </style:style>
    <style:style style:name="WW_5f_CharLFO42LVL9" style:display-name="WW_CharLFO42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0" style:family="graphic"/>
    <style:style style:name="Graphics" style:family="graphic"/>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_5f_CharOUTLINELVL1" style:num-format="1">
        <style:list-level-properties text:min-label-width="0.762cm"/>
      </text:outline-level-style>
      <text:outline-level-style text:level="2" text:style-name="WW_5f_CharOUTLINELVL2" style:num-format="1" text:display-levels="2">
        <style:list-level-properties text:min-label-width="1.016cm"/>
      </text:outline-level-style>
      <text:outline-level-style text:level="3" text:style-name="WW_5f_CharOUTLINELVL3" style:num-format="1" text:display-levels="3">
        <style:list-level-properties text:min-label-width="1.27cm"/>
      </text:outline-level-style>
      <text:outline-level-style text:level="4" text:style-name="WW_5f_CharOUTLINELVL4" style:num-format="1" text:display-levels="4">
        <style:list-level-properties text:min-label-width="1.524cm"/>
      </text:outline-level-style>
      <text:outline-level-style text:level="5" text:style-name="WW_5f_CharOUTLINELVL5" style:num-format="1" text:display-levels="5">
        <style:list-level-properties text:min-label-width="1.778cm"/>
      </text:outline-level-style>
      <text:outline-level-style text:level="6" text:style-name="WW_5f_CharOUTLINELVL6" style:num-format="1" text:display-levels="6">
        <style:list-level-properties text:min-label-width="2.032cm"/>
      </text:outline-level-style>
      <text:outline-level-style text:level="7" text:style-name="WW_5f_CharOUTLINELVL7" style:num-format="1" text:display-levels="7">
        <style:list-level-properties text:min-label-width="2.286cm"/>
      </text:outline-level-style>
      <text:outline-level-style text:level="8" text:style-name="WW_5f_CharOUTLINELVL8" style:num-format="1" text:display-levels="8">
        <style:list-level-properties text:min-label-width="2.54cm"/>
      </text:outline-level-style>
      <text:outline-level-style text:level="9" text:style-name="WW_5f_CharOUTLINELV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style:writing-mode="lr-t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49cm" fo:margin-bottom="1.249cm" fo:margin-left="2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draw:frame draw:style-name="Mfr1" draw:name="Frame1" text:anchor-type="paragraph" svg:y="0.002cm" fo:min-width="0.041cm" draw:z-index="98"><draw:text-box fo:min-height="0.041cm"><text:p text:style-name="Footer"><text:span text:style-name="Page_20_Number"><text:page-number text:select-page="current">100</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Dokumendihoidla liideste spetsifikatsioon</dc:title>
    <dc:description/>
    <dc:subject/>
    <meta:initial-creator>Tanel</meta:initial-creator>
    <dc:creator>Jaak Lember</dc:creator>
    <meta:creation-date>2010-03-18T18:04:00Z</meta:creation-date>
    <dc:date>2010-04-08T15:53:00.08</dc:date>
    <meta:print-date>2009-02-03T14:19:00Z</meta:print-date>
    <meta:editing-cycles>3</meta:editing-cycles>
    <meta:editing-duration>PT00H14M52S</meta:editing-duration>
    <meta:document-statistic meta:table-count="2" meta:image-count="2" meta:object-count="2" meta:page-count="100" meta:paragraph-count="3855" meta:word-count="14227" meta:character-count="187993"/>
    <meta:template xlink:type="simple" xlink:actuate="onRequest" xlink:title="" xlink:href="Normal.dotm"/>
  </office:meta>
</office:document-meta>
</file>